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5846in"/>
    </style:style>
    <style:style style:name="co19" style:family="table-column">
      <style:table-column-properties fo:break-before="auto" style:column-width="0.5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transparent"/>
      <style:text-properties fo:color="#000000"/>
    </style:style>
    <style:style style:name="ce3" style:family="table-cell" style:parent-style-name="Default" style:data-style-name="N122">
      <style:table-cell-properties fo:background-color="transparent"/>
    </style:style>
    <style:style style:name="ce4" style:family="table-cell" style:parent-style-name="Default" style:data-style-name="N122">
      <style:table-cell-properties fo:background-color="#d4ea6b"/>
      <style:text-properties fo:color="#000000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fo:background-color="transparent"/>
      <style:text-properties fo:color="#000000"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DC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2469507659595" calcext:value-type="float">
            <text:p>0.0102469507659595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07754865834964" calcext:value-type="float">
            <text:p>0.0107754865834964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15710366384731" calcext:value-type="float">
            <text:p>0.0115710366384731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24720661623651" calcext:value-type="float">
            <text:p>0.0024720661623651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09036181558641" calcext:value-type="float">
            <text:p>0.0109036181558641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76919871728095" calcext:value-type="float">
            <text:p>0.007691987172809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62804812271389" calcext:value-type="float">
            <text:p>0.0062804812271389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8283182426526" calcext:value-type="float">
            <text:p>0.008283182426526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05409255338945" calcext:value-type="float">
            <text:p>0.0105409255338945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" calcext:value-type="float">
            <text:p>0.9</text:p>
          </table:table-cell>
          <table:table-cell office:value-type="float" office:value="0.0081649658092771" calcext:value-type="float">
            <text:p>0.0081649658092771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2264944628929" calcext:value-type="float">
            <text:p>0.007226494462892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907666666666667" calcext:value-type="float">
            <text:p>0.907666666666667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63464775882198" calcext:value-type="float">
            <text:p>0.0063464775882198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0041580220928" calcext:value-type="float">
            <text:p>0.010041580220928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" calcext:value-type="float">
            <text:p>0.9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5145401970582" calcext:value-type="float">
            <text:p>0.010514540197058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1102430025672" calcext:value-type="float">
            <text:p>0.0071102430025672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72264944628929" calcext:value-type="float">
            <text:p>0.00722649446289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06327586051576" calcext:value-type="float">
            <text:p>0.0106327586051576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78704793020784" calcext:value-type="float">
            <text:p>0.0078704793020784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9" calcext:value-type="float">
            <text:p>0.9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9" calcext:value-type="float">
            <text:p>0.9</text:p>
          </table:table-cell>
          <table:table-cell office:value-type="float" office:value="0.0075461542817812" calcext:value-type="float">
            <text:p>0.007546154281781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9303127398441" calcext:value-type="float">
            <text:p>0.009930312739844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73974470070573" calcext:value-type="float">
            <text:p>0.00739744700705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79333333333333" calcext:value-type="float">
            <text:p>0.879333333333333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1137742964254" calcext:value-type="float">
            <text:p>0.0081137742964254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9" calcext:value-type="float">
            <text:p>0.9</text:p>
          </table:table-cell>
          <table:table-cell office:value-type="float" office:value="0.0071686043892022" calcext:value-type="float">
            <text:p>0.0071686043892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906466666666667" calcext:value-type="float">
            <text:p>0.906466666666667</text:p>
          </table:table-cell>
          <table:table-cell office:value-type="float" office:value="0.0094229693592515" calcext:value-type="float">
            <text:p>0.0094229693592515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0806031607852018" calcext:value-type="float">
            <text:p>0.00806031607852018</text:p>
          </table:table-cell>
          <table:table-cell office:value-type="float" office:value="0.906266666666667" calcext:value-type="float">
            <text:p>0.906266666666667</text:p>
          </table:table-cell>
          <table:table-cell office:value-type="float" office:value="0.00998963861002416" calcext:value-type="float">
            <text:p>0.00998963861002416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990010405432928" calcext:value-type="float">
            <text:p>0.00990010405432928</text:p>
          </table:table-cell>
          <table:table-cell office:value-type="float" office:value="0.902066666666667" calcext:value-type="float">
            <text:p>0.902066666666667</text:p>
          </table:table-cell>
          <table:table-cell office:value-type="float" office:value="0.00779693427395278" calcext:value-type="float">
            <text:p>0.00779693427395278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16547595002786" calcext:value-type="float">
            <text:p>0.0081654759500278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3945754367512" calcext:value-type="float">
            <text:p>0.008394575436751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00874411814492544" calcext:value-type="float">
            <text:p>0.00874411814492544</text:p>
          </table:table-cell>
          <table:table-cell office:value-type="float" office:value="0.903466666666667" calcext:value-type="float">
            <text:p>0.903466666666667</text:p>
          </table:table-cell>
          <table:table-cell office:value-type="float" office:value="0.00642408989061634" calcext:value-type="float">
            <text:p>0.00642408989061634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00835194356735554" calcext:value-type="float">
            <text:p>0.00835194356735554</text:p>
          </table:table-cell>
          <table:table-cell office:value-type="float" office:value="0.898266666666667" calcext:value-type="float">
            <text:p>0.898266666666667</text:p>
          </table:table-cell>
          <table:table-cell office:value-type="float" office:value="0.00882194770910694" calcext:value-type="float">
            <text:p>0.00882194770910694</text:p>
          </table:table-cell>
          <table:table-cell office:value-type="float" office:value="0.899733333333333" calcext:value-type="float">
            <text:p>0.899733333333333</text:p>
          </table:table-cell>
          <table:table-cell office:value-type="float" office:value="0.00852327152959602" calcext:value-type="float">
            <text:p>0.00852327152959602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91747920991871" calcext:value-type="float">
            <text:p>0.009174792099187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643896066153256" calcext:value-type="float">
            <text:p>0.00643896066153256</text:p>
          </table:table-cell>
          <table:table-cell office:value-type="float" office:value="0.901066666666667" calcext:value-type="float">
            <text:p>0.901066666666667</text:p>
          </table:table-cell>
          <table:table-cell office:value-type="float" office:value="0.00833800965423822" calcext:value-type="float">
            <text:p>0.00833800965423822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00734220549897096" calcext:value-type="float">
            <text:p>0.0073422054989709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099215674164921" calcext:value-type="float">
            <text:p>0.0099215674164921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0127168687183598" calcext:value-type="float">
            <text:p>0.0127168687183598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27659214316867" calcext:value-type="float">
            <text:p>0.0127659214316867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30324115189784" calcext:value-type="float">
            <text:p>0.013032411518978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728890540202" calcext:value-type="float">
            <text:p>0.01728890540202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30981868974297" calcext:value-type="float">
            <text:p>0.0130981868974297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0106286758347406" calcext:value-type="float">
            <text:p>0.0106286758347406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360682892551" calcext:value-type="float">
            <text:p>0.01036068289255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76467064915808" calcext:value-type="float">
            <text:p>0.017646706491580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092533777616608" calcext:value-type="float">
            <text:p>0.0092533777616608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1704228034039" calcext:value-type="float">
            <text:p>0.0101704228034039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59736110507298" calcext:value-type="float">
            <text:p>0.0159736110507298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53500814330087" calcext:value-type="float">
            <text:p>0.0153500814330087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79549512883486" calcext:value-type="float">
            <text:p>0.007954951288348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071479892277479" calcext:value-type="float">
            <text:p>0.0071479892277479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9843668534909" calcext:value-type="float">
            <text:p>0.0149843668534909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01934415189375" calcext:value-type="float">
            <text:p>0.0101934415189375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0621322893124" calcext:value-type="float">
            <text:p>0.01062132289312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175223072110952" calcext:value-type="float">
            <text:p>0.01752230721109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48692215667129" calcext:value-type="float">
            <text:p>0.014869221566712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51399719286397" calcext:value-type="float">
            <text:p>0.0151399719286397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5108644332212" calcext:value-type="float">
            <text:p>0.0115108644332212</text:p>
          </table:table-cell>
          <table:table-cell office:value-type="float" office:value="0.85" calcext:value-type="float">
            <text:p>0.85</text:p>
          </table:table-cell>
          <table:table-cell office:value-type="float" office:value="0.0139754248593737" calcext:value-type="float">
            <text:p>0.0139754248593737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098266220035168" calcext:value-type="float">
            <text:p>0.0098266220035168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36816482925121" calcext:value-type="float">
            <text:p>0.013681648292512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4268628175126" calcext:value-type="float">
            <text:p>0.014268628175126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3346353530945" calcext:value-type="float">
            <text:p>0.0133346353530945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9723263141195" calcext:value-type="float">
            <text:p>0.012972326314119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081201908844558" calcext:value-type="float">
            <text:p>0.008120190884455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77257685701812" calcext:value-type="float">
            <text:p>0.0077257685701812</text:p>
          </table:table-cell>
          <table:table-cell office:value-type="float" office:value="0.83025" calcext:value-type="float">
            <text:p>0.83025</text:p>
          </table:table-cell>
          <table:table-cell office:value-type="float" office:value="0.0146682054117059" calcext:value-type="float">
            <text:p>0.0146682054117059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27659214316868" calcext:value-type="float">
            <text:p>0.0127659214316868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099058063780794" calcext:value-type="float">
            <text:p>0.009905806378079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131695671910658" calcext:value-type="float">
            <text:p>0.0131695671910658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5034717758064" calcext:value-type="float">
            <text:p>0.0135034717758064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33930952359788" calcext:value-type="float">
            <text:p>0.0133930952359788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83197806461468" calcext:value-type="float">
            <text:p>0.0083197806461468</text:p>
          </table:table-cell>
          <table:table-cell office:value-type="float" office:value="0.85" calcext:value-type="float">
            <text:p>0.85</text:p>
          </table:table-cell>
          <table:table-cell office:value-type="float" office:value="0.0124687108395374" calcext:value-type="float">
            <text:p>0.0124687108395374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5647483823286" calcext:value-type="float">
            <text:p>0.015647483823286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22983738762488" calcext:value-type="float">
            <text:p>0.0122983738762488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18387604925515" calcext:value-type="float">
            <text:p>0.0118387604925515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087231731611839" calcext:value-type="float">
            <text:p>0.008723173161183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087231731611838" calcext:value-type="float">
            <text:p>0.0087231731611838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0156724280186574" calcext:value-type="float">
            <text:p>0.0156724280186574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122155126785575" calcext:value-type="float">
            <text:p>0.0122155126785575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098979164474145" calcext:value-type="float">
            <text:p>0.0098979164474145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9362387321687" calcext:value-type="float">
            <text:p>0.0139362387321687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9438791855912" calcext:value-type="float">
            <text:p>0.0119438791855912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29723263141196" calcext:value-type="float">
            <text:p>0.0129723263141196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27598001551748" calcext:value-type="float">
            <text:p>0.0127598001551748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0875718367078" calcext:value-type="float">
            <text:p>0.0108757183670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42137697321998" calcext:value-type="float">
            <text:p>0.0142137697321998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07310880156674" calcext:value-type="float">
            <text:p>0.0107310880156674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85" calcext:value-type="float">
            <text:p>0.85</text:p>
          </table:table-cell>
          <table:table-cell office:value-type="float" office:value="0.0108613419981143" calcext:value-type="float">
            <text:p>0.0108613419981143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1194306588619" calcext:value-type="float">
            <text:p>0.011194306588619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79843597113356" calcext:value-type="float">
            <text:p>0.007984359711335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091258561242219" calcext:value-type="float">
            <text:p>0.0091258561242219</text:p>
          </table:table-cell>
          <table:table-cell office:value-type="float" office:value="0.83175" calcext:value-type="float">
            <text:p>0.83175</text:p>
          </table:table-cell>
          <table:table-cell office:value-type="float" office:value="0.0146735305908291" calcext:value-type="float">
            <text:p>0.0146735305908291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2291473407378" calcext:value-type="float">
            <text:p>0.0112291473407378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127598001551748" calcext:value-type="float">
            <text:p>0.012759800155174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0146948120096855" calcext:value-type="float">
            <text:p>0.0146948120096855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34803097145428" calcext:value-type="float">
            <text:p>0.0134803097145428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98662936303356" calcext:value-type="float">
            <text:p>0.009866293630335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242400177118" calcext:value-type="float">
            <text:p>0.0119242400177118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0128998546503438" calcext:value-type="float">
            <text:p>0.0128998546503438</text:p>
          </table:table-cell>
          <table:table-cell office:value-type="float" office:value="0.85" calcext:value-type="float">
            <text:p>0.85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37101695831962" calcext:value-type="float">
            <text:p>0.01371016958319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8564947919591" calcext:value-type="float">
            <text:p>0.0088564947919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85165" calcext:value-type="float">
            <text:p>0.85165</text:p>
          </table:table-cell>
          <table:table-cell office:value-type="float" office:value="0.00852887089996538" calcext:value-type="float">
            <text:p>0.00852887089996538</text:p>
          </table:table-cell>
          <table:table-cell office:value-type="float" office:value="0.82975" calcext:value-type="float">
            <text:p>0.82975</text:p>
          </table:table-cell>
          <table:table-cell office:value-type="float" office:value="0.0145430799186086" calcext:value-type="float">
            <text:p>0.014543079918608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0118872868977796" calcext:value-type="float">
            <text:p>0.0118872868977796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0104530625713491" calcext:value-type="float">
            <text:p>0.0104530625713491</text:p>
          </table:table-cell>
          <table:table-cell office:value-type="float" office:value="0.85195" calcext:value-type="float">
            <text:p>0.85195</text:p>
          </table:table-cell>
          <table:table-cell office:value-type="float" office:value="0.0140840649616966" calcext:value-type="float">
            <text:p>0.0140840649616966</text:p>
          </table:table-cell>
          <table:table-cell office:value-type="float" office:value="0.84355" calcext:value-type="float">
            <text:p>0.84355</text:p>
          </table:table-cell>
          <table:table-cell office:value-type="float" office:value="0.0141275778898218" calcext:value-type="float">
            <text:p>0.0141275778898218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138596784771707" calcext:value-type="float">
            <text:p>0.0138596784771707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0113398861567652" calcext:value-type="float">
            <text:p>0.0113398861567652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0126113435888857" calcext:value-type="float">
            <text:p>0.0126113435888857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0122357530846985" calcext:value-type="float">
            <text:p>0.0122357530846985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0141729247979974" calcext:value-type="float">
            <text:p>0.014172924797997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25235925528953" calcext:value-type="float">
            <text:p>0.0125235925528953</text:p>
          </table:table-cell>
          <table:table-cell office:value-type="float" office:value="0.84865" calcext:value-type="float">
            <text:p>0.84865</text:p>
          </table:table-cell>
          <table:table-cell office:value-type="float" office:value="0.0117437501607297" calcext:value-type="float">
            <text:p>0.0117437501607297</text:p>
          </table:table-cell>
          <table:table-cell office:value-type="float" office:value="0.84065" calcext:value-type="float">
            <text:p>0.84065</text:p>
          </table:table-cell>
          <table:table-cell office:value-type="float" office:value="0.0137201773987501" calcext:value-type="float">
            <text:p>0.0137201773987501</text:p>
          </table:table-cell>
          <table:table-cell office:value-type="float" office:value="0.84845" calcext:value-type="float">
            <text:p>0.84845</text:p>
          </table:table-cell>
          <table:table-cell office:value-type="float" office:value="0.0124260311596107" calcext:value-type="float">
            <text:p>0.012426031159610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0083278339674566" calcext:value-type="float">
            <text:p>0.00832783396745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0.960333333333333" calcext:value-type="float">
            <text:p>0.960333333333333</text:p>
          </table:table-cell>
          <table:table-cell office:value-type="float" office:value="0.013560563737872" calcext:value-type="float">
            <text:p>0.013560563737872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9930525388545" calcext:value-type="float">
            <text:p>0.007993052538854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97" calcext:value-type="float">
            <text:p>0.9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3461349368018" calcext:value-type="float">
            <text:p>0.004346134936801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90523170760002" calcext:value-type="float">
            <text:p>0.0090523170760002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57008771254956" calcext:value-type="float">
            <text:p>0.005700877125495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20991276085877" calcext:value-type="float">
            <text:p>0.01209912760858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2804812271388" calcext:value-type="float">
            <text:p>0.00628048122713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6547466812562" calcext:value-type="float">
            <text:p>0.00465474668125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6739096221476" calcext:value-type="float">
            <text:p>0.0076739096221476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3464775882198" calcext:value-type="float">
            <text:p>0.006346477588219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32058973436118" calcext:value-type="float">
            <text:p>0.00320589734361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67" calcext:value-type="float">
            <text:p>0.9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5" calcext:value-type="float">
            <text:p>0.005082650227325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35912553585834" calcext:value-type="float">
            <text:p>0.013591255358583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4" calcext:value-type="float">
            <text:p>0.0056519416526044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966666666666666" calcext:value-type="float">
            <text:p>0.966666666666666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5777335102272" calcext:value-type="float">
            <text:p>0.005577733510227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90523170760001" calcext:value-type="float">
            <text:p>0.009052317076000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72072494368131" calcext:value-type="float">
            <text:p>0.007207249436813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66248689714505" calcext:value-type="float">
            <text:p>0.0066248689714505</text:p>
          </table:table-cell>
          <table:table-cell office:value-type="float" office:value="0.968" calcext:value-type="float">
            <text:p>0.968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8718427093626" calcext:value-type="float">
            <text:p>0.006871842709362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7008771254956" calcext:value-type="float">
            <text:p>0.00570087712549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0.957466666666667" calcext:value-type="float">
            <text:p>0.957466666666667</text:p>
          </table:table-cell>
          <table:table-cell office:value-type="float" office:value="0.0137063884035894" calcext:value-type="float">
            <text:p>0.013706388403589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548877557458896" calcext:value-type="float">
            <text:p>0.0054887755745889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00854040281682242" calcext:value-type="float">
            <text:p>0.00854040281682242</text:p>
          </table:table-cell>
          <table:table-cell office:value-type="float" office:value="0.966866666666667" calcext:value-type="float">
            <text:p>0.966866666666667</text:p>
          </table:table-cell>
          <table:table-cell office:value-type="float" office:value="0.0123490682261372" calcext:value-type="float">
            <text:p>0.012349068226137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82231796484054" calcext:value-type="float">
            <text:p>0.00582231796484054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645925378261828" calcext:value-type="float">
            <text:p>0.00645925378261828</text:p>
          </table:table-cell>
          <table:table-cell office:value-type="float" office:value="0.973133333333333" calcext:value-type="float">
            <text:p>0.973133333333333</text:p>
          </table:table-cell>
          <table:table-cell office:value-type="float" office:value="0.00580881935802244" calcext:value-type="float">
            <text:p>0.00580881935802244</text:p>
          </table:table-cell>
          <table:table-cell office:value-type="float" office:value="0.973933333333333" calcext:value-type="float">
            <text:p>0.973933333333333</text:p>
          </table:table-cell>
          <table:table-cell office:value-type="float" office:value="0.00869315076028322" calcext:value-type="float">
            <text:p>0.00869315076028322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555840970466082" calcext:value-type="float">
            <text:p>0.00555840970466082</text:p>
          </table:table-cell>
          <table:table-cell office:value-type="float" office:value="0.975733333333333" calcext:value-type="float">
            <text:p>0.975733333333333</text:p>
          </table:table-cell>
          <table:table-cell office:value-type="float" office:value="0.00746896406285508" calcext:value-type="float">
            <text:p>0.0074689640628550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00611713523551344" calcext:value-type="float">
            <text:p>0.00611713523551344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700795975093362" calcext:value-type="float">
            <text:p>0.0070079597509336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54862620027124" calcext:value-type="float">
            <text:p>0.00654862620027124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9021577470252" calcext:value-type="float">
            <text:p>0.00639021577470252</text:p>
          </table:table-cell>
          <table:table-cell office:value-type="float" office:value="0.974733333333333" calcext:value-type="float">
            <text:p>0.974733333333333</text:p>
          </table:table-cell>
          <table:table-cell office:value-type="float" office:value="0.00722019050410644" calcext:value-type="float">
            <text:p>0.00722019050410644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50284221799721" calcext:value-type="float">
            <text:p>0.00502842217997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81137742964254" calcext:value-type="float">
            <text:p>0.008113774296425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07625895273085" calcext:value-type="float">
            <text:p>0.01076258952730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1308739451002" calcext:value-type="float">
            <text:p>0.008130873945100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28776291813879" calcext:value-type="float">
            <text:p>0.0128776291813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972166887784" calcext:value-type="float">
            <text:p>0.00697216688778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39144209764944" calcext:value-type="float">
            <text:p>0.013914420976494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96465307523252" calcext:value-type="float">
            <text:p>0.009646530752325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0794664290271" calcext:value-type="float">
            <text:p>0.0080794664290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5306523036638" calcext:value-type="float">
            <text:p>0.00953065230366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2740233382816" calcext:value-type="float">
            <text:p>0.010274023338281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9" calcext:value-type="float">
            <text:p>0.89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3124836984772" calcext:value-type="float">
            <text:p>0.013312483698477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0118946559874" calcext:value-type="float">
            <text:p>0.007011894655987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28560405171179" calcext:value-type="float">
            <text:p>0.01285604051711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6428327977152" calcext:value-type="float">
            <text:p>0.011642832797715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5409255338946" calcext:value-type="float">
            <text:p>0.010540925533894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1180533867719" calcext:value-type="float">
            <text:p>0.01111805338677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0415945787923" calcext:value-type="float">
            <text:p>0.01204159457879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46912672473593" calcext:value-type="float">
            <text:p>0.0146912672473593</text:p>
          </table:table-cell>
          <table:table-cell office:value-type="float" office:value="0.877333333333333" calcext:value-type="float">
            <text:p>0.877333333333333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30703226177984" calcext:value-type="float">
            <text:p>0.013070322617798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5830335692626" calcext:value-type="float">
            <text:p>0.011583033569262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5830335692627" calcext:value-type="float">
            <text:p>0.011583033569262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1180533867719" calcext:value-type="float">
            <text:p>0.01111805338677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8673220792785" calcext:value-type="float">
            <text:p>0.011867322079278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0991276085877" calcext:value-type="float">
            <text:p>0.012099127608587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3144989645105" calcext:value-type="float">
            <text:p>0.01031449896451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3081173542231" calcext:value-type="float">
            <text:p>0.0143081173542231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09544511501032" calcext:value-type="float">
            <text:p>0.010954451150103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2549900398011" calcext:value-type="float">
            <text:p>0.01254990039801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2669625207704" calcext:value-type="float">
            <text:p>0.0112669625207704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11430097669644" calcext:value-type="float">
            <text:p>0.0111430097669644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944432093275" calcext:value-type="float">
            <text:p>0.012494443209327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07108460087064" calcext:value-type="float">
            <text:p>0.0107108460087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889866666666667" calcext:value-type="float">
            <text:p>0.889866666666667</text:p>
          </table:table-cell>
          <table:table-cell office:value-type="float" office:value="0.0134407746038605" calcext:value-type="float">
            <text:p>0.0134407746038605</text:p>
          </table:table-cell>
          <table:table-cell office:value-type="float" office:value="0.876266666666667" calcext:value-type="float">
            <text:p>0.876266666666667</text:p>
          </table:table-cell>
          <table:table-cell office:value-type="float" office:value="0.00811314902599498" calcext:value-type="float">
            <text:p>0.00811314902599498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11727548992836" calcext:value-type="float">
            <text:p>0.011727548992836</text:p>
          </table:table-cell>
          <table:table-cell office:value-type="float" office:value="0.891266666666667" calcext:value-type="float">
            <text:p>0.891266666666667</text:p>
          </table:table-cell>
          <table:table-cell office:value-type="float" office:value="0.0107427397860808" calcext:value-type="float">
            <text:p>0.010742739786080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4059722553009" calcext:value-type="float">
            <text:p>0.0104059722553009</text:p>
          </table:table-cell>
          <table:table-cell office:value-type="float" office:value="0.888866666666667" calcext:value-type="float">
            <text:p>0.888866666666667</text:p>
          </table:table-cell>
          <table:table-cell office:value-type="float" office:value="0.0110926021054993" calcext:value-type="float">
            <text:p>0.011092602105499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908771354905" calcext:value-type="float">
            <text:p>0.011908771354905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0106829628668619" calcext:value-type="float">
            <text:p>0.0106829628668619</text:p>
          </table:table-cell>
          <table:table-cell office:value-type="float" office:value="0.892466666666667" calcext:value-type="float">
            <text:p>0.892466666666667</text:p>
          </table:table-cell>
          <table:table-cell office:value-type="float" office:value="0.00940437253989866" calcext:value-type="float">
            <text:p>0.0094043725398986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3851501644891" calcext:value-type="float">
            <text:p>0.0103851501644891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0117566438172767" calcext:value-type="float">
            <text:p>0.0117566438172767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0108631244469586" calcext:value-type="float">
            <text:p>0.0108631244469586</text:p>
          </table:table-cell>
          <table:table-cell office:value-type="float" office:value="0.893866666666666" calcext:value-type="float">
            <text:p>0.893866666666666</text:p>
          </table:table-cell>
          <table:table-cell office:value-type="float" office:value="0.00911509982916124" calcext:value-type="float">
            <text:p>0.00911509982916124</text:p>
          </table:table-cell>
          <table:table-cell office:value-type="float" office:value="0.890066666666666" calcext:value-type="float">
            <text:p>0.890066666666666</text:p>
          </table:table-cell>
          <table:table-cell office:value-type="float" office:value="0.0105792468229247" calcext:value-type="float">
            <text:p>0.0105792468229247</text:p>
          </table:table-cell>
          <table:table-cell office:value-type="float" office:value="0.891066666666667" calcext:value-type="float">
            <text:p>0.891066666666667</text:p>
          </table:table-cell>
          <table:table-cell office:value-type="float" office:value="0.011381498187255" calcext:value-type="float">
            <text:p>0.011381498187255</text:p>
          </table:table-cell>
          <table:table-cell office:value-type="float" office:value="0.893133333333333" calcext:value-type="float">
            <text:p>0.893133333333333</text:p>
          </table:table-cell>
          <table:table-cell office:value-type="float" office:value="0.0110907264745582" calcext:value-type="float">
            <text:p>0.011090726474558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0096645112539526" calcext:value-type="float">
            <text:p>0.0096645112539526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0116517762117579" calcext:value-type="float">
            <text:p>0.011651776211757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0040568871482127" calcext:value-type="float">
            <text:p>0.0040568871482127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086882743459856" calcext:value-type="float">
            <text:p>0.0086882743459856</text:p>
          </table:table-cell>
          <table:table-cell office:value-type="float" office:value="0.719833333333333" calcext:value-type="float">
            <text:p>0.719833333333333</text:p>
          </table:table-cell>
          <table:table-cell office:value-type="float" office:value="0.009040802570077" calcext:value-type="float">
            <text:p>0.009040802570077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6334812603852" calcext:value-type="float">
            <text:p>0.0056334812603852</text:p>
          </table:table-cell>
          <table:table-cell office:value-type="float" office:value="0.717333333333333" calcext:value-type="float">
            <text:p>0.717333333333333</text:p>
          </table:table-cell>
          <table:table-cell office:value-type="float" office:value="0.0070069410031926" calcext:value-type="float">
            <text:p>0.0070069410031926</text:p>
          </table:table-cell>
          <table:table-cell office:value-type="float" office:value="0.718833333333333" calcext:value-type="float">
            <text:p>0.718833333333333</text:p>
          </table:table-cell>
          <table:table-cell office:value-type="float" office:value="0.0083458239723695" calcext:value-type="float">
            <text:p>0.0083458239723695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40994579587495" calcext:value-type="float">
            <text:p>0.0040994579587495</text:p>
          </table:table-cell>
          <table:table-cell office:value-type="float" office:value="0.698333333333333" calcext:value-type="float">
            <text:p>0.698333333333333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40568871482127" calcext:value-type="float">
            <text:p>0.0040568871482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0808819287493" calcext:value-type="float">
            <text:p>0.0070808819287493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74675222724066" calcext:value-type="float">
            <text:p>0.0074675222724066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4273627134986" calcext:value-type="float">
            <text:p>0.004273627134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734166666666667" calcext:value-type="float">
            <text:p>0.734166666666667</text:p>
          </table:table-cell>
          <table:table-cell office:value-type="float" office:value="0.0076148612010404" calcext:value-type="float">
            <text:p>0.0076148612010404</text:p>
          </table:table-cell>
          <table:table-cell office:value-type="float" office:value="0.660666666666667" calcext:value-type="float">
            <text:p>0.660666666666667</text:p>
          </table:table-cell>
          <table:table-cell office:value-type="float" office:value="0.0131154065468398" calcext:value-type="float">
            <text:p>0.0131154065468398</text:p>
          </table:table-cell>
          <table:table-cell office:value-type="float" office:value="0.726333333333333" calcext:value-type="float">
            <text:p>0.726333333333333</text:p>
          </table:table-cell>
          <table:table-cell office:value-type="float" office:value="0.0109385912154069" calcext:value-type="float">
            <text:p>0.0109385912154069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56396414385628" calcext:value-type="float">
            <text:p>0.0056396414385628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091477076667084" calcext:value-type="float">
            <text:p>0.0091477076667084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66510233130782" calcext:value-type="float">
            <text:p>0.0066510233130782</text:p>
          </table:table-cell>
          <table:table-cell office:value-type="float" office:value="0.720666666666667" calcext:value-type="float">
            <text:p>0.720666666666667</text:p>
          </table:table-cell>
          <table:table-cell office:value-type="float" office:value="0.0118204154843315" calcext:value-type="float">
            <text:p>0.011820415484331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52374187874902" calcext:value-type="float">
            <text:p>0.0052374187874902</text:p>
          </table:table-cell>
          <table:table-cell office:value-type="float" office:value="0.714833333333333" calcext:value-type="float">
            <text:p>0.714833333333333</text:p>
          </table:table-cell>
          <table:table-cell office:value-type="float" office:value="0.0102299940262826" calcext:value-type="float">
            <text:p>0.0102299940262826</text:p>
          </table:table-cell>
          <table:table-cell office:value-type="float" office:value="0.701333333333333" calcext:value-type="float">
            <text:p>0.701333333333333</text:p>
          </table:table-cell>
          <table:table-cell office:value-type="float" office:value="0.008591824279188" calcext:value-type="float">
            <text:p>0.008591824279188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717833333333333" calcext:value-type="float">
            <text:p>0.717833333333333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0102164083708512" calcext:value-type="float">
            <text:p>0.0102164083708512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94207218407083" calcext:value-type="float">
            <text:p>0.0094207218407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735166666666667" calcext:value-type="float">
            <text:p>0.7351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0089868731430285" calcext:value-type="float">
            <text:p>0.0089868731430285</text:p>
          </table:table-cell>
          <table:table-cell office:value-type="float" office:value="0.727666666666667" calcext:value-type="float">
            <text:p>0.727666666666667</text:p>
          </table:table-cell>
          <table:table-cell office:value-type="float" office:value="0.0085269181615243" calcext:value-type="float">
            <text:p>0.0085269181615243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128641405119468" calcext:value-type="float">
            <text:p>0.0128641405119468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8591824279188" calcext:value-type="float">
            <text:p>0.008591824279188</text:p>
          </table:table-cell>
          <table:table-cell office:value-type="float" office:value="0.721166666666667" calcext:value-type="float">
            <text:p>0.721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18833333333333" calcext:value-type="float">
            <text:p>0.718833333333333</text:p>
          </table:table-cell>
          <table:table-cell office:value-type="float" office:value="0.0069621995247351" calcext:value-type="float">
            <text:p>0.0069621995247351</text:p>
          </table:table-cell>
          <table:table-cell office:value-type="float" office:value="0.721166666666667" calcext:value-type="float">
            <text:p>0.721166666666667</text:p>
          </table:table-cell>
          <table:table-cell office:value-type="float" office:value="0.0082621963719636" calcext:value-type="float">
            <text:p>0.0082621963719636</text:p>
          </table:table-cell>
          <table:table-cell office:value-type="float" office:value="0.702833333333333" calcext:value-type="float">
            <text:p>0.702833333333333</text:p>
          </table:table-cell>
          <table:table-cell office:value-type="float" office:value="0.0066822733989097" calcext:value-type="float">
            <text:p>0.0066822733989097</text:p>
          </table:table-cell>
          <table:table-cell office:value-type="float" office:value="0.718833333333333" calcext:value-type="float">
            <text:p>0.718833333333333</text:p>
          </table:table-cell>
          <table:table-cell office:value-type="float" office:value="0.008948153130364" calcext:value-type="float">
            <text:p>0.008948153130364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20166666666667" calcext:value-type="float">
            <text:p>0.720166666666667</text:p>
          </table:table-cell>
          <table:table-cell office:value-type="float" office:value="0.0076011695006609" calcext:value-type="float">
            <text:p>0.0076011695006609</text:p>
          </table:table-cell>
          <table:table-cell office:value-type="float" office:value="0.696833333333333" calcext:value-type="float">
            <text:p>0.696833333333333</text:p>
          </table:table-cell>
          <table:table-cell office:value-type="float" office:value="0.0055088312936794" calcext:value-type="float">
            <text:p>0.0055088312936794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58511632271806" calcext:value-type="float">
            <text:p>0.0058511632271806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112373606964" calcext:value-type="float">
            <text:p>0.006112373606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733666666666667" calcext:value-type="float">
            <text:p>0.733666666666667</text:p>
          </table:table-cell>
          <table:table-cell office:value-type="float" office:value="0.005939509893735" calcext:value-type="float">
            <text:p>0.005939509893735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0083041154455687" calcext:value-type="float">
            <text:p>0.0083041154455687</text:p>
          </table:table-cell>
          <table:table-cell office:value-type="float" office:value="0.727666666666667" calcext:value-type="float">
            <text:p>0.727666666666667</text:p>
          </table:table-cell>
          <table:table-cell office:value-type="float" office:value="0.0081094937504685" calcext:value-type="float">
            <text:p>0.0081094937504685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11333333333333" calcext:value-type="float">
            <text:p>0.711333333333333</text:p>
          </table:table-cell>
          <table:table-cell office:value-type="float" office:value="0.004273627134986" calcext:value-type="float">
            <text:p>0.004273627134986</text:p>
          </table:table-cell>
          <table:table-cell office:value-type="float" office:value="0.720666666666667" calcext:value-type="float">
            <text:p>0.720666666666667</text:p>
          </table:table-cell>
          <table:table-cell office:value-type="float" office:value="0.0095996238352228" calcext:value-type="float">
            <text:p>0.0095996238352228</text:p>
          </table:table-cell>
          <table:table-cell office:value-type="float" office:value="0.723166666666667" calcext:value-type="float">
            <text:p>0.723166666666667</text:p>
          </table:table-cell>
          <table:table-cell office:value-type="float" office:value="0.0072743842809317" calcext:value-type="float">
            <text:p>0.0072743842809317</text:p>
          </table:table-cell>
          <table:table-cell office:value-type="float" office:value="0.718166666666667" calcext:value-type="float">
            <text:p>0.718166666666667</text:p>
          </table:table-cell>
          <table:table-cell office:value-type="float" office:value="0.0088466880180601" calcext:value-type="float">
            <text:p>0.0088466880180601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63190628700429" calcext:value-type="float">
            <text:p>0.0063190628700429</text:p>
          </table:table-cell>
          <table:table-cell office:value-type="float" office:value="0.718166666666667" calcext:value-type="float">
            <text:p>0.718166666666667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0495638042938" calcext:value-type="float">
            <text:p>0.0060495638042938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072552662865596" calcext:value-type="float">
            <text:p>0.0072552662865596</text:p>
          </table:table-cell>
          <table:table-cell office:value-type="float" office:value="0.695166666666667" calcext:value-type="float">
            <text:p>0.695166666666667</text:p>
          </table:table-cell>
          <table:table-cell office:value-type="float" office:value="0.0072024301454439" calcext:value-type="float">
            <text:p>0.0072024301454439</text:p>
          </table:table-cell>
          <table:table-cell office:value-type="float" office:value="0.716166666666667" calcext:value-type="float">
            <text:p>0.716166666666667</text:p>
          </table:table-cell>
          <table:table-cell office:value-type="float" office:value="0.0061407111423135" calcext:value-type="float">
            <text:p>0.0061407111423135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04908892158341" calcext:value-type="float">
            <text:p>0.004908892158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733833333333333" calcext:value-type="float">
            <text:p>0.733833333333333</text:p>
          </table:table-cell>
          <table:table-cell office:value-type="float" office:value="0.0071589105316381" calcext:value-type="float">
            <text:p>0.0071589105316381</text:p>
          </table:table-cell>
          <table:table-cell office:value-type="float" office:value="0.661833333333333" calcext:value-type="float">
            <text:p>0.6618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0091666666666666" calcext:value-type="float">
            <text:p>0.0091666666666666</text:p>
          </table:table-cell>
          <table:table-cell office:value-type="float" office:value="0.728666666666667" calcext:value-type="float">
            <text:p>0.728666666666667</text:p>
          </table:table-cell>
          <table:table-cell office:value-type="float" office:value="0.0096573230705454" calcext:value-type="float">
            <text:p>0.0096573230705454</text:p>
          </table:table-cell>
          <table:table-cell office:value-type="float" office:value="0.721833333333333" calcext:value-type="float">
            <text:p>0.721833333333333</text:p>
          </table:table-cell>
          <table:table-cell office:value-type="float" office:value="0.008152198067597" calcext:value-type="float">
            <text:p>0.008152198067597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030844592538869" calcext:value-type="float">
            <text:p>0.0030844592538869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100346621489935" calcext:value-type="float">
            <text:p>0.0100346621489935</text:p>
          </table:table-cell>
          <table:table-cell office:value-type="float" office:value="0.721166666666667" calcext:value-type="float">
            <text:p>0.721166666666667</text:p>
          </table:table-cell>
          <table:table-cell office:value-type="float" office:value="0.0069621995247351" calcext:value-type="float">
            <text:p>0.0069621995247351</text:p>
          </table:table-cell>
          <table:table-cell office:value-type="float" office:value="0.718666666666667" calcext:value-type="float">
            <text:p>0.718666666666667</text:p>
          </table:table-cell>
          <table:table-cell office:value-type="float" office:value="0.0095488510070874" calcext:value-type="float">
            <text:p>0.0095488510070874</text:p>
          </table:table-cell>
          <table:table-cell office:value-type="float" office:value="0.702666666666667" calcext:value-type="float">
            <text:p>0.702666666666667</text:p>
          </table:table-cell>
          <table:table-cell office:value-type="float" office:value="0.0058154487741225" calcext:value-type="float">
            <text:p>0.0058154487741225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95488510070874" calcext:value-type="float">
            <text:p>0.009548851007087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060953078493032" calcext:value-type="float">
            <text:p>0.0060953078493032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069572104882472" calcext:value-type="float">
            <text:p>0.0069572104882472</text:p>
          </table:table-cell>
          <table:table-cell office:value-type="float" office:value="0.695666666666667" calcext:value-type="float">
            <text:p>0.695666666666667</text:p>
          </table:table-cell>
          <table:table-cell office:value-type="float" office:value="0.0107270426700207" calcext:value-type="float">
            <text:p>0.0107270426700207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079494933451412" calcext:value-type="float">
            <text:p>0.0079494933451412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6856667476908" calcext:value-type="float">
            <text:p>0.006856667476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734033333333333" calcext:value-type="float">
            <text:p>0.734033333333333</text:p>
          </table:table-cell>
          <table:table-cell office:value-type="float" office:value="0.00758202611453676" calcext:value-type="float">
            <text:p>0.00758202611453676</text:p>
          </table:table-cell>
          <table:table-cell office:value-type="float" office:value="0.661133333333333" calcext:value-type="float">
            <text:p>0.661133333333333</text:p>
          </table:table-cell>
          <table:table-cell office:value-type="float" office:value="0.0102009346228771" calcext:value-type="float">
            <text:p>0.0102009346228771</text:p>
          </table:table-cell>
          <table:table-cell office:value-type="float" office:value="0.724066666666667" calcext:value-type="float">
            <text:p>0.724066666666667</text:p>
          </table:table-cell>
          <table:table-cell office:value-type="float" office:value="0.00829062672377668" calcext:value-type="float">
            <text:p>0.00829062672377668</text:p>
          </table:table-cell>
          <table:table-cell office:value-type="float" office:value="0.726066666666667" calcext:value-type="float">
            <text:p>0.726066666666667</text:p>
          </table:table-cell>
          <table:table-cell office:value-type="float" office:value="0.00812433015341732" calcext:value-type="float">
            <text:p>0.00812433015341732</text:p>
          </table:table-cell>
          <table:table-cell office:value-type="float" office:value="0.720466666666667" calcext:value-type="float">
            <text:p>0.720466666666667</text:p>
          </table:table-cell>
          <table:table-cell office:value-type="float" office:value="0.0094071044247103" calcext:value-type="float">
            <text:p>0.0094071044247103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00564688304830486" calcext:value-type="float">
            <text:p>0.00564688304830486</text:p>
          </table:table-cell>
          <table:table-cell office:value-type="float" office:value="0.719633333333333" calcext:value-type="float">
            <text:p>0.719633333333333</text:p>
          </table:table-cell>
          <table:table-cell office:value-type="float" office:value="0.00933634120043576" calcext:value-type="float">
            <text:p>0.00933634120043576</text:p>
          </table:table-cell>
          <table:table-cell office:value-type="float" office:value="0.719733333333333" calcext:value-type="float">
            <text:p>0.719733333333333</text:p>
          </table:table-cell>
          <table:table-cell office:value-type="float" office:value="0.00695640521805232" calcext:value-type="float">
            <text:p>0.00695640521805232</text:p>
          </table:table-cell>
          <table:table-cell office:value-type="float" office:value="0.716433333333333" calcext:value-type="float">
            <text:p>0.716433333333333</text:p>
          </table:table-cell>
          <table:table-cell office:value-type="float" office:value="0.00819743747642864" calcext:value-type="float">
            <text:p>0.00819743747642864</text:p>
          </table:table-cell>
          <table:table-cell office:value-type="float" office:value="0.701533333333333" calcext:value-type="float">
            <text:p>0.701533333333333</text:p>
          </table:table-cell>
          <table:table-cell office:value-type="float" office:value="0.00738201423961784" calcext:value-type="float">
            <text:p>0.00738201423961784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75681138149676" calcext:value-type="float">
            <text:p>0.0075681138149676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00767697144030924" calcext:value-type="float">
            <text:p>0.00767697144030924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0761707107090278" calcext:value-type="float">
            <text:p>0.00761707107090278</text:p>
          </table:table-cell>
          <table:table-cell office:value-type="float" office:value="0.695766666666667" calcext:value-type="float">
            <text:p>0.695766666666667</text:p>
          </table:table-cell>
          <table:table-cell office:value-type="float" office:value="0.00744167663638938" calcext:value-type="float">
            <text:p>0.00744167663638938</text:p>
          </table:table-cell>
          <table:table-cell office:value-type="float" office:value="0.717066666666667" calcext:value-type="float">
            <text:p>0.717066666666667</text:p>
          </table:table-cell>
          <table:table-cell office:value-type="float" office:value="0.00604168130271788" calcext:value-type="float">
            <text:p>0.00604168130271788</text:p>
          </table:table-cell>
          <table:table-cell office:value-type="float" office:value="0.714266666666667" calcext:value-type="float">
            <text:p>0.714266666666667</text:p>
          </table:table-cell>
          <table:table-cell office:value-type="float" office:value="0.00631445644358146" calcext:value-type="float">
            <text:p>0.00631445644358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6428327977152" calcext:value-type="float">
            <text:p>0.011642832797715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0991276085877" calcext:value-type="float">
            <text:p>0.012099127608587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2792828771257" calcext:value-type="float">
            <text:p>0.0112792828771257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79582242575422" calcext:value-type="float">
            <text:p>0.00795822425754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067700320038633" calcext:value-type="float">
            <text:p>0.006770032003863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2469507659595" calcext:value-type="float">
            <text:p>0.010246950765959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25276251480171" calcext:value-type="float">
            <text:p>0.0025276251480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9689627902499" calcext:value-type="float">
            <text:p>0.009689627902499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6739096221476" calcext:value-type="float">
            <text:p>0.007673909622147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13944333775567" calcext:value-type="float">
            <text:p>0.001394433377556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20412414523193" calcext:value-type="float">
            <text:p>0.002041241452319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19002923751652" calcext:value-type="float">
            <text:p>0.00190029237516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88" calcext:value-type="float">
            <text:p>0.88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17023264543612" calcext:value-type="float">
            <text:p>0.011702326454361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45643546458763" calcext:value-type="float">
            <text:p>0.004564354645876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0276503540975" calcext:value-type="float">
            <text:p>0.00302765035409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9441323247303" calcext:value-type="float">
            <text:p>0.00494413232473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4" calcext:value-type="float">
            <text:p>0.006302556800396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4095855184409" calcext:value-type="float">
            <text:p>0.004409585518440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09128709291752" calcext:value-type="float">
            <text:p>0.000912870929175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21730674684009" calcext:value-type="float">
            <text:p>0.002173067468400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14907119849998" calcext:value-type="float">
            <text:p>0.001490711984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888066666666667" calcext:value-type="float">
            <text:p>0.888066666666667</text:p>
          </table:table-cell>
          <table:table-cell office:value-type="float" office:value="0.0100215679439477" calcext:value-type="float">
            <text:p>0.010021567943947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0067817499728651" calcext:value-type="float">
            <text:p>0.0067817499728651</text:p>
          </table:table-cell>
          <table:table-cell office:value-type="float" office:value="0.889066666666667" calcext:value-type="float">
            <text:p>0.889066666666667</text:p>
          </table:table-cell>
          <table:table-cell office:value-type="float" office:value="0.00723361410393044" calcext:value-type="float">
            <text:p>0.00723361410393044</text:p>
          </table:table-cell>
          <table:table-cell office:value-type="float" office:value="0.888933333333333" calcext:value-type="float">
            <text:p>0.888933333333333</text:p>
          </table:table-cell>
          <table:table-cell office:value-type="float" office:value="0.010697267419596" calcext:value-type="float">
            <text:p>0.010697267419596</text:p>
          </table:table-cell>
          <table:table-cell office:value-type="float" office:value="0.890133333333333" calcext:value-type="float">
            <text:p>0.890133333333333</text:p>
          </table:table-cell>
          <table:table-cell office:value-type="float" office:value="0.0078161446964472" calcext:value-type="float">
            <text:p>0.0078161446964472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00484426010378732" calcext:value-type="float">
            <text:p>0.00484426010378732</text:p>
          </table:table-cell>
          <table:table-cell office:value-type="float" office:value="0.888066666666667" calcext:value-type="float">
            <text:p>0.888066666666667</text:p>
          </table:table-cell>
          <table:table-cell office:value-type="float" office:value="0.00616978990220848" calcext:value-type="float">
            <text:p>0.00616978990220848</text:p>
          </table:table-cell>
          <table:table-cell office:value-type="float" office:value="0.891133333333333" calcext:value-type="float">
            <text:p>0.891133333333333</text:p>
          </table:table-cell>
          <table:table-cell office:value-type="float" office:value="0.00826351433183978" calcext:value-type="float">
            <text:p>0.00826351433183978</text:p>
          </table:table-cell>
          <table:table-cell office:value-type="float" office:value="0.892133333333333" calcext:value-type="float">
            <text:p>0.892133333333333</text:p>
          </table:table-cell>
          <table:table-cell office:value-type="float" office:value="0.00532190807902064" calcext:value-type="float">
            <text:p>0.00532190807902064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461189676200358" calcext:value-type="float">
            <text:p>0.00461189676200358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00480158051950116" calcext:value-type="float">
            <text:p>0.0048015805195011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0862827872604" calcext:value-type="float">
            <text:p>0.00550862827872604</text:p>
          </table:table-cell>
          <table:table-cell office:value-type="float" office:value="0.892266666666667" calcext:value-type="float">
            <text:p>0.892266666666667</text:p>
          </table:table-cell>
          <table:table-cell office:value-type="float" office:value="0.00672678623875156" calcext:value-type="float">
            <text:p>0.0067267862387515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369275722829344" calcext:value-type="float">
            <text:p>0.00369275722829344</text:p>
          </table:table-cell>
          <table:table-cell office:value-type="float" office:value="0.889866666666667" calcext:value-type="float">
            <text:p>0.889866666666667</text:p>
          </table:table-cell>
          <table:table-cell office:value-type="float" office:value="0.00609128951708102" calcext:value-type="float">
            <text:p>0.00609128951708102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0338090082396436" calcext:value-type="float">
            <text:p>0.003380900823964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694" calcext:value-type="float">
            <text:p>0.69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12" calcext:value-type="float">
            <text:p>0.612</text:p>
          </table:table-cell>
          <table:table-cell office:value-type="float" office:value="0.0286356421265527" calcext:value-type="float">
            <text:p>0.028635642126552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92403830344268" calcext:value-type="float">
            <text:p>0.02924038303442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68" calcext:value-type="float">
            <text:p>0.68</text:p>
          </table:table-cell>
          <table:table-cell office:value-type="float" office:value="0.0333541601603158" calcext:value-type="float">
            <text:p>0.0333541601603158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0270647372054486" calcext:value-type="float">
            <text:p>0.027064737205448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70647372054486" calcext:value-type="float">
            <text:p>0.027064737205448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98116127561589" calcext:value-type="float">
            <text:p>0.0198116127561589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42383992870815" calcext:value-type="float">
            <text:p>0.0242383992870815</text:p>
          </table:table-cell>
          <table:table-cell office:value-type="float" office:value="0.668" calcext:value-type="float">
            <text:p>0.668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71569512280004" calcext:value-type="float">
            <text:p>0.027156951228000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1495526799185" calcext:value-type="float">
            <text:p>0.025149552679918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16217483104396" calcext:value-type="float">
            <text:p>0.02162174831043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699" calcext:value-type="float">
            <text:p>0.699</text:p>
          </table:table-cell>
          <table:table-cell office:value-type="float" office:value="0.0272488531868774" calcext:value-type="float">
            <text:p>0.0272488531868774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97" calcext:value-type="float">
            <text:p>0.697</text:p>
          </table:table-cell>
          <table:table-cell office:value-type="float" office:value="0.0253968501984005" calcext:value-type="float">
            <text:p>0.0253968501984005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55724115023973" calcext:value-type="float">
            <text:p>0.0155724115023973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45687720348871" calcext:value-type="float">
            <text:p>0.034568772034887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24722050542442" calcext:value-type="float">
            <text:p>0.0224722050542442</text:p>
          </table:table-cell>
          <table:table-cell office:value-type="float" office:value="0.68" calcext:value-type="float">
            <text:p>0.68</text:p>
          </table:table-cell>
          <table:table-cell office:value-type="float" office:value="0.0271569512280004" calcext:value-type="float">
            <text:p>0.0271569512280004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34664010613629" calcext:value-type="float">
            <text:p>0.033466401061362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48997991959774" calcext:value-type="float">
            <text:p>0.024899799195977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8746727726266" calcext:value-type="float">
            <text:p>0.02387467277262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21923410211721" calcext:value-type="float">
            <text:p>0.022192341021172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9434968935316" calcext:value-type="float">
            <text:p>0.030943496893531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54697701775586" calcext:value-type="float">
            <text:p>0.045469770177558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68328157299974" calcext:value-type="float">
            <text:p>0.02683281572999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71" calcext:value-type="float">
            <text:p>0.71</text:p>
          </table:table-cell>
          <table:table-cell office:value-type="float" office:value="0.0237170824512628" calcext:value-type="float">
            <text:p>0.0237170824512628</text:p>
          </table:table-cell>
          <table:table-cell office:value-type="float" office:value="0.628" calcext:value-type="float">
            <text:p>0.628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89" calcext:value-type="float">
            <text:p>0.689</text:p>
          </table:table-cell>
          <table:table-cell office:value-type="float" office:value="0.0270185121722125" calcext:value-type="float">
            <text:p>0.0270185121722125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98746069143517" calcext:value-type="float">
            <text:p>0.019874606914351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92831009286926" calcext:value-type="float">
            <text:p>0.0292831009286926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28035085019827" calcext:value-type="float">
            <text:p>0.0228035085019827</text:p>
          </table:table-cell>
          <table:table-cell office:value-type="float" office:value="0.68" calcext:value-type="float">
            <text:p>0.68</text:p>
          </table:table-cell>
          <table:table-cell office:value-type="float" office:value="0.0289395922569755" calcext:value-type="float">
            <text:p>0.02893959225697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82842712474618" calcext:value-type="float">
            <text:p>0.02828427124746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11448230047948" calcext:value-type="float">
            <text:p>0.0311448230047948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83725219182221" calcext:value-type="float">
            <text:p>0.028372521918222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43926218353009" calcext:value-type="float">
            <text:p>0.024392621835300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7" calcext:value-type="float">
            <text:p>0.67</text:p>
          </table:table-cell>
          <table:table-cell office:value-type="float" office:value="0.0206155281280882" calcext:value-type="float">
            <text:p>0.0206155281280882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7069015550258" calcext:value-type="float">
            <text:p>0.029706901555025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38378486313772" calcext:value-type="float">
            <text:p>0.03383784863137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703" calcext:value-type="float">
            <text:p>0.703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27" calcext:value-type="float">
            <text:p>0.627</text:p>
          </table:table-cell>
          <table:table-cell office:value-type="float" office:value="0.0284165444767656" calcext:value-type="float">
            <text:p>0.0284165444767656</text:p>
          </table:table-cell>
          <table:table-cell office:value-type="float" office:value="0.691" calcext:value-type="float">
            <text:p>0.691</text:p>
          </table:table-cell>
          <table:table-cell office:value-type="float" office:value="0.0216217483104396" calcext:value-type="float">
            <text:p>0.02162174831043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85741756210066" calcext:value-type="float">
            <text:p>0.018574175621006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25277606521375" calcext:value-type="float">
            <text:p>0.02252776065213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48926926447357" calcext:value-type="float">
            <text:p>0.034892692644735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31840462387392" calcext:value-type="float">
            <text:p>0.0231840462387392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70185121722125" calcext:value-type="float">
            <text:p>0.0270185121722125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65518360947034" calcext:value-type="float">
            <text:p>0.026551836094703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64691650576209" calcext:value-type="float">
            <text:p>0.0364691650576209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" calcext:value-type="float">
            <text:p>0.66</text:p>
          </table:table-cell>
          <table:table-cell office:value-type="float" office:value="0.0247487373415291" calcext:value-type="float">
            <text:p>0.024748737341529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2102468168127" calcext:value-type="float">
            <text:p>0.032210246816812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0124611797498" calcext:value-type="float">
            <text:p>0.020124611797498</text:p>
          </table:table-cell>
          <table:table-cell office:value-type="float" office:value="0.67" calcext:value-type="float">
            <text:p>0.67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94533529500462" calcext:value-type="float">
            <text:p>0.02945335295004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705" calcext:value-type="float">
            <text:p>0.705</text:p>
          </table:table-cell>
          <table:table-cell office:value-type="float" office:value="0.0257390753524674" calcext:value-type="float">
            <text:p>0.0257390753524674</text:p>
          </table:table-cell>
          <table:table-cell office:value-type="float" office:value="0.623" calcext:value-type="float">
            <text:p>0.62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91" calcext:value-type="float">
            <text:p>0.691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96" calcext:value-type="float">
            <text:p>0.696</text:p>
          </table:table-cell>
          <table:table-cell office:value-type="float" office:value="0.0181659021245849" calcext:value-type="float">
            <text:p>0.018165902124584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6114379062351" calcext:value-type="float">
            <text:p>0.023611437906235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43413228892761" calcext:value-type="float">
            <text:p>0.024341322889276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8" calcext:value-type="float">
            <text:p>0.68</text:p>
          </table:table-cell>
          <table:table-cell office:value-type="float" office:value="0.0247487373415291" calcext:value-type="float">
            <text:p>0.0247487373415291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0832179129826" calcext:value-type="float">
            <text:p>0.03008321791298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3628526529281" calcext:value-type="float">
            <text:p>0.0263628526529281</text:p>
          </table:table-cell>
          <table:table-cell office:value-type="float" office:value="0.67" calcext:value-type="float">
            <text:p>0.67</text:p>
          </table:table-cell>
          <table:table-cell office:value-type="float" office:value="0.0242383992870816" calcext:value-type="float">
            <text:p>0.024238399287081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21325380261192" calcext:value-type="float">
            <text:p>0.032132538026119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38378486313772" calcext:value-type="float">
            <text:p>0.0338378486313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0262745248695847" calcext:value-type="float">
            <text:p>0.0262745248695847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0292095970440605" calcext:value-type="float">
            <text:p>0.0292095970440605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0250372792031372" calcext:value-type="float">
            <text:p>0.0250372792031372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0173528951798907" calcext:value-type="float">
            <text:p>0.0173528951798907</text:p>
          </table:table-cell>
          <table:table-cell office:value-type="float" office:value="0.68" calcext:value-type="float">
            <text:p>0.68</text:p>
          </table:table-cell>
          <table:table-cell office:value-type="float" office:value="0.0279359067856212" calcext:value-type="float">
            <text:p>0.0279359067856212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0267175070594488" calcext:value-type="float">
            <text:p>0.0267175070594488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0239731639779382" calcext:value-type="float">
            <text:p>0.0239731639779382</text:p>
          </table:table-cell>
          <table:table-cell office:value-type="float" office:value="0.6782" calcext:value-type="float">
            <text:p>0.6782</text:p>
          </table:table-cell>
          <table:table-cell office:value-type="float" office:value="0.0288035282988028" calcext:value-type="float">
            <text:p>0.0288035282988028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72254414526972" calcext:value-type="float">
            <text:p>0.0272254414526972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89996037039922" calcext:value-type="float">
            <text:p>0.0289996037039922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72886664200857" calcext:value-type="float">
            <text:p>0.027288666420085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0220999738346554" calcext:value-type="float">
            <text:p>0.0220999738346554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0307374117275832" calcext:value-type="float">
            <text:p>0.0307374117275832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0228526257329761" calcext:value-type="float">
            <text:p>0.0228526257329761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6424568078857" calcext:value-type="float">
            <text:p>0.0336424568078857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0291167228506475" calcext:value-type="float">
            <text:p>0.02911672285064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.940666666666667" calcext:value-type="float">
            <text:p>0.940666666666667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62275485928508" calcext:value-type="float">
            <text:p>0.016227548592850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92353840616713" calcext:value-type="float">
            <text:p>0.01923538406167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56347191994114" calcext:value-type="float">
            <text:p>0.015634719199411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0903618155864" calcext:value-type="float">
            <text:p>0.0109036181558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.937333333333333" calcext:value-type="float">
            <text:p>0.937333333333333</text:p>
          </table:table-cell>
          <table:table-cell office:value-type="float" office:value="0.0206020495204832" calcext:value-type="float">
            <text:p>0.0206020495204832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87082869338697" calcext:value-type="float">
            <text:p>0.018708286933869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3299316185545" calcext:value-type="float">
            <text:p>0.016329931618554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094508539944" calcext:value-type="float">
            <text:p>0.01709450853994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39443337755679" calcext:value-type="float">
            <text:p>0.01394433377556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35400640077265" calcext:value-type="float">
            <text:p>0.01354006400772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20185042515466" calcext:value-type="float">
            <text:p>0.012018504251546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35400640077265" calcext:value-type="float">
            <text:p>0.01354006400772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.937333333333333" calcext:value-type="float">
            <text:p>0.937333333333333</text:p>
          </table:table-cell>
          <table:table-cell office:value-type="float" office:value="0.0207364413533276" calcext:value-type="float">
            <text:p>0.020736441353327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3299316185544" calcext:value-type="float">
            <text:p>0.016329931618554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.937733333333333" calcext:value-type="float">
            <text:p>0.937733333333333</text:p>
          </table:table-cell>
          <table:table-cell office:value-type="float" office:value="0.019233080854126" calcext:value-type="float">
            <text:p>0.019233080854126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14985803715135" calcext:value-type="float">
            <text:p>0.0114985803715135</text:p>
          </table:table-cell>
          <table:table-cell office:value-type="float" office:value="0.948933333333333" calcext:value-type="float">
            <text:p>0.948933333333333</text:p>
          </table:table-cell>
          <table:table-cell office:value-type="float" office:value="0.0159237094096823" calcext:value-type="float">
            <text:p>0.0159237094096823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23633102038341" calcext:value-type="float">
            <text:p>0.0123633102038341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64177821464816" calcext:value-type="float">
            <text:p>0.0164177821464816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45875780155079" calcext:value-type="float">
            <text:p>0.0145875780155079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4497025708804" calcext:value-type="float">
            <text:p>0.016449702570880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9712472229092" calcext:value-type="float">
            <text:p>0.0149712472229092</text:p>
          </table:table-cell>
          <table:table-cell office:value-type="float" office:value="0.948933333333333" calcext:value-type="float">
            <text:p>0.948933333333333</text:p>
          </table:table-cell>
          <table:table-cell office:value-type="float" office:value="0.0150316471360985" calcext:value-type="float">
            <text:p>0.015031647136098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5888486291343" calcext:value-type="float">
            <text:p>0.0155888486291343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69944625247795" calcext:value-type="float">
            <text:p>0.01699446252477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6117409691048" calcext:value-type="float">
            <text:p>0.015611740969104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108769571819" calcext:value-type="float">
            <text:p>0.015110876957181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895065005459" calcext:value-type="float">
            <text:p>0.01518950650054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2071415324548" calcext:value-type="float">
            <text:p>0.0152071415324548</text:p>
          </table:table-cell>
          <table:table-cell office:value-type="float" office:value="0.949066666666667" calcext:value-type="float">
            <text:p>0.949066666666667</text:p>
          </table:table-cell>
          <table:table-cell office:value-type="float" office:value="0.0133445947921999" calcext:value-type="float">
            <text:p>0.0133445947921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865666666666666" calcext:value-type="float">
            <text:p>0.865666666666666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74960312960143" calcext:value-type="float">
            <text:p>0.017496031296014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9" calcext:value-type="float">
            <text:p>0.89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5409255338945" calcext:value-type="float">
            <text:p>0.0105409255338945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0176625873589" calcext:value-type="float">
            <text:p>0.011017662587358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174244400515801" calcext:value-type="float">
            <text:p>0.017424440051580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1617638574986" calcext:value-type="float">
            <text:p>0.01416176385749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40929454377397" calcext:value-type="float">
            <text:p>0.014092945437739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5105325731192" calcext:value-type="float">
            <text:p>0.014510532573119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55724115023973" calcext:value-type="float">
            <text:p>0.0155724115023973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142438567347" calcext:value-type="float">
            <text:p>0.013814243856734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8547254269972" calcext:value-type="float">
            <text:p>0.0085472542699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72666666666667" calcext:value-type="float">
            <text:p>0.872666666666667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7233018867609" calcext:value-type="float">
            <text:p>0.015723301886760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43662412930065" calcext:value-type="float">
            <text:p>0.01436624129300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7615191762515" calcext:value-type="float">
            <text:p>0.011761519176251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4110350074223" calcext:value-type="float">
            <text:p>0.0154110350074223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7234592334925" calcext:value-type="float">
            <text:p>0.013723459233492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3124836984772" calcext:value-type="float">
            <text:p>0.013312483698477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886783801988" calcext:value-type="float">
            <text:p>0.013488678380198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09924216318941" calcext:value-type="float">
            <text:p>0.01099242163189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874333333333333" calcext:value-type="float">
            <text:p>0.874333333333333</text:p>
          </table:table-cell>
          <table:table-cell office:value-type="float" office:value="0.0135708019905481" calcext:value-type="float">
            <text:p>0.013570801990548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5188057959797" calcext:value-type="float">
            <text:p>0.01551880579597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9" calcext:value-type="float">
            <text:p>0.89</text:p>
          </table:table-cell>
          <table:table-cell office:value-type="float" office:value="0.0124163870214594" calcext:value-type="float">
            <text:p>0.0124163870214594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2247472139281" calcext:value-type="float">
            <text:p>0.012224747213928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89" calcext:value-type="float">
            <text:p>0.89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2669625207704" calcext:value-type="float">
            <text:p>0.01126696252077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23040192168611" calcext:value-type="float">
            <text:p>0.0123040192168611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2669625207703" calcext:value-type="float">
            <text:p>0.01126696252077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873666666666666" calcext:value-type="float">
            <text:p>0.873666666666666</text:p>
          </table:table-cell>
          <table:table-cell office:value-type="float" office:value="0.0141126420866777" calcext:value-type="float">
            <text:p>0.014112642086677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1126420866777" calcext:value-type="float">
            <text:p>0.014112642086677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13651514141549" calcext:value-type="float">
            <text:p>0.011365151414154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356570311572" calcext:value-type="float">
            <text:p>0.01435657031157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3939949617188" calcext:value-type="float">
            <text:p>0.0123939949617188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2345967847967" calcext:value-type="float">
            <text:p>0.0092345967847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893066666666667" calcext:value-type="float">
            <text:p>0.893066666666667</text:p>
          </table:table-cell>
          <table:table-cell office:value-type="float" office:value="0.0112991952623834" calcext:value-type="float">
            <text:p>0.0112991952623834</text:p>
          </table:table-cell>
          <table:table-cell office:value-type="float" office:value="0.871066666666667" calcext:value-type="float">
            <text:p>0.871066666666667</text:p>
          </table:table-cell>
          <table:table-cell office:value-type="float" office:value="0.0145451075471729" calcext:value-type="float">
            <text:p>0.014545107547172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54025089845862" calcext:value-type="float">
            <text:p>0.0154025089845862</text:p>
          </table:table-cell>
          <table:table-cell office:value-type="float" office:value="0.893133333333333" calcext:value-type="float">
            <text:p>0.893133333333333</text:p>
          </table:table-cell>
          <table:table-cell office:value-type="float" office:value="0.0132532842431194" calcext:value-type="float">
            <text:p>0.0132532842431194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288446863227" calcext:value-type="float">
            <text:p>0.0126288446863227</text:p>
          </table:table-cell>
          <table:table-cell office:value-type="float" office:value="0.888266666666667" calcext:value-type="float">
            <text:p>0.888266666666667</text:p>
          </table:table-cell>
          <table:table-cell office:value-type="float" office:value="0.0115067236954241" calcext:value-type="float">
            <text:p>0.0115067236954241</text:p>
          </table:table-cell>
          <table:table-cell office:value-type="float" office:value="0.890733333333333" calcext:value-type="float">
            <text:p>0.890733333333333</text:p>
          </table:table-cell>
          <table:table-cell office:value-type="float" office:value="0.0108431901637896" calcext:value-type="float">
            <text:p>0.0108431901637896</text:p>
          </table:table-cell>
          <table:table-cell office:value-type="float" office:value="0.889533333333333" calcext:value-type="float">
            <text:p>0.889533333333333</text:p>
          </table:table-cell>
          <table:table-cell office:value-type="float" office:value="0.00994108360718804" calcext:value-type="float">
            <text:p>0.00994108360718804</text:p>
          </table:table-cell>
          <table:table-cell office:value-type="float" office:value="0.891933333333333" calcext:value-type="float">
            <text:p>0.891933333333333</text:p>
          </table:table-cell>
          <table:table-cell office:value-type="float" office:value="0.0137552355606358" calcext:value-type="float">
            <text:p>0.0137552355606358</text:p>
          </table:table-cell>
          <table:table-cell office:value-type="float" office:value="0.887133333333333" calcext:value-type="float">
            <text:p>0.887133333333333</text:p>
          </table:table-cell>
          <table:table-cell office:value-type="float" office:value="0.00956297567427198" calcext:value-type="float">
            <text:p>0.00956297567427198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0132415412059459" calcext:value-type="float">
            <text:p>0.0132415412059459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123441058418159" calcext:value-type="float">
            <text:p>0.0123441058418159</text:p>
          </table:table-cell>
          <table:table-cell office:value-type="float" office:value="0.889066666666667" calcext:value-type="float">
            <text:p>0.889066666666667</text:p>
          </table:table-cell>
          <table:table-cell office:value-type="float" office:value="0.0121080000086373" calcext:value-type="float">
            <text:p>0.0121080000086373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2488701611151" calcext:value-type="float">
            <text:p>0.0122488701611151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0120024416256771" calcext:value-type="float">
            <text:p>0.0120024416256771</text:p>
          </table:table-cell>
          <table:table-cell office:value-type="float" office:value="0.889266666666667" calcext:value-type="float">
            <text:p>0.889266666666667</text:p>
          </table:table-cell>
          <table:table-cell office:value-type="float" office:value="0.0102117795589584" calcext:value-type="float">
            <text:p>0.01021177955895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0.904" calcext:value-type="float">
            <text:p>0.904</text:p>
          </table:table-cell>
          <table:table-cell office:value-type="float" office:value="0.0259700682410432" calcext:value-type="float">
            <text:p>0.0259700682410432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86281194036964" calcext:value-type="float">
            <text:p>0.008628119403696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33809038890002" calcext:value-type="float">
            <text:p>0.0233809038890002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20869967789998" calcext:value-type="float">
            <text:p>0.02086996778999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97765292989218" calcext:value-type="float">
            <text:p>0.01977652929892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11607603308052" calcext:value-type="float">
            <text:p>0.021160760330805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32139804619734" calcext:value-type="float">
            <text:p>0.023213980461973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96355686333641" calcext:value-type="float">
            <text:p>0.01963556863336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223109340409087" calcext:value-type="float">
            <text:p>0.0223109340409087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80277297191949" calcext:value-type="float">
            <text:p>0.0080277297191949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204939015319192" calcext:value-type="float">
            <text:p>0.0204939015319192</text:p>
          </table:table-cell>
          <table:table-cell office:value-type="float" office:value="0.92" calcext:value-type="float">
            <text:p>0.92</text:p>
          </table:table-cell>
          <table:table-cell office:value-type="float" office:value="0.0174801474695025" calcext:value-type="float">
            <text:p>0.017480147469502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431676725155" calcext:value-type="float">
            <text:p>0.01643167672515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97765292989217" calcext:value-type="float">
            <text:p>0.0197765292989217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2" calcext:value-type="float">
            <text:p>0.92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09036181558641" calcext:value-type="float">
            <text:p>0.0109036181558641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75752351019521" calcext:value-type="float">
            <text:p>0.017575235101952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4991582276861" calcext:value-type="float">
            <text:p>0.0164991582276861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8983891408488" calcext:value-type="float">
            <text:p>0.01689838914084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12655172103154" calcext:value-type="float">
            <text:p>0.0212655172103154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2" calcext:value-type="float">
            <text:p>0.92</text:p>
          </table:table-cell>
          <table:table-cell office:value-type="float" office:value="0.0174801474695025" calcext:value-type="float">
            <text:p>0.017480147469502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3181755520454" calcext:value-type="float">
            <text:p>0.0183181755520454</text:p>
          </table:table-cell>
          <table:table-cell office:value-type="float" office:value="0.92" calcext:value-type="float">
            <text:p>0.92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92" calcext:value-type="float">
            <text:p>0.92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224014243685" calcext:value-type="float">
            <text:p>0.0172240142436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2617950964905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986105077709" calcext:value-type="float">
            <text:p>0.0159861050777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26179509649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6347191994114" calcext:value-type="float">
            <text:p>0.015634719199411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2" calcext:value-type="float">
            <text:p>0.92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2752523165194" calcext:value-type="float">
            <text:p>0.015275252316519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5296631451355" calcext:value-type="float">
            <text:p>0.0145296631451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0.905466666666667" calcext:value-type="float">
            <text:p>0.905466666666667</text:p>
          </table:table-cell>
          <table:table-cell office:value-type="float" office:value="0.0232140219370497" calcext:value-type="float">
            <text:p>0.023214021937049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09918949787325" calcext:value-type="float">
            <text:p>0.0109918949787325</text:p>
          </table:table-cell>
          <table:table-cell office:value-type="float" office:value="0.92" calcext:value-type="float">
            <text:p>0.92</text:p>
          </table:table-cell>
          <table:table-cell office:value-type="float" office:value="0.0196586680059217" calcext:value-type="float">
            <text:p>0.0196586680059217</text:p>
          </table:table-cell>
          <table:table-cell office:value-type="float" office:value="0.920933333333333" calcext:value-type="float">
            <text:p>0.920933333333333</text:p>
          </table:table-cell>
          <table:table-cell office:value-type="float" office:value="0.0178494971269719" calcext:value-type="float">
            <text:p>0.0178494971269719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9162299416516" calcext:value-type="float">
            <text:p>0.015916229941651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6445569565022" calcext:value-type="float">
            <text:p>0.0166445569565022</text:p>
          </table:table-cell>
          <table:table-cell office:value-type="float" office:value="0.919466666666667" calcext:value-type="float">
            <text:p>0.919466666666667</text:p>
          </table:table-cell>
          <table:table-cell office:value-type="float" office:value="0.0157775614731312" calcext:value-type="float">
            <text:p>0.015777561473131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83771467554073" calcext:value-type="float">
            <text:p>0.0183771467554073</text:p>
          </table:table-cell>
          <table:table-cell office:value-type="float" office:value="0.92" calcext:value-type="float">
            <text:p>0.92</text:p>
          </table:table-cell>
          <table:table-cell office:value-type="float" office:value="0.0153988603515151" calcext:value-type="float">
            <text:p>0.0153988603515151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162152346132301" calcext:value-type="float">
            <text:p>0.0162152346132301</text:p>
          </table:table-cell>
          <table:table-cell office:value-type="float" office:value="0.917466666666667" calcext:value-type="float">
            <text:p>0.917466666666667</text:p>
          </table:table-cell>
          <table:table-cell office:value-type="float" office:value="0.0121912891637256" calcext:value-type="float">
            <text:p>0.012191289163725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73077268582653" calcext:value-type="float">
            <text:p>0.0173077268582653</text:p>
          </table:table-cell>
          <table:table-cell office:value-type="float" office:value="0.917066666666667" calcext:value-type="float">
            <text:p>0.917066666666667</text:p>
          </table:table-cell>
          <table:table-cell office:value-type="float" office:value="0.0160402691369097" calcext:value-type="float">
            <text:p>0.0160402691369097</text:p>
          </table:table-cell>
          <table:table-cell office:value-type="float" office:value="0.917066666666667" calcext:value-type="float">
            <text:p>0.917066666666667</text:p>
          </table:table-cell>
          <table:table-cell office:value-type="float" office:value="0.0152267087427027" calcext:value-type="float">
            <text:p>0.0152267087427027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159372174595532" calcext:value-type="float">
            <text:p>0.0159372174595532</text:p>
          </table:table-cell>
          <table:table-cell office:value-type="float" office:value="0.916266666666667" calcext:value-type="float">
            <text:p>0.916266666666667</text:p>
          </table:table-cell>
          <table:table-cell office:value-type="float" office:value="0.0168547480481485" calcext:value-type="float">
            <text:p>0.01685474804814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18086597226122" calcext:value-type="float">
            <text:p>0.0118086597226122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7" calcext:value-type="float">
            <text:p>0.0096176920308357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013763881881375" calcext:value-type="float">
            <text:p>0.01376388188137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98365855988" calcext:value-type="float">
            <text:p>0.00849836585598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20991276085877" calcext:value-type="float">
            <text:p>0.0120991276085877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19837853414984" calcext:value-type="float">
            <text:p>0.0119837853414984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2701082128706" calcext:value-type="float">
            <text:p>0.01227010821287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2792828771257" calcext:value-type="float">
            <text:p>0.011279282877125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9256958799989" calcext:value-type="float">
            <text:p>0.011925695879998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8908728351363" calcext:value-type="float">
            <text:p>0.01089087283513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1335164821342" calcext:value-type="float">
            <text:p>0.012133516482134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5803801654026" calcext:value-type="float">
            <text:p>0.010580380165402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11060141639" calcext:value-type="float">
            <text:p>0.0121106014163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" calcext:value-type="float">
            <text:p>0.0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2333876220058" calcext:value-type="float">
            <text:p>0.01023338762200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9" calcext:value-type="float">
            <text:p>0.010368220676663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0967541539073" calcext:value-type="float">
            <text:p>0.01009675415390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11430097669645" calcext:value-type="float">
            <text:p>0.011143009766964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5277469819774" calcext:value-type="float">
            <text:p>0.012527746981977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7182531580755" calcext:value-type="float">
            <text:p>0.00971825315807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3816076682649" calcext:value-type="float">
            <text:p>0.0103816076682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.948466666666667" calcext:value-type="float">
            <text:p>0.948466666666667</text:p>
          </table:table-cell>
          <table:table-cell office:value-type="float" office:value="0.0127547328214048" calcext:value-type="float">
            <text:p>0.0127547328214048</text:p>
          </table:table-cell>
          <table:table-cell office:value-type="float" office:value="0.953533333333333" calcext:value-type="float">
            <text:p>0.953533333333333</text:p>
          </table:table-cell>
          <table:table-cell office:value-type="float" office:value="0.00858477682964216" calcext:value-type="float">
            <text:p>0.00858477682964216</text:p>
          </table:table-cell>
          <table:table-cell office:value-type="float" office:value="0.953533333333333" calcext:value-type="float">
            <text:p>0.953533333333333</text:p>
          </table:table-cell>
          <table:table-cell office:value-type="float" office:value="0.011575462561266" calcext:value-type="float">
            <text:p>0.011575462561266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20141546146514" calcext:value-type="float">
            <text:p>0.012014154614651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825342026218" calcext:value-type="float">
            <text:p>0.0109825342026218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0094201703777682" calcext:value-type="float">
            <text:p>0.0094201703777682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8800649461523" calcext:value-type="float">
            <text:p>0.0108800649461523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0112581071628459" calcext:value-type="float">
            <text:p>0.0112581071628459</text:p>
          </table:table-cell>
          <table:table-cell office:value-type="float" office:value="0.956066666666667" calcext:value-type="float">
            <text:p>0.956066666666667</text:p>
          </table:table-cell>
          <table:table-cell office:value-type="float" office:value="0.00980142213077596" calcext:value-type="float">
            <text:p>0.00980142213077596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101094160635966" calcext:value-type="float">
            <text:p>0.0101094160635966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03966961000135" calcext:value-type="float">
            <text:p>0.0103966961000135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07940561732886" calcext:value-type="float">
            <text:p>0.0107940561732886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113503645137464" calcext:value-type="float">
            <text:p>0.0113503645137464</text:p>
          </table:table-cell>
          <table:table-cell office:value-type="float" office:value="0.955066666666667" calcext:value-type="float">
            <text:p>0.955066666666667</text:p>
          </table:table-cell>
          <table:table-cell office:value-type="float" office:value="0.0111692420945901" calcext:value-type="float">
            <text:p>0.011169242094590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932470482659" calcext:value-type="float">
            <text:p>0.0100932470482659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367201980264" calcext:value-type="float">
            <text:p>0.0103672019802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0133865604245452" calcext:value-type="float">
            <text:p>0.013386560424545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92303846073714" calcext:value-type="float">
            <text:p>0.009230384607371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" calcext:value-type="float">
            <text:p>0.91</text:p>
          </table:table-cell>
          <table:table-cell office:value-type="float" office:value="0.0092736184954957" calcext:value-type="float">
            <text:p>0.0092736184954957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0807404868885" calcext:value-type="float">
            <text:p>0.01080740486888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5497747702046" calcext:value-type="float">
            <text:p>0.00554977477020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4833147735478" calcext:value-type="float">
            <text:p>0.0074833147735478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014656056768449" calcext:value-type="float">
            <text:p>0.01465605676844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88769364084688" calcext:value-type="float">
            <text:p>0.0088769364084688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89888820216977" calcext:value-type="float">
            <text:p>0.008988882021697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1644140029689" calcext:value-type="float">
            <text:p>0.006164414002968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36331804249169" calcext:value-type="float">
            <text:p>0.0036331804249169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82945765413311" calcext:value-type="float">
            <text:p>0.008294576541331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6572670690062" calcext:value-type="float">
            <text:p>0.00657267069006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86717933554715" calcext:value-type="float">
            <text:p>0.008671793355471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4037024344425" calcext:value-type="float">
            <text:p>0.0054037024344425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899152481501" calcext:value-type="float">
            <text:p>0.0058991524815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0134461890511773" calcext:value-type="float">
            <text:p>0.013446189051177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93166517590817" calcext:value-type="float">
            <text:p>0.009316651759081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18827606220103" calcext:value-type="float">
            <text:p>0.011882760622010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" calcext:value-type="float">
            <text:p>0.91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4037024344425" calcext:value-type="float">
            <text:p>0.00540370243444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1554175279993" calcext:value-type="float">
            <text:p>0.007155417527999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13552872566" calcext:value-type="float">
            <text:p>0.0111355287256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6572670690062" calcext:value-type="float">
            <text:p>0.006572670690062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4037024344425" calcext:value-type="float">
            <text:p>0.0054037024344425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9799598391954" calcext:value-type="float">
            <text:p>0.004979959839195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3286335345031" calcext:value-type="float">
            <text:p>0.00328633534503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62289646009589" calcext:value-type="float">
            <text:p>0.006228964600958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4296702484027" calcext:value-type="float">
            <text:p>0.007429670248402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3114877048604" calcext:value-type="float">
            <text:p>0.01311487704860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95498691090506" calcext:value-type="float">
            <text:p>0.009549869109050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1554175279993" calcext:value-type="float">
            <text:p>0.0071554175279993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84380092438915" calcext:value-type="float">
            <text:p>0.008438009243891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39999999999999" calcext:value-type="float">
            <text:p>0.0039999999999999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64187226143524" calcext:value-type="float">
            <text:p>0.00641872261435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00761624198237048" calcext:value-type="float">
            <text:p>0.00761624198237048</text:p>
          </table:table-cell>
          <table:table-cell office:value-type="float" office:value="0.89712" calcext:value-type="float">
            <text:p>0.89712</text:p>
          </table:table-cell>
          <table:table-cell office:value-type="float" office:value="0.0133207366585551" calcext:value-type="float">
            <text:p>0.0133207366585551</text:p>
          </table:table-cell>
          <table:table-cell office:value-type="float" office:value="0.91512" calcext:value-type="float">
            <text:p>0.91512</text:p>
          </table:table-cell>
          <table:table-cell office:value-type="float" office:value="0.00835539515610334" calcext:value-type="float">
            <text:p>0.00835539515610334</text:p>
          </table:table-cell>
          <table:table-cell office:value-type="float" office:value="0.91512" calcext:value-type="float">
            <text:p>0.91512</text:p>
          </table:table-cell>
          <table:table-cell office:value-type="float" office:value="0.00952466816673196" calcext:value-type="float">
            <text:p>0.00952466816673196</text:p>
          </table:table-cell>
          <table:table-cell office:value-type="float" office:value="0.91472" calcext:value-type="float">
            <text:p>0.91472</text:p>
          </table:table-cell>
          <table:table-cell office:value-type="float" office:value="0.00536771842095234" calcext:value-type="float">
            <text:p>0.00536771842095234</text:p>
          </table:table-cell>
          <table:table-cell office:value-type="float" office:value="0.91104" calcext:value-type="float">
            <text:p>0.91104</text:p>
          </table:table-cell>
          <table:table-cell office:value-type="float" office:value="0.00641175836013964" calcext:value-type="float">
            <text:p>0.00641175836013964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00513950296917816" calcext:value-type="float">
            <text:p>0.00513950296917816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00739353278940002" calcext:value-type="float">
            <text:p>0.00739353278940002</text:p>
          </table:table-cell>
          <table:table-cell office:value-type="float" office:value="0.91368" calcext:value-type="float">
            <text:p>0.91368</text:p>
          </table:table-cell>
          <table:table-cell office:value-type="float" office:value="0.00630051787187704" calcext:value-type="float">
            <text:p>0.0063005178718770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84863246666984" calcext:value-type="float">
            <text:p>0.00484863246666984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00656296402975256" calcext:value-type="float">
            <text:p>0.00656296402975256</text:p>
          </table:table-cell>
          <table:table-cell office:value-type="float" office:value="0.91408" calcext:value-type="float">
            <text:p>0.91408</text:p>
          </table:table-cell>
          <table:table-cell office:value-type="float" office:value="0.0075574682505475" calcext:value-type="float">
            <text:p>0.0075574682505475</text:p>
          </table:table-cell>
          <table:table-cell office:value-type="float" office:value="0.91368" calcext:value-type="float">
            <text:p>0.91368</text:p>
          </table:table-cell>
          <table:table-cell office:value-type="float" office:value="0.00559935468891424" calcext:value-type="float">
            <text:p>0.00559935468891424</text:p>
          </table:table-cell>
          <table:table-cell office:value-type="float" office:value="0.91008" calcext:value-type="float">
            <text:p>0.91008</text:p>
          </table:table-cell>
          <table:table-cell office:value-type="float" office:value="0.00697838065338782" calcext:value-type="float">
            <text:p>0.0069783806533878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2475433178431" calcext:value-type="float">
            <text:p>0.005247543317843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90006338029188" calcext:value-type="float">
            <text:p>0.005900063380291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66395612922937" calcext:value-type="float">
            <text:p>0.016639561292293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6373368866554" calcext:value-type="float">
            <text:p>0.0196373368866554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03983171715426" calcext:value-type="float">
            <text:p>0.01039831717154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90065778087481" calcext:value-type="float">
            <text:p>0.019006577808748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6244265934387" calcext:value-type="float">
            <text:p>0.013624426593438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72662966498319" calcext:value-type="float">
            <text:p>0.01726629664983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6244265934387" calcext:value-type="float">
            <text:p>0.013624426593438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2980060130066" calcext:value-type="float">
            <text:p>0.016298006013006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201090775521901" calcext:value-type="float">
            <text:p>0.020109077552190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76245567320145" calcext:value-type="float">
            <text:p>0.017624556732014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4265380462535" calcext:value-type="float">
            <text:p>0.014426538046253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5523310149957" calcext:value-type="float">
            <text:p>0.0155523310149957</text:p>
          </table:table-cell>
          <table:table-cell office:value-type="float" office:value="0.89" calcext:value-type="float">
            <text:p>0.89</text:p>
          </table:table-cell>
          <table:table-cell office:value-type="float" office:value="0.0148954691097662" calcext:value-type="float">
            <text:p>0.014895469109766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84560288252917" calcext:value-type="float">
            <text:p>0.01845602882529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58964283251571" calcext:value-type="float">
            <text:p>0.0258964283251571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92840607756768" calcext:value-type="float">
            <text:p>0.019284060775676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14564392373895" calcext:value-type="float">
            <text:p>0.011456439237389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5534896815419" calcext:value-type="float">
            <text:p>0.017553489681541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85741756210066" calcext:value-type="float">
            <text:p>0.018574175621006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6395612922937" calcext:value-type="float">
            <text:p>0.016639561292293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431676725155" calcext:value-type="float">
            <text:p>0.01643167672515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29293770668864" calcext:value-type="float">
            <text:p>0.02929377066886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206609535113943" calcext:value-type="float">
            <text:p>0.020660953511394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6244265934386" calcext:value-type="float">
            <text:p>0.0136244265934386</text:p>
          </table:table-cell>
          <table:table-cell office:value-type="float" office:value="0.89" calcext:value-type="float">
            <text:p>0.89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0062305898749" calcext:value-type="float">
            <text:p>0.0100623058987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5612494995996" calcext:value-type="float">
            <text:p>0.01561249499599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612494995996" calcext:value-type="float">
            <text:p>0.01561249499599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80846933399672" calcext:value-type="float">
            <text:p>0.028084693339967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9004437811555" calcext:value-type="float">
            <text:p>0.016900443781155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067555233217" calcext:value-type="float">
            <text:p>0.018506755523321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5523310149957" calcext:value-type="float">
            <text:p>0.015552331014995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3178210632763" calcext:value-type="float">
            <text:p>0.014317821063276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9060045794699" calcext:value-type="float">
            <text:p>0.017906004579469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29180106827637" calcext:value-type="float">
            <text:p>0.0129180106827637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3743131660773" calcext:value-type="float">
            <text:p>0.01137431316607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82517122484439" calcext:value-type="float">
            <text:p>0.018251712248443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9373692462896" calcext:value-type="float">
            <text:p>0.0149373692462896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1" calcext:value-type="float">
            <text:p>0.015103807466993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2684314846024" calcext:value-type="float">
            <text:p>0.01526843148460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63983901024286" calcext:value-type="float">
            <text:p>0.0263983901024286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0161051234084064" calcext:value-type="float">
            <text:p>0.0161051234084064</text:p>
          </table:table-cell>
          <table:table-cell office:value-type="float" office:value="0.89" calcext:value-type="float">
            <text:p>0.89</text:p>
          </table:table-cell>
          <table:table-cell office:value-type="float" office:value="0.0196054839266976" calcext:value-type="float">
            <text:p>0.019605483926697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46841751555884" calcext:value-type="float">
            <text:p>0.014684175155588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1451312308609" calcext:value-type="float">
            <text:p>0.015145131230860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7386316640341" calcext:value-type="float">
            <text:p>0.013738631664034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1451312308609" calcext:value-type="float">
            <text:p>0.015145131230860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05475115548645" calcext:value-type="float">
            <text:p>0.010547511554864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6999" calcext:value-type="float">
            <text:p>0.014512925273699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9373692462896" calcext:value-type="float">
            <text:p>0.0149373692462896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7266764750231" calcext:value-type="float">
            <text:p>0.0147266764750231</text:p>
          </table:table-cell>
          <table:table-cell office:value-type="float" office:value="0.89" calcext:value-type="float">
            <text:p>0.89</text:p>
          </table:table-cell>
          <table:table-cell office:value-type="float" office:value="0.0149999999999999" calcext:value-type="float">
            <text:p>0.014999999999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267616638417422" calcext:value-type="float">
            <text:p>0.0267616638417422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0158173560050816" calcext:value-type="float">
            <text:p>0.015817356005081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95389181247492" calcext:value-type="float">
            <text:p>0.0195389181247492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0139055362840335" calcext:value-type="float">
            <text:p>0.013905536284033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9606663917753" calcext:value-type="float">
            <text:p>0.0159606663917753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0135380631403486" calcext:value-type="float">
            <text:p>0.0135380631403486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0159944909602592" calcext:value-type="float">
            <text:p>0.0159944909602592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0117497341749877" calcext:value-type="float">
            <text:p>0.011749734174987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0162565678679063" calcext:value-type="float">
            <text:p>0.016256567867906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42990802477164" calcext:value-type="float">
            <text:p>0.0142990802477164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0165590632426371" calcext:value-type="float">
            <text:p>0.0165590632426371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38862417470268" calcext:value-type="float">
            <text:p>0.0138862417470268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0158440720556588" calcext:value-type="float">
            <text:p>0.015844072055658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55447378683867" calcext:value-type="float">
            <text:p>0.015544737868386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548085132855" calcext:value-type="float">
            <text:p>0.0156548085132855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016153726406209" calcext:value-type="float">
            <text:p>0.0161537264062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07374847374847" calcext:value-type="float">
            <text:p>0.807374847374847</text:p>
          </table:table-cell>
          <table:table-cell office:value-type="float" office:value="0.0529399855846631" calcext:value-type="float">
            <text:p>0.0529399855846631</text:p>
          </table:table-cell>
          <table:table-cell office:value-type="float" office:value="0.816288156288156" calcext:value-type="float">
            <text:p>0.816288156288156</text:p>
          </table:table-cell>
          <table:table-cell office:value-type="float" office:value="0.0194395511982638" calcext:value-type="float">
            <text:p>0.0194395511982638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365166131611317" calcext:value-type="float">
            <text:p>0.0365166131611317</text:p>
          </table:table-cell>
          <table:table-cell office:value-type="float" office:value="0.814041514041514" calcext:value-type="float">
            <text:p>0.814041514041514</text:p>
          </table:table-cell>
          <table:table-cell office:value-type="float" office:value="0.0495071955813735" calcext:value-type="float">
            <text:p>0.049507195581373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340800886125713" calcext:value-type="float">
            <text:p>0.0340800886125713</text:p>
          </table:table-cell>
          <table:table-cell office:value-type="float" office:value="0.834065934065934" calcext:value-type="float">
            <text:p>0.834065934065934</text:p>
          </table:table-cell>
          <table:table-cell office:value-type="float" office:value="0.0392277878680042" calcext:value-type="float">
            <text:p>0.0392277878680042</text:p>
          </table:table-cell>
          <table:table-cell office:value-type="float" office:value="0.838412698412698" calcext:value-type="float">
            <text:p>0.838412698412698</text:p>
          </table:table-cell>
          <table:table-cell office:value-type="float" office:value="0.0359886459295425" calcext:value-type="float">
            <text:p>0.0359886459295425</text:p>
          </table:table-cell>
          <table:table-cell office:value-type="float" office:value="0.811916971916972" calcext:value-type="float">
            <text:p>0.811916971916972</text:p>
          </table:table-cell>
          <table:table-cell office:value-type="float" office:value="0.0261340757904723" calcext:value-type="float">
            <text:p>0.0261340757904723</text:p>
          </table:table-cell>
          <table:table-cell office:value-type="float" office:value="0.838510378510379" calcext:value-type="float">
            <text:p>0.838510378510379</text:p>
          </table:table-cell>
          <table:table-cell office:value-type="float" office:value="0.0199730945311839" calcext:value-type="float">
            <text:p>0.0199730945311839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272448303825482" calcext:value-type="float">
            <text:p>0.0272448303825482</text:p>
          </table:table-cell>
          <table:table-cell office:value-type="float" office:value="0.82959706959707" calcext:value-type="float">
            <text:p>0.82959706959707</text:p>
          </table:table-cell>
          <table:table-cell office:value-type="float" office:value="0.0397789380455818" calcext:value-type="float">
            <text:p>0.0397789380455818</text:p>
          </table:table-cell>
          <table:table-cell office:value-type="float" office:value="0.827374847374847" calcext:value-type="float">
            <text:p>0.827374847374847</text:p>
          </table:table-cell>
          <table:table-cell office:value-type="float" office:value="0.0246320768741658" calcext:value-type="float">
            <text:p>0.0246320768741658</text:p>
          </table:table-cell>
          <table:table-cell office:value-type="float" office:value="0.833943833943834" calcext:value-type="float">
            <text:p>0.833943833943834</text:p>
          </table:table-cell>
          <table:table-cell office:value-type="float" office:value="0.0348266921191312" calcext:value-type="float">
            <text:p>0.0348266921191312</text:p>
          </table:table-cell>
          <table:table-cell office:value-type="float" office:value="0.827423687423687" calcext:value-type="float">
            <text:p>0.827423687423687</text:p>
          </table:table-cell>
          <table:table-cell office:value-type="float" office:value="0.043026184266923" calcext:value-type="float">
            <text:p>0.043026184266923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380457005489347" calcext:value-type="float">
            <text:p>0.038045700548934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10537459834135" calcext:value-type="float">
            <text:p>0.01053745983413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05177045177045" calcext:value-type="float">
            <text:p>0.805177045177045</text:p>
          </table:table-cell>
          <table:table-cell office:value-type="float" office:value="0.0497671919660665" calcext:value-type="float">
            <text:p>0.0497671919660665</text:p>
          </table:table-cell>
          <table:table-cell office:value-type="float" office:value="0.838388278388278" calcext:value-type="float">
            <text:p>0.838388278388278</text:p>
          </table:table-cell>
          <table:table-cell office:value-type="float" office:value="0.0284789995514066" calcext:value-type="float">
            <text:p>0.0284789995514066</text:p>
          </table:table-cell>
          <table:table-cell office:value-type="float" office:value="0.836263736263736" calcext:value-type="float">
            <text:p>0.836263736263736</text:p>
          </table:table-cell>
          <table:table-cell office:value-type="float" office:value="0.0241671892917958" calcext:value-type="float">
            <text:p>0.0241671892917958</text:p>
          </table:table-cell>
          <table:table-cell office:value-type="float" office:value="0.825201465201465" calcext:value-type="float">
            <text:p>0.825201465201465</text:p>
          </table:table-cell>
          <table:table-cell office:value-type="float" office:value="0.028600973005188" calcext:value-type="float">
            <text:p>0.028600973005188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284500620886713" calcext:value-type="float">
            <text:p>0.0284500620886713</text:p>
          </table:table-cell>
          <table:table-cell office:value-type="float" office:value="0.818510378510378" calcext:value-type="float">
            <text:p>0.818510378510378</text:p>
          </table:table-cell>
          <table:table-cell office:value-type="float" office:value="0.0351279950491603" calcext:value-type="float">
            <text:p>0.0351279950491603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263862855703381" calcext:value-type="float">
            <text:p>0.0263862855703381</text:p>
          </table:table-cell>
          <table:table-cell office:value-type="float" office:value="0.818583638583638" calcext:value-type="float">
            <text:p>0.818583638583638</text:p>
          </table:table-cell>
          <table:table-cell office:value-type="float" office:value="0.0228344204183725" calcext:value-type="float">
            <text:p>0.0228344204183725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1509043099207" calcext:value-type="float">
            <text:p>0.0341509043099207</text:p>
          </table:table-cell>
          <table:table-cell office:value-type="float" office:value="0.840659340659341" calcext:value-type="float">
            <text:p>0.840659340659341</text:p>
          </table:table-cell>
          <table:table-cell office:value-type="float" office:value="0.0397620130264902" calcext:value-type="float">
            <text:p>0.0397620130264902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403528804179489" calcext:value-type="float">
            <text:p>0.0403528804179489</text:p>
          </table:table-cell>
          <table:table-cell office:value-type="float" office:value="0.838534798534799" calcext:value-type="float">
            <text:p>0.838534798534799</text:p>
          </table:table-cell>
          <table:table-cell office:value-type="float" office:value="0.0224628719921058" calcext:value-type="float">
            <text:p>0.0224628719921058</text:p>
          </table:table-cell>
          <table:table-cell office:value-type="float" office:value="0.840659340659341" calcext:value-type="float">
            <text:p>0.840659340659341</text:p>
          </table:table-cell>
          <table:table-cell office:value-type="float" office:value="0.0257524180770158" calcext:value-type="float">
            <text:p>0.0257524180770158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297656958857745" calcext:value-type="float">
            <text:p>0.0297656958857745</text:p>
          </table:table-cell>
          <table:table-cell office:value-type="float" office:value="0.842930402930403" calcext:value-type="float">
            <text:p>0.842930402930403</text:p>
          </table:table-cell>
          <table:table-cell office:value-type="float" office:value="0.0285265972645825" calcext:value-type="float">
            <text:p>0.0285265972645825</text:p>
          </table:table-cell>
          <table:table-cell office:value-type="float" office:value="0.847374847374847" calcext:value-type="float">
            <text:p>0.847374847374847</text:p>
          </table:table-cell>
          <table:table-cell office:value-type="float" office:value="0.0178176253097944" calcext:value-type="float">
            <text:p>0.017817625309794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0962148962149" calcext:value-type="float">
            <text:p>0.80962148962149</text:p>
          </table:table-cell>
          <table:table-cell office:value-type="float" office:value="0.0456718440471215" calcext:value-type="float">
            <text:p>0.0456718440471215</text:p>
          </table:table-cell>
          <table:table-cell office:value-type="float" office:value="0.836190476190476" calcext:value-type="float">
            <text:p>0.836190476190476</text:p>
          </table:table-cell>
          <table:table-cell office:value-type="float" office:value="0.0206449607467871" calcext:value-type="float">
            <text:p>0.0206449607467871</text:p>
          </table:table-cell>
          <table:table-cell office:value-type="float" office:value="0.82962148962149" calcext:value-type="float">
            <text:p>0.82962148962149</text:p>
          </table:table-cell>
          <table:table-cell office:value-type="float" office:value="0.0290388643967605" calcext:value-type="float">
            <text:p>0.0290388643967605</text:p>
          </table:table-cell>
          <table:table-cell office:value-type="float" office:value="0.827423687423687" calcext:value-type="float">
            <text:p>0.827423687423687</text:p>
          </table:table-cell>
          <table:table-cell office:value-type="float" office:value="0.0297973834429339" calcext:value-type="float">
            <text:p>0.0297973834429339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254714726676372" calcext:value-type="float">
            <text:p>0.0254714726676372</text:p>
          </table:table-cell>
          <table:table-cell office:value-type="float" office:value="0.833968253968254" calcext:value-type="float">
            <text:p>0.833968253968254</text:p>
          </table:table-cell>
          <table:table-cell office:value-type="float" office:value="0.0371740634533353" calcext:value-type="float">
            <text:p>0.0371740634533353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05557354727881" calcext:value-type="float">
            <text:p>0.0305557354727881</text:p>
          </table:table-cell>
          <table:table-cell office:value-type="float" office:value="0.834090354090354" calcext:value-type="float">
            <text:p>0.834090354090354</text:p>
          </table:table-cell>
          <table:table-cell office:value-type="float" office:value="0.0269863920949427" calcext:value-type="float">
            <text:p>0.0269863920949427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65819565412352" calcext:value-type="float">
            <text:p>0.0265819565412352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329906983299575" calcext:value-type="float">
            <text:p>0.0329906983299575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318790535133038" calcext:value-type="float">
            <text:p>0.0318790535133038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264042749155467" calcext:value-type="float">
            <text:p>0.0264042749155467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44574029715974" calcext:value-type="float">
            <text:p>0.0344574029715974</text:p>
          </table:table-cell>
          <table:table-cell office:value-type="float" office:value="0.842857142857143" calcext:value-type="float">
            <text:p>0.842857142857143</text:p>
          </table:table-cell>
          <table:table-cell office:value-type="float" office:value="0.0299777558152839" calcext:value-type="float">
            <text:p>0.0299777558152839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410909453209205" calcext:value-type="float">
            <text:p>0.0410909453209205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287234665734698" calcext:value-type="float">
            <text:p>0.028723466573469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02979242979243" calcext:value-type="float">
            <text:p>0.802979242979243</text:p>
          </table:table-cell>
          <table:table-cell office:value-type="float" office:value="0.0443980120802495" calcext:value-type="float">
            <text:p>0.0443980120802495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206236106306147" calcext:value-type="float">
            <text:p>0.0206236106306147</text:p>
          </table:table-cell>
          <table:table-cell office:value-type="float" office:value="0.827423687423688" calcext:value-type="float">
            <text:p>0.827423687423688</text:p>
          </table:table-cell>
          <table:table-cell office:value-type="float" office:value="0.0201878438072436" calcext:value-type="float">
            <text:p>0.0201878438072436</text:p>
          </table:table-cell>
          <table:table-cell office:value-type="float" office:value="0.822954822954823" calcext:value-type="float">
            <text:p>0.822954822954823</text:p>
          </table:table-cell>
          <table:table-cell office:value-type="float" office:value="0.0368482511191625" calcext:value-type="float">
            <text:p>0.0368482511191625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320128265145565" calcext:value-type="float">
            <text:p>0.0320128265145565</text:p>
          </table:table-cell>
          <table:table-cell office:value-type="float" office:value="0.829572649572649" calcext:value-type="float">
            <text:p>0.829572649572649</text:p>
          </table:table-cell>
          <table:table-cell office:value-type="float" office:value="0.0398262074800503" calcext:value-type="float">
            <text:p>0.039826207480050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34065934065934" calcext:value-type="float">
            <text:p>0.834065934065934</text:p>
          </table:table-cell>
          <table:table-cell office:value-type="float" office:value="0.0282502849592071" calcext:value-type="float">
            <text:p>0.0282502849592071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33150396768493" calcext:value-type="float">
            <text:p>0.033150396768493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54644003186029" calcext:value-type="float">
            <text:p>0.0354644003186029</text:p>
          </table:table-cell>
          <table:table-cell office:value-type="float" office:value="0.842857142857143" calcext:value-type="float">
            <text:p>0.842857142857143</text:p>
          </table:table-cell>
          <table:table-cell office:value-type="float" office:value="0.0433229231248822" calcext:value-type="float">
            <text:p>0.0433229231248822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164585348614167" calcext:value-type="float">
            <text:p>0.016458534861416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216192049846098" calcext:value-type="float">
            <text:p>0.0216192049846098</text:p>
          </table:table-cell>
          <table:table-cell office:value-type="float" office:value="0.845054945054945" calcext:value-type="float">
            <text:p>0.845054945054945</text:p>
          </table:table-cell>
          <table:table-cell office:value-type="float" office:value="0.0325421450662268" calcext:value-type="float">
            <text:p>0.0325421450662268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493606714233338" calcext:value-type="float">
            <text:p>0.0493606714233338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7931907456959" calcext:value-type="float">
            <text:p>0.0279319074569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07399267399267" calcext:value-type="float">
            <text:p>0.807399267399267</text:p>
          </table:table-cell>
          <table:table-cell office:value-type="float" office:value="0.0451730519965743" calcext:value-type="float">
            <text:p>0.0451730519965743</text:p>
          </table:table-cell>
          <table:table-cell office:value-type="float" office:value="0.831770451770452" calcext:value-type="float">
            <text:p>0.831770451770452</text:p>
          </table:table-cell>
          <table:table-cell office:value-type="float" office:value="0.0246812040347519" calcext:value-type="float">
            <text:p>0.0246812040347519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22954822954823" calcext:value-type="float">
            <text:p>0.822954822954823</text:p>
          </table:table-cell>
          <table:table-cell office:value-type="float" office:value="0.0351331299547507" calcext:value-type="float">
            <text:p>0.0351331299547507</text:p>
          </table:table-cell>
          <table:table-cell office:value-type="float" office:value="0.831843711843712" calcext:value-type="float">
            <text:p>0.831843711843712</text:p>
          </table:table-cell>
          <table:table-cell office:value-type="float" office:value="0.019868094949919" calcext:value-type="float">
            <text:p>0.019868094949919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379332086925453" calcext:value-type="float">
            <text:p>0.0379332086925453</text:p>
          </table:table-cell>
          <table:table-cell office:value-type="float" office:value="0.840683760683761" calcext:value-type="float">
            <text:p>0.840683760683761</text:p>
          </table:table-cell>
          <table:table-cell office:value-type="float" office:value="0.0329051787116783" calcext:value-type="float">
            <text:p>0.0329051787116783</text:p>
          </table:table-cell>
          <table:table-cell office:value-type="float" office:value="0.82962148962149" calcext:value-type="float">
            <text:p>0.82962148962149</text:p>
          </table:table-cell>
          <table:table-cell office:value-type="float" office:value="0.0338400879393798" calcext:value-type="float">
            <text:p>0.0338400879393798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05557354727881" calcext:value-type="float">
            <text:p>0.0305557354727881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266253028001521" calcext:value-type="float">
            <text:p>0.0266253028001521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348469555802427" calcext:value-type="float">
            <text:p>0.0348469555802427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216209288969198" calcext:value-type="float">
            <text:p>0.0216209288969198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302285232971001" calcext:value-type="float">
            <text:p>0.0302285232971001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332853756544575" calcext:value-type="float">
            <text:p>0.0332853756544575</text:p>
          </table:table-cell>
          <table:table-cell office:value-type="float" office:value="0.842832722832723" calcext:value-type="float">
            <text:p>0.842832722832723</text:p>
          </table:table-cell>
          <table:table-cell office:value-type="float" office:value="0.0467695588420297" calcext:value-type="float">
            <text:p>0.0467695588420297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40450962741185" calcext:value-type="float">
            <text:p>0.0340450962741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0.806510378510379" calcext:value-type="float">
            <text:p>0.806510378510379</text:p>
          </table:table-cell>
          <table:table-cell office:value-type="float" office:value="0.047590017134935" calcext:value-type="float">
            <text:p>0.047590017134935</text:p>
          </table:table-cell>
          <table:table-cell office:value-type="float" office:value="0.832214896214896" calcext:value-type="float">
            <text:p>0.832214896214896</text:p>
          </table:table-cell>
          <table:table-cell office:value-type="float" office:value="0.0227736652323648" calcext:value-type="float">
            <text:p>0.0227736652323648</text:p>
          </table:table-cell>
          <table:table-cell office:value-type="float" office:value="0.832717948717949" calcext:value-type="float">
            <text:p>0.832717948717949</text:p>
          </table:table-cell>
          <table:table-cell office:value-type="float" office:value="0.0268257571875898" calcext:value-type="float">
            <text:p>0.0268257571875898</text:p>
          </table:table-cell>
          <table:table-cell office:value-type="float" office:value="0.822515262515262" calcext:value-type="float">
            <text:p>0.822515262515262</text:p>
          </table:table-cell>
          <table:table-cell office:value-type="float" office:value="0.0359773866206817" calcext:value-type="float">
            <text:p>0.0359773866206817</text:p>
          </table:table-cell>
          <table:table-cell office:value-type="float" office:value="0.838905982905983" calcext:value-type="float">
            <text:p>0.838905982905983</text:p>
          </table:table-cell>
          <table:table-cell office:value-type="float" office:value="0.0279765089666711" calcext:value-type="float">
            <text:p>0.0279765089666711</text:p>
          </table:table-cell>
          <table:table-cell office:value-type="float" office:value="0.830471306471306" calcext:value-type="float">
            <text:p>0.830471306471306</text:p>
          </table:table-cell>
          <table:table-cell office:value-type="float" office:value="0.0378578525086191" calcext:value-type="float">
            <text:p>0.0378578525086191</text:p>
          </table:table-cell>
          <table:table-cell office:value-type="float" office:value="0.837567765567766" calcext:value-type="float">
            <text:p>0.837567765567766</text:p>
          </table:table-cell>
          <table:table-cell office:value-type="float" office:value="0.0313539137669879" calcext:value-type="float">
            <text:p>0.0313539137669879</text:p>
          </table:table-cell>
          <table:table-cell office:value-type="float" office:value="0.825655677655678" calcext:value-type="float">
            <text:p>0.825655677655678</text:p>
          </table:table-cell>
          <table:table-cell office:value-type="float" office:value="0.0276090522404749" calcext:value-type="float">
            <text:p>0.0276090522404749</text:p>
          </table:table-cell>
          <table:table-cell office:value-type="float" office:value="0.841567765567766" calcext:value-type="float">
            <text:p>0.841567765567766</text:p>
          </table:table-cell>
          <table:table-cell office:value-type="float" office:value="0.0288824175247242" calcext:value-type="float">
            <text:p>0.0288824175247242</text:p>
          </table:table-cell>
          <table:table-cell office:value-type="float" office:value="0.845094017094017" calcext:value-type="float">
            <text:p>0.845094017094017</text:p>
          </table:table-cell>
          <table:table-cell office:value-type="float" office:value="0.0324174489715502" calcext:value-type="float">
            <text:p>0.0324174489715502</text:p>
          </table:table-cell>
          <table:table-cell office:value-type="float" office:value="0.837123321123321" calcext:value-type="float">
            <text:p>0.837123321123321</text:p>
          </table:table-cell>
          <table:table-cell office:value-type="float" office:value="0.0380361501363919" calcext:value-type="float">
            <text:p>0.0380361501363919</text:p>
          </table:table-cell>
          <table:table-cell office:value-type="float" office:value="0.838925518925519" calcext:value-type="float">
            <text:p>0.838925518925519</text:p>
          </table:table-cell>
          <table:table-cell office:value-type="float" office:value="0.022315737508031" calcext:value-type="float">
            <text:p>0.022315737508031</text:p>
          </table:table-cell>
          <table:table-cell office:value-type="float" office:value="0.840649572649573" calcext:value-type="float">
            <text:p>0.840649572649573</text:p>
          </table:table-cell>
          <table:table-cell office:value-type="float" office:value="0.0293768482898909" calcext:value-type="float">
            <text:p>0.0293768482898909</text:p>
          </table:table-cell>
          <table:table-cell office:value-type="float" office:value="0.840659340659341" calcext:value-type="float">
            <text:p>0.840659340659341</text:p>
          </table:table-cell>
          <table:table-cell office:value-type="float" office:value="0.0337194313377331" calcext:value-type="float">
            <text:p>0.0337194313377331</text:p>
          </table:table-cell>
          <table:table-cell office:value-type="float" office:value="0.843321123321123" calcext:value-type="float">
            <text:p>0.843321123321123</text:p>
          </table:table-cell>
          <table:table-cell office:value-type="float" office:value="0.0407586946799602" calcext:value-type="float">
            <text:p>0.0407586946799602</text:p>
          </table:table-cell>
          <table:table-cell office:value-type="float" office:value="0.846881562881563" calcext:value-type="float">
            <text:p>0.846881562881563</text:p>
          </table:table-cell>
          <table:table-cell office:value-type="float" office:value="0.0238111110896953" calcext:value-type="float">
            <text:p>0.023811111089695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81048440610484" calcext:value-type="float">
            <text:p>0.981048440610484</text:p>
          </table:table-cell>
          <table:table-cell office:value-type="float" office:value="0.0097856621856743" calcext:value-type="float">
            <text:p>0.0097856621856743</text:p>
          </table:table-cell>
          <table:table-cell office:value-type="float" office:value="0.983984074319841" calcext:value-type="float">
            <text:p>0.983984074319841</text:p>
          </table:table-cell>
          <table:table-cell office:value-type="float" office:value="0.0188247534159992" calcext:value-type="float">
            <text:p>0.0188247534159992</text:p>
          </table:table-cell>
          <table:table-cell office:value-type="float" office:value="0.985425348374253" calcext:value-type="float">
            <text:p>0.985425348374253</text:p>
          </table:table-cell>
          <table:table-cell office:value-type="float" office:value="0.0072711250832547" calcext:value-type="float">
            <text:p>0.0072711250832547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082811441877097" calcext:value-type="float">
            <text:p>0.0082811441877097</text:p>
          </table:table-cell>
          <table:table-cell office:value-type="float" office:value="0.983973457199734" calcext:value-type="float">
            <text:p>0.983973457199734</text:p>
          </table:table-cell>
          <table:table-cell office:value-type="float" office:value="0.0119422603944241" calcext:value-type="float">
            <text:p>0.0119422603944241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83709791614741" calcext:value-type="float">
            <text:p>0.0083709791614741</text:p>
          </table:table-cell>
          <table:table-cell office:value-type="float" office:value="0.988342402123424" calcext:value-type="float">
            <text:p>0.988342402123424</text:p>
          </table:table-cell>
          <table:table-cell office:value-type="float" office:value="0.0083015424374459" calcext:value-type="float">
            <text:p>0.0083015424374459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6607635410259" calcext:value-type="float">
            <text:p>0.006607635410259</text:p>
          </table:table-cell>
          <table:table-cell office:value-type="float" office:value="0.988342402123424" calcext:value-type="float">
            <text:p>0.988342402123424</text:p>
          </table:table-cell>
          <table:table-cell office:value-type="float" office:value="0.0078902274296058" calcext:value-type="float">
            <text:p>0.0078902274296058</text:p>
          </table:table-cell>
          <table:table-cell office:value-type="float" office:value="0.989799601857996" calcext:value-type="float">
            <text:p>0.989799601857996</text:p>
          </table:table-cell>
          <table:table-cell office:value-type="float" office:value="0.0059780226035711" calcext:value-type="float">
            <text:p>0.0059780226035711</text:p>
          </table:table-cell>
          <table:table-cell office:value-type="float" office:value="0.987615129396151" calcext:value-type="float">
            <text:p>0.987615129396151</text:p>
          </table:table-cell>
          <table:table-cell office:value-type="float" office:value="0.0104749077114214" calcext:value-type="float">
            <text:p>0.0104749077114214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74640128879502" calcext:value-type="float">
            <text:p>0.0074640128879502</text:p>
          </table:table-cell>
          <table:table-cell office:value-type="float" office:value="0.987612475116125" calcext:value-type="float">
            <text:p>0.987612475116125</text:p>
          </table:table-cell>
          <table:table-cell office:value-type="float" office:value="0.0091304127198303" calcext:value-type="float">
            <text:p>0.0091304127198303</text:p>
          </table:table-cell>
          <table:table-cell office:value-type="float" office:value="0.991984074319841" calcext:value-type="float">
            <text:p>0.991984074319841</text:p>
          </table:table-cell>
          <table:table-cell office:value-type="float" office:value="0.0059848791147724" calcext:value-type="float">
            <text:p>0.0059848791147724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27532410190256" calcext:value-type="float">
            <text:p>0.0127532410190256</text:p>
          </table:table-cell>
          <table:table-cell office:value-type="float" office:value="0.989799601857996" calcext:value-type="float">
            <text:p>0.989799601857996</text:p>
          </table:table-cell>
          <table:table-cell office:value-type="float" office:value="0.0070040409870608" calcext:value-type="float">
            <text:p>0.007004040987060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7409422694094" calcext:value-type="float">
            <text:p>0.977409422694094</text:p>
          </table:table-cell>
          <table:table-cell office:value-type="float" office:value="0.0101140538482009" calcext:value-type="float">
            <text:p>0.0101140538482009</text:p>
          </table:table-cell>
          <table:table-cell office:value-type="float" office:value="0.983984074319841" calcext:value-type="float">
            <text:p>0.983984074319841</text:p>
          </table:table-cell>
          <table:table-cell office:value-type="float" office:value="0.0171716979050346" calcext:value-type="float">
            <text:p>0.0171716979050346</text:p>
          </table:table-cell>
          <table:table-cell office:value-type="float" office:value="0.987615129396151" calcext:value-type="float">
            <text:p>0.987615129396151</text:p>
          </table:table-cell>
          <table:table-cell office:value-type="float" office:value="0.0075322263757519" calcext:value-type="float">
            <text:p>0.0075322263757519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74474871481908" calcext:value-type="float">
            <text:p>0.0074474871481908</text:p>
          </table:table-cell>
          <table:table-cell office:value-type="float" office:value="0.986887856668879" calcext:value-type="float">
            <text:p>0.986887856668879</text:p>
          </table:table-cell>
          <table:table-cell office:value-type="float" office:value="0.0098215041290757" calcext:value-type="float">
            <text:p>0.0098215041290757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83709791614741" calcext:value-type="float">
            <text:p>0.0083709791614741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090528995820918" calcext:value-type="float">
            <text:p>0.0090528995820918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72132104582" calcext:value-type="float">
            <text:p>0.008372132104582</text:p>
          </table:table-cell>
          <table:table-cell office:value-type="float" office:value="0.988342402123424" calcext:value-type="float">
            <text:p>0.988342402123424</text:p>
          </table:table-cell>
          <table:table-cell office:value-type="float" office:value="0.0069954165702467" calcext:value-type="float">
            <text:p>0.0069954165702467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69967760460031" calcext:value-type="float">
            <text:p>0.0069967760460031</text:p>
          </table:table-cell>
          <table:table-cell office:value-type="float" office:value="0.990526874585269" calcext:value-type="float">
            <text:p>0.990526874585269</text:p>
          </table:table-cell>
          <table:table-cell office:value-type="float" office:value="0.0075514406699478" calcext:value-type="float">
            <text:p>0.0075514406699478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78880718921693" calcext:value-type="float">
            <text:p>0.0078880718921693</text:p>
          </table:table-cell>
          <table:table-cell office:value-type="float" office:value="0.987615129396151" calcext:value-type="float">
            <text:p>0.987615129396151</text:p>
          </table:table-cell>
          <table:table-cell office:value-type="float" office:value="0.0083698428942957" calcext:value-type="float">
            <text:p>0.0083698428942957</text:p>
          </table:table-cell>
          <table:table-cell office:value-type="float" office:value="0.991986728599867" calcext:value-type="float">
            <text:p>0.991986728599867</text:p>
          </table:table-cell>
          <table:table-cell office:value-type="float" office:value="0.006516084475166" calcext:value-type="float">
            <text:p>0.006516084475166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094158615189714" calcext:value-type="float">
            <text:p>0.0094158615189714</text:p>
          </table:table-cell>
          <table:table-cell office:value-type="float" office:value="0.990529528865295" calcext:value-type="float">
            <text:p>0.990529528865295</text:p>
          </table:table-cell>
          <table:table-cell office:value-type="float" office:value="0.0070961023598561" calcext:value-type="float">
            <text:p>0.007096102359856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7412076974121" calcext:value-type="float">
            <text:p>0.977412076974121</text:p>
          </table:table-cell>
          <table:table-cell office:value-type="float" office:value="0.0094213341448774" calcext:value-type="float">
            <text:p>0.0094213341448774</text:p>
          </table:table-cell>
          <table:table-cell office:value-type="float" office:value="0.983984074319841" calcext:value-type="float">
            <text:p>0.983984074319841</text:p>
          </table:table-cell>
          <table:table-cell office:value-type="float" office:value="0.0171716979050346" calcext:value-type="float">
            <text:p>0.0171716979050346</text:p>
          </table:table-cell>
          <table:table-cell office:value-type="float" office:value="0.988342402123424" calcext:value-type="float">
            <text:p>0.988342402123424</text:p>
          </table:table-cell>
          <table:table-cell office:value-type="float" office:value="0.0059679156404611" calcext:value-type="float">
            <text:p>0.0059679156404611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74474871481908" calcext:value-type="float">
            <text:p>0.0074474871481908</text:p>
          </table:table-cell>
          <table:table-cell office:value-type="float" office:value="0.986887856668879" calcext:value-type="float">
            <text:p>0.986887856668879</text:p>
          </table:table-cell>
          <table:table-cell office:value-type="float" office:value="0.0098215041290757" calcext:value-type="float">
            <text:p>0.0098215041290757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70892795989981" calcext:value-type="float">
            <text:p>0.0070892795989981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87630623950711" calcext:value-type="float">
            <text:p>0.0087630623950711</text:p>
          </table:table-cell>
          <table:table-cell office:value-type="float" office:value="0.989069674850697" calcext:value-type="float">
            <text:p>0.989069674850697</text:p>
          </table:table-cell>
          <table:table-cell office:value-type="float" office:value="0.0057538415085678" calcext:value-type="float">
            <text:p>0.0057538415085678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75469564591369" calcext:value-type="float">
            <text:p>0.0075469564591369</text:p>
          </table:table-cell>
          <table:table-cell office:value-type="float" office:value="0.989799601857996" calcext:value-type="float">
            <text:p>0.989799601857996</text:p>
          </table:table-cell>
          <table:table-cell office:value-type="float" office:value="0.0086892388124716" calcext:value-type="float">
            <text:p>0.0086892388124716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86858976894676" calcext:value-type="float">
            <text:p>0.0086858976894676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7272761177685" calcext:value-type="float">
            <text:p>0.007272761177685</text:p>
          </table:table-cell>
          <table:table-cell office:value-type="float" office:value="0.990529528865295" calcext:value-type="float">
            <text:p>0.990529528865295</text:p>
          </table:table-cell>
          <table:table-cell office:value-type="float" office:value="0.0070961023598561" calcext:value-type="float">
            <text:p>0.007096102359856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094158615189714" calcext:value-type="float">
            <text:p>0.0094158615189714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69967760460031" calcext:value-type="float">
            <text:p>0.006996776046003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139349701394" calcext:value-type="float">
            <text:p>0.978139349701394</text:p>
          </table:table-cell>
          <table:table-cell office:value-type="float" office:value="0.0089209054552371" calcext:value-type="float">
            <text:p>0.0089209054552371</text:p>
          </table:table-cell>
          <table:table-cell office:value-type="float" office:value="0.984711347047113" calcext:value-type="float">
            <text:p>0.984711347047113</text:p>
          </table:table-cell>
          <table:table-cell office:value-type="float" office:value="0.0157255479694271" calcext:value-type="float">
            <text:p>0.01572554796942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082872609645778" calcext:value-type="float">
            <text:p>0.0082872609645778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089018305924459" calcext:value-type="float">
            <text:p>0.0089018305924459</text:p>
          </table:table-cell>
          <table:table-cell office:value-type="float" office:value="0.986887856668879" calcext:value-type="float">
            <text:p>0.986887856668879</text:p>
          </table:table-cell>
          <table:table-cell office:value-type="float" office:value="0.0098215041290757" calcext:value-type="float">
            <text:p>0.0098215041290757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70002427722087" calcext:value-type="float">
            <text:p>0.0070002427722087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81371303938959" calcext:value-type="float">
            <text:p>0.0081371303938959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83709791614741" calcext:value-type="float">
            <text:p>0.0083709791614741</text:p>
          </table:table-cell>
          <table:table-cell office:value-type="float" office:value="0.989799601857996" calcext:value-type="float">
            <text:p>0.989799601857996</text:p>
          </table:table-cell>
          <table:table-cell office:value-type="float" office:value="0.0059780226035711" calcext:value-type="float">
            <text:p>0.005978022603571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75469564591369" calcext:value-type="float">
            <text:p>0.0075469564591369</text:p>
          </table:table-cell>
          <table:table-cell office:value-type="float" office:value="0.989799601857996" calcext:value-type="float">
            <text:p>0.989799601857996</text:p>
          </table:table-cell>
          <table:table-cell office:value-type="float" office:value="0.0086892388124716" calcext:value-type="float">
            <text:p>0.0086892388124716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75485549355178" calcext:value-type="float">
            <text:p>0.0075485549355178</text:p>
          </table:table-cell>
          <table:table-cell office:value-type="float" office:value="0.987615129396151" calcext:value-type="float">
            <text:p>0.987615129396151</text:p>
          </table:table-cell>
          <table:table-cell office:value-type="float" office:value="0.0083698428942957" calcext:value-type="float">
            <text:p>0.0083698428942957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70002427722087" calcext:value-type="float">
            <text:p>0.0070002427722087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81371303938959" calcext:value-type="float">
            <text:p>0.0081371303938959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69967760460031" calcext:value-type="float">
            <text:p>0.006996776046003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7412076974121" calcext:value-type="float">
            <text:p>0.977412076974121</text:p>
          </table:table-cell>
          <table:table-cell office:value-type="float" office:value="0.0094213341448774" calcext:value-type="float">
            <text:p>0.0094213341448774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43180922309532" calcext:value-type="float">
            <text:p>0.0143180922309532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85223853981549" calcext:value-type="float">
            <text:p>0.0085223853981549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089018305924459" calcext:value-type="float">
            <text:p>0.0089018305924459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4068831900079" calcext:value-type="float">
            <text:p>0.0094068831900079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75469564591369" calcext:value-type="float">
            <text:p>0.0075469564591369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81371303938959" calcext:value-type="float">
            <text:p>0.0081371303938959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86858976894676" calcext:value-type="float">
            <text:p>0.0086858976894676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086797818085955" calcext:value-type="float">
            <text:p>0.0086797818085955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75485549355178" calcext:value-type="float">
            <text:p>0.0075485549355178</text:p>
          </table:table-cell>
          <table:table-cell office:value-type="float" office:value="0.990526874585269" calcext:value-type="float">
            <text:p>0.990526874585269</text:p>
          </table:table-cell>
          <table:table-cell office:value-type="float" office:value="0.0075514406699478" calcext:value-type="float">
            <text:p>0.0075514406699478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75485549355178" calcext:value-type="float">
            <text:p>0.0075485549355178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094158615189714" calcext:value-type="float">
            <text:p>0.0094158615189714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70002427722087" calcext:value-type="float">
            <text:p>0.0070002427722087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81371303938959" calcext:value-type="float">
            <text:p>0.0081371303938959</text:p>
          </table:table-cell>
          <table:table-cell office:value-type="float" office:value="0.990529528865295" calcext:value-type="float">
            <text:p>0.990529528865295</text:p>
          </table:table-cell>
          <table:table-cell office:value-type="float" office:value="0.0070961023598561" calcext:value-type="float">
            <text:p>0.0070961023598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284273390843" calcext:value-type="float">
            <text:p>0.978284273390843</text:p>
          </table:table-cell>
          <table:table-cell office:value-type="float" office:value="0.00953265795577342" calcext:value-type="float">
            <text:p>0.00953265795577342</text:p>
          </table:table-cell>
          <table:table-cell office:value-type="float" office:value="0.984420437956204" calcext:value-type="float">
            <text:p>0.984420437956204</text:p>
          </table:table-cell>
          <table:table-cell office:value-type="float" office:value="0.0166423578852897" calcext:value-type="float">
            <text:p>0.0166423578852897</text:p>
          </table:table-cell>
          <table:table-cell office:value-type="float" office:value="0.987760583941606" calcext:value-type="float">
            <text:p>0.987760583941606</text:p>
          </table:table-cell>
          <table:table-cell office:value-type="float" office:value="0.00751618269244008" calcext:value-type="float">
            <text:p>0.00751618269244008</text:p>
          </table:table-cell>
          <table:table-cell office:value-type="float" office:value="0.988785666887857" calcext:value-type="float">
            <text:p>0.988785666887857</text:p>
          </table:table-cell>
          <table:table-cell office:value-type="float" office:value="0.00819595593379662" calcext:value-type="float">
            <text:p>0.00819595593379662</text:p>
          </table:table-cell>
          <table:table-cell office:value-type="float" office:value="0.986159522229595" calcext:value-type="float">
            <text:p>0.986159522229595</text:p>
          </table:table-cell>
          <table:table-cell office:value-type="float" office:value="0.0101627311943318" calcext:value-type="float">
            <text:p>0.0101627311943318</text:p>
          </table:table-cell>
          <table:table-cell office:value-type="float" office:value="0.990533244857332" calcext:value-type="float">
            <text:p>0.990533244857332</text:p>
          </table:table-cell>
          <table:table-cell office:value-type="float" office:value="0.00767568743065838" calcext:value-type="float">
            <text:p>0.00767568743065838</text:p>
          </table:table-cell>
          <table:table-cell office:value-type="float" office:value="0.98878195089582" calcext:value-type="float">
            <text:p>0.98878195089582</text:p>
          </table:table-cell>
          <table:table-cell office:value-type="float" office:value="0.00857993460497166" calcext:value-type="float">
            <text:p>0.00857993460497166</text:p>
          </table:table-cell>
          <table:table-cell office:value-type="float" office:value="0.990678699402787" calcext:value-type="float">
            <text:p>0.990678699402787</text:p>
          </table:table-cell>
          <table:table-cell office:value-type="float" office:value="0.00815994135217076" calcext:value-type="float">
            <text:p>0.00815994135217076</text:p>
          </table:table-cell>
          <table:table-cell office:value-type="float" office:value="0.988779827471798" calcext:value-type="float">
            <text:p>0.988779827471798</text:p>
          </table:table-cell>
          <table:table-cell office:value-type="float" office:value="0.00705945798411738" calcext:value-type="float">
            <text:p>0.00705945798411738</text:p>
          </table:table-cell>
          <table:table-cell office:value-type="float" office:value="0.990822561380226" calcext:value-type="float">
            <text:p>0.990822561380226</text:p>
          </table:table-cell>
          <table:table-cell office:value-type="float" office:value="0.00712345330067316" calcext:value-type="float">
            <text:p>0.00712345330067316</text:p>
          </table:table-cell>
          <table:table-cell office:value-type="float" office:value="0.989653616456536" calcext:value-type="float">
            <text:p>0.989653616456536</text:p>
          </table:table-cell>
          <table:table-cell office:value-type="float" office:value="0.00859125333525204" calcext:value-type="float">
            <text:p>0.00859125333525204</text:p>
          </table:table-cell>
          <table:table-cell office:value-type="float" office:value="0.990823623092236" calcext:value-type="float">
            <text:p>0.990823623092236</text:p>
          </table:table-cell>
          <table:table-cell office:value-type="float" office:value="0.00782701846812454" calcext:value-type="float">
            <text:p>0.00782701846812454</text:p>
          </table:table-cell>
          <table:table-cell office:value-type="float" office:value="0.98805202388852" calcext:value-type="float">
            <text:p>0.98805202388852</text:p>
          </table:table-cell>
          <table:table-cell office:value-type="float" office:value="0.00851174424101562" calcext:value-type="float">
            <text:p>0.00851174424101562</text:p>
          </table:table-cell>
          <table:table-cell office:value-type="float" office:value="0.99082096881221" calcext:value-type="float">
            <text:p>0.99082096881221</text:p>
          </table:table-cell>
          <table:table-cell office:value-type="float" office:value="0.00671951029884238" calcext:value-type="float">
            <text:p>0.00671951029884238</text:p>
          </table:table-cell>
          <table:table-cell office:value-type="float" office:value="0.988491572660915" calcext:value-type="float">
            <text:p>0.988491572660915</text:p>
          </table:table-cell>
          <table:table-cell office:value-type="float" office:value="0.00957184496895204" calcext:value-type="float">
            <text:p>0.00957184496895204</text:p>
          </table:table-cell>
          <table:table-cell office:value-type="float" office:value="0.990967485069675" calcext:value-type="float">
            <text:p>0.990967485069675</text:p>
          </table:table-cell>
          <table:table-cell office:value-type="float" office:value="0.00703795955975584" calcext:value-type="float">
            <text:p>0.0070379595597558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12128924583912" calcext:value-type="float">
            <text:p>0.0112128924583912</text:p>
          </table:table-cell>
          <table:table-cell office:value-type="float" office:value="0.949969167523124" calcext:value-type="float">
            <text:p>0.949969167523124</text:p>
          </table:table-cell>
          <table:table-cell office:value-type="float" office:value="0.0241772026361378" calcext:value-type="float">
            <text:p>0.0241772026361378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8561151079137" calcext:value-type="float">
            <text:p>0.958561151079137</text:p>
          </table:table-cell>
          <table:table-cell office:value-type="float" office:value="0.0222265057849222" calcext:value-type="float">
            <text:p>0.022226505784922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67244675554586" calcext:value-type="float">
            <text:p>0.0167244675554586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47625453521221" calcext:value-type="float">
            <text:p>0.0147625453521221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8" calcext:value-type="float">
            <text:p>0.0070792639644878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16669004265987" calcext:value-type="float">
            <text:p>0.0116669004265987</text:p>
          </table:table-cell>
          <table:table-cell office:value-type="float" office:value="0.95568345323741" calcext:value-type="float">
            <text:p>0.95568345323741</text:p>
          </table:table-cell>
          <table:table-cell office:value-type="float" office:value="0.0170017417906901" calcext:value-type="float">
            <text:p>0.0170017417906901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7739447402205" calcext:value-type="float">
            <text:p>0.017739447402205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63465699351997" calcext:value-type="float">
            <text:p>0.0063465699351997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16669004265987" calcext:value-type="float">
            <text:p>0.01166690042659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32316135974063" calcext:value-type="float">
            <text:p>0.0032316135974063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6390691187124" calcext:value-type="float">
            <text:p>0.016390691187124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95069303597586" calcext:value-type="float">
            <text:p>0.00950693035975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58890030832" calcext:value-type="float">
            <text:p>0.949958890030832</text:p>
          </table:table-cell>
          <table:table-cell office:value-type="float" office:value="0.0132807213261336" calcext:value-type="float">
            <text:p>0.0132807213261336</text:p>
          </table:table-cell>
          <table:table-cell office:value-type="float" office:value="0.949958890030832" calcext:value-type="float">
            <text:p>0.949958890030832</text:p>
          </table:table-cell>
          <table:table-cell office:value-type="float" office:value="0.0159030868446134" calcext:value-type="float">
            <text:p>0.0159030868446134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2713251733754" calcext:value-type="float">
            <text:p>0.012713251733754</text:p>
          </table:table-cell>
          <table:table-cell office:value-type="float" office:value="0.958540596094553" calcext:value-type="float">
            <text:p>0.958540596094553</text:p>
          </table:table-cell>
          <table:table-cell office:value-type="float" office:value="0.0127172495252243" calcext:value-type="float">
            <text:p>0.0127172495252243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16669004265986" calcext:value-type="float">
            <text:p>0.0116669004265986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29079022798104" calcext:value-type="float">
            <text:p>0.012907902279810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05324240439183" calcext:value-type="float">
            <text:p>0.010532424043918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07446131518735" calcext:value-type="float">
            <text:p>0.0107446131518735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4768759999456" calcext:value-type="float">
            <text:p>0.01476875999945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93259819154789" calcext:value-type="float">
            <text:p>0.00932598191547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8520041109969" calcext:value-type="float">
            <text:p>0.948520041109969</text:p>
          </table:table-cell>
          <table:table-cell office:value-type="float" office:value="0.0104994908536746" calcext:value-type="float">
            <text:p>0.0104994908536746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169845705151219" calcext:value-type="float">
            <text:p>0.0169845705151219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2713251733754" calcext:value-type="float">
            <text:p>0.012713251733754</text:p>
          </table:table-cell>
          <table:table-cell office:value-type="float" office:value="0.957122302158273" calcext:value-type="float">
            <text:p>0.957122302158273</text:p>
          </table:table-cell>
          <table:table-cell office:value-type="float" office:value="0.0181704857506239" calcext:value-type="float">
            <text:p>0.0181704857506239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2713251733754" calcext:value-type="float">
            <text:p>0.012713251733754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16904724245163" calcext:value-type="float">
            <text:p>0.0116904724245163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12128924583912" calcext:value-type="float">
            <text:p>0.011212892458391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58844140899367" calcext:value-type="float">
            <text:p>0.0058844140899367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00109316850038" calcext:value-type="float">
            <text:p>0.0100109316850038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169845705151219" calcext:value-type="float">
            <text:p>0.0169845705151219</text:p>
          </table:table-cell>
          <table:table-cell office:value-type="float" office:value="0.951387461459404" calcext:value-type="float">
            <text:p>0.951387461459404</text:p>
          </table:table-cell>
          <table:table-cell office:value-type="float" office:value="0.0136648623078876" calcext:value-type="float">
            <text:p>0.0136648623078876</text:p>
          </table:table-cell>
          <table:table-cell office:value-type="float" office:value="0.95568345323741" calcext:value-type="float">
            <text:p>0.95568345323741</text:p>
          </table:table-cell>
          <table:table-cell office:value-type="float" office:value="0.0154285065950672" calcext:value-type="float">
            <text:p>0.0154285065950672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07738319828648" calcext:value-type="float">
            <text:p>0.0107738319828648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07738319828648" calcext:value-type="float">
            <text:p>0.010773831982864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05169559038029" calcext:value-type="float">
            <text:p>0.0105169559038029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95069303597586" calcext:value-type="float">
            <text:p>0.009506930359758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8" calcext:value-type="float">
            <text:p>0.0080656709226038</text:p>
          </table:table-cell>
          <table:table-cell office:value-type="float" office:value="0.948509763617677" calcext:value-type="float">
            <text:p>0.948509763617677</text:p>
          </table:table-cell>
          <table:table-cell office:value-type="float" office:value="0.0092429602857557" calcext:value-type="float">
            <text:p>0.0092429602857557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00109316850038" calcext:value-type="float">
            <text:p>0.0100109316850038</text:p>
          </table:table-cell>
          <table:table-cell office:value-type="float" office:value="0.949958890030832" calcext:value-type="float">
            <text:p>0.949958890030832</text:p>
          </table:table-cell>
          <table:table-cell office:value-type="float" office:value="0.0159030868446134" calcext:value-type="float">
            <text:p>0.0159030868446134</text:p>
          </table:table-cell>
          <table:table-cell office:value-type="float" office:value="0.951387461459404" calcext:value-type="float">
            <text:p>0.951387461459404</text:p>
          </table:table-cell>
          <table:table-cell office:value-type="float" office:value="0.0154191073041468" calcext:value-type="float">
            <text:p>0.0154191073041468</text:p>
          </table:table-cell>
          <table:table-cell office:value-type="float" office:value="0.954254881808839" calcext:value-type="float">
            <text:p>0.954254881808839</text:p>
          </table:table-cell>
          <table:table-cell office:value-type="float" office:value="0.0163872189423083" calcext:value-type="float">
            <text:p>0.0163872189423083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07738319828648" calcext:value-type="float">
            <text:p>0.010773831982864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05169559038029" calcext:value-type="float">
            <text:p>0.0105169559038029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95069303597586" calcext:value-type="float">
            <text:p>0.009506930359758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8" calcext:value-type="float">
            <text:p>0.008065670922603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4768759999456" calcext:value-type="float">
            <text:p>0.014768759999456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0.949664953751285" calcext:value-type="float">
            <text:p>0.949664953751285</text:p>
          </table:table-cell>
          <table:table-cell office:value-type="float" office:value="0.0110029936016414" calcext:value-type="float">
            <text:p>0.0110029936016414</text:p>
          </table:table-cell>
          <table:table-cell office:value-type="float" office:value="0.949389516957862" calcext:value-type="float">
            <text:p>0.949389516957862</text:p>
          </table:table-cell>
          <table:table-cell office:value-type="float" office:value="0.0179905034711217" calcext:value-type="float">
            <text:p>0.0179905034711217</text:p>
          </table:table-cell>
          <table:table-cell office:value-type="float" office:value="0.95137923946557" calcext:value-type="float">
            <text:p>0.95137923946557</text:p>
          </table:table-cell>
          <table:table-cell office:value-type="float" office:value="0.0127554459457909" calcext:value-type="float">
            <text:p>0.0127554459457909</text:p>
          </table:table-cell>
          <table:table-cell office:value-type="float" office:value="0.956832476875642" calcext:value-type="float">
            <text:p>0.956832476875642</text:p>
          </table:table-cell>
          <table:table-cell office:value-type="float" office:value="0.0169859933196292" calcext:value-type="float">
            <text:p>0.0169859933196292</text:p>
          </table:table-cell>
          <table:table-cell office:value-type="float" office:value="0.953091469681398" calcext:value-type="float">
            <text:p>0.953091469681398</text:p>
          </table:table-cell>
          <table:table-cell office:value-type="float" office:value="0.0132921757438411" calcext:value-type="float">
            <text:p>0.0132921757438411</text:p>
          </table:table-cell>
          <table:table-cell office:value-type="float" office:value="0.952236382322713" calcext:value-type="float">
            <text:p>0.952236382322713</text:p>
          </table:table-cell>
          <table:table-cell office:value-type="float" office:value="0.0142835457387041" calcext:value-type="float">
            <text:p>0.0142835457387041</text:p>
          </table:table-cell>
          <table:table-cell office:value-type="float" office:value="0.954517985611511" calcext:value-type="float">
            <text:p>0.954517985611511</text:p>
          </table:table-cell>
          <table:table-cell office:value-type="float" office:value="0.0102285502532426" calcext:value-type="float">
            <text:p>0.0102285502532426</text:p>
          </table:table-cell>
          <table:table-cell office:value-type="float" office:value="0.957093525179856" calcext:value-type="float">
            <text:p>0.957093525179856</text:p>
          </table:table-cell>
          <table:table-cell office:value-type="float" office:value="0.00988309561101024" calcext:value-type="float">
            <text:p>0.00988309561101024</text:p>
          </table:table-cell>
          <table:table-cell office:value-type="float" office:value="0.95137923946557" calcext:value-type="float">
            <text:p>0.95137923946557</text:p>
          </table:table-cell>
          <table:table-cell office:value-type="float" office:value="0.0109316635688938" calcext:value-type="float">
            <text:p>0.0109316635688938</text:p>
          </table:table-cell>
          <table:table-cell office:value-type="float" office:value="0.957954779033916" calcext:value-type="float">
            <text:p>0.957954779033916</text:p>
          </table:table-cell>
          <table:table-cell office:value-type="float" office:value="0.0114914633384249" calcext:value-type="float">
            <text:p>0.0114914633384249</text:p>
          </table:table-cell>
          <table:table-cell office:value-type="float" office:value="0.953377183967112" calcext:value-type="float">
            <text:p>0.953377183967112</text:p>
          </table:table-cell>
          <table:table-cell office:value-type="float" office:value="0.011481296442223" calcext:value-type="float">
            <text:p>0.011481296442223</text:p>
          </table:table-cell>
          <table:table-cell office:value-type="float" office:value="0.957368961973278" calcext:value-type="float">
            <text:p>0.957368961973278</text:p>
          </table:table-cell>
          <table:table-cell office:value-type="float" office:value="0.00888842520002284" calcext:value-type="float">
            <text:p>0.00888842520002284</text:p>
          </table:table-cell>
          <table:table-cell office:value-type="float" office:value="0.953948612538541" calcext:value-type="float">
            <text:p>0.953948612538541</text:p>
          </table:table-cell>
          <table:table-cell office:value-type="float" office:value="0.0091818373894317" calcext:value-type="float">
            <text:p>0.0091818373894317</text:p>
          </table:table-cell>
          <table:table-cell office:value-type="float" office:value="0.952799588900308" calcext:value-type="float">
            <text:p>0.952799588900308</text:p>
          </table:table-cell>
          <table:table-cell office:value-type="float" office:value="0.00961129287703928" calcext:value-type="float">
            <text:p>0.00961129287703928</text:p>
          </table:table-cell>
          <table:table-cell office:value-type="float" office:value="0.953375128468653" calcext:value-type="float">
            <text:p>0.953375128468653</text:p>
          </table:table-cell>
          <table:table-cell office:value-type="float" office:value="0.0101036474813368" calcext:value-type="float">
            <text:p>0.0101036474813368</text:p>
          </table:table-cell>
          <table:table-cell office:value-type="float" office:value="0.956799588900308" calcext:value-type="float">
            <text:p>0.956799588900308</text:p>
          </table:table-cell>
          <table:table-cell office:value-type="float" office:value="0.0110275450298542" calcext:value-type="float">
            <text:p>0.01102754502985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33027756557168" calcext:value-type="float">
            <text:p>0.733027756557168</text:p>
          </table:table-cell>
          <table:table-cell office:value-type="float" office:value="0.0363149127257232" calcext:value-type="float">
            <text:p>0.0363149127257232</text:p>
          </table:table-cell>
          <table:table-cell office:value-type="float" office:value="0.730345471521942" calcext:value-type="float">
            <text:p>0.730345471521942</text:p>
          </table:table-cell>
          <table:table-cell office:value-type="float" office:value="0.0494937914642648" calcext:value-type="float">
            <text:p>0.0494937914642648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342774396662019" calcext:value-type="float">
            <text:p>0.0342774396662019</text:p>
          </table:table-cell>
          <table:table-cell office:value-type="float" office:value="0.746014769544181" calcext:value-type="float">
            <text:p>0.746014769544181</text:p>
          </table:table-cell>
          <table:table-cell office:value-type="float" office:value="0.0449031565984132" calcext:value-type="float">
            <text:p>0.0449031565984132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84512965952773" calcext:value-type="float">
            <text:p>0.0284512965952773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68084352674401" calcext:value-type="float">
            <text:p>0.0268084352674401</text:p>
          </table:table-cell>
          <table:table-cell office:value-type="float" office:value="0.734309481368305" calcext:value-type="float">
            <text:p>0.734309481368305</text:p>
          </table:table-cell>
          <table:table-cell office:value-type="float" office:value="0.0404699711159817" calcext:value-type="float">
            <text:p>0.0404699711159817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4201909251211" calcext:value-type="float">
            <text:p>0.024201909251211</text:p>
          </table:table-cell>
          <table:table-cell office:value-type="float" office:value="0.7356591121297" calcext:value-type="float">
            <text:p>0.7356591121297</text:p>
          </table:table-cell>
          <table:table-cell office:value-type="float" office:value="0.0113735181763524" calcext:value-type="float">
            <text:p>0.0113735181763524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47159418164414" calcext:value-type="float">
            <text:p>0.0247159418164414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405745222458273" calcext:value-type="float">
            <text:p>0.0405745222458273</text:p>
          </table:table-cell>
          <table:table-cell office:value-type="float" office:value="0.7409048467872" calcext:value-type="float">
            <text:p>0.7409048467872</text:p>
          </table:table-cell>
          <table:table-cell office:value-type="float" office:value="0.0210134914044833" calcext:value-type="float">
            <text:p>0.0210134914044833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403748113706245" calcext:value-type="float">
            <text:p>0.0403748113706245</text:p>
          </table:table-cell>
          <table:table-cell office:value-type="float" office:value="0.748654613360496" calcext:value-type="float">
            <text:p>0.748654613360496</text:p>
          </table:table-cell>
          <table:table-cell office:value-type="float" office:value="0.031827255540523" calcext:value-type="float">
            <text:p>0.031827255540523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9826166840189" calcext:value-type="float">
            <text:p>0.039826166840189</text:p>
          </table:table-cell>
          <table:table-cell office:value-type="float" office:value="0.736940836940837" calcext:value-type="float">
            <text:p>0.736940836940837</text:p>
          </table:table-cell>
          <table:table-cell office:value-type="float" office:value="0.0330519613248743" calcext:value-type="float">
            <text:p>0.033051961324874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1696600508439" calcext:value-type="float">
            <text:p>0.0321696600508439</text:p>
          </table:table-cell>
          <table:table-cell office:value-type="float" office:value="0.75377302436126" calcext:value-type="float">
            <text:p>0.75377302436126</text:p>
          </table:table-cell>
          <table:table-cell office:value-type="float" office:value="0.0481707703772988" calcext:value-type="float">
            <text:p>0.0481707703772988</text:p>
          </table:table-cell>
          <table:table-cell office:value-type="float" office:value="0.76168406756642" calcext:value-type="float">
            <text:p>0.76168406756642</text:p>
          </table:table-cell>
          <table:table-cell office:value-type="float" office:value="0.0396645650463241" calcext:value-type="float">
            <text:p>0.039664565046324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413734669452195" calcext:value-type="float">
            <text:p>0.0413734669452195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25127521932039" calcext:value-type="float">
            <text:p>0.0325127521932039</text:p>
          </table:table-cell>
          <table:table-cell office:value-type="float" office:value="0.769433834139716" calcext:value-type="float">
            <text:p>0.769433834139716</text:p>
          </table:table-cell>
          <table:table-cell office:value-type="float" office:value="0.0467570461204835" calcext:value-type="float">
            <text:p>0.0467570461204835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426262518591831" calcext:value-type="float">
            <text:p>0.0426262518591831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253540978721253" calcext:value-type="float">
            <text:p>0.0253540978721253</text:p>
          </table:table-cell>
          <table:table-cell office:value-type="float" office:value="0.74867158984806" calcext:value-type="float">
            <text:p>0.74867158984806</text:p>
          </table:table-cell>
          <table:table-cell office:value-type="float" office:value="0.0191454685888507" calcext:value-type="float">
            <text:p>0.0191454685888507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239894536439171" calcext:value-type="float">
            <text:p>0.0239894536439171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9098682389626" calcext:value-type="float">
            <text:p>0.0399098682389626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23193379284688" calcext:value-type="float">
            <text:p>0.0323193379284688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368357923415179" calcext:value-type="float">
            <text:p>0.0368357923415179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435744492684204" calcext:value-type="float">
            <text:p>0.0435744492684204</text:p>
          </table:table-cell>
          <table:table-cell office:value-type="float" office:value="0.761616161616162" calcext:value-type="float">
            <text:p>0.761616161616162</text:p>
          </table:table-cell>
          <table:table-cell office:value-type="float" office:value="0.0461344287857667" calcext:value-type="float">
            <text:p>0.0461344287857667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265055419072226" calcext:value-type="float">
            <text:p>0.026505541907222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304619524146274" calcext:value-type="float">
            <text:p>0.0304619524146274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12382450145894" calcext:value-type="float">
            <text:p>0.0312382450145894</text:p>
          </table:table-cell>
          <table:table-cell office:value-type="float" office:value="0.76689584924879" calcext:value-type="float">
            <text:p>0.76689584924879</text:p>
          </table:table-cell>
          <table:table-cell office:value-type="float" office:value="0.0356471197868858" calcext:value-type="float">
            <text:p>0.0356471197868858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1113667214474" calcext:value-type="float">
            <text:p>0.0321113667214474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06965251581845" calcext:value-type="float">
            <text:p>0.0306965251581845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444675569838043" calcext:value-type="float">
            <text:p>0.0444675569838043</text:p>
          </table:table-cell>
          <table:table-cell office:value-type="float" office:value="0.747313470842883" calcext:value-type="float">
            <text:p>0.747313470842883</text:p>
          </table:table-cell>
          <table:table-cell office:value-type="float" office:value="0.0373596818002027" calcext:value-type="float">
            <text:p>0.0373596818002027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1113667214474" calcext:value-type="float">
            <text:p>0.032111366721447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249293195386391" calcext:value-type="float">
            <text:p>0.0249293195386391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96285617704625" calcext:value-type="float">
            <text:p>0.0396285617704625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87206361527601" calcext:value-type="float">
            <text:p>0.0387206361527601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30696138773592" calcext:value-type="float">
            <text:p>0.03306961387735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295669638470001" calcext:value-type="float">
            <text:p>0.0295669638470001</text:p>
          </table:table-cell>
          <table:table-cell office:value-type="float" office:value="0.756446821152703" calcext:value-type="float">
            <text:p>0.756446821152703</text:p>
          </table:table-cell>
          <table:table-cell office:value-type="float" office:value="0.0306547491934368" calcext:value-type="float">
            <text:p>0.030654749193436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401718254872854" calcext:value-type="float">
            <text:p>0.0401718254872854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2920266768431" calcext:value-type="float">
            <text:p>0.03292026676843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29114830842254" calcext:value-type="float">
            <text:p>0.029114830842254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54084876711513" calcext:value-type="float">
            <text:p>0.0254084876711513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4535953509662" calcext:value-type="float">
            <text:p>0.034535953509662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44157725716639" calcext:value-type="float">
            <text:p>0.0344157725716639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29858303928955" calcext:value-type="float">
            <text:p>0.029858303928955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29452122530183" calcext:value-type="float">
            <text:p>0.0429452122530183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289541261719728" calcext:value-type="float">
            <text:p>0.028954126171972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2377507487145" calcext:value-type="float">
            <text:p>0.0362377507487145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38032551501047" calcext:value-type="float">
            <text:p>0.0238032551501047</text:p>
          </table:table-cell>
          <table:table-cell office:value-type="float" office:value="0.761641626347509" calcext:value-type="float">
            <text:p>0.761641626347509</text:p>
          </table:table-cell>
          <table:table-cell office:value-type="float" office:value="0.0297620753584722" calcext:value-type="float">
            <text:p>0.0297620753584722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59118600205007" calcext:value-type="float">
            <text:p>0.0359118600205007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27198319432244" calcext:value-type="float">
            <text:p>0.0327198319432244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387181635727815" calcext:value-type="float">
            <text:p>0.0387181635727815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32016030700312" calcext:value-type="float">
            <text:p>0.0332016030700312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289931992458639" calcext:value-type="float">
            <text:p>0.028993199245863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269983368455951" calcext:value-type="float">
            <text:p>0.0269983368455951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258777062322295" calcext:value-type="float">
            <text:p>0.0258777062322295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347085834782531" calcext:value-type="float">
            <text:p>0.0347085834782531</text:p>
          </table:table-cell>
          <table:table-cell office:value-type="float" office:value="0.755182072829132" calcext:value-type="float">
            <text:p>0.755182072829132</text:p>
          </table:table-cell>
          <table:table-cell office:value-type="float" office:value="0.0309218810490124" calcext:value-type="float">
            <text:p>0.0309218810490124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74451811857257" calcext:value-type="float">
            <text:p>0.0274451811857257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8825733957867" calcext:value-type="float">
            <text:p>0.0328825733957867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58253858051487" calcext:value-type="float">
            <text:p>0.0258253858051487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66156189523941" calcext:value-type="float">
            <text:p>0.0366156189523941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50347975940226" calcext:value-type="float">
            <text:p>0.0250347975940226</text:p>
          </table:table-cell>
          <table:table-cell office:value-type="float" office:value="0.766853408029879" calcext:value-type="float">
            <text:p>0.766853408029879</text:p>
          </table:table-cell>
          <table:table-cell office:value-type="float" office:value="0.0296328103888112" calcext:value-type="float">
            <text:p>0.0296328103888112</text:p>
          </table:table-cell>
          <table:table-cell office:value-type="float" office:value="0.756446821152704" calcext:value-type="float">
            <text:p>0.756446821152704</text:p>
          </table:table-cell>
          <table:table-cell office:value-type="float" office:value="0.0366137077280237" calcext:value-type="float">
            <text:p>0.0366137077280237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22128348284663" calcext:value-type="float">
            <text:p>0.032212834828466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27228073105186" calcext:value-type="float">
            <text:p>0.0327228073105186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68457200760224" calcext:value-type="float">
            <text:p>0.0368457200760224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9380422344463" calcext:value-type="float">
            <text:p>0.029380422344463</text:p>
          </table:table-cell>
          <table:table-cell office:value-type="float" office:value="0.762931839402428" calcext:value-type="float">
            <text:p>0.762931839402428</text:p>
          </table:table-cell>
          <table:table-cell office:value-type="float" office:value="0.0335577004129897" calcext:value-type="float">
            <text:p>0.0335577004129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751518546812665" calcext:value-type="float">
            <text:p>0.751518546812665</text:p>
          </table:table-cell>
          <table:table-cell office:value-type="float" office:value="0.0310119385758087" calcext:value-type="float">
            <text:p>0.0310119385758087</text:p>
          </table:table-cell>
          <table:table-cell office:value-type="float" office:value="0.747822765469824" calcext:value-type="float">
            <text:p>0.747822765469824</text:p>
          </table:table-cell>
          <table:table-cell office:value-type="float" office:value="0.0360378001519068" calcext:value-type="float">
            <text:p>0.0360378001519068</text:p>
          </table:table-cell>
          <table:table-cell office:value-type="float" office:value="0.759857397504456" calcext:value-type="float">
            <text:p>0.759857397504456</text:p>
          </table:table-cell>
          <table:table-cell office:value-type="float" office:value="0.0357667322974654" calcext:value-type="float">
            <text:p>0.0357667322974654</text:p>
          </table:table-cell>
          <table:table-cell office:value-type="float" office:value="0.75385451150157" calcext:value-type="float">
            <text:p>0.75385451150157</text:p>
          </table:table-cell>
          <table:table-cell office:value-type="float" office:value="0.0367451287771513" calcext:value-type="float">
            <text:p>0.0367451287771513</text:p>
          </table:table-cell>
          <table:table-cell office:value-type="float" office:value="0.755930735930736" calcext:value-type="float">
            <text:p>0.755930735930736</text:p>
          </table:table-cell>
          <table:table-cell office:value-type="float" office:value="0.0297928118122693" calcext:value-type="float">
            <text:p>0.0297928118122693</text:p>
          </table:table-cell>
          <table:table-cell office:value-type="float" office:value="0.758003565062389" calcext:value-type="float">
            <text:p>0.758003565062389</text:p>
          </table:table-cell>
          <table:table-cell office:value-type="float" office:value="0.0387721648041066" calcext:value-type="float">
            <text:p>0.0387721648041066</text:p>
          </table:table-cell>
          <table:table-cell office:value-type="float" office:value="0.748882098293863" calcext:value-type="float">
            <text:p>0.748882098293863</text:p>
          </table:table-cell>
          <table:table-cell office:value-type="float" office:value="0.0350470833504978" calcext:value-type="float">
            <text:p>0.0350470833504978</text:p>
          </table:table-cell>
          <table:table-cell office:value-type="float" office:value="0.754657499363382" calcext:value-type="float">
            <text:p>0.754657499363382</text:p>
          </table:table-cell>
          <table:table-cell office:value-type="float" office:value="0.0309041487091785" calcext:value-type="float">
            <text:p>0.0309041487091785</text:p>
          </table:table-cell>
          <table:table-cell office:value-type="float" office:value="0.748926237161531" calcext:value-type="float">
            <text:p>0.748926237161531</text:p>
          </table:table-cell>
          <table:table-cell office:value-type="float" office:value="0.0208572718095939" calcext:value-type="float">
            <text:p>0.0208572718095939</text:p>
          </table:table-cell>
          <table:table-cell office:value-type="float" office:value="0.759054409642645" calcext:value-type="float">
            <text:p>0.759054409642645</text:p>
          </table:table-cell>
          <table:table-cell office:value-type="float" office:value="0.0295457685956209" calcext:value-type="float">
            <text:p>0.0295457685956209</text:p>
          </table:table-cell>
          <table:table-cell office:value-type="float" office:value="0.755401069518717" calcext:value-type="float">
            <text:p>0.755401069518717</text:p>
          </table:table-cell>
          <table:table-cell office:value-type="float" office:value="0.0383461188772149" calcext:value-type="float">
            <text:p>0.0383461188772149</text:p>
          </table:table-cell>
          <table:table-cell office:value-type="float" office:value="0.752813852813853" calcext:value-type="float">
            <text:p>0.752813852813853</text:p>
          </table:table-cell>
          <table:table-cell office:value-type="float" office:value="0.0302670219964004" calcext:value-type="float">
            <text:p>0.0302670219964004</text:p>
          </table:table-cell>
          <table:table-cell office:value-type="float" office:value="0.752540531364061" calcext:value-type="float">
            <text:p>0.752540531364061</text:p>
          </table:table-cell>
          <table:table-cell office:value-type="float" office:value="0.0336310213722303" calcext:value-type="float">
            <text:p>0.0336310213722303</text:p>
          </table:table-cell>
          <table:table-cell office:value-type="float" office:value="0.755132841015194" calcext:value-type="float">
            <text:p>0.755132841015194</text:p>
          </table:table-cell>
          <table:table-cell office:value-type="float" office:value="0.0363240675302368" calcext:value-type="float">
            <text:p>0.0363240675302368</text:p>
          </table:table-cell>
          <table:table-cell office:value-type="float" office:value="0.754095577624989" calcext:value-type="float">
            <text:p>0.754095577624989</text:p>
          </table:table-cell>
          <table:table-cell office:value-type="float" office:value="0.0377428893055471" calcext:value-type="float">
            <text:p>0.0377428893055471</text:p>
          </table:table-cell>
          <table:table-cell office:value-type="float" office:value="0.755409557762499" calcext:value-type="float">
            <text:p>0.755409557762499</text:p>
          </table:table-cell>
          <table:table-cell office:value-type="float" office:value="0.0310057339318763" calcext:value-type="float">
            <text:p>0.031005733931876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49832486354226" calcext:value-type="float">
            <text:p>0.649832486354226</text:p>
          </table:table-cell>
          <table:table-cell office:value-type="float" office:value="0.0300579838587033" calcext:value-type="float">
            <text:p>0.0300579838587033</text:p>
          </table:table-cell>
          <table:table-cell office:value-type="float" office:value="0.649836250705816" calcext:value-type="float">
            <text:p>0.649836250705816</text:p>
          </table:table-cell>
          <table:table-cell office:value-type="float" office:value="0.0298577882171629" calcext:value-type="float">
            <text:p>0.0298577882171629</text:p>
          </table:table-cell>
          <table:table-cell office:value-type="float" office:value="0.671567852437418" calcext:value-type="float">
            <text:p>0.671567852437418</text:p>
          </table:table-cell>
          <table:table-cell office:value-type="float" office:value="0.0246590552167996" calcext:value-type="float">
            <text:p>0.0246590552167996</text:p>
          </table:table-cell>
          <table:table-cell office:value-type="float" office:value="0.652486354225485" calcext:value-type="float">
            <text:p>0.652486354225485</text:p>
          </table:table-cell>
          <table:table-cell office:value-type="float" office:value="0.0371444987408049" calcext:value-type="float">
            <text:p>0.0371444987408049</text:p>
          </table:table-cell>
          <table:table-cell office:value-type="float" office:value="0.655915678524374" calcext:value-type="float">
            <text:p>0.655915678524374</text:p>
          </table:table-cell>
          <table:table-cell office:value-type="float" office:value="0.0404633617718077" calcext:value-type="float">
            <text:p>0.0404633617718077</text:p>
          </table:table-cell>
          <table:table-cell office:value-type="float" office:value="0.655072463768116" calcext:value-type="float">
            <text:p>0.655072463768116</text:p>
          </table:table-cell>
          <table:table-cell office:value-type="float" office:value="0.0356474605108662" calcext:value-type="float">
            <text:p>0.0356474605108662</text:p>
          </table:table-cell>
          <table:table-cell office:value-type="float" office:value="0.665518539431583" calcext:value-type="float">
            <text:p>0.665518539431583</text:p>
          </table:table-cell>
          <table:table-cell office:value-type="float" office:value="0.0179289223822236" calcext:value-type="float">
            <text:p>0.0179289223822236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303875617961437" calcext:value-type="float">
            <text:p>0.0303875617961437</text:p>
          </table:table-cell>
          <table:table-cell office:value-type="float" office:value="0.647242612460004" calcext:value-type="float">
            <text:p>0.647242612460004</text:p>
          </table:table-cell>
          <table:table-cell office:value-type="float" office:value="0.028865459381001" calcext:value-type="float">
            <text:p>0.028865459381001</text:p>
          </table:table-cell>
          <table:table-cell office:value-type="float" office:value="0.649847543760587" calcext:value-type="float">
            <text:p>0.649847543760587</text:p>
          </table:table-cell>
          <table:table-cell office:value-type="float" office:value="0.0345727838921942" calcext:value-type="float">
            <text:p>0.0345727838921942</text:p>
          </table:table-cell>
          <table:table-cell office:value-type="float" office:value="0.659435347261434" calcext:value-type="float">
            <text:p>0.659435347261434</text:p>
          </table:table-cell>
          <table:table-cell office:value-type="float" office:value="0.029285359232228" calcext:value-type="float">
            <text:p>0.029285359232228</text:p>
          </table:table-cell>
          <table:table-cell office:value-type="float" office:value="0.661995106342932" calcext:value-type="float">
            <text:p>0.661995106342932</text:p>
          </table:table-cell>
          <table:table-cell office:value-type="float" office:value="0.040122627544291" calcext:value-type="float">
            <text:p>0.040122627544291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424498786973842" calcext:value-type="float">
            <text:p>0.0424498786973842</text:p>
          </table:table-cell>
          <table:table-cell office:value-type="float" office:value="0.668959156785244" calcext:value-type="float">
            <text:p>0.668959156785244</text:p>
          </table:table-cell>
          <table:table-cell office:value-type="float" office:value="0.0255960179043098" calcext:value-type="float">
            <text:p>0.0255960179043098</text:p>
          </table:table-cell>
          <table:table-cell office:value-type="float" office:value="0.658509316770186" calcext:value-type="float">
            <text:p>0.658509316770186</text:p>
          </table:table-cell>
          <table:table-cell office:value-type="float" office:value="0.0346781928749203" calcext:value-type="float">
            <text:p>0.0346781928749203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421196573778009" calcext:value-type="float">
            <text:p>0.042119657377800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58520609824958" calcext:value-type="float">
            <text:p>0.658520609824958</text:p>
          </table:table-cell>
          <table:table-cell office:value-type="float" office:value="0.0387058146711325" calcext:value-type="float">
            <text:p>0.0387058146711325</text:p>
          </table:table-cell>
          <table:table-cell office:value-type="float" office:value="0.6585431959345" calcext:value-type="float">
            <text:p>0.6585431959345</text:p>
          </table:table-cell>
          <table:table-cell office:value-type="float" office:value="0.0118317588681924" calcext:value-type="float">
            <text:p>0.0118317588681924</text:p>
          </table:table-cell>
          <table:table-cell office:value-type="float" office:value="0.676789008093356" calcext:value-type="float">
            <text:p>0.676789008093356</text:p>
          </table:table-cell>
          <table:table-cell office:value-type="float" office:value="0.0245339950760333" calcext:value-type="float">
            <text:p>0.024533995076033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456340331723715" calcext:value-type="float">
            <text:p>0.0456340331723715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284687921116491" calcext:value-type="float">
            <text:p>0.0284687921116491</text:p>
          </table:table-cell>
          <table:table-cell office:value-type="float" office:value="0.668085827216262" calcext:value-type="float">
            <text:p>0.668085827216262</text:p>
          </table:table-cell>
          <table:table-cell office:value-type="float" office:value="0.0411146764780806" calcext:value-type="float">
            <text:p>0.0411146764780806</text:p>
          </table:table-cell>
          <table:table-cell office:value-type="float" office:value="0.680252211556559" calcext:value-type="float">
            <text:p>0.680252211556559</text:p>
          </table:table-cell>
          <table:table-cell office:value-type="float" office:value="0.0364476390825409" calcext:value-type="float">
            <text:p>0.0364476390825409</text:p>
          </table:table-cell>
          <table:table-cell office:value-type="float" office:value="0.663734236777715" calcext:value-type="float">
            <text:p>0.663734236777715</text:p>
          </table:table-cell>
          <table:table-cell office:value-type="float" office:value="0.0321565407838165" calcext:value-type="float">
            <text:p>0.0321565407838165</text:p>
          </table:table-cell>
          <table:table-cell office:value-type="float" office:value="0.671567852437418" calcext:value-type="float">
            <text:p>0.671567852437418</text:p>
          </table:table-cell>
          <table:table-cell office:value-type="float" office:value="0.0273833150258204" calcext:value-type="float">
            <text:p>0.0273833150258204</text:p>
          </table:table-cell>
          <table:table-cell office:value-type="float" office:value="0.669847543760587" calcext:value-type="float">
            <text:p>0.669847543760587</text:p>
          </table:table-cell>
          <table:table-cell office:value-type="float" office:value="0.033448157124724" calcext:value-type="float">
            <text:p>0.033448157124724</text:p>
          </table:table-cell>
          <table:table-cell office:value-type="float" office:value="0.680267268962921" calcext:value-type="float">
            <text:p>0.680267268962921</text:p>
          </table:table-cell>
          <table:table-cell office:value-type="float" office:value="0.0267023292344863" calcext:value-type="float">
            <text:p>0.0267023292344863</text:p>
          </table:table-cell>
          <table:table-cell office:value-type="float" office:value="0.669843779408997" calcext:value-type="float">
            <text:p>0.669843779408997</text:p>
          </table:table-cell>
          <table:table-cell office:value-type="float" office:value="0.0326350243487084" calcext:value-type="float">
            <text:p>0.0326350243487084</text:p>
          </table:table-cell>
          <table:table-cell office:value-type="float" office:value="0.673284396762658" calcext:value-type="float">
            <text:p>0.673284396762658</text:p>
          </table:table-cell>
          <table:table-cell office:value-type="float" office:value="0.0456556659508418" calcext:value-type="float">
            <text:p>0.0456556659508418</text:p>
          </table:table-cell>
          <table:table-cell office:value-type="float" office:value="0.687201204592509" calcext:value-type="float">
            <text:p>0.687201204592509</text:p>
          </table:table-cell>
          <table:table-cell office:value-type="float" office:value="0.0319500685646925" calcext:value-type="float">
            <text:p>0.0319500685646925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222687988873571" calcext:value-type="float">
            <text:p>0.0222687988873571</text:p>
          </table:table-cell>
          <table:table-cell office:value-type="float" office:value="0.682823263692829" calcext:value-type="float">
            <text:p>0.682823263692829</text:p>
          </table:table-cell>
          <table:table-cell office:value-type="float" office:value="0.0422626147892869" calcext:value-type="float">
            <text:p>0.042262614789286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61121776773951" calcext:value-type="float">
            <text:p>0.661121776773951</text:p>
          </table:table-cell>
          <table:table-cell office:value-type="float" office:value="0.0435026155955393" calcext:value-type="float">
            <text:p>0.0435026155955393</text:p>
          </table:table-cell>
          <table:table-cell office:value-type="float" office:value="0.664607566346697" calcext:value-type="float">
            <text:p>0.664607566346697</text:p>
          </table:table-cell>
          <table:table-cell office:value-type="float" office:value="0.0225679062726703" calcext:value-type="float">
            <text:p>0.0225679062726703</text:p>
          </table:table-cell>
          <table:table-cell office:value-type="float" office:value="0.682868435911914" calcext:value-type="float">
            <text:p>0.682868435911914</text:p>
          </table:table-cell>
          <table:table-cell office:value-type="float" office:value="0.035883461627152" calcext:value-type="float">
            <text:p>0.035883461627152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390623070727406" calcext:value-type="float">
            <text:p>0.0390623070727406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9451122741998" calcext:value-type="float">
            <text:p>0.0299451122741998</text:p>
          </table:table-cell>
          <table:table-cell office:value-type="float" office:value="0.672422360248447" calcext:value-type="float">
            <text:p>0.672422360248447</text:p>
          </table:table-cell>
          <table:table-cell office:value-type="float" office:value="0.0369332877537322" calcext:value-type="float">
            <text:p>0.0369332877537322</text:p>
          </table:table-cell>
          <table:table-cell office:value-type="float" office:value="0.675923207227555" calcext:value-type="float">
            <text:p>0.675923207227555</text:p>
          </table:table-cell>
          <table:table-cell office:value-type="float" office:value="0.0337410983082325" calcext:value-type="float">
            <text:p>0.0337410983082325</text:p>
          </table:table-cell>
          <table:table-cell office:value-type="float" office:value="0.676766421983813" calcext:value-type="float">
            <text:p>0.676766421983813</text:p>
          </table:table-cell>
          <table:table-cell office:value-type="float" office:value="0.0458357275474895" calcext:value-type="float">
            <text:p>0.0458357275474895</text:p>
          </table:table-cell>
          <table:table-cell office:value-type="float" office:value="0.682868435911914" calcext:value-type="float">
            <text:p>0.682868435911914</text:p>
          </table:table-cell>
          <table:table-cell office:value-type="float" office:value="0.0357515177650695" calcext:value-type="float">
            <text:p>0.0357515177650695</text:p>
          </table:table-cell>
          <table:table-cell office:value-type="float" office:value="0.672460003764352" calcext:value-type="float">
            <text:p>0.672460003764352</text:p>
          </table:table-cell>
          <table:table-cell office:value-type="float" office:value="0.0298778064293904" calcext:value-type="float">
            <text:p>0.0298778064293904</text:p>
          </table:table-cell>
          <table:table-cell office:value-type="float" office:value="0.673318275926972" calcext:value-type="float">
            <text:p>0.673318275926972</text:p>
          </table:table-cell>
          <table:table-cell office:value-type="float" office:value="0.0251902374180957" calcext:value-type="float">
            <text:p>0.0251902374180957</text:p>
          </table:table-cell>
          <table:table-cell office:value-type="float" office:value="0.682849614153962" calcext:value-type="float">
            <text:p>0.682849614153962</text:p>
          </table:table-cell>
          <table:table-cell office:value-type="float" office:value="0.0337515959947175" calcext:value-type="float">
            <text:p>0.0337515959947175</text:p>
          </table:table-cell>
          <table:table-cell office:value-type="float" office:value="0.678531902879729" calcext:value-type="float">
            <text:p>0.678531902879729</text:p>
          </table:table-cell>
          <table:table-cell office:value-type="float" office:value="0.03446351409847" calcext:value-type="float">
            <text:p>0.03446351409847</text:p>
          </table:table-cell>
          <table:table-cell office:value-type="float" office:value="0.682868435911914" calcext:value-type="float">
            <text:p>0.682868435911914</text:p>
          </table:table-cell>
          <table:table-cell office:value-type="float" office:value="0.0246392678012189" calcext:value-type="float">
            <text:p>0.0246392678012189</text:p>
          </table:table-cell>
          <table:table-cell office:value-type="float" office:value="0.676766421983813" calcext:value-type="float">
            <text:p>0.676766421983813</text:p>
          </table:table-cell>
          <table:table-cell office:value-type="float" office:value="0.0356252141857592" calcext:value-type="float">
            <text:p>0.0356252141857592</text:p>
          </table:table-cell>
          <table:table-cell office:value-type="float" office:value="0.680248447204969" calcext:value-type="float">
            <text:p>0.680248447204969</text:p>
          </table:table-cell>
          <table:table-cell office:value-type="float" office:value="0.0313230743554351" calcext:value-type="float">
            <text:p>0.031323074355435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54176548089592" calcext:value-type="float">
            <text:p>0.654176548089592</text:p>
          </table:table-cell>
          <table:table-cell office:value-type="float" office:value="0.0433199096640084" calcext:value-type="float">
            <text:p>0.0433199096640084</text:p>
          </table:table-cell>
          <table:table-cell office:value-type="float" office:value="0.669840015057406" calcext:value-type="float">
            <text:p>0.669840015057406</text:p>
          </table:table-cell>
          <table:table-cell office:value-type="float" office:value="0.0086891272941989" calcext:value-type="float">
            <text:p>0.0086891272941989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67022357022971" calcext:value-type="float">
            <text:p>0.0267022357022971</text:p>
          </table:table-cell>
          <table:table-cell office:value-type="float" office:value="0.662875964615095" calcext:value-type="float">
            <text:p>0.662875964615095</text:p>
          </table:table-cell>
          <table:table-cell office:value-type="float" office:value="0.0422283780230146" calcext:value-type="float">
            <text:p>0.042228378023014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331564982374551" calcext:value-type="float">
            <text:p>0.0331564982374551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9685866129657" calcext:value-type="float">
            <text:p>0.0319685866129657</text:p>
          </table:table-cell>
          <table:table-cell office:value-type="float" office:value="0.677662337662338" calcext:value-type="float">
            <text:p>0.677662337662338</text:p>
          </table:table-cell>
          <table:table-cell office:value-type="float" office:value="0.0366515000875668" calcext:value-type="float">
            <text:p>0.0366515000875668</text:p>
          </table:table-cell>
          <table:table-cell office:value-type="float" office:value="0.674157726331639" calcext:value-type="float">
            <text:p>0.674157726331639</text:p>
          </table:table-cell>
          <table:table-cell office:value-type="float" office:value="0.0505027207229517" calcext:value-type="float">
            <text:p>0.0505027207229517</text:p>
          </table:table-cell>
          <table:table-cell office:value-type="float" office:value="0.681125541125541" calcext:value-type="float">
            <text:p>0.681125541125541</text:p>
          </table:table-cell>
          <table:table-cell office:value-type="float" office:value="0.0375557899312476" calcext:value-type="float">
            <text:p>0.0375557899312476</text:p>
          </table:table-cell>
          <table:table-cell office:value-type="float" office:value="0.671575381140599" calcext:value-type="float">
            <text:p>0.671575381140599</text:p>
          </table:table-cell>
          <table:table-cell office:value-type="float" office:value="0.0291273421076567" calcext:value-type="float">
            <text:p>0.0291273421076567</text:p>
          </table:table-cell>
          <table:table-cell office:value-type="float" office:value="0.677651044607566" calcext:value-type="float">
            <text:p>0.677651044607566</text:p>
          </table:table-cell>
          <table:table-cell office:value-type="float" office:value="0.0359832107115967" calcext:value-type="float">
            <text:p>0.0359832107115967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36743372413759" calcext:value-type="float">
            <text:p>0.036743372413759</text:p>
          </table:table-cell>
          <table:table-cell office:value-type="float" office:value="0.67416525503482" calcext:value-type="float">
            <text:p>0.67416525503482</text:p>
          </table:table-cell>
          <table:table-cell office:value-type="float" office:value="0.0389311345321232" calcext:value-type="float">
            <text:p>0.0389311345321232</text:p>
          </table:table-cell>
          <table:table-cell office:value-type="float" office:value="0.682868435911914" calcext:value-type="float">
            <text:p>0.682868435911914</text:p>
          </table:table-cell>
          <table:table-cell office:value-type="float" office:value="0.0226401316111034" calcext:value-type="float">
            <text:p>0.0226401316111034</text:p>
          </table:table-cell>
          <table:table-cell office:value-type="float" office:value="0.674187841144363" calcext:value-type="float">
            <text:p>0.674187841144363</text:p>
          </table:table-cell>
          <table:table-cell office:value-type="float" office:value="0.0291129054022561" calcext:value-type="float">
            <text:p>0.0291129054022561</text:p>
          </table:table-cell>
          <table:table-cell office:value-type="float" office:value="0.680244682853379" calcext:value-type="float">
            <text:p>0.680244682853379</text:p>
          </table:table-cell>
          <table:table-cell office:value-type="float" office:value="0.036383223934151" calcext:value-type="float">
            <text:p>0.03638322393415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55049877658573" calcext:value-type="float">
            <text:p>0.655049877658573</text:p>
          </table:table-cell>
          <table:table-cell office:value-type="float" office:value="0.0402285068163652" calcext:value-type="float">
            <text:p>0.0402285068163652</text:p>
          </table:table-cell>
          <table:table-cell office:value-type="float" office:value="0.676789008093356" calcext:value-type="float">
            <text:p>0.676789008093356</text:p>
          </table:table-cell>
          <table:table-cell office:value-type="float" office:value="0.0129280433823211" calcext:value-type="float">
            <text:p>0.0129280433823211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14408765421847" calcext:value-type="float">
            <text:p>0.0314408765421847</text:p>
          </table:table-cell>
          <table:table-cell office:value-type="float" office:value="0.663738001129306" calcext:value-type="float">
            <text:p>0.663738001129306</text:p>
          </table:table-cell>
          <table:table-cell office:value-type="float" office:value="0.0422818855303564" calcext:value-type="float">
            <text:p>0.0422818855303564</text:p>
          </table:table-cell>
          <table:table-cell office:value-type="float" office:value="0.682864671560324" calcext:value-type="float">
            <text:p>0.682864671560324</text:p>
          </table:table-cell>
          <table:table-cell office:value-type="float" office:value="0.0355228997057678" calcext:value-type="float">
            <text:p>0.0355228997057678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418454002960598" calcext:value-type="float">
            <text:p>0.0418454002960598</text:p>
          </table:table-cell>
          <table:table-cell office:value-type="float" office:value="0.674184076792773" calcext:value-type="float">
            <text:p>0.674184076792773</text:p>
          </table:table-cell>
          <table:table-cell office:value-type="float" office:value="0.0328216128215707" calcext:value-type="float">
            <text:p>0.0328216128215707</text:p>
          </table:table-cell>
          <table:table-cell office:value-type="float" office:value="0.669817428947864" calcext:value-type="float">
            <text:p>0.669817428947864</text:p>
          </table:table-cell>
          <table:table-cell office:value-type="float" office:value="0.0437647128546697" calcext:value-type="float">
            <text:p>0.0437647128546697</text:p>
          </table:table-cell>
          <table:table-cell office:value-type="float" office:value="0.685469602860907" calcext:value-type="float">
            <text:p>0.685469602860907</text:p>
          </table:table-cell>
          <table:table-cell office:value-type="float" office:value="0.0398721828132085" calcext:value-type="float">
            <text:p>0.0398721828132085</text:p>
          </table:table-cell>
          <table:table-cell office:value-type="float" office:value="0.676777715038585" calcext:value-type="float">
            <text:p>0.676777715038585</text:p>
          </table:table-cell>
          <table:table-cell office:value-type="float" office:value="0.0317299934291782" calcext:value-type="float">
            <text:p>0.0317299934291782</text:p>
          </table:table-cell>
          <table:table-cell office:value-type="float" office:value="0.679382646339168" calcext:value-type="float">
            <text:p>0.679382646339168</text:p>
          </table:table-cell>
          <table:table-cell office:value-type="float" office:value="0.032449749492413" calcext:value-type="float">
            <text:p>0.03244974949241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390765501621645" calcext:value-type="float">
            <text:p>0.0390765501621645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99820401951957" calcext:value-type="float">
            <text:p>0.0399820401951957</text:p>
          </table:table-cell>
          <table:table-cell office:value-type="float" office:value="0.683722943722944" calcext:value-type="float">
            <text:p>0.683722943722944</text:p>
          </table:table-cell>
          <table:table-cell office:value-type="float" office:value="0.0295886218528606" calcext:value-type="float">
            <text:p>0.0295886218528606</text:p>
          </table:table-cell>
          <table:table-cell office:value-type="float" office:value="0.682857142857143" calcext:value-type="float">
            <text:p>0.682857142857143</text:p>
          </table:table-cell>
          <table:table-cell office:value-type="float" office:value="0.0366396457340963" calcext:value-type="float">
            <text:p>0.0366396457340963</text:p>
          </table:table-cell>
          <table:table-cell office:value-type="float" office:value="0.688955392433653" calcext:value-type="float">
            <text:p>0.688955392433653</text:p>
          </table:table-cell>
          <table:table-cell office:value-type="float" office:value="0.0279095745445309" calcext:value-type="float">
            <text:p>0.02790957454453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0.65574025974026" calcext:value-type="float">
            <text:p>0.65574025974026</text:p>
          </table:table-cell>
          <table:table-cell office:value-type="float" office:value="0.0391629661211497" calcext:value-type="float">
            <text:p>0.0391629661211497</text:p>
          </table:table-cell>
          <table:table-cell office:value-type="float" office:value="0.663923207227555" calcext:value-type="float">
            <text:p>0.663923207227555</text:p>
          </table:table-cell>
          <table:table-cell office:value-type="float" office:value="0.0171749248069091" calcext:value-type="float">
            <text:p>0.0171749248069091</text:p>
          </table:table-cell>
          <table:table-cell office:value-type="float" office:value="0.675043854696029" calcext:value-type="float">
            <text:p>0.675043854696029</text:p>
          </table:table-cell>
          <table:table-cell office:value-type="float" office:value="0.0286439248328933" calcext:value-type="float">
            <text:p>0.0286439248328933</text:p>
          </table:table-cell>
          <table:table-cell office:value-type="float" office:value="0.664969696969697" calcext:value-type="float">
            <text:p>0.664969696969697</text:p>
          </table:table-cell>
          <table:table-cell office:value-type="float" office:value="0.0412702205078576" calcext:value-type="float">
            <text:p>0.0412702205078576</text:p>
          </table:table-cell>
          <table:table-cell office:value-type="float" office:value="0.670872200263505" calcext:value-type="float">
            <text:p>0.670872200263505</text:p>
          </table:table-cell>
          <table:table-cell office:value-type="float" office:value="0.0335113328201759" calcext:value-type="float">
            <text:p>0.0335113328201759</text:p>
          </table:table-cell>
          <table:table-cell office:value-type="float" office:value="0.668610577827969" calcext:value-type="float">
            <text:p>0.668610577827969</text:p>
          </table:table-cell>
          <table:table-cell office:value-type="float" office:value="0.0375018823303409" calcext:value-type="float">
            <text:p>0.0375018823303409</text:p>
          </table:table-cell>
          <table:table-cell office:value-type="float" office:value="0.674708074534161" calcext:value-type="float">
            <text:p>0.674708074534161</text:p>
          </table:table-cell>
          <table:table-cell office:value-type="float" office:value="0.0315181545364269" calcext:value-type="float">
            <text:p>0.0315181545364269</text:p>
          </table:table-cell>
          <table:table-cell office:value-type="float" office:value="0.668772444946358" calcext:value-type="float">
            <text:p>0.668772444946358</text:p>
          </table:table-cell>
          <table:table-cell office:value-type="float" office:value="0.0405294527410142" calcext:value-type="float">
            <text:p>0.0405294527410142</text:p>
          </table:table-cell>
          <table:table-cell office:value-type="float" office:value="0.673654808959157" calcext:value-type="float">
            <text:p>0.673654808959157</text:p>
          </table:table-cell>
          <table:table-cell office:value-type="float" office:value="0.0338856529832694" calcext:value-type="float">
            <text:p>0.0338856529832694</text:p>
          </table:table-cell>
          <table:table-cell office:value-type="float" office:value="0.668101637492942" calcext:value-type="float">
            <text:p>0.668101637492942</text:p>
          </table:table-cell>
          <table:table-cell office:value-type="float" office:value="0.0317512165966287" calcext:value-type="float">
            <text:p>0.0317512165966287</text:p>
          </table:table-cell>
          <table:table-cell office:value-type="float" office:value="0.674010916619612" calcext:value-type="float">
            <text:p>0.674010916619612</text:p>
          </table:table-cell>
          <table:table-cell office:value-type="float" office:value="0.0299221772177639" calcext:value-type="float">
            <text:p>0.0299221772177639</text:p>
          </table:table-cell>
          <table:table-cell office:value-type="float" office:value="0.672778467908903" calcext:value-type="float">
            <text:p>0.672778467908903</text:p>
          </table:table-cell>
          <table:table-cell office:value-type="float" office:value="0.0364658340927281" calcext:value-type="float">
            <text:p>0.0364658340927281</text:p>
          </table:table-cell>
          <table:table-cell office:value-type="float" office:value="0.671561076604555" calcext:value-type="float">
            <text:p>0.671561076604555</text:p>
          </table:table-cell>
          <table:table-cell office:value-type="float" office:value="0.040296446694803" calcext:value-type="float">
            <text:p>0.040296446694803</text:p>
          </table:table-cell>
          <table:table-cell office:value-type="float" office:value="0.681124035384905" calcext:value-type="float">
            <text:p>0.681124035384905</text:p>
          </table:table-cell>
          <table:table-cell office:value-type="float" office:value="0.026882821546837" calcext:value-type="float">
            <text:p>0.026882821546837</text:p>
          </table:table-cell>
          <table:table-cell office:value-type="float" office:value="0.671389422172031" calcext:value-type="float">
            <text:p>0.671389422172031</text:p>
          </table:table-cell>
          <table:table-cell office:value-type="float" office:value="0.0316649514168778" calcext:value-type="float">
            <text:p>0.0316649514168778</text:p>
          </table:table-cell>
          <table:table-cell office:value-type="float" office:value="0.678331639375118" calcext:value-type="float">
            <text:p>0.678331639375118</text:p>
          </table:table-cell>
          <table:table-cell office:value-type="float" office:value="0.035999629000241" calcext:value-type="float">
            <text:p>0.03599962900024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265915522313433" calcext:value-type="float">
            <text:p>0.0265915522313433</text:p>
          </table:table-cell>
          <table:table-cell office:value-type="float" office:value="0.670134932533733" calcext:value-type="float">
            <text:p>0.670134932533733</text:p>
          </table:table-cell>
          <table:table-cell office:value-type="float" office:value="0.0339699582858816" calcext:value-type="float">
            <text:p>0.0339699582858816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364034153281019" calcext:value-type="float">
            <text:p>0.0364034153281019</text:p>
          </table:table-cell>
          <table:table-cell office:value-type="float" office:value="0.711574212893553" calcext:value-type="float">
            <text:p>0.711574212893553</text:p>
          </table:table-cell>
          <table:table-cell office:value-type="float" office:value="0.0450088159424248" calcext:value-type="float">
            <text:p>0.0450088159424248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84344207183712" calcext:value-type="float">
            <text:p>0.0284344207183712</text:p>
          </table:table-cell>
          <table:table-cell office:value-type="float" office:value="0.716776611694153" calcext:value-type="float">
            <text:p>0.716776611694153</text:p>
          </table:table-cell>
          <table:table-cell office:value-type="float" office:value="0.0227624154125325" calcext:value-type="float">
            <text:p>0.0227624154125325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471385692642081" calcext:value-type="float">
            <text:p>0.0471385692642081</text:p>
          </table:table-cell>
          <table:table-cell office:value-type="float" office:value="0.711574212893553" calcext:value-type="float">
            <text:p>0.711574212893553</text:p>
          </table:table-cell>
          <table:table-cell office:value-type="float" office:value="0.0428952536676505" calcext:value-type="float">
            <text:p>0.0428952536676505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17964247969685" calcext:value-type="float">
            <text:p>0.017964247969685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57224757429125" calcext:value-type="float">
            <text:p>0.0357224757429125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51383093091287" calcext:value-type="float">
            <text:p>0.0251383093091287</text:p>
          </table:table-cell>
          <table:table-cell office:value-type="float" office:value="0.718500749625187" calcext:value-type="float">
            <text:p>0.718500749625187</text:p>
          </table:table-cell>
          <table:table-cell office:value-type="float" office:value="0.0299857290018142" calcext:value-type="float">
            <text:p>0.0299857290018142</text:p>
          </table:table-cell>
          <table:table-cell office:value-type="float" office:value="0.685652173913043" calcext:value-type="float">
            <text:p>0.685652173913043</text:p>
          </table:table-cell>
          <table:table-cell office:value-type="float" office:value="0.0170620522240291" calcext:value-type="float">
            <text:p>0.0170620522240291</text:p>
          </table:table-cell>
          <table:table-cell office:value-type="float" office:value="0.723688155922039" calcext:value-type="float">
            <text:p>0.723688155922039</text:p>
          </table:table-cell>
          <table:table-cell office:value-type="float" office:value="0.0437475504841653" calcext:value-type="float">
            <text:p>0.0437475504841653</text:p>
          </table:table-cell>
          <table:table-cell office:value-type="float" office:value="0.683928035982009" calcext:value-type="float">
            <text:p>0.683928035982009</text:p>
          </table:table-cell>
          <table:table-cell office:value-type="float" office:value="0.0338136054975401" calcext:value-type="float">
            <text:p>0.0338136054975401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451080377399359" calcext:value-type="float">
            <text:p>0.04510803773993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20119940029985" calcext:value-type="float">
            <text:p>0.720119940029985</text:p>
          </table:table-cell>
          <table:table-cell office:value-type="float" office:value="0.0295465316782934" calcext:value-type="float">
            <text:p>0.0295465316782934</text:p>
          </table:table-cell>
          <table:table-cell office:value-type="float" office:value="0.687331334332834" calcext:value-type="float">
            <text:p>0.687331334332834</text:p>
          </table:table-cell>
          <table:table-cell office:value-type="float" office:value="0.0516415045123634" calcext:value-type="float">
            <text:p>0.0516415045123634</text:p>
          </table:table-cell>
          <table:table-cell office:value-type="float" office:value="0.716701649175412" calcext:value-type="float">
            <text:p>0.716701649175412</text:p>
          </table:table-cell>
          <table:table-cell office:value-type="float" office:value="0.0275598861624623" calcext:value-type="float">
            <text:p>0.0275598861624623</text:p>
          </table:table-cell>
          <table:table-cell office:value-type="float" office:value="0.716761619190405" calcext:value-type="float">
            <text:p>0.716761619190405</text:p>
          </table:table-cell>
          <table:table-cell office:value-type="float" office:value="0.026011324300406" calcext:value-type="float">
            <text:p>0.02601132430040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257127230779993" calcext:value-type="float">
            <text:p>0.0257127230779993</text:p>
          </table:table-cell>
          <table:table-cell office:value-type="float" office:value="0.725352323838081" calcext:value-type="float">
            <text:p>0.725352323838081</text:p>
          </table:table-cell>
          <table:table-cell office:value-type="float" office:value="0.0305307531855701" calcext:value-type="float">
            <text:p>0.0305307531855701</text:p>
          </table:table-cell>
          <table:table-cell office:value-type="float" office:value="0.727046476761619" calcext:value-type="float">
            <text:p>0.727046476761619</text:p>
          </table:table-cell>
          <table:table-cell office:value-type="float" office:value="0.0272723183321101" calcext:value-type="float">
            <text:p>0.0272723183321101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256249806576782" calcext:value-type="float">
            <text:p>0.0256249806576782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29367010412946" calcext:value-type="float">
            <text:p>0.029367010412946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50981141694237" calcext:value-type="float">
            <text:p>0.0450981141694237</text:p>
          </table:table-cell>
          <table:table-cell office:value-type="float" office:value="0.718470764617691" calcext:value-type="float">
            <text:p>0.718470764617691</text:p>
          </table:table-cell>
          <table:table-cell office:value-type="float" office:value="0.0190317419656203" calcext:value-type="float">
            <text:p>0.0190317419656203</text:p>
          </table:table-cell>
          <table:table-cell office:value-type="float" office:value="0.725412293853073" calcext:value-type="float">
            <text:p>0.725412293853073</text:p>
          </table:table-cell>
          <table:table-cell office:value-type="float" office:value="0.0333642162470735" calcext:value-type="float">
            <text:p>0.033364216247073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34771311390373" calcext:value-type="float">
            <text:p>0.0234771311390373</text:p>
          </table:table-cell>
          <table:table-cell office:value-type="float" office:value="0.716746626686657" calcext:value-type="float">
            <text:p>0.716746626686657</text:p>
          </table:table-cell>
          <table:table-cell office:value-type="float" office:value="0.040659292862879" calcext:value-type="float">
            <text:p>0.040659292862879</text:p>
          </table:table-cell>
          <table:table-cell office:value-type="float" office:value="0.725322338830585" calcext:value-type="float">
            <text:p>0.725322338830585</text:p>
          </table:table-cell>
          <table:table-cell office:value-type="float" office:value="0.0374548782720842" calcext:value-type="float">
            <text:p>0.0374548782720842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274753431151838" calcext:value-type="float">
            <text:p>0.027475343115183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20134932533733" calcext:value-type="float">
            <text:p>0.720134932533733</text:p>
          </table:table-cell>
          <table:table-cell office:value-type="float" office:value="0.0266555058829714" calcext:value-type="float">
            <text:p>0.0266555058829714</text:p>
          </table:table-cell>
          <table:table-cell office:value-type="float" office:value="0.682188905547226" calcext:value-type="float">
            <text:p>0.682188905547226</text:p>
          </table:table-cell>
          <table:table-cell office:value-type="float" office:value="0.0455512691990555" calcext:value-type="float">
            <text:p>0.0455512691990555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121684280965126" calcext:value-type="float">
            <text:p>0.0121684280965126</text:p>
          </table:table-cell>
          <table:table-cell office:value-type="float" office:value="0.716776611694153" calcext:value-type="float">
            <text:p>0.716776611694153</text:p>
          </table:table-cell>
          <table:table-cell office:value-type="float" office:value="0.0160630177723524" calcext:value-type="float">
            <text:p>0.016063017772352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39930681527189" calcext:value-type="float">
            <text:p>0.033993068152718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273335794153492" calcext:value-type="float">
            <text:p>0.0273335794153492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29434145384116" calcext:value-type="float">
            <text:p>0.029434145384116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330468843903316" calcext:value-type="float">
            <text:p>0.0330468843903316</text:p>
          </table:table-cell>
          <table:table-cell office:value-type="float" office:value="0.718395802098951" calcext:value-type="float">
            <text:p>0.718395802098951</text:p>
          </table:table-cell>
          <table:table-cell office:value-type="float" office:value="0.0295049464581624" calcext:value-type="float">
            <text:p>0.0295049464581624</text:p>
          </table:table-cell>
          <table:table-cell office:value-type="float" office:value="0.692473763118441" calcext:value-type="float">
            <text:p>0.692473763118441</text:p>
          </table:table-cell>
          <table:table-cell office:value-type="float" office:value="0.0483799466009634" calcext:value-type="float">
            <text:p>0.0483799466009634</text:p>
          </table:table-cell>
          <table:table-cell office:value-type="float" office:value="0.714992503748126" calcext:value-type="float">
            <text:p>0.714992503748126</text:p>
          </table:table-cell>
          <table:table-cell office:value-type="float" office:value="0.0208022677843412" calcext:value-type="float">
            <text:p>0.0208022677843412</text:p>
          </table:table-cell>
          <table:table-cell office:value-type="float" office:value="0.70640179910045" calcext:value-type="float">
            <text:p>0.70640179910045</text:p>
          </table:table-cell>
          <table:table-cell office:value-type="float" office:value="0.0343456222948971" calcext:value-type="float">
            <text:p>0.0343456222948971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43880390736121" calcext:value-type="float">
            <text:p>0.0243880390736121</text:p>
          </table:table-cell>
          <table:table-cell office:value-type="float" office:value="0.715007496251874" calcext:value-type="float">
            <text:p>0.715007496251874</text:p>
          </table:table-cell>
          <table:table-cell office:value-type="float" office:value="0.0382289516517576" calcext:value-type="float">
            <text:p>0.0382289516517576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246417545971539" calcext:value-type="float">
            <text:p>0.024641754597153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343680871491904" calcext:value-type="float">
            <text:p>0.034368087149190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30569715142429" calcext:value-type="float">
            <text:p>0.730569715142429</text:p>
          </table:table-cell>
          <table:table-cell office:value-type="float" office:value="0.003733630139821" calcext:value-type="float">
            <text:p>0.003733630139821</text:p>
          </table:table-cell>
          <table:table-cell office:value-type="float" office:value="0.680434782608696" calcext:value-type="float">
            <text:p>0.680434782608696</text:p>
          </table:table-cell>
          <table:table-cell office:value-type="float" office:value="0.0524701487296649" calcext:value-type="float">
            <text:p>0.0524701487296649</text:p>
          </table:table-cell>
          <table:table-cell office:value-type="float" office:value="0.715007496251874" calcext:value-type="float">
            <text:p>0.715007496251874</text:p>
          </table:table-cell>
          <table:table-cell office:value-type="float" office:value="0.0140739408897748" calcext:value-type="float">
            <text:p>0.0140739408897748</text:p>
          </table:table-cell>
          <table:table-cell office:value-type="float" office:value="0.715052473763118" calcext:value-type="float">
            <text:p>0.715052473763118</text:p>
          </table:table-cell>
          <table:table-cell office:value-type="float" office:value="0.0206626401644431" calcext:value-type="float">
            <text:p>0.0206626401644431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39626576152933" calcext:value-type="float">
            <text:p>0.0239626576152933</text:p>
          </table:table-cell>
          <table:table-cell office:value-type="float" office:value="0.725352323838081" calcext:value-type="float">
            <text:p>0.725352323838081</text:p>
          </table:table-cell>
          <table:table-cell office:value-type="float" office:value="0.0292884038477244" calcext:value-type="float">
            <text:p>0.0292884038477244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8140929535232" calcext:value-type="float">
            <text:p>0.708140929535232</text:p>
          </table:table-cell>
          <table:table-cell office:value-type="float" office:value="0.0349803017437605" calcext:value-type="float">
            <text:p>0.0349803017437605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173744942798418" calcext:value-type="float">
            <text:p>0.0173744942798418</text:p>
          </table:table-cell>
          <table:table-cell office:value-type="float" office:value="0.689055472263868" calcext:value-type="float">
            <text:p>0.689055472263868</text:p>
          </table:table-cell>
          <table:table-cell office:value-type="float" office:value="0.0496867781143699" calcext:value-type="float">
            <text:p>0.0496867781143699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246223861361056" calcext:value-type="float">
            <text:p>0.0246223861361056</text:p>
          </table:table-cell>
          <table:table-cell office:value-type="float" office:value="0.706386806596702" calcext:value-type="float">
            <text:p>0.706386806596702</text:p>
          </table:table-cell>
          <table:table-cell office:value-type="float" office:value="0.0122446633574107" calcext:value-type="float">
            <text:p>0.0122446633574107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184127998019219" calcext:value-type="float">
            <text:p>0.0184127998019219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284710271234581" calcext:value-type="float">
            <text:p>0.0284710271234581</text:p>
          </table:table-cell>
          <table:table-cell office:value-type="float" office:value="0.706386806596702" calcext:value-type="float">
            <text:p>0.706386806596702</text:p>
          </table:table-cell>
          <table:table-cell office:value-type="float" office:value="0.0106194931927526" calcext:value-type="float">
            <text:p>0.0106194931927526</text:p>
          </table:table-cell>
          <table:table-cell office:value-type="float" office:value="0.715007496251874" calcext:value-type="float">
            <text:p>0.715007496251874</text:p>
          </table:table-cell>
          <table:table-cell office:value-type="float" office:value="0.0268009298921596" calcext:value-type="float">
            <text:p>0.026800929892159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27106446776612" calcext:value-type="float">
            <text:p>0.727106446776612</text:p>
          </table:table-cell>
          <table:table-cell office:value-type="float" office:value="0.005251818637919" calcext:value-type="float">
            <text:p>0.005251818637919</text:p>
          </table:table-cell>
          <table:table-cell office:value-type="float" office:value="0.68736131934033" calcext:value-type="float">
            <text:p>0.68736131934033</text:p>
          </table:table-cell>
          <table:table-cell office:value-type="float" office:value="0.0487806343984998" calcext:value-type="float">
            <text:p>0.0487806343984998</text:p>
          </table:table-cell>
          <table:table-cell office:value-type="float" office:value="0.716746626686657" calcext:value-type="float">
            <text:p>0.716746626686657</text:p>
          </table:table-cell>
          <table:table-cell office:value-type="float" office:value="0.0142832222750621" calcext:value-type="float">
            <text:p>0.0142832222750621</text:p>
          </table:table-cell>
          <table:table-cell office:value-type="float" office:value="0.709865067466267" calcext:value-type="float">
            <text:p>0.709865067466267</text:p>
          </table:table-cell>
          <table:table-cell office:value-type="float" office:value="0.0267003190942263" calcext:value-type="float">
            <text:p>0.0267003190942263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309422449996562" calcext:value-type="float">
            <text:p>0.0309422449996562</text:p>
          </table:table-cell>
          <table:table-cell office:value-type="float" office:value="0.723658170914543" calcext:value-type="float">
            <text:p>0.723658170914543</text:p>
          </table:table-cell>
          <table:table-cell office:value-type="float" office:value="0.0236330917326616" calcext:value-type="float">
            <text:p>0.0236330917326616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05566021612003" calcext:value-type="float">
            <text:p>0.0305566021612003</text:p>
          </table:table-cell>
          <table:table-cell office:value-type="float" office:value="0.718470764617691" calcext:value-type="float">
            <text:p>0.718470764617691</text:p>
          </table:table-cell>
          <table:table-cell office:value-type="float" office:value="0.0338013054277393" calcext:value-type="float">
            <text:p>0.0338013054277393</text:p>
          </table:table-cell>
          <table:table-cell office:value-type="float" office:value="0.716701649175412" calcext:value-type="float">
            <text:p>0.716701649175412</text:p>
          </table:table-cell>
          <table:table-cell office:value-type="float" office:value="0.0336322579667477" calcext:value-type="float">
            <text:p>0.03363225796674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476553246214704" calcext:value-type="float">
            <text:p>0.0476553246214704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284818903711878" calcext:value-type="float">
            <text:p>0.0284818903711878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223619865294621" calcext:value-type="float">
            <text:p>0.0223619865294621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266685099934805" calcext:value-type="float">
            <text:p>0.0266685099934805</text:p>
          </table:table-cell>
          <table:table-cell office:value-type="float" office:value="0.699490254872564" calcext:value-type="float">
            <text:p>0.699490254872564</text:p>
          </table:table-cell>
          <table:table-cell office:value-type="float" office:value="0.0280659009436811" calcext:value-type="float">
            <text:p>0.0280659009436811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220966186300072" calcext:value-type="float">
            <text:p>0.0220966186300072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259073870160582" calcext:value-type="float">
            <text:p>0.02590738701605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722230884557721" calcext:value-type="float">
            <text:p>0.722230884557721</text:p>
          </table:table-cell>
          <table:table-cell office:value-type="float" office:value="0.0183558077140696" calcext:value-type="float">
            <text:p>0.0183558077140696</text:p>
          </table:table-cell>
          <table:table-cell office:value-type="float" office:value="0.681490254872564" calcext:value-type="float">
            <text:p>0.681490254872564</text:p>
          </table:table-cell>
          <table:table-cell office:value-type="float" office:value="0.046482703025093" calcext:value-type="float">
            <text:p>0.046482703025093</text:p>
          </table:table-cell>
          <table:table-cell office:value-type="float" office:value="0.714992503748126" calcext:value-type="float">
            <text:p>0.714992503748126</text:p>
          </table:table-cell>
          <table:table-cell office:value-type="float" office:value="0.0208977785503827" calcext:value-type="float">
            <text:p>0.0208977785503827</text:p>
          </table:table-cell>
          <table:table-cell office:value-type="float" office:value="0.714005997001499" calcext:value-type="float">
            <text:p>0.714005997001499</text:p>
          </table:table-cell>
          <table:table-cell office:value-type="float" office:value="0.0268892234547705" calcext:value-type="float">
            <text:p>0.0268892234547705</text:p>
          </table:table-cell>
          <table:table-cell office:value-type="float" office:value="0.711868065967016" calcext:value-type="float">
            <text:p>0.711868065967016</text:p>
          </table:table-cell>
          <table:table-cell office:value-type="float" office:value="0.0286090229128078" calcext:value-type="float">
            <text:p>0.0286090229128078</text:p>
          </table:table-cell>
          <table:table-cell office:value-type="float" office:value="0.721571214392804" calcext:value-type="float">
            <text:p>0.721571214392804</text:p>
          </table:table-cell>
          <table:table-cell office:value-type="float" office:value="0.0267096487187676" calcext:value-type="float">
            <text:p>0.0267096487187676</text:p>
          </table:table-cell>
          <table:table-cell office:value-type="float" office:value="0.714284857571214" calcext:value-type="float">
            <text:p>0.714284857571214</text:p>
          </table:table-cell>
          <table:table-cell office:value-type="float" office:value="0.0319735588122479" calcext:value-type="float">
            <text:p>0.0319735588122479</text:p>
          </table:table-cell>
          <table:table-cell office:value-type="float" office:value="0.712254872563718" calcext:value-type="float">
            <text:p>0.712254872563718</text:p>
          </table:table-cell>
          <table:table-cell office:value-type="float" office:value="0.034069745177432" calcext:value-type="float">
            <text:p>0.034069745177432</text:p>
          </table:table-cell>
          <table:table-cell office:value-type="float" office:value="0.71047976011994" calcext:value-type="float">
            <text:p>0.71047976011994</text:p>
          </table:table-cell>
          <table:table-cell office:value-type="float" office:value="0.0255685914174766" calcext:value-type="float">
            <text:p>0.0255685914174766</text:p>
          </table:table-cell>
          <table:table-cell office:value-type="float" office:value="0.695613193403298" calcext:value-type="float">
            <text:p>0.695613193403298</text:p>
          </table:table-cell>
          <table:table-cell office:value-type="float" office:value="0.045308527849828" calcext:value-type="float">
            <text:p>0.045308527849828</text:p>
          </table:table-cell>
          <table:table-cell office:value-type="float" office:value="0.712221889055472" calcext:value-type="float">
            <text:p>0.712221889055472</text:p>
          </table:table-cell>
          <table:table-cell office:value-type="float" office:value="0.0236153191132767" calcext:value-type="float">
            <text:p>0.0236153191132767</text:p>
          </table:table-cell>
          <table:table-cell office:value-type="float" office:value="0.711583208395802" calcext:value-type="float">
            <text:p>0.711583208395802</text:p>
          </table:table-cell>
          <table:table-cell office:value-type="float" office:value="0.0264604434861315" calcext:value-type="float">
            <text:p>0.0264604434861315</text:p>
          </table:table-cell>
          <table:table-cell office:value-type="float" office:value="0.701865067466267" calcext:value-type="float">
            <text:p>0.701865067466267</text:p>
          </table:table-cell>
          <table:table-cell office:value-type="float" office:value="0.0220017064464162" calcext:value-type="float">
            <text:p>0.0220017064464162</text:p>
          </table:table-cell>
          <table:table-cell office:value-type="float" office:value="0.71087856071964" calcext:value-type="float">
            <text:p>0.71087856071964</text:p>
          </table:table-cell>
          <table:table-cell office:value-type="float" office:value="0.0358345446131882" calcext:value-type="float">
            <text:p>0.0358345446131882</text:p>
          </table:table-cell>
          <table:table-cell office:value-type="float" office:value="0.704983508245877" calcext:value-type="float">
            <text:p>0.704983508245877</text:p>
          </table:table-cell>
          <table:table-cell office:value-type="float" office:value="0.0257252700379076" calcext:value-type="float">
            <text:p>0.0257252700379076</text:p>
          </table:table-cell>
          <table:table-cell office:value-type="float" office:value="0.707391304347826" calcext:value-type="float">
            <text:p>0.707391304347826</text:p>
          </table:table-cell>
          <table:table-cell office:value-type="float" office:value="0.0319319569825056" calcext:value-type="float">
            <text:p>0.031931956982505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74688128772636" calcext:value-type="float">
            <text:p>0.874688128772636</text:p>
          </table:table-cell>
          <table:table-cell office:value-type="float" office:value="0.0231210674516966" calcext:value-type="float">
            <text:p>0.0231210674516966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275871934233083" calcext:value-type="float">
            <text:p>0.0275871934233083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161141754930993" calcext:value-type="float">
            <text:p>0.0161141754930993</text:p>
          </table:table-cell>
          <table:table-cell office:value-type="float" office:value="0.888853118712274" calcext:value-type="float">
            <text:p>0.888853118712274</text:p>
          </table:table-cell>
          <table:table-cell office:value-type="float" office:value="0.0311067309417924" calcext:value-type="float">
            <text:p>0.031106730941792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894607645875251" calcext:value-type="float">
            <text:p>0.894607645875251</text:p>
          </table:table-cell>
          <table:table-cell office:value-type="float" office:value="0.0160911711236061" calcext:value-type="float">
            <text:p>0.0160911711236061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04097085930993" calcext:value-type="float">
            <text:p>0.0404097085930993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03138832997988" calcext:value-type="float">
            <text:p>0.903138832997988</text:p>
          </table:table-cell>
          <table:table-cell office:value-type="float" office:value="0.0467125052168088" calcext:value-type="float">
            <text:p>0.0467125052168088</text:p>
          </table:table-cell>
          <table:table-cell office:value-type="float" office:value="0.897464788732394" calcext:value-type="float">
            <text:p>0.897464788732394</text:p>
          </table:table-cell>
          <table:table-cell office:value-type="float" office:value="0.023288206510799" calcext:value-type="float">
            <text:p>0.023288206510799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409670498240385" calcext:value-type="float">
            <text:p>0.0409670498240385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161764867711444" calcext:value-type="float">
            <text:p>0.016176486771144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180765420660971" calcext:value-type="float">
            <text:p>0.0180765420660971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12999512277006" calcext:value-type="float">
            <text:p>0.0212999512277006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231892548345554" calcext:value-type="float">
            <text:p>0.023189254834555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74688128772636" calcext:value-type="float">
            <text:p>0.874688128772636</text:p>
          </table:table-cell>
          <table:table-cell office:value-type="float" office:value="0.0181797174745056" calcext:value-type="float">
            <text:p>0.0181797174745056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265697955216733" calcext:value-type="float">
            <text:p>0.0265697955216733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184197511505726" calcext:value-type="float">
            <text:p>0.0184197511505726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13832453402282" calcext:value-type="float">
            <text:p>0.0113832453402282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29400083481406" calcext:value-type="float">
            <text:p>0.0229400083481406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188058283096093" calcext:value-type="float">
            <text:p>0.0188058283096093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217515174065514" calcext:value-type="float">
            <text:p>0.021751517406551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419789391921748" calcext:value-type="float">
            <text:p>0.0419789391921748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53255905471007" calcext:value-type="float">
            <text:p>0.0253255905471007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0643209215527" calcext:value-type="float">
            <text:p>0.0306432092155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63022584674596" calcext:value-type="float">
            <text:p>0.026302258467459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232046129988587" calcext:value-type="float">
            <text:p>0.023204612998858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71830985915493" calcext:value-type="float">
            <text:p>0.871830985915493</text:p>
          </table:table-cell>
          <table:table-cell office:value-type="float" office:value="0.0198645666059207" calcext:value-type="float">
            <text:p>0.0198645666059207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95409648998935" calcext:value-type="float">
            <text:p>0.0295409648998935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235167287060372" calcext:value-type="float">
            <text:p>0.0235167287060372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180765420660971" calcext:value-type="float">
            <text:p>0.0180765420660971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188058283096093" calcext:value-type="float">
            <text:p>0.0188058283096093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29400083481406" calcext:value-type="float">
            <text:p>0.0229400083481406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11552935615667" calcext:value-type="float">
            <text:p>0.0211552935615667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188058283096093" calcext:value-type="float">
            <text:p>0.018805828309609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01447131590762" calcext:value-type="float">
            <text:p>0.0301447131590762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95446207260531" calcext:value-type="float">
            <text:p>0.039544620726053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12479448453598" calcext:value-type="float">
            <text:p>0.031247944845359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32237964216203" calcext:value-type="float">
            <text:p>0.0232237964216203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71830985915493" calcext:value-type="float">
            <text:p>0.871830985915493</text:p>
          </table:table-cell>
          <table:table-cell office:value-type="float" office:value="0.0198645666059207" calcext:value-type="float">
            <text:p>0.0198645666059207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54049145133104" calcext:value-type="float">
            <text:p>0.025404914513310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196388989383177" calcext:value-type="float">
            <text:p>0.019638898938317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126533602828025" calcext:value-type="float">
            <text:p>0.0126533602828025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29400083481406" calcext:value-type="float">
            <text:p>0.022940008348140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54242689423071" calcext:value-type="float">
            <text:p>0.0254242689423071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6544718849329" calcext:value-type="float">
            <text:p>0.026544718849329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58903767465647" calcext:value-type="float">
            <text:p>0.025890376746564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172179799478277" calcext:value-type="float">
            <text:p>0.01721797994782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71830985915493" calcext:value-type="float">
            <text:p>0.871830985915493</text:p>
          </table:table-cell>
          <table:table-cell office:value-type="float" office:value="0.0198645666059207" calcext:value-type="float">
            <text:p>0.019864566605920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161909957313605" calcext:value-type="float">
            <text:p>0.0161909957313605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237863217165243" calcext:value-type="float">
            <text:p>0.0237863217165243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196388989383177" calcext:value-type="float">
            <text:p>0.019638898938317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126533602828025" calcext:value-type="float">
            <text:p>0.0126533602828025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29400083481406" calcext:value-type="float">
            <text:p>0.0229400083481406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29400083481406" calcext:value-type="float">
            <text:p>0.022940008348140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58903767465647" calcext:value-type="float">
            <text:p>0.025890376746564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03093852509992" calcext:value-type="float">
            <text:p>0.0303093852509992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161909957313605" calcext:value-type="float">
            <text:p>0.01619099573136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11552935615667" calcext:value-type="float">
            <text:p>0.021155293561566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.87297384305835" calcext:value-type="float">
            <text:p>0.87297384305835</text:p>
          </table:table-cell>
          <table:table-cell office:value-type="float" office:value="0.0201788969487929" calcext:value-type="float">
            <text:p>0.0201788969487929</text:p>
          </table:table-cell>
          <table:table-cell office:value-type="float" office:value="0.923090543259557" calcext:value-type="float">
            <text:p>0.923090543259557</text:p>
          </table:table-cell>
          <table:table-cell office:value-type="float" office:value="0.0254495172261044" calcext:value-type="float">
            <text:p>0.0254495172261044</text:p>
          </table:table-cell>
          <table:table-cell office:value-type="float" office:value="0.910559356136821" calcext:value-type="float">
            <text:p>0.910559356136821</text:p>
          </table:table-cell>
          <table:table-cell office:value-type="float" office:value="0.0214483783159088" calcext:value-type="float">
            <text:p>0.0214483783159088</text:p>
          </table:table-cell>
          <table:table-cell office:value-type="float" office:value="0.906599597585513" calcext:value-type="float">
            <text:p>0.906599597585513</text:p>
          </table:table-cell>
          <table:table-cell office:value-type="float" office:value="0.0199688632449506" calcext:value-type="float">
            <text:p>0.0199688632449506</text:p>
          </table:table-cell>
          <table:table-cell office:value-type="float" office:value="0.917963782696177" calcext:value-type="float">
            <text:p>0.917963782696177</text:p>
          </table:table-cell>
          <table:table-cell office:value-type="float" office:value="0.0195151405206764" calcext:value-type="float">
            <text:p>0.0195151405206764</text:p>
          </table:table-cell>
          <table:table-cell office:value-type="float" office:value="0.912893360160966" calcext:value-type="float">
            <text:p>0.912893360160966</text:p>
          </table:table-cell>
          <table:table-cell office:value-type="float" office:value="0.0215702409032337" calcext:value-type="float">
            <text:p>0.0215702409032337</text:p>
          </table:table-cell>
          <table:table-cell office:value-type="float" office:value="0.915106639839034" calcext:value-type="float">
            <text:p>0.915106639839034</text:p>
          </table:table-cell>
          <table:table-cell office:value-type="float" office:value="0.0274713542228535" calcext:value-type="float">
            <text:p>0.0274713542228535</text:p>
          </table:table-cell>
          <table:table-cell office:value-type="float" office:value="0.917448692152917" calcext:value-type="float">
            <text:p>0.917448692152917</text:p>
          </table:table-cell>
          <table:table-cell office:value-type="float" office:value="0.0230592233756771" calcext:value-type="float">
            <text:p>0.0230592233756771</text:p>
          </table:table-cell>
          <table:table-cell office:value-type="float" office:value="0.911686116700201" calcext:value-type="float">
            <text:p>0.911686116700201</text:p>
          </table:table-cell>
          <table:table-cell office:value-type="float" office:value="0.0273199627689966" calcext:value-type="float">
            <text:p>0.0273199627689966</text:p>
          </table:table-cell>
          <table:table-cell office:value-type="float" office:value="0.911718309859155" calcext:value-type="float">
            <text:p>0.911718309859155</text:p>
          </table:table-cell>
          <table:table-cell office:value-type="float" office:value="0.0370928391847279" calcext:value-type="float">
            <text:p>0.0370928391847279</text:p>
          </table:table-cell>
          <table:table-cell office:value-type="float" office:value="0.912861167002012" calcext:value-type="float">
            <text:p>0.912861167002012</text:p>
          </table:table-cell>
          <table:table-cell office:value-type="float" office:value="0.0257497239430633" calcext:value-type="float">
            <text:p>0.0257497239430633</text:p>
          </table:table-cell>
          <table:table-cell office:value-type="float" office:value="0.913995975855131" calcext:value-type="float">
            <text:p>0.913995975855131</text:p>
          </table:table-cell>
          <table:table-cell office:value-type="float" office:value="0.0321649205947533" calcext:value-type="float">
            <text:p>0.0321649205947533</text:p>
          </table:table-cell>
          <table:table-cell office:value-type="float" office:value="0.914551307847083" calcext:value-type="float">
            <text:p>0.914551307847083</text:p>
          </table:table-cell>
          <table:table-cell office:value-type="float" office:value="0.026853480565919" calcext:value-type="float">
            <text:p>0.026853480565919</text:p>
          </table:table-cell>
          <table:table-cell office:value-type="float" office:value="0.915718309859155" calcext:value-type="float">
            <text:p>0.915718309859155</text:p>
          </table:table-cell>
          <table:table-cell office:value-type="float" office:value="0.020202314526873" calcext:value-type="float">
            <text:p>0.020202314526873</text:p>
          </table:table-cell>
          <table:table-cell office:value-type="float" office:value="0.916265593561368" calcext:value-type="float">
            <text:p>0.916265593561368</text:p>
          </table:table-cell>
          <table:table-cell office:value-type="float" office:value="0.0237798248550439" calcext:value-type="float">
            <text:p>0.0237798248550439</text:p>
          </table:table-cell>
          <table:table-cell office:value-type="float" office:value="0.914020120724346" calcext:value-type="float">
            <text:p>0.914020120724346</text:p>
          </table:table-cell>
          <table:table-cell office:value-type="float" office:value="0.025991135337837" calcext:value-type="float">
            <text:p>0.02599113533783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40845429080723" calcext:value-type="float">
            <text:p>0.740845429080723</text:p>
          </table:table-cell>
          <table:table-cell office:value-type="float" office:value="0.03109531723642" calcext:value-type="float">
            <text:p>0.03109531723642</text:p>
          </table:table-cell>
          <table:table-cell office:value-type="float" office:value="0.739555216025804" calcext:value-type="float">
            <text:p>0.739555216025804</text:p>
          </table:table-cell>
          <table:table-cell office:value-type="float" office:value="0.035641775814791" calcext:value-type="float">
            <text:p>0.035641775814791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02836669975983" calcext:value-type="float">
            <text:p>0.0302836669975983</text:p>
          </table:table-cell>
          <table:table-cell office:value-type="float" office:value="0.717460317460317" calcext:value-type="float">
            <text:p>0.717460317460317</text:p>
          </table:table-cell>
          <table:table-cell office:value-type="float" office:value="0.0299025329717681" calcext:value-type="float">
            <text:p>0.0299025329717681</text:p>
          </table:table-cell>
          <table:table-cell office:value-type="float" office:value="0.753900348017995" calcext:value-type="float">
            <text:p>0.753900348017995</text:p>
          </table:table-cell>
          <table:table-cell office:value-type="float" office:value="0.0187013078706956" calcext:value-type="float">
            <text:p>0.018701307870695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293193942142856" calcext:value-type="float">
            <text:p>0.0293193942142856</text:p>
          </table:table-cell>
          <table:table-cell office:value-type="float" office:value="0.765571683218742" calcext:value-type="float">
            <text:p>0.765571683218742</text:p>
          </table:table-cell>
          <table:table-cell office:value-type="float" office:value="0.0237197172237519" calcext:value-type="float">
            <text:p>0.0237197172237519</text:p>
          </table:table-cell>
          <table:table-cell office:value-type="float" office:value="0.74209320091673" calcext:value-type="float">
            <text:p>0.74209320091673</text:p>
          </table:table-cell>
          <table:table-cell office:value-type="float" office:value="0.046479853113488" calcext:value-type="float">
            <text:p>0.046479853113488</text:p>
          </table:table-cell>
          <table:table-cell office:value-type="float" office:value="0.740819964349376" calcext:value-type="float">
            <text:p>0.740819964349376</text:p>
          </table:table-cell>
          <table:table-cell office:value-type="float" office:value="0.0370041967290187" calcext:value-type="float">
            <text:p>0.0370041967290187</text:p>
          </table:table-cell>
          <table:table-cell office:value-type="float" office:value="0.734360410830999" calcext:value-type="float">
            <text:p>0.734360410830999</text:p>
          </table:table-cell>
          <table:table-cell office:value-type="float" office:value="0.0338591299199812" calcext:value-type="float">
            <text:p>0.0338591299199812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249177597413012" calcext:value-type="float">
            <text:p>0.0249177597413012</text:p>
          </table:table-cell>
          <table:table-cell office:value-type="float" office:value="0.739555216025804" calcext:value-type="float">
            <text:p>0.739555216025804</text:p>
          </table:table-cell>
          <table:table-cell office:value-type="float" office:value="0.0435126472757373" calcext:value-type="float">
            <text:p>0.0435126472757373</text:p>
          </table:table-cell>
          <table:table-cell office:value-type="float" office:value="0.735633647398353" calcext:value-type="float">
            <text:p>0.735633647398353</text:p>
          </table:table-cell>
          <table:table-cell office:value-type="float" office:value="0.0432771009445042" calcext:value-type="float">
            <text:p>0.0432771009445042</text:p>
          </table:table-cell>
          <table:table-cell office:value-type="float" office:value="0.747432306255836" calcext:value-type="float">
            <text:p>0.747432306255836</text:p>
          </table:table-cell>
          <table:table-cell office:value-type="float" office:value="0.0388034496468726" calcext:value-type="float">
            <text:p>0.0388034496468726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289170746441452" calcext:value-type="float">
            <text:p>0.0289170746441452</text:p>
          </table:table-cell>
          <table:table-cell office:value-type="float" office:value="0.744733044733045" calcext:value-type="float">
            <text:p>0.744733044733045</text:p>
          </table:table-cell>
          <table:table-cell office:value-type="float" office:value="0.0399848496757278" calcext:value-type="float">
            <text:p>0.039984849675727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38248026483321" calcext:value-type="float">
            <text:p>0.738248026483321</text:p>
          </table:table-cell>
          <table:table-cell office:value-type="float" office:value="0.0257645396097345" calcext:value-type="float">
            <text:p>0.0257645396097345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74286273149165" calcext:value-type="float">
            <text:p>0.0274286273149165</text:p>
          </table:table-cell>
          <table:table-cell office:value-type="float" office:value="0.749961802902979" calcext:value-type="float">
            <text:p>0.749961802902979</text:p>
          </table:table-cell>
          <table:table-cell office:value-type="float" office:value="0.0214559902140954" calcext:value-type="float">
            <text:p>0.0214559902140954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326667197431258" calcext:value-type="float">
            <text:p>0.0326667197431258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01873951177426" calcext:value-type="float">
            <text:p>0.0301873951177426</text:p>
          </table:table-cell>
          <table:table-cell office:value-type="float" office:value="0.744766997708174" calcext:value-type="float">
            <text:p>0.744766997708174</text:p>
          </table:table-cell>
          <table:table-cell office:value-type="float" office:value="0.0438198175972027" calcext:value-type="float">
            <text:p>0.0438198175972027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287862960366699" calcext:value-type="float">
            <text:p>0.0287862960366699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22035959537522" calcext:value-type="float">
            <text:p>0.0322035959537522</text:p>
          </table:table-cell>
          <table:table-cell office:value-type="float" office:value="0.756497750615398" calcext:value-type="float">
            <text:p>0.756497750615398</text:p>
          </table:table-cell>
          <table:table-cell office:value-type="float" office:value="0.0287710397221359" calcext:value-type="float">
            <text:p>0.0287710397221359</text:p>
          </table:table-cell>
          <table:table-cell office:value-type="float" office:value="0.763025210084034" calcext:value-type="float">
            <text:p>0.763025210084034</text:p>
          </table:table-cell>
          <table:table-cell office:value-type="float" office:value="0.0402694554690571" calcext:value-type="float">
            <text:p>0.0402694554690571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32347551644806" calcext:value-type="float">
            <text:p>0.032347551644806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83750671337056" calcext:value-type="float">
            <text:p>0.0283750671337056</text:p>
          </table:table-cell>
          <table:table-cell office:value-type="float" office:value="0.744724556489262" calcext:value-type="float">
            <text:p>0.744724556489262</text:p>
          </table:table-cell>
          <table:table-cell office:value-type="float" office:value="0.0358354512216834" calcext:value-type="float">
            <text:p>0.0358354512216834</text:p>
          </table:table-cell>
          <table:table-cell office:value-type="float" office:value="0.76951871657754" calcext:value-type="float">
            <text:p>0.76951871657754</text:p>
          </table:table-cell>
          <table:table-cell office:value-type="float" office:value="0.0255788124511584" calcext:value-type="float">
            <text:p>0.0255788124511584</text:p>
          </table:table-cell>
          <table:table-cell office:value-type="float" office:value="0.750012732365674" calcext:value-type="float">
            <text:p>0.750012732365674</text:p>
          </table:table-cell>
          <table:table-cell office:value-type="float" office:value="0.0299196506123958" calcext:value-type="float">
            <text:p>0.0299196506123958</text:p>
          </table:table-cell>
          <table:table-cell office:value-type="float" office:value="0.755182072829132" calcext:value-type="float">
            <text:p>0.755182072829132</text:p>
          </table:table-cell>
          <table:table-cell office:value-type="float" office:value="0.0254329088432365" calcext:value-type="float">
            <text:p>0.025432908843236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30430353959766" calcext:value-type="float">
            <text:p>0.730430353959766</text:p>
          </table:table-cell>
          <table:table-cell office:value-type="float" office:value="0.0290410316581508" calcext:value-type="float">
            <text:p>0.0290410316581508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421174262641389" calcext:value-type="float">
            <text:p>0.0421174262641389</text:p>
          </table:table-cell>
          <table:table-cell office:value-type="float" office:value="0.748654613360496" calcext:value-type="float">
            <text:p>0.748654613360496</text:p>
          </table:table-cell>
          <table:table-cell office:value-type="float" office:value="0.0263956813869744" calcext:value-type="float">
            <text:p>0.0263956813869744</text:p>
          </table:table-cell>
          <table:table-cell office:value-type="float" office:value="0.744733044733045" calcext:value-type="float">
            <text:p>0.744733044733045</text:p>
          </table:table-cell>
          <table:table-cell office:value-type="float" office:value="0.0348708997424804" calcext:value-type="float">
            <text:p>0.0348708997424804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314296153510524" calcext:value-type="float">
            <text:p>0.0314296153510524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90858395648635" calcext:value-type="float">
            <text:p>0.0390858395648635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40224731176196" calcext:value-type="float">
            <text:p>0.03402247311761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79712480105283" calcext:value-type="float">
            <text:p>0.0379712480105283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365648035145949" calcext:value-type="float">
            <text:p>0.0365648035145949</text:p>
          </table:table-cell>
          <table:table-cell office:value-type="float" office:value="0.763008233596469" calcext:value-type="float">
            <text:p>0.763008233596469</text:p>
          </table:table-cell>
          <table:table-cell office:value-type="float" office:value="0.0298465288246769" calcext:value-type="float">
            <text:p>0.0298465288246769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363983326463672" calcext:value-type="float">
            <text:p>0.0363983326463672</text:p>
          </table:table-cell>
          <table:table-cell office:value-type="float" office:value="0.75388337153043" calcext:value-type="float">
            <text:p>0.75388337153043</text:p>
          </table:table-cell>
          <table:table-cell office:value-type="float" office:value="0.0313182551332557" calcext:value-type="float">
            <text:p>0.0313182551332557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262284260559301" calcext:value-type="float">
            <text:p>0.0262284260559301</text:p>
          </table:table-cell>
          <table:table-cell office:value-type="float" office:value="0.768194550547492" calcext:value-type="float">
            <text:p>0.768194550547492</text:p>
          </table:table-cell>
          <table:table-cell office:value-type="float" office:value="0.0263099171660379" calcext:value-type="float">
            <text:p>0.0263099171660379</text:p>
          </table:table-cell>
          <table:table-cell office:value-type="float" office:value="0.755182072829132" calcext:value-type="float">
            <text:p>0.755182072829132</text:p>
          </table:table-cell>
          <table:table-cell office:value-type="float" office:value="0.0336043021245815" calcext:value-type="float">
            <text:p>0.0336043021245815</text:p>
          </table:table-cell>
          <table:table-cell office:value-type="float" office:value="0.762957304133775" calcext:value-type="float">
            <text:p>0.762957304133775</text:p>
          </table:table-cell>
          <table:table-cell office:value-type="float" office:value="0.0400723484735018" calcext:value-type="float">
            <text:p>0.0400723484735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38239538239538" calcext:value-type="float">
            <text:p>0.738239538239538</text:p>
          </table:table-cell>
          <table:table-cell office:value-type="float" office:value="0.0246437085610865" calcext:value-type="float">
            <text:p>0.0246437085610865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420643911088645" calcext:value-type="float">
            <text:p>0.042064391108864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92962115087355" calcext:value-type="float">
            <text:p>0.0292962115087355</text:p>
          </table:table-cell>
          <table:table-cell office:value-type="float" office:value="0.740836940836941" calcext:value-type="float">
            <text:p>0.740836940836941</text:p>
          </table:table-cell>
          <table:table-cell office:value-type="float" office:value="0.0347699876965742" calcext:value-type="float">
            <text:p>0.0347699876965742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42258174155182" calcext:value-type="float">
            <text:p>0.042258174155182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77252973825586" calcext:value-type="float">
            <text:p>0.037725297382558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8456360755113" calcext:value-type="float">
            <text:p>0.0338456360755113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88489563643996" calcext:value-type="float">
            <text:p>0.038848956364399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30434831607906" calcext:value-type="float">
            <text:p>0.0230434831607906</text:p>
          </table:table-cell>
          <table:table-cell office:value-type="float" office:value="0.770808929632459" calcext:value-type="float">
            <text:p>0.770808929632459</text:p>
          </table:table-cell>
          <table:table-cell office:value-type="float" office:value="0.0326136729313466" calcext:value-type="float">
            <text:p>0.0326136729313466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453461196989514" calcext:value-type="float">
            <text:p>0.0453461196989514</text:p>
          </table:table-cell>
          <table:table-cell office:value-type="float" office:value="0.768211527035056" calcext:value-type="float">
            <text:p>0.768211527035056</text:p>
          </table:table-cell>
          <table:table-cell office:value-type="float" office:value="0.0329885632531094" calcext:value-type="float">
            <text:p>0.0329885632531094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47472897249984" calcext:value-type="float">
            <text:p>0.0347472897249984</text:p>
          </table:table-cell>
          <table:table-cell office:value-type="float" office:value="0.76689584924879" calcext:value-type="float">
            <text:p>0.76689584924879</text:p>
          </table:table-cell>
          <table:table-cell office:value-type="float" office:value="0.0236054953925888" calcext:value-type="float">
            <text:p>0.0236054953925888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78724211608878" calcext:value-type="float">
            <text:p>0.0378724211608878</text:p>
          </table:table-cell>
          <table:table-cell office:value-type="float" office:value="0.762948815889992" calcext:value-type="float">
            <text:p>0.762948815889992</text:p>
          </table:table-cell>
          <table:table-cell office:value-type="float" office:value="0.0398615420234306" calcext:value-type="float">
            <text:p>0.039861542023430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35633647398353" calcext:value-type="float">
            <text:p>0.735633647398353</text:p>
          </table:table-cell>
          <table:table-cell office:value-type="float" office:value="0.0301812724391375" calcext:value-type="float">
            <text:p>0.0301812724391375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93018222207847" calcext:value-type="float">
            <text:p>0.0393018222207847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290482256154876" calcext:value-type="float">
            <text:p>0.0290482256154876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08082968430085" calcext:value-type="float">
            <text:p>0.030808296843008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9421251732043" calcext:value-type="float">
            <text:p>0.036942125173204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3761070650068" calcext:value-type="float">
            <text:p>0.033761070650068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27984081199653" calcext:value-type="float">
            <text:p>0.0327984081199653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88116929675331" calcext:value-type="float">
            <text:p>0.0388116929675331</text:p>
          </table:table-cell>
          <table:table-cell office:value-type="float" office:value="0.755199049316696" calcext:value-type="float">
            <text:p>0.755199049316696</text:p>
          </table:table-cell>
          <table:table-cell office:value-type="float" office:value="0.0297731125047392" calcext:value-type="float">
            <text:p>0.0297731125047392</text:p>
          </table:table-cell>
          <table:table-cell office:value-type="float" office:value="0.768211527035056" calcext:value-type="float">
            <text:p>0.768211527035056</text:p>
          </table:table-cell>
          <table:table-cell office:value-type="float" office:value="0.0295651696610863" calcext:value-type="float">
            <text:p>0.029565169661086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4245604528398" calcext:value-type="float">
            <text:p>0.04245604528398</text:p>
          </table:table-cell>
          <table:table-cell office:value-type="float" office:value="0.764272981920041" calcext:value-type="float">
            <text:p>0.764272981920041</text:p>
          </table:table-cell>
          <table:table-cell office:value-type="float" office:value="0.0380047832988463" calcext:value-type="float">
            <text:p>0.0380047832988463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2145262845559" calcext:value-type="float">
            <text:p>0.0322145262845559</text:p>
          </table:table-cell>
          <table:table-cell office:value-type="float" office:value="0.772124607418725" calcext:value-type="float">
            <text:p>0.772124607418725</text:p>
          </table:table-cell>
          <table:table-cell office:value-type="float" office:value="0.0232000450176188" calcext:value-type="float">
            <text:p>0.0232000450176188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365114186729918" calcext:value-type="float">
            <text:p>0.0365114186729918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87889244237738" calcext:value-type="float">
            <text:p>0.0387889244237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.73667939903234" calcext:value-type="float">
            <text:p>0.73667939903234</text:p>
          </table:table-cell>
          <table:table-cell office:value-type="float" office:value="0.0281451739009059" calcext:value-type="float">
            <text:p>0.0281451739009059</text:p>
          </table:table-cell>
          <table:table-cell office:value-type="float" office:value="0.754375689669807" calcext:value-type="float">
            <text:p>0.754375689669807</text:p>
          </table:table-cell>
          <table:table-cell office:value-type="float" office:value="0.0373108085446991" calcext:value-type="float">
            <text:p>0.0373108085446991</text:p>
          </table:table-cell>
          <table:table-cell office:value-type="float" office:value="0.752297767591885" calcext:value-type="float">
            <text:p>0.752297767591885</text:p>
          </table:table-cell>
          <table:table-cell office:value-type="float" office:value="0.0272959551445782" calcext:value-type="float">
            <text:p>0.0272959551445782</text:p>
          </table:table-cell>
          <table:table-cell office:value-type="float" office:value="0.737723453017571" calcext:value-type="float">
            <text:p>0.737723453017571</text:p>
          </table:table-cell>
          <table:table-cell office:value-type="float" office:value="0.0326036873993914" calcext:value-type="float">
            <text:p>0.0326036873993914</text:p>
          </table:table-cell>
          <table:table-cell office:value-type="float" office:value="0.75543332484509" calcext:value-type="float">
            <text:p>0.75543332484509</text:p>
          </table:table-cell>
          <table:table-cell office:value-type="float" office:value="0.0319037235335754" calcext:value-type="float">
            <text:p>0.0319037235335754</text:p>
          </table:table-cell>
          <table:table-cell office:value-type="float" office:value="0.752306255835668" calcext:value-type="float">
            <text:p>0.752306255835668</text:p>
          </table:table-cell>
          <table:table-cell office:value-type="float" office:value="0.0367422838817957" calcext:value-type="float">
            <text:p>0.0367422838817957</text:p>
          </table:table-cell>
          <table:table-cell office:value-type="float" office:value="0.76192513368984" calcext:value-type="float">
            <text:p>0.76192513368984</text:p>
          </table:table-cell>
          <table:table-cell office:value-type="float" office:value="0.0306345061147036" calcext:value-type="float">
            <text:p>0.0306345061147036</text:p>
          </table:table-cell>
          <table:table-cell office:value-type="float" office:value="0.756709956709957" calcext:value-type="float">
            <text:p>0.756709956709957</text:p>
          </table:table-cell>
          <table:table-cell office:value-type="float" office:value="0.0388630692819402" calcext:value-type="float">
            <text:p>0.0388630692819402</text:p>
          </table:table-cell>
          <table:table-cell office:value-type="float" office:value="0.750228333757746" calcext:value-type="float">
            <text:p>0.750228333757746</text:p>
          </table:table-cell>
          <table:table-cell office:value-type="float" office:value="0.0310313271262559" calcext:value-type="float">
            <text:p>0.0310313271262559</text:p>
          </table:table-cell>
          <table:table-cell office:value-type="float" office:value="0.759882862235803" calcext:value-type="float">
            <text:p>0.759882862235803</text:p>
          </table:table-cell>
          <table:table-cell office:value-type="float" office:value="0.0332307913612296" calcext:value-type="float">
            <text:p>0.0332307913612296</text:p>
          </table:table-cell>
          <table:table-cell office:value-type="float" office:value="0.752292674645616" calcext:value-type="float">
            <text:p>0.752292674645616</text:p>
          </table:table-cell>
          <table:table-cell office:value-type="float" office:value="0.0362931618030812" calcext:value-type="float">
            <text:p>0.0362931618030812</text:p>
          </table:table-cell>
          <table:table-cell office:value-type="float" office:value="0.75700195229607" calcext:value-type="float">
            <text:p>0.75700195229607</text:p>
          </table:table-cell>
          <table:table-cell office:value-type="float" office:value="0.0348398632189309" calcext:value-type="float">
            <text:p>0.0348398632189309</text:p>
          </table:table-cell>
          <table:table-cell office:value-type="float" office:value="0.747603768780239" calcext:value-type="float">
            <text:p>0.747603768780239</text:p>
          </table:table-cell>
          <table:table-cell office:value-type="float" office:value="0.0344605588463344" calcext:value-type="float">
            <text:p>0.0344605588463344</text:p>
          </table:table-cell>
          <table:table-cell office:value-type="float" office:value="0.764833206009677" calcext:value-type="float">
            <text:p>0.764833206009677</text:p>
          </table:table-cell>
          <table:table-cell office:value-type="float" office:value="0.0274995439348553" calcext:value-type="float">
            <text:p>0.0274995439348553</text:p>
          </table:table-cell>
          <table:table-cell office:value-type="float" office:value="0.754654104065869" calcext:value-type="float">
            <text:p>0.754654104065869</text:p>
          </table:table-cell>
          <table:table-cell office:value-type="float" office:value="0.0333649734430004" calcext:value-type="float">
            <text:p>0.0333649734430004</text:p>
          </table:table-cell>
          <table:table-cell office:value-type="float" office:value="0.756718444953739" calcext:value-type="float">
            <text:p>0.756718444953739</text:p>
          </table:table-cell>
          <table:table-cell office:value-type="float" office:value="0.0368281146879341" calcext:value-type="float">
            <text:p>0.036828114687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0108225108225108" calcext:value-type="float">
            <text:p>0.0108225108225108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91832049504746" calcext:value-type="float">
            <text:p>0.0091832049504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42193914912593" calcext:value-type="float">
            <text:p>0.004219391491259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32826300623599" calcext:value-type="float">
            <text:p>0.00328263006235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47421866450663" calcext:value-type="float">
            <text:p>0.0047421866450663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0547621919272" calcext:value-type="float">
            <text:p>0.009054762191927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3401839644212" calcext:value-type="float">
            <text:p>0.007340183964421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38719791818178" calcext:value-type="float">
            <text:p>0.003871979181817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0.0129508877070576" calcext:value-type="float">
            <text:p>0.012950887707057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38719791818178" calcext:value-type="float">
            <text:p>0.003871979181817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88453752128582" calcext:value-type="float">
            <text:p>0.008845375212858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55184193870052" calcext:value-type="float">
            <text:p>0.005518419387005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117562559428573" calcext:value-type="float">
            <text:p>0.01175625594285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2438097535417" calcext:value-type="float">
            <text:p>0.007243809753541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32826300623599" calcext:value-type="float">
            <text:p>0.003282630062359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30192585018" calcext:value-type="float">
            <text:p>0.005301925850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28221655433777" calcext:value-type="float">
            <text:p>0.002822165543377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39320134468798" calcext:value-type="float">
            <text:p>0.003932013446879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9220779220779" calcext:value-type="float">
            <text:p>0.979220779220779</text:p>
          </table:table-cell>
          <table:table-cell office:value-type="float" office:value="0.0052128115059706" calcext:value-type="float">
            <text:p>0.005212811505970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3290043290043" calcext:value-type="float">
            <text:p>0.004329004329004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2128115059706" calcext:value-type="float">
            <text:p>0.005212811505970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0062497513036" calcext:value-type="float">
            <text:p>0.006006249751303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1676780893131" calcext:value-type="float">
            <text:p>0.005167678089313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65800865800866" calcext:value-type="float">
            <text:p>0.965800865800866</text:p>
          </table:table-cell>
          <table:table-cell office:value-type="float" office:value="0.0109729799615901" calcext:value-type="float">
            <text:p>0.010972979961590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3290043290043" calcext:value-type="float">
            <text:p>0.004329004329004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28221655433777" calcext:value-type="float">
            <text:p>0.0028221655433777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9358243510785" calcext:value-type="float">
            <text:p>0.0049358243510785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46925288720083" calcext:value-type="float">
            <text:p>0.004692528872008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9128655509399" calcext:value-type="float">
            <text:p>0.006912865550939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64935064935065" calcext:value-type="float">
            <text:p>0.964935064935065</text:p>
          </table:table-cell>
          <table:table-cell office:value-type="float" office:value="0.0107573797747092" calcext:value-type="float">
            <text:p>0.010757379774709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28221655433777" calcext:value-type="float">
            <text:p>0.0028221655433777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39320134468798" calcext:value-type="float">
            <text:p>0.003932013446879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30192585018" calcext:value-type="float">
            <text:p>0.00530192585018</text:p>
          </table:table-cell>
          <table:table-cell office:value-type="float" office:value="0.978787878787879" calcext:value-type="float">
            <text:p>0.978787878787879</text:p>
          </table:table-cell>
          <table:table-cell office:value-type="float" office:value="0.0049358243510785" calcext:value-type="float">
            <text:p>0.0049358243510785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927733306333" calcext:value-type="float">
            <text:p>0.00592773330633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3895669255362" calcext:value-type="float">
            <text:p>0.005389566925536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0.963376623376623" calcext:value-type="float">
            <text:p>0.963376623376623</text:p>
          </table:table-cell>
          <table:table-cell office:value-type="float" office:value="0.011452002841745" calcext:value-type="float">
            <text:p>0.01145200284174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700746611612582" calcext:value-type="float">
            <text:p>0.0070074661161258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464411567261378" calcext:value-type="float">
            <text:p>0.00464411567261378</text:p>
          </table:table-cell>
          <table:table-cell office:value-type="float" office:value="0.973246753246753" calcext:value-type="float">
            <text:p>0.973246753246753</text:p>
          </table:table-cell>
          <table:table-cell office:value-type="float" office:value="0.00652584362644406" calcext:value-type="float">
            <text:p>0.006525843626444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37462027362931" calcext:value-type="float">
            <text:p>0.0037462027362931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0523729484520848" calcext:value-type="float">
            <text:p>0.00523729484520848</text:p>
          </table:table-cell>
          <table:table-cell office:value-type="float" office:value="0.976536796536796" calcext:value-type="float">
            <text:p>0.976536796536796</text:p>
          </table:table-cell>
          <table:table-cell office:value-type="float" office:value="0.00524661867482396" calcext:value-type="float">
            <text:p>0.00524661867482396</text:p>
          </table:table-cell>
          <table:table-cell office:value-type="float" office:value="0.977402597402597" calcext:value-type="float">
            <text:p>0.977402597402597</text:p>
          </table:table-cell>
          <table:table-cell office:value-type="float" office:value="0.00598514767276732" calcext:value-type="float">
            <text:p>0.0059851476727673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46111269299634" calcext:value-type="float">
            <text:p>0.0046111269299634</text:p>
          </table:table-cell>
          <table:table-cell office:value-type="float" office:value="0.976796536796537" calcext:value-type="float">
            <text:p>0.976796536796537</text:p>
          </table:table-cell>
          <table:table-cell office:value-type="float" office:value="0.00595763227037328" calcext:value-type="float">
            <text:p>0.0059576322703732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41240833754098" calcext:value-type="float">
            <text:p>0.00541240833754098</text:p>
          </table:table-cell>
          <table:table-cell office:value-type="float" office:value="0.975930735930736" calcext:value-type="float">
            <text:p>0.975930735930736</text:p>
          </table:table-cell>
          <table:table-cell office:value-type="float" office:value="0.00585603810051486" calcext:value-type="float">
            <text:p>0.00585603810051486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18298592403244" calcext:value-type="float">
            <text:p>0.00618298592403244</text:p>
          </table:table-cell>
          <table:table-cell office:value-type="float" office:value="0.975497835497836" calcext:value-type="float">
            <text:p>0.975497835497836</text:p>
          </table:table-cell>
          <table:table-cell office:value-type="float" office:value="0.00717666951700292" calcext:value-type="float">
            <text:p>0.00717666951700292</text:p>
          </table:table-cell>
          <table:table-cell office:value-type="float" office:value="0.975670995670996" calcext:value-type="float">
            <text:p>0.975670995670996</text:p>
          </table:table-cell>
          <table:table-cell office:value-type="float" office:value="0.00622229532332054" calcext:value-type="float">
            <text:p>0.00622229532332054</text:p>
          </table:table-cell>
          <table:table-cell office:value-type="float" office:value="0.976536796536796" calcext:value-type="float">
            <text:p>0.976536796536796</text:p>
          </table:table-cell>
          <table:table-cell office:value-type="float" office:value="0.00554136249297432" calcext:value-type="float">
            <text:p>0.0055413624929743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687340301974448" calcext:value-type="float">
            <text:p>0.687340301974448</text:p>
          </table:table-cell>
          <table:table-cell office:value-type="float" office:value="0.0704404137078083" calcext:value-type="float">
            <text:p>0.0704404137078083</text:p>
          </table:table-cell>
          <table:table-cell office:value-type="float" office:value="0.817305458768873" calcext:value-type="float">
            <text:p>0.817305458768873</text:p>
          </table:table-cell>
          <table:table-cell office:value-type="float" office:value="0.0432385010601387" calcext:value-type="float">
            <text:p>0.0432385010601387</text:p>
          </table:table-cell>
          <table:table-cell office:value-type="float" office:value="0.706271777003484" calcext:value-type="float">
            <text:p>0.706271777003484</text:p>
          </table:table-cell>
          <table:table-cell office:value-type="float" office:value="0.0550695979221475" calcext:value-type="float">
            <text:p>0.0550695979221475</text:p>
          </table:table-cell>
          <table:table-cell office:value-type="float" office:value="0.730778164924506" calcext:value-type="float">
            <text:p>0.730778164924506</text:p>
          </table:table-cell>
          <table:table-cell office:value-type="float" office:value="0.0097571345060347" calcext:value-type="float">
            <text:p>0.0097571345060347</text:p>
          </table:table-cell>
          <table:table-cell office:value-type="float" office:value="0.71602787456446" calcext:value-type="float">
            <text:p>0.71602787456446</text:p>
          </table:table-cell>
          <table:table-cell office:value-type="float" office:value="0.0538255792711613" calcext:value-type="float">
            <text:p>0.0538255792711613</text:p>
          </table:table-cell>
          <table:table-cell office:value-type="float" office:value="0.706620209059233" calcext:value-type="float">
            <text:p>0.706620209059233</text:p>
          </table:table-cell>
          <table:table-cell office:value-type="float" office:value="0.07290107567156" calcext:value-type="float">
            <text:p>0.07290107567156</text:p>
          </table:table-cell>
          <table:table-cell office:value-type="float" office:value="0.73054587688734" calcext:value-type="float">
            <text:p>0.73054587688734</text:p>
          </table:table-cell>
          <table:table-cell office:value-type="float" office:value="0.0740856375500488" calcext:value-type="float">
            <text:p>0.0740856375500488</text:p>
          </table:table-cell>
          <table:table-cell office:value-type="float" office:value="0.716144018583043" calcext:value-type="float">
            <text:p>0.716144018583043</text:p>
          </table:table-cell>
          <table:table-cell office:value-type="float" office:value="0.0555709988099538" calcext:value-type="float">
            <text:p>0.0555709988099538</text:p>
          </table:table-cell>
          <table:table-cell office:value-type="float" office:value="0.725783972125436" calcext:value-type="float">
            <text:p>0.725783972125436</text:p>
          </table:table-cell>
          <table:table-cell office:value-type="float" office:value="0.0506533080239903" calcext:value-type="float">
            <text:p>0.0506533080239903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732391417387297" calcext:value-type="float">
            <text:p>0.0732391417387297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750860076468431" calcext:value-type="float">
            <text:p>0.0750860076468431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49242451532003" calcext:value-type="float">
            <text:p>0.0449242451532003</text:p>
          </table:table-cell>
          <table:table-cell office:value-type="float" office:value="0.711265969802555" calcext:value-type="float">
            <text:p>0.711265969802555</text:p>
          </table:table-cell>
          <table:table-cell office:value-type="float" office:value="0.064537574482423" calcext:value-type="float">
            <text:p>0.064537574482423</text:p>
          </table:table-cell>
          <table:table-cell office:value-type="float" office:value="0.735656213704994" calcext:value-type="float">
            <text:p>0.735656213704994</text:p>
          </table:table-cell>
          <table:table-cell office:value-type="float" office:value="0.060455444046496" calcext:value-type="float">
            <text:p>0.060455444046496</text:p>
          </table:table-cell>
          <table:table-cell office:value-type="float" office:value="0.736004645760743" calcext:value-type="float">
            <text:p>0.736004645760743</text:p>
          </table:table-cell>
          <table:table-cell office:value-type="float" office:value="0.0680726820555456" calcext:value-type="float">
            <text:p>0.0680726820555456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694143936026957" calcext:value-type="float">
            <text:p>0.069414393602695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687340301974448" calcext:value-type="float">
            <text:p>0.687340301974448</text:p>
          </table:table-cell>
          <table:table-cell office:value-type="float" office:value="0.0704404137078083" calcext:value-type="float">
            <text:p>0.0704404137078083</text:p>
          </table:table-cell>
          <table:table-cell office:value-type="float" office:value="0.812427409988386" calcext:value-type="float">
            <text:p>0.812427409988386</text:p>
          </table:table-cell>
          <table:table-cell office:value-type="float" office:value="0.0430888830416818" calcext:value-type="float">
            <text:p>0.0430888830416818</text:p>
          </table:table-cell>
          <table:table-cell office:value-type="float" office:value="0.696980255516841" calcext:value-type="float">
            <text:p>0.696980255516841</text:p>
          </table:table-cell>
          <table:table-cell office:value-type="float" office:value="0.0409426198705729" calcext:value-type="float">
            <text:p>0.0409426198705729</text:p>
          </table:table-cell>
          <table:table-cell office:value-type="float" office:value="0.726132404181185" calcext:value-type="float">
            <text:p>0.726132404181185</text:p>
          </table:table-cell>
          <table:table-cell office:value-type="float" office:value="0.0481833228316965" calcext:value-type="float">
            <text:p>0.0481833228316965</text:p>
          </table:table-cell>
          <table:table-cell office:value-type="float" office:value="0.73054587688734" calcext:value-type="float">
            <text:p>0.73054587688734</text:p>
          </table:table-cell>
          <table:table-cell office:value-type="float" office:value="0.0409623834002923" calcext:value-type="float">
            <text:p>0.0409623834002923</text:p>
          </table:table-cell>
          <table:table-cell office:value-type="float" office:value="0.740534262485482" calcext:value-type="float">
            <text:p>0.740534262485482</text:p>
          </table:table-cell>
          <table:table-cell office:value-type="float" office:value="0.0446879110352255" calcext:value-type="float">
            <text:p>0.0446879110352255</text:p>
          </table:table-cell>
          <table:table-cell office:value-type="float" office:value="0.750174216027875" calcext:value-type="float">
            <text:p>0.750174216027875</text:p>
          </table:table-cell>
          <table:table-cell office:value-type="float" office:value="0.0635038066437397" calcext:value-type="float">
            <text:p>0.0635038066437397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97791144224878" calcext:value-type="float">
            <text:p>0.0397791144224878</text:p>
          </table:table-cell>
          <table:table-cell office:value-type="float" office:value="0.71602787456446" calcext:value-type="float">
            <text:p>0.71602787456446</text:p>
          </table:table-cell>
          <table:table-cell office:value-type="float" office:value="0.0639293436468497" calcext:value-type="float">
            <text:p>0.0639293436468497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733817450314266" calcext:value-type="float">
            <text:p>0.0733817450314266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766873809982277" calcext:value-type="float">
            <text:p>0.0766873809982277</text:p>
          </table:table-cell>
          <table:table-cell office:value-type="float" office:value="0.744947735191638" calcext:value-type="float">
            <text:p>0.744947735191638</text:p>
          </table:table-cell>
          <table:table-cell office:value-type="float" office:value="0.0633629225924022" calcext:value-type="float">
            <text:p>0.0633629225924022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632019850601332" calcext:value-type="float">
            <text:p>0.0632019850601332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686695064217281" calcext:value-type="float">
            <text:p>0.0686695064217281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633589307494318" calcext:value-type="float">
            <text:p>0.0633589307494318</text:p>
          </table:table-cell>
          <table:table-cell office:value-type="float" office:value="0.744831591173055" calcext:value-type="float">
            <text:p>0.744831591173055</text:p>
          </table:table-cell>
          <table:table-cell office:value-type="float" office:value="0.0544788496596345" calcext:value-type="float">
            <text:p>0.054478849659634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687340301974448" calcext:value-type="float">
            <text:p>0.687340301974448</text:p>
          </table:table-cell>
          <table:table-cell office:value-type="float" office:value="0.0704404137078083" calcext:value-type="float">
            <text:p>0.0704404137078083</text:p>
          </table:table-cell>
          <table:table-cell office:value-type="float" office:value="0.797793263646922" calcext:value-type="float">
            <text:p>0.797793263646922</text:p>
          </table:table-cell>
          <table:table-cell office:value-type="float" office:value="0.0699308527372982" calcext:value-type="float">
            <text:p>0.0699308527372982</text:p>
          </table:table-cell>
          <table:table-cell office:value-type="float" office:value="0.711265969802555" calcext:value-type="float">
            <text:p>0.711265969802555</text:p>
          </table:table-cell>
          <table:table-cell office:value-type="float" office:value="0.0691951811275824" calcext:value-type="float">
            <text:p>0.0691951811275824</text:p>
          </table:table-cell>
          <table:table-cell office:value-type="float" office:value="0.701858304297329" calcext:value-type="float">
            <text:p>0.701858304297329</text:p>
          </table:table-cell>
          <table:table-cell office:value-type="float" office:value="0.0602993302795974" calcext:value-type="float">
            <text:p>0.0602993302795974</text:p>
          </table:table-cell>
          <table:table-cell office:value-type="float" office:value="0.720789779326365" calcext:value-type="float">
            <text:p>0.720789779326365</text:p>
          </table:table-cell>
          <table:table-cell office:value-type="float" office:value="0.0521572645001526" calcext:value-type="float">
            <text:p>0.0521572645001526</text:p>
          </table:table-cell>
          <table:table-cell office:value-type="float" office:value="0.735656213704994" calcext:value-type="float">
            <text:p>0.735656213704994</text:p>
          </table:table-cell>
          <table:table-cell office:value-type="float" office:value="0.0502102964220134" calcext:value-type="float">
            <text:p>0.0502102964220134</text:p>
          </table:table-cell>
          <table:table-cell office:value-type="float" office:value="0.750290360046458" calcext:value-type="float">
            <text:p>0.750290360046458</text:p>
          </table:table-cell>
          <table:table-cell office:value-type="float" office:value="0.0476615203918308" calcext:value-type="float">
            <text:p>0.0476615203918308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593239044253059" calcext:value-type="float">
            <text:p>0.0593239044253059</text:p>
          </table:table-cell>
          <table:table-cell office:value-type="float" office:value="0.730778164924506" calcext:value-type="float">
            <text:p>0.730778164924506</text:p>
          </table:table-cell>
          <table:table-cell office:value-type="float" office:value="0.0388900402913079" calcext:value-type="float">
            <text:p>0.038890040291307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824698185664441" calcext:value-type="float">
            <text:p>0.0824698185664441</text:p>
          </table:table-cell>
          <table:table-cell office:value-type="float" office:value="0.725783972125436" calcext:value-type="float">
            <text:p>0.725783972125436</text:p>
          </table:table-cell>
          <table:table-cell office:value-type="float" office:value="0.0653179752126632" calcext:value-type="float">
            <text:p>0.0653179752126632</text:p>
          </table:table-cell>
          <table:table-cell office:value-type="float" office:value="0.720789779326365" calcext:value-type="float">
            <text:p>0.720789779326365</text:p>
          </table:table-cell>
          <table:table-cell office:value-type="float" office:value="0.0745308483805215" calcext:value-type="float">
            <text:p>0.0745308483805215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534855500810148" calcext:value-type="float">
            <text:p>0.0534855500810148</text:p>
          </table:table-cell>
          <table:table-cell office:value-type="float" office:value="0.725900116144019" calcext:value-type="float">
            <text:p>0.725900116144019</text:p>
          </table:table-cell>
          <table:table-cell office:value-type="float" office:value="0.0734088542793567" calcext:value-type="float">
            <text:p>0.0734088542793567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473420458122852" calcext:value-type="float">
            <text:p>0.0473420458122852</text:p>
          </table:table-cell>
          <table:table-cell office:value-type="float" office:value="0.744947735191638" calcext:value-type="float">
            <text:p>0.744947735191638</text:p>
          </table:table-cell>
          <table:table-cell office:value-type="float" office:value="0.056254064949978" calcext:value-type="float">
            <text:p>0.05625406494997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687340301974448" calcext:value-type="float">
            <text:p>0.687340301974448</text:p>
          </table:table-cell>
          <table:table-cell office:value-type="float" office:value="0.0704404137078083" calcext:value-type="float">
            <text:p>0.0704404137078083</text:p>
          </table:table-cell>
          <table:table-cell office:value-type="float" office:value="0.80267131242741" calcext:value-type="float">
            <text:p>0.80267131242741</text:p>
          </table:table-cell>
          <table:table-cell office:value-type="float" office:value="0.0603032450397557" calcext:value-type="float">
            <text:p>0.0603032450397557</text:p>
          </table:table-cell>
          <table:table-cell office:value-type="float" office:value="0.721022067363531" calcext:value-type="float">
            <text:p>0.721022067363531</text:p>
          </table:table-cell>
          <table:table-cell office:value-type="float" office:value="0.058162820981433" calcext:value-type="float">
            <text:p>0.058162820981433</text:p>
          </table:table-cell>
          <table:table-cell office:value-type="float" office:value="0.721254355400697" calcext:value-type="float">
            <text:p>0.721254355400697</text:p>
          </table:table-cell>
          <table:table-cell office:value-type="float" office:value="0.0590966514899351" calcext:value-type="float">
            <text:p>0.0590966514899351</text:p>
          </table:table-cell>
          <table:table-cell office:value-type="float" office:value="0.730429732868757" calcext:value-type="float">
            <text:p>0.730429732868757</text:p>
          </table:table-cell>
          <table:table-cell office:value-type="float" office:value="0.0539294837107657" calcext:value-type="float">
            <text:p>0.0539294837107657</text:p>
          </table:table-cell>
          <table:table-cell office:value-type="float" office:value="0.730894308943089" calcext:value-type="float">
            <text:p>0.730894308943089</text:p>
          </table:table-cell>
          <table:table-cell office:value-type="float" office:value="0.0587856843372803" calcext:value-type="float">
            <text:p>0.0587856843372803</text:p>
          </table:table-cell>
          <table:table-cell office:value-type="float" office:value="0.740534262485482" calcext:value-type="float">
            <text:p>0.740534262485482</text:p>
          </table:table-cell>
          <table:table-cell office:value-type="float" office:value="0.0448442268244679" calcext:value-type="float">
            <text:p>0.0448442268244679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36457490115092" calcext:value-type="float">
            <text:p>0.0736457490115092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464982400707128" calcext:value-type="float">
            <text:p>0.0464982400707128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769617364841566" calcext:value-type="float">
            <text:p>0.0769617364841566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667656393618975" calcext:value-type="float">
            <text:p>0.0667656393618975</text:p>
          </table:table-cell>
          <table:table-cell office:value-type="float" office:value="0.73054587688734" calcext:value-type="float">
            <text:p>0.73054587688734</text:p>
          </table:table-cell>
          <table:table-cell office:value-type="float" office:value="0.0693529088995132" calcext:value-type="float">
            <text:p>0.0693529088995132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534855500810148" calcext:value-type="float">
            <text:p>0.0534855500810148</text:p>
          </table:table-cell>
          <table:table-cell office:value-type="float" office:value="0.725900116144019" calcext:value-type="float">
            <text:p>0.725900116144019</text:p>
          </table:table-cell>
          <table:table-cell office:value-type="float" office:value="0.0600350555404626" calcext:value-type="float">
            <text:p>0.0600350555404626</text:p>
          </table:table-cell>
          <table:table-cell office:value-type="float" office:value="0.744947735191638" calcext:value-type="float">
            <text:p>0.744947735191638</text:p>
          </table:table-cell>
          <table:table-cell office:value-type="float" office:value="0.0418005533851603" calcext:value-type="float">
            <text:p>0.0418005533851603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575976561520782" calcext:value-type="float">
            <text:p>0.057597656152078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687340301974448" calcext:value-type="float">
            <text:p>0.687340301974448</text:p>
          </table:table-cell>
          <table:table-cell office:value-type="float" office:value="0.0704404137078083" calcext:value-type="float">
            <text:p>0.0704404137078083</text:p>
          </table:table-cell>
          <table:table-cell office:value-type="float" office:value="0.81718931475029" calcext:value-type="float">
            <text:p>0.81718931475029</text:p>
          </table:table-cell>
          <table:table-cell office:value-type="float" office:value="0.0606475884671005" calcext:value-type="float">
            <text:p>0.0606475884671005</text:p>
          </table:table-cell>
          <table:table-cell office:value-type="float" office:value="0.721138211382114" calcext:value-type="float">
            <text:p>0.721138211382114</text:p>
          </table:table-cell>
          <table:table-cell office:value-type="float" office:value="0.0521734263708112" calcext:value-type="float">
            <text:p>0.0521734263708112</text:p>
          </table:table-cell>
          <table:table-cell office:value-type="float" office:value="0.721138211382114" calcext:value-type="float">
            <text:p>0.721138211382114</text:p>
          </table:table-cell>
          <table:table-cell office:value-type="float" office:value="0.0643373917668502" calcext:value-type="float">
            <text:p>0.0643373917668502</text:p>
          </table:table-cell>
          <table:table-cell office:value-type="float" office:value="0.71602787456446" calcext:value-type="float">
            <text:p>0.71602787456446</text:p>
          </table:table-cell>
          <table:table-cell office:value-type="float" office:value="0.0679107395245922" calcext:value-type="float">
            <text:p>0.0679107395245922</text:p>
          </table:table-cell>
          <table:table-cell office:value-type="float" office:value="0.740650406504065" calcext:value-type="float">
            <text:p>0.740650406504065</text:p>
          </table:table-cell>
          <table:table-cell office:value-type="float" office:value="0.0690930018898898" calcext:value-type="float">
            <text:p>0.0690930018898898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446807413168384" calcext:value-type="float">
            <text:p>0.0446807413168384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649918931234223" calcext:value-type="float">
            <text:p>0.0649918931234223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580952334513347" calcext:value-type="float">
            <text:p>0.0580952334513347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824698185664441" calcext:value-type="float">
            <text:p>0.0824698185664441</text:p>
          </table:table-cell>
          <table:table-cell office:value-type="float" office:value="0.73054587688734" calcext:value-type="float">
            <text:p>0.73054587688734</text:p>
          </table:table-cell>
          <table:table-cell office:value-type="float" office:value="0.0582459647763987" calcext:value-type="float">
            <text:p>0.058245964776398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643308393369414" calcext:value-type="float">
            <text:p>0.0643308393369414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541373172529112" calcext:value-type="float">
            <text:p>0.0541373172529112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742284318916263" calcext:value-type="float">
            <text:p>0.0742284318916263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456125967610696" calcext:value-type="float">
            <text:p>0.0456125967610696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575976561520782" calcext:value-type="float">
            <text:p>0.05759765615207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.687340301974448" calcext:value-type="float">
            <text:p>0.687340301974448</text:p>
          </table:table-cell>
          <table:table-cell office:value-type="float" office:value="0.0704404137078083" calcext:value-type="float">
            <text:p>0.0704404137078083</text:p>
          </table:table-cell>
          <table:table-cell office:value-type="float" office:value="0.809477351916376" calcext:value-type="float">
            <text:p>0.809477351916376</text:p>
          </table:table-cell>
          <table:table-cell office:value-type="float" office:value="0.055441814069195" calcext:value-type="float">
            <text:p>0.055441814069195</text:p>
          </table:table-cell>
          <table:table-cell office:value-type="float" office:value="0.711335656213705" calcext:value-type="float">
            <text:p>0.711335656213705</text:p>
          </table:table-cell>
          <table:table-cell office:value-type="float" office:value="0.0551087292545094" calcext:value-type="float">
            <text:p>0.0551087292545094</text:p>
          </table:table-cell>
          <table:table-cell office:value-type="float" office:value="0.720232288037166" calcext:value-type="float">
            <text:p>0.720232288037166</text:p>
          </table:table-cell>
          <table:table-cell office:value-type="float" office:value="0.0483347661748228" calcext:value-type="float">
            <text:p>0.0483347661748228</text:p>
          </table:table-cell>
          <table:table-cell office:value-type="float" office:value="0.722764227642276" calcext:value-type="float">
            <text:p>0.722764227642276</text:p>
          </table:table-cell>
          <table:table-cell office:value-type="float" office:value="0.0537570900813928" calcext:value-type="float">
            <text:p>0.0537570900813928</text:p>
          </table:table-cell>
          <table:table-cell office:value-type="float" office:value="0.730871080139373" calcext:value-type="float">
            <text:p>0.730871080139373</text:p>
          </table:table-cell>
          <table:table-cell office:value-type="float" office:value="0.0591355938711938" calcext:value-type="float">
            <text:p>0.0591355938711938</text:p>
          </table:table-cell>
          <table:table-cell office:value-type="float" office:value="0.741416957026713" calcext:value-type="float">
            <text:p>0.741416957026713</text:p>
          </table:table-cell>
          <table:table-cell office:value-type="float" office:value="0.0549551865453851" calcext:value-type="float">
            <text:p>0.0549551865453851</text:p>
          </table:table-cell>
          <table:table-cell office:value-type="float" office:value="0.748176538908246" calcext:value-type="float">
            <text:p>0.748176538908246</text:p>
          </table:table-cell>
          <table:table-cell office:value-type="float" office:value="0.0586623319585358" calcext:value-type="float">
            <text:p>0.0586623319585358</text:p>
          </table:table-cell>
          <table:table-cell office:value-type="float" office:value="0.729663182346109" calcext:value-type="float">
            <text:p>0.729663182346109</text:p>
          </table:table-cell>
          <table:table-cell office:value-type="float" office:value="0.0516132330968391" calcext:value-type="float">
            <text:p>0.0516132330968391</text:p>
          </table:table-cell>
          <table:table-cell office:value-type="float" office:value="0.744227642276423" calcext:value-type="float">
            <text:p>0.744227642276423</text:p>
          </table:table-cell>
          <table:table-cell office:value-type="float" office:value="0.0777044520774402" calcext:value-type="float">
            <text:p>0.0777044520774402</text:p>
          </table:table-cell>
          <table:table-cell office:value-type="float" office:value="0.733542392566783" calcext:value-type="float">
            <text:p>0.733542392566783</text:p>
          </table:table-cell>
          <table:table-cell office:value-type="float" office:value="0.068420593599206" calcext:value-type="float">
            <text:p>0.068420593599206</text:p>
          </table:table-cell>
          <table:table-cell office:value-type="float" office:value="0.739279907084785" calcext:value-type="float">
            <text:p>0.739279907084785</text:p>
          </table:table-cell>
          <table:table-cell office:value-type="float" office:value="0.0633003528725157" calcext:value-type="float">
            <text:p>0.0633003528725157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577695953914994" calcext:value-type="float">
            <text:p>0.0577695953914994</text:p>
          </table:table-cell>
          <table:table-cell office:value-type="float" office:value="0.731660859465738" calcext:value-type="float">
            <text:p>0.731660859465738</text:p>
          </table:table-cell>
          <table:table-cell office:value-type="float" office:value="0.0673594584359339" calcext:value-type="float">
            <text:p>0.0673594584359339</text:p>
          </table:table-cell>
          <table:table-cell office:value-type="float" office:value="0.742253193960511" calcext:value-type="float">
            <text:p>0.742253193960511</text:p>
          </table:table-cell>
          <table:table-cell office:value-type="float" office:value="0.0532373617526985" calcext:value-type="float">
            <text:p>0.0532373617526985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590685241032929" calcext:value-type="float">
            <text:p>0.059068524103292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353369391938816" calcext:value-type="float">
            <text:p>0.035336939193881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176684695969408" calcext:value-type="float">
            <text:p>0.017668469596940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88524900322554" calcext:value-type="float">
            <text:p>0.028852490032255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" calcext:value-type="float">
            <text:p>0.8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15119981376494" calcext:value-type="float">
            <text:p>0.05151199813764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1029685178073" calcext:value-type="float">
            <text:p>0.02102968517807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10296851780731" calcext:value-type="float">
            <text:p>0.02102968517807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6186519558956" calcext:value-type="float">
            <text:p>0.04618651955895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65027043954112" calcext:value-type="float">
            <text:p>0.026502704395411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1" calcext:value-type="float">
            <text:p>0.021029685178073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31441272080029" calcext:value-type="float">
            <text:p>0.03144127208002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3870967741935" calcext:value-type="float">
            <text:p>0.048387096774193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30546798901923" calcext:value-type="float">
            <text:p>0.033054679890192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60656125403192" calcext:value-type="float">
            <text:p>0.036065612540319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292998421364274" calcext:value-type="float">
            <text:p>0.029299842136427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69890331140024" calcext:value-type="float">
            <text:p>0.02698903311400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90863137974935" calcext:value-type="float">
            <text:p>0.0390863137974935</text:p>
          </table:table-cell>
          <table:table-cell office:value-type="float" office:value="0.846451612903226" calcext:value-type="float">
            <text:p>0.846451612903226</text:p>
          </table:table-cell>
          <table:table-cell office:value-type="float" office:value="0.0400774612655519" calcext:value-type="float">
            <text:p>0.0400774612655519</text:p>
          </table:table-cell>
          <table:table-cell office:value-type="float" office:value="0.84" calcext:value-type="float">
            <text:p>0.84</text:p>
          </table:table-cell>
          <table:table-cell office:value-type="float" office:value="0.038925166339853" calcext:value-type="float">
            <text:p>0.03892516633985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99104015347559" calcext:value-type="float">
            <text:p>0.0299104015347559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401927141083726" calcext:value-type="float">
            <text:p>0.040192714108372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95536066579269" calcext:value-type="float">
            <text:p>0.0395536066579269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28520655677561" calcext:value-type="float">
            <text:p>0.0328520655677561</text:p>
          </table:table-cell>
          <table:table-cell office:value-type="float" office:value="0.84258064516129" calcext:value-type="float">
            <text:p>0.84258064516129</text:p>
          </table:table-cell>
          <table:table-cell office:value-type="float" office:value="0.0416018425863939" calcext:value-type="float">
            <text:p>0.0416018425863939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292560527135102" calcext:value-type="float">
            <text:p>0.0292560527135102</text:p>
          </table:table-cell>
          <table:table-cell office:value-type="float" office:value="0.814838709677419" calcext:value-type="float">
            <text:p>0.814838709677419</text:p>
          </table:table-cell>
          <table:table-cell office:value-type="float" office:value="0.0375452628152082" calcext:value-type="float">
            <text:p>0.0375452628152082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450833051608725" calcext:value-type="float">
            <text:p>0.045083305160872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9342009289416" calcext:value-type="float">
            <text:p>0.039342009289416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379525463462215" calcext:value-type="float">
            <text:p>0.0379525463462215</text:p>
          </table:table-cell>
          <table:table-cell office:value-type="float" office:value="0.843870967741935" calcext:value-type="float">
            <text:p>0.843870967741935</text:p>
          </table:table-cell>
          <table:table-cell office:value-type="float" office:value="0.0354844942971669" calcext:value-type="float">
            <text:p>0.035484494297166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44250716412683" calcext:value-type="float">
            <text:p>0.034425071641268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70820311333452" calcext:value-type="float">
            <text:p>0.02708203113334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33240180096258" calcext:value-type="float">
            <text:p>0.933240180096258</text:p>
          </table:table-cell>
          <table:table-cell office:value-type="float" office:value="0.0384947682541583" calcext:value-type="float">
            <text:p>0.0384947682541583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253011281945137" calcext:value-type="float">
            <text:p>0.0253011281945137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52967811538556" calcext:value-type="float">
            <text:p>0.0252967811538556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228527160876723" calcext:value-type="float">
            <text:p>0.02285271608767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270377058877907" calcext:value-type="float">
            <text:p>0.0270377058877907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47075296789815" calcext:value-type="float">
            <text:p>0.0147075296789815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98397779654141" calcext:value-type="float">
            <text:p>0.0298397779654141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60382784826551" calcext:value-type="float">
            <text:p>0.0260382784826551</text:p>
          </table:table-cell>
          <table:table-cell office:value-type="float" office:value="0.947290793355069" calcext:value-type="float">
            <text:p>0.947290793355069</text:p>
          </table:table-cell>
          <table:table-cell office:value-type="float" office:value="0.0123377985962874" calcext:value-type="float">
            <text:p>0.0123377985962874</text:p>
          </table:table-cell>
          <table:table-cell office:value-type="float" office:value="0.94195000776277" calcext:value-type="float">
            <text:p>0.94195000776277</text:p>
          </table:table-cell>
          <table:table-cell office:value-type="float" office:value="0.0309538631089864" calcext:value-type="float">
            <text:p>0.0309538631089864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79896724932581" calcext:value-type="float">
            <text:p>0.0179896724932581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258664178147607" calcext:value-type="float">
            <text:p>0.0258664178147607</text:p>
          </table:table-cell>
          <table:table-cell office:value-type="float" office:value="0.941965533302282" calcext:value-type="float">
            <text:p>0.941965533302282</text:p>
          </table:table-cell>
          <table:table-cell office:value-type="float" office:value="0.0254186914242269" calcext:value-type="float">
            <text:p>0.025418691424226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53387792349692" calcext:value-type="float">
            <text:p>0.0253387792349692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12058211583737" calcext:value-type="float">
            <text:p>0.021205821158373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0242198416395" calcext:value-type="float">
            <text:p>0.940242198416395</text:p>
          </table:table-cell>
          <table:table-cell office:value-type="float" office:value="0.0342071097866814" calcext:value-type="float">
            <text:p>0.034207109786681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44302886600206" calcext:value-type="float">
            <text:p>0.0244302886600206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28170266812873" calcext:value-type="float">
            <text:p>0.02817026681287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35471564091246" calcext:value-type="float">
            <text:p>0.023547156409124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8" calcext:value-type="float">
            <text:p>0.0200143715679938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316283286728728" calcext:value-type="float">
            <text:p>0.0316283286728728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43755543909696" calcext:value-type="float">
            <text:p>0.024375554390969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11556199301388" calcext:value-type="float">
            <text:p>0.021155619930138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15435112961813" calcext:value-type="float">
            <text:p>0.021543511296181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0943483140925" calcext:value-type="float">
            <text:p>0.0220943483140925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227488229291273" calcext:value-type="float">
            <text:p>0.0227488229291273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36297614797191" calcext:value-type="float">
            <text:p>0.0236297614797191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235309642479442" calcext:value-type="float">
            <text:p>0.0235309642479442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15435112961813" calcext:value-type="float">
            <text:p>0.021543511296181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353011645264075" calcext:value-type="float">
            <text:p>0.03530116452640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52887043937958" calcext:value-type="float">
            <text:p>0.025288704393795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9788085195718" calcext:value-type="float">
            <text:p>0.02978808519571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52887043937958" calcext:value-type="float">
            <text:p>0.025288704393795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82247119417" calcext:value-type="float">
            <text:p>0.018224711941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12170571074725" calcext:value-type="float">
            <text:p>0.021217057107472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320039424782625" calcext:value-type="float">
            <text:p>0.032003942478262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11556199301388" calcext:value-type="float">
            <text:p>0.021155619930138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12170571074725" calcext:value-type="float">
            <text:p>0.021217057107472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12170571074725" calcext:value-type="float">
            <text:p>0.02121705710747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2418658643911" calcext:value-type="float">
            <text:p>0.02241865864391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0943483140925" calcext:value-type="float">
            <text:p>0.0220943483140925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49078238946493" calcext:value-type="float">
            <text:p>0.0249078238946493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69594224170915" calcext:value-type="float">
            <text:p>0.01695942241709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374485861201945" calcext:value-type="float">
            <text:p>0.037448586120194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63621535066803" calcext:value-type="float">
            <text:p>0.026362153506680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93641888419193" calcext:value-type="float">
            <text:p>0.0293641888419193</text:p>
          </table:table-cell>
          <table:table-cell office:value-type="float" office:value="0.943766495885732" calcext:value-type="float">
            <text:p>0.943766495885732</text:p>
          </table:table-cell>
          <table:table-cell office:value-type="float" office:value="0.0252563715248188" calcext:value-type="float">
            <text:p>0.0252563715248188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2" calcext:value-type="float">
            <text:p>0.0219412596434522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44302886600206" calcext:value-type="float">
            <text:p>0.02443028866002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306464082592222" calcext:value-type="float">
            <text:p>0.030646408259222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11556199301388" calcext:value-type="float">
            <text:p>0.021155619930138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0943483140925" calcext:value-type="float">
            <text:p>0.022094348314092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80237070799133" calcext:value-type="float">
            <text:p>0.0180237070799133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186088827743305" calcext:value-type="float">
            <text:p>0.018608882774330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37820024718756" calcext:value-type="float">
            <text:p>0.023782002471875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300770014363142" calcext:value-type="float">
            <text:p>0.03007700143631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45678724495018" calcext:value-type="float">
            <text:p>0.024567872449501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12170571074725" calcext:value-type="float">
            <text:p>0.021217057107472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354361554163464" calcext:value-type="float">
            <text:p>0.0354361554163464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56220561447801" calcext:value-type="float">
            <text:p>0.0256220561447801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67668698723593" calcext:value-type="float">
            <text:p>0.026766869872359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290939455719779" calcext:value-type="float">
            <text:p>0.029093945571977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37820024718756" calcext:value-type="float">
            <text:p>0.0237820024718756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37719788884197" calcext:value-type="float">
            <text:p>0.023771978888419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306464082592222" calcext:value-type="float">
            <text:p>0.030646408259222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11556199301388" calcext:value-type="float">
            <text:p>0.0211556199301388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85090612487405" calcext:value-type="float">
            <text:p>0.028509061248740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70015291260466" calcext:value-type="float">
            <text:p>0.017001529126046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02258962274845" calcext:value-type="float">
            <text:p>0.020225896227484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2" calcext:value-type="float">
            <text:p>0.0219412596434522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59573834748219" calcext:value-type="float">
            <text:p>0.0259573834748219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68865313191067" calcext:value-type="float">
            <text:p>0.016886531319106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.94165191740413" calcext:value-type="float">
            <text:p>0.94165191740413</text:p>
          </table:table-cell>
          <table:table-cell office:value-type="float" office:value="0.0361775568207576" calcext:value-type="float">
            <text:p>0.0361775568207576</text:p>
          </table:table-cell>
          <table:table-cell office:value-type="float" office:value="0.948666356155876" calcext:value-type="float">
            <text:p>0.948666356155876</text:p>
          </table:table-cell>
          <table:table-cell office:value-type="float" office:value="0.0254008661799581" calcext:value-type="float">
            <text:p>0.0254008661799581</text:p>
          </table:table-cell>
          <table:table-cell office:value-type="float" office:value="0.948321689178699" calcext:value-type="float">
            <text:p>0.948321689178699</text:p>
          </table:table-cell>
          <table:table-cell office:value-type="float" office:value="0.027877238375345" calcext:value-type="float">
            <text:p>0.027877238375345</text:p>
          </table:table-cell>
          <table:table-cell office:value-type="float" office:value="0.948331004502406" calcext:value-type="float">
            <text:p>0.948331004502406</text:p>
          </table:table-cell>
          <table:table-cell office:value-type="float" office:value="0.0252077787974779" calcext:value-type="float">
            <text:p>0.0252077787974779</text:p>
          </table:table-cell>
          <table:table-cell office:value-type="float" office:value="0.952532215494488" calcext:value-type="float">
            <text:p>0.952532215494488</text:p>
          </table:table-cell>
          <table:table-cell office:value-type="float" office:value="0.0223216643859222" calcext:value-type="float">
            <text:p>0.0223216643859222</text:p>
          </table:table-cell>
          <table:table-cell office:value-type="float" office:value="0.951476478807639" calcext:value-type="float">
            <text:p>0.951476478807639</text:p>
          </table:table-cell>
          <table:table-cell office:value-type="float" office:value="0.0208282451805776" calcext:value-type="float">
            <text:p>0.0208282451805776</text:p>
          </table:table-cell>
          <table:table-cell office:value-type="float" office:value="0.948672566371681" calcext:value-type="float">
            <text:p>0.948672566371681</text:p>
          </table:table-cell>
          <table:table-cell office:value-type="float" office:value="0.0309529731269988" calcext:value-type="float">
            <text:p>0.030952973126998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231236538234488" calcext:value-type="float">
            <text:p>0.0231236538234488</text:p>
          </table:table-cell>
          <table:table-cell office:value-type="float" office:value="0.951833566216426" calcext:value-type="float">
            <text:p>0.951833566216426</text:p>
          </table:table-cell>
          <table:table-cell office:value-type="float" office:value="0.0210504896038796" calcext:value-type="float">
            <text:p>0.0210504896038796</text:p>
          </table:table-cell>
          <table:table-cell office:value-type="float" office:value="0.949706567303214" calcext:value-type="float">
            <text:p>0.949706567303214</text:p>
          </table:table-cell>
          <table:table-cell office:value-type="float" office:value="0.0222012218756729" calcext:value-type="float">
            <text:p>0.0222012218756729</text:p>
          </table:table-cell>
          <table:table-cell office:value-type="float" office:value="0.951830461108523" calcext:value-type="float">
            <text:p>0.951830461108523</text:p>
          </table:table-cell>
          <table:table-cell office:value-type="float" office:value="0.0199101362444442" calcext:value-type="float">
            <text:p>0.0199101362444442</text:p>
          </table:table-cell>
          <table:table-cell office:value-type="float" office:value="0.950079180251514" calcext:value-type="float">
            <text:p>0.950079180251514</text:p>
          </table:table-cell>
          <table:table-cell office:value-type="float" office:value="0.0214491997438813" calcext:value-type="float">
            <text:p>0.0214491997438813</text:p>
          </table:table-cell>
          <table:table-cell office:value-type="float" office:value="0.949355690110231" calcext:value-type="float">
            <text:p>0.949355690110231</text:p>
          </table:table-cell>
          <table:table-cell office:value-type="float" office:value="0.0221873829825749" calcext:value-type="float">
            <text:p>0.0221873829825749</text:p>
          </table:table-cell>
          <table:table-cell office:value-type="float" office:value="0.953926408942711" calcext:value-type="float">
            <text:p>0.953926408942711</text:p>
          </table:table-cell>
          <table:table-cell office:value-type="float" office:value="0.0259821499040947" calcext:value-type="float">
            <text:p>0.0259821499040947</text:p>
          </table:table-cell>
          <table:table-cell office:value-type="float" office:value="0.951134916938364" calcext:value-type="float">
            <text:p>0.951134916938364</text:p>
          </table:table-cell>
          <table:table-cell office:value-type="float" office:value="0.0196946508424078" calcext:value-type="float">
            <text:p>0.0196946508424078</text:p>
          </table:table-cell>
          <table:table-cell office:value-type="float" office:value="0.950066759819904" calcext:value-type="float">
            <text:p>0.950066759819904</text:p>
          </table:table-cell>
          <table:table-cell office:value-type="float" office:value="0.0202408422381063" calcext:value-type="float">
            <text:p>0.020240842238106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1024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0146666666666668" calcext:value-type="float">
            <text:p>0.015</text:p>
          </table:table-cell>
          <table:table-cell office:value-type="float" office:value="-0.0116666666666667" calcext:value-type="float">
            <text:p>-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6666666666668" calcext:value-type="float">
            <text:p>0.014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96666666666666" calcext:value-type="float">
            <text:p>0.010</text:p>
          </table:table-cell>
          <table:table-cell table:number-columns-repeated="2" office:value-type="float" office:value="0.0123333333333332" calcext:value-type="float">
            <text:p>0.012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06666666666667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0143333333333332" calcext:value-type="float">
            <text:p>0.014</text:p>
          </table:table-cell>
          <table:table-cell office:value-type="float" office:value="-0.00700000000000012" calcext:value-type="float">
            <text:p>-0.007</text:p>
          </table:table-cell>
          <table:table-cell office:value-type="float" office:value="0.0146666666666666" calcext:value-type="float">
            <text:p>0.015</text:p>
          </table:table-cell>
          <table:table-cell office:value-type="float" office:value="0.0129999999999998" calcext:value-type="float">
            <text:p>0.013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699999999999978" calcext:value-type="float">
            <text:p>0.007</text:p>
          </table:table-cell>
          <table:table-cell office:value-type="float" office:value="0.0123333333333334" calcext:value-type="float">
            <text:p>0.012</text:p>
          </table:table-cell>
          <table:table-cell office:value-type="float" office:value="0.00899999999999979" calcext:value-type="float">
            <text:p>0.009</text:p>
          </table:table-cell>
          <table:table-cell office:value-type="float" office:value="0.0119999999999998" calcext:value-type="float">
            <text:p>0.012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86666666666666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0146666666666666" calcext:value-type="float">
            <text:p>0.015</text:p>
          </table:table-cell>
          <table:table-cell office:value-type="float" office:value="-0.0133333333333333" calcext:value-type="float">
            <text:p>-0.013</text:p>
          </table:table-cell>
          <table:table-cell office:value-type="float" office:value="0.0123333333333332" calcext:value-type="float">
            <text:p>0.012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0.0103333333333332" calcext:value-type="float">
            <text:p>0.010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16666666666668" calcext:value-type="float">
            <text:p>0.012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76666666666666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140000000000001" calcext:value-type="float">
            <text:p>-0.014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2" office:value-type="float" office:value="0.00966666666666682" calcext:value-type="float">
            <text:p>0.010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56666666666666" calcext:value-type="float">
            <text:p>0.006</text:p>
          </table:table-cell>
          <table:table-cell table:number-columns-repeated="2" office:value-type="float" office:value="0.00700000000000001" calcext:value-type="float">
            <text:p>0.007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6666666666666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0130000000000001" calcext:value-type="float">
            <text:p>0.013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0933333333333353" calcext:value-type="float">
            <text:p>0.009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79999999999999" calcext:value-type="float">
            <text:p>0.008</text:p>
          </table:table-cell>
          <table:table-cell table:number-columns-repeated="2" office:value-type="float" office:value="0.0089999999999999" calcext:value-type="float">
            <text:p>0.009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766666666666671" calcext:value-type="float">
            <text:p>0.008</text:p>
          </table:table-cell>
          <table:table-cell office:value-type="float" office:value="0.0056666666666667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0.0139333333333334" calcext:value-type="float">
            <text:p>0.014</text:p>
          </table:table-cell>
          <table:table-cell office:value-type="float" office:value="-0.0122000000000001" calcext:value-type="float">
            <text:p>-0.012</text:p>
          </table:table-cell>
          <table:table-cell office:value-type="float" office:value="0.0137333333333333" calcext:value-type="float">
            <text:p>0.014</text:p>
          </table:table-cell>
          <table:table-cell office:value-type="float" office:value="0.0127999999999999" calcext:value-type="float">
            <text:p>0.013</text:p>
          </table:table-cell>
          <table:table-cell office:value-type="float" office:value="0.00953333333333328" calcext:value-type="float">
            <text:p>0.010</text:p>
          </table:table-cell>
          <table:table-cell office:value-type="float" office:value="0.00780000000000003" calcext:value-type="float">
            <text:p>0.008</text:p>
          </table:table-cell>
          <table:table-cell office:value-type="float" office:value="0.0104666666666667" calcext:value-type="float">
            <text:p>0.010</text:p>
          </table:table-cell>
          <table:table-cell office:value-type="float" office:value="0.00986666666666647" calcext:value-type="float">
            <text:p>0.010</text:p>
          </table:table-cell>
          <table:table-cell office:value-type="float" office:value="0.0109333333333332" calcext:value-type="float">
            <text:p>0.011</text:p>
          </table:table-cell>
          <table:table-cell office:value-type="float" office:value="0.00606666666666666" calcext:value-type="float">
            <text:p>0.006</text:p>
          </table:table-cell>
          <table:table-cell office:value-type="float" office:value="0.00573333333333326" calcext:value-type="float">
            <text:p>0.006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780000000000003" calcext:value-type="float">
            <text:p>0.008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853333333333328" calcext:value-type="float">
            <text:p>0.009</text:p>
          </table:table-cell>
          <table:table-cell office:value-type="float" office:value="0.00786666666666658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01325" calcext:value-type="float">
            <text:p>0.013</text:p>
          </table:table-cell>
          <table:table-cell office:value-type="float" office:value="-0.0130000000000001" calcext:value-type="float">
            <text:p>-0.013</text:p>
          </table:table-cell>
          <table:table-cell office:value-type="float" office:value="0.00924999999999987" calcext:value-type="float">
            <text:p>0.009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974999999999993" calcext:value-type="float">
            <text:p>0.010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2499999999999" calcext:value-type="float">
            <text:p>0.016</text:p>
          </table:table-cell>
          <table:table-cell office:value-type="float" office:value="0.00849999999999984" calcext:value-type="float">
            <text:p>0.008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24999999999998" calcext:value-type="float">
            <text:p>0.005</text:p>
          </table:table-cell>
          <table:table-cell office:value-type="float" office:value="0.00249999999999995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112499999999999" calcext:value-type="float">
            <text:p>0.011</text:p>
          </table:table-cell>
          <table:table-cell office:value-type="float" office:value="0.00574999999999992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00824999999999998" calcext:value-type="float">
            <text:p>0.00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30000000000001" calcext:value-type="float">
            <text:p>0.01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0500000000000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5000000000001" calcext:value-type="float">
            <text:p>0.012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75000000000003" calcext:value-type="float">
            <text:p>0.004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0750000000000017" calcext:value-type="float">
            <text:p>0.008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45000000000000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-0.0129999999999999" calcext:value-type="float">
            <text:p>-0.013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25000000000009" calcext:value-type="float">
            <text:p>0.009</text:p>
          </table:table-cell>
          <table:table-cell office:value-type="float" office:value="0.000250000000000083" calcext:value-type="float">
            <text:p>0.000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0725000000000009" calcext:value-type="float">
            <text:p>0.007</text:p>
          </table:table-cell>
          <table:table-cell office:value-type="float" office:value="0.00675000000000003" calcext:value-type="float">
            <text:p>0.007</text:p>
          </table:table-cell>
          <table:table-cell office:value-type="float" office:value="-0.00224999999999997" calcext:value-type="float">
            <text:p>-0.002</text:p>
          </table:table-cell>
          <table:table-cell office:value-type="float" office:value="0.00575000000000003" calcext:value-type="float">
            <text:p>0.006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-0.00124999999999997" calcext:value-type="float">
            <text:p>-0.001</text:p>
          </table:table-cell>
          <table:table-cell office:value-type="float" office:value="0.00524999999999998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01075" calcext:value-type="float">
            <text:p>0.011</text:p>
          </table:table-cell>
          <table:table-cell office:value-type="float" office:value="-0.0105000000000001" calcext:value-type="float">
            <text:p>-0.011</text:p>
          </table:table-cell>
          <table:table-cell office:value-type="float" office:value="0.01175" calcext:value-type="float">
            <text:p>0.012</text:p>
          </table:table-cell>
          <table:table-cell office:value-type="float" office:value="0.00574999999999992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24999999999997" calcext:value-type="float">
            <text:p>0.001</text:p>
          </table:table-cell>
          <table:table-cell office:value-type="float" office:value="0.0115000000000001" calcext:value-type="float">
            <text:p>0.012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0.0082499999999999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0975000000000004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0125000000000008" calcext:value-type="float">
            <text:p>-0.001</text:p>
          </table:table-cell>
          <table:table-cell office:value-type="float" office:value="0.00525000000000009" calcext:value-type="float">
            <text:p>0.005</text:p>
          </table:table-cell>
          <table:table-cell office:value-type="float" office:value="0.0050000000000001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-0.0122499999999999" calcext:value-type="float">
            <text:p>-0.012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-0.00124999999999997" calcext:value-type="float">
            <text:p>-0.00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424999999999998" calcext:value-type="float">
            <text:p>0.004</text:p>
          </table:table-cell>
          <table:table-cell office:value-type="float" office:value="0.00650000000000006" calcext:value-type="float">
            <text:p>0.007</text:p>
          </table:table-cell>
          <table:table-cell office:value-type="float" office:value="-0.00149999999999995" calcext:value-type="float">
            <text:p>-0.001</text:p>
          </table:table-cell>
          <table:table-cell office:value-type="float" office:value="0.00650000000000006" calcext:value-type="float">
            <text:p>0.007</text:p>
          </table:table-cell>
          <table:table-cell office:value-type="float" office:value="0.00724999999999998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474999999999992" calcext:value-type="float">
            <text:p>-0.005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25000000000008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0.00955000000000006" calcext:value-type="float">
            <text:p>0.010</text:p>
          </table:table-cell>
          <table:table-cell office:value-type="float" office:value="-0.01235" calcext:value-type="float">
            <text:p>-0.012</text:p>
          </table:table-cell>
          <table:table-cell office:value-type="float" office:value="0.0108" calcext:value-type="float">
            <text:p>0.011</text:p>
          </table:table-cell>
          <table:table-cell office:value-type="float" office:value="0.0071" calcext:value-type="float">
            <text:p>0.007</text:p>
          </table:table-cell>
          <table:table-cell office:value-type="float" office:value="0.00985000000000014" calcext:value-type="float">
            <text:p>0.010</text:p>
          </table:table-cell>
          <table:table-cell office:value-type="float" office:value="0.00144999999999995" calcext:value-type="float">
            <text:p>0.001</text:p>
          </table:table-cell>
          <table:table-cell office:value-type="float" office:value="0.0116500000000001" calcext:value-type="float">
            <text:p>0.012</text:p>
          </table:table-cell>
          <table:table-cell office:value-type="float" office:value="0.00829999999999997" calcext:value-type="float">
            <text:p>0.008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729999999999997" calcext:value-type="float">
            <text:p>0.007</text:p>
          </table:table-cell>
          <table:table-cell office:value-type="float" office:value="0.00714999999999999" calcext:value-type="float">
            <text:p>0.007</text:p>
          </table:table-cell>
          <table:table-cell office:value-type="float" office:value="0.00654999999999995" calcext:value-type="float">
            <text:p>0.007</text:p>
          </table:table-cell>
          <table:table-cell office:value-type="float" office:value="-0.00145000000000006" calcext:value-type="float">
            <text:p>-0.001</text:p>
          </table:table-cell>
          <table:table-cell office:value-type="float" office:value="0.00635000000000008" calcext:value-type="float">
            <text:p>0.006</text:p>
          </table:table-cell>
          <table:table-cell office:value-type="float" office:value="0.00409999999999999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-0.0163333333333334" calcext:value-type="float">
            <text:p>-0.01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103333333333334" calcext:value-type="float">
            <text:p>-0.01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-0.00666666666666682" calcext:value-type="float">
            <text:p>-0.007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433333333333363" calcext:value-type="float">
            <text:p>-0.004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466666666666682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933333333333319" calcext:value-type="float">
            <text:p>-0.009</text:p>
          </table:table-cell>
          <table:table-cell office:value-type="float" office:value="-0.0119999999999998" calcext:value-type="float">
            <text:p>-0.012</text:p>
          </table:table-cell>
          <table:table-cell office:value-type="float" office:value="-0.00466666666666638" calcext:value-type="float">
            <text:p>-0.005</text:p>
          </table:table-cell>
          <table:table-cell office:value-type="float" office:value="-0.00399999999999978" calcext:value-type="float">
            <text:p>-0.004</text:p>
          </table:table-cell>
          <table:table-cell office:value-type="float" office:value="-0.00533333333333319" calcext:value-type="float">
            <text:p>-0.005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-0.00299999999999978" calcext:value-type="float">
            <text:p>-0.003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29999999999997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-0.0193333333333332" calcext:value-type="float">
            <text:p>-0.019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76666666666666" calcext:value-type="float">
            <text:p>-0.008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466666666666682" calcext:value-type="float">
            <text:p>-0.005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3333333333331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-0.0206666666666666" calcext:value-type="float">
            <text:p>-0.021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106666666666668" calcext:value-type="float">
            <text:p>-0.011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-0.0210000000000002" calcext:value-type="float">
            <text:p>-0.021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966666666666682" calcext:value-type="float">
            <text:p>-0.010</text:p>
          </table:table-cell>
          <table:table-cell office:value-type="float" office:value="-0.00933333333333342" calcext:value-type="float">
            <text:p>-0.009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500000000000023" calcext:value-type="float">
            <text:p>-0.005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office:value-type="float" office:value="-0.0198666666666668" calcext:value-type="float">
            <text:p>-0.020</text:p>
          </table:table-cell>
          <table:table-cell office:value-type="float" office:value="-0.00253333333333328" calcext:value-type="float">
            <text:p>-0.003</text:p>
          </table:table-cell>
          <table:table-cell office:value-type="float" office:value="-0.00893333333333324" calcext:value-type="float">
            <text:p>-0.009</text:p>
          </table:table-cell>
          <table:table-cell office:value-type="float" office:value="-0.0104666666666667" calcext:value-type="float">
            <text:p>-0.01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73333333333337" calcext:value-type="float">
            <text:p>-0.003</text:p>
          </table:table-cell>
          <table:table-cell office:value-type="float" office:value="-0.00419999999999998" calcext:value-type="float">
            <text:p>-0.004</text:p>
          </table:table-cell>
          <table:table-cell office:value-type="float" office:value="-0.00340000000000007" calcext:value-type="float">
            <text:p>-0.003</text:p>
          </table:table-cell>
          <table:table-cell office:value-type="float" office:value="-0.00253333333333328" calcext:value-type="float">
            <text:p>-0.003</text:p>
          </table:table-cell>
          <table:table-cell office:value-type="float" office:value="-0.00160000000000005" calcext:value-type="float">
            <text:p>-0.002</text:p>
          </table:table-cell>
          <table:table-cell office:value-type="float" office:value="-0.00293333333333345" calcext:value-type="float">
            <text:p>-0.003</text:p>
          </table:table-cell>
          <table:table-cell office:value-type="float" office:value="-0.000600000000000045" calcext:value-type="float">
            <text:p>-0.001</text:p>
          </table:table-cell>
          <table:table-cell office:value-type="float" office:value="-0.00400000000000011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260000000000005" calcext:value-type="float">
            <text:p>-0.003</text:p>
          </table:table-cell>
          <table:table-cell office:value-type="float" office:value="-0.00220000000000009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-0.00566666666666671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36666666666667" calcext:value-type="float">
            <text:p>0.014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66666666666649" calcext:value-type="float">
            <text:p>0.005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933333333333319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900000000000001" calcext:value-type="float">
            <text:p>0.009</text:p>
          </table:table-cell>
          <table:table-cell table:number-columns-repeated="2" office:value-type="float" office:value="0.00766666666666682" calcext:value-type="float">
            <text:p>0.008</text:p>
          </table:table-cell>
          <table:table-cell office:value-type="float" office:value="0.00566666666666682" calcext:value-type="float">
            <text:p>0.006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113333333333333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-0.00733333333333341" calcext:value-type="float">
            <text:p>-0.007</text:p>
          </table:table-cell>
          <table:table-cell office:value-type="float" office:value="0.0093333333333333" calcext:value-type="float">
            <text:p>0.009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86666666666666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-0.0073333333333333" calcext:value-type="float">
            <text:p>-0.007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93333333333333" calcext:value-type="float">
            <text:p>0.009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2" office:value-type="float" office:value="0.00833333333333341" calcext:value-type="float">
            <text:p>0.008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93333333333333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-0.0099999999999999" calcext:value-type="float">
            <text:p>-0.010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433333333333352" calcext:value-type="float">
            <text:p>0.004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866666666666682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0.00619999999999998" calcext:value-type="float">
            <text:p>0.006</text:p>
          </table:table-cell>
          <table:table-cell office:value-type="float" office:value="-0.00739999999999996" calcext:value-type="float">
            <text:p>-0.007</text:p>
          </table:table-cell>
          <table:table-cell office:value-type="float" office:value="0.00953333333333339" calcext:value-type="float">
            <text:p>0.010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65333333333335" calcext:value-type="float">
            <text:p>0.007</text:p>
          </table:table-cell>
          <table:table-cell office:value-type="float" office:value="0.00880000000000014" calcext:value-type="float">
            <text:p>0.009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773333333333337" calcext:value-type="float">
            <text:p>0.008</text:p>
          </table:table-cell>
          <table:table-cell office:value-type="float" office:value="0.0065333333333335" calcext:value-type="float">
            <text:p>0.007</text:p>
          </table:table-cell>
          <table:table-cell office:value-type="float" office:value="0.0102" calcext:value-type="float">
            <text:p>0.010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739999999999996" calcext:value-type="float">
            <text:p>0.007</text:p>
          </table:table-cell>
          <table:table-cell office:value-type="float" office:value="0.00946666666666673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0351666666666667" calcext:value-type="float">
            <text:p>0.035</text:p>
          </table:table-cell>
          <table:table-cell office:value-type="float" office:value="-0.0415000000000001" calcext:value-type="float">
            <text:p>-0.042</text:p>
          </table:table-cell>
          <table:table-cell office:value-type="float" office:value="0.0233333333333333" calcext:value-type="float">
            <text:p>0.023</text:p>
          </table:table-cell>
          <table:table-cell office:value-type="float" office:value="0.0211666666666667" calcext:value-type="float">
            <text:p>0.021</text:p>
          </table:table-cell>
          <table:table-cell office:value-type="float" office:value="0.0216666666666666" calcext:value-type="float">
            <text:p>0.022</text:p>
          </table:table-cell>
          <table:table-cell office:value-type="float" office:value="0.0111666666666667" calcext:value-type="float">
            <text:p>0.011</text:p>
          </table:table-cell>
          <table:table-cell office:value-type="float" office:value="0.0191666666666667" calcext:value-type="float">
            <text:p>0.019</text:p>
          </table:table-cell>
          <table:table-cell office:value-type="float" office:value="0.0206666666666666" calcext:value-type="float">
            <text:p>0.021</text:p>
          </table:table-cell>
          <table:table-cell office:value-type="float" office:value="0.0111666666666667" calcext:value-type="float">
            <text:p>0.011</text:p>
          </table:table-cell>
          <table:table-cell office:value-type="float" office:value="0.000166666666666648" calcext:value-type="float">
            <text:p>0.000</text:p>
          </table:table-cell>
          <table:table-cell office:value-type="float" office:value="0.0153333333333333" calcext:value-type="float">
            <text:p>0.015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98333333333333" calcext:value-type="float">
            <text:p>0.020</text:p>
          </table:table-cell>
          <table:table-cell office:value-type="float" office:value="-0.00516666666666676" calcext:value-type="float">
            <text:p>-0.005</text:p>
          </table:table-cell>
          <table:table-cell office:value-type="float" office:value="0.0153333333333333" calcext:value-type="float">
            <text:p>0.015</text:p>
          </table:table-cell>
          <table:table-cell office:value-type="float" office:value="0.0115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0289999999999999" calcext:value-type="float">
            <text:p>0.029</text:p>
          </table:table-cell>
          <table:table-cell office:value-type="float" office:value="-0.0445000000000001" calcext:value-type="float">
            <text:p>-0.045</text:p>
          </table:table-cell>
          <table:table-cell office:value-type="float" office:value="0.0211666666666667" calcext:value-type="float">
            <text:p>0.021</text:p>
          </table:table-cell>
          <table:table-cell office:value-type="float" office:value="0.0218333333333334" calcext:value-type="float">
            <text:p>0.022</text:p>
          </table:table-cell>
          <table:table-cell office:value-type="float" office:value="0.0131666666666667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-0.00383333333333336" calcext:value-type="float">
            <text:p>-0.004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0.0153333333333333" calcext:value-type="float">
            <text:p>0.015</text:p>
          </table:table-cell>
          <table:table-cell office:value-type="float" office:value="-0.00700000000000012" calcext:value-type="float">
            <text:p>-0.007</text:p>
          </table:table-cell>
          <table:table-cell office:value-type="float" office:value="0.0151666666666666" calcext:value-type="float">
            <text:p>0.015</text:p>
          </table:table-cell>
          <table:table-cell office:value-type="float" office:value="0.0118333333333333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0288333333333333" calcext:value-type="float">
            <text:p>0.029</text:p>
          </table:table-cell>
          <table:table-cell office:value-type="float" office:value="-0.0443333333333333" calcext:value-type="float">
            <text:p>-0.044</text:p>
          </table:table-cell>
          <table:table-cell office:value-type="float" office:value="0.0191666666666667" calcext:value-type="float">
            <text:p>0.019</text:p>
          </table:table-cell>
          <table:table-cell office:value-type="float" office:value="0.0213333333333333" calcext:value-type="float">
            <text:p>0.021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148333333333334" calcext:value-type="float">
            <text:p>0.015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48333333333334" calcext:value-type="float">
            <text:p>0.015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483333333333325" calcext:value-type="float">
            <text:p>0.005</text:p>
          </table:table-cell>
          <table:table-cell office:value-type="float" office:value="0.0138333333333333" calcext:value-type="float">
            <text:p>0.014</text:p>
          </table:table-cell>
          <table:table-cell office:value-type="float" office:value="-0.00949999999999995" calcext:value-type="float">
            <text:p>-0.009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06666666666666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0258333333333334" calcext:value-type="float">
            <text:p>0.026</text:p>
          </table:table-cell>
          <table:table-cell office:value-type="float" office:value="-0.0433333333333333" calcext:value-type="float">
            <text:p>-0.043</text:p>
          </table:table-cell>
          <table:table-cell office:value-type="float" office:value="0.0166666666666667" calcext:value-type="float">
            <text:p>0.017</text:p>
          </table:table-cell>
          <table:table-cell office:value-type="float" office:value="0.0198333333333334" calcext:value-type="float">
            <text:p>0.020</text:p>
          </table:table-cell>
          <table:table-cell office:value-type="float" office:value="0.0141666666666668" calcext:value-type="float">
            <text:p>0.014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128333333333334" calcext:value-type="float">
            <text:p>0.013</text:p>
          </table:table-cell>
          <table:table-cell office:value-type="float" office:value="0.0153333333333334" calcext:value-type="float">
            <text:p>0.015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-0.0053333333333333" calcext:value-type="float">
            <text:p>-0.005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616666666666665" calcext:value-type="float">
            <text:p>0.006</text:p>
          </table:table-cell>
          <table:table-cell office:value-type="float" office:value="0.0116666666666667" calcext:value-type="float">
            <text:p>0.012</text:p>
          </table:table-cell>
          <table:table-cell office:value-type="float" office:value="-0.0126666666666667" calcext:value-type="float">
            <text:p>-0.013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783333333333336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0276666666666667" calcext:value-type="float">
            <text:p>0.028</text:p>
          </table:table-cell>
          <table:table-cell office:value-type="float" office:value="-0.0443333333333333" calcext:value-type="float">
            <text:p>-0.044</text:p>
          </table:table-cell>
          <table:table-cell office:value-type="float" office:value="0.0163333333333333" calcext:value-type="float">
            <text:p>0.016</text:p>
          </table:table-cell>
          <table:table-cell office:value-type="float" office:value="0.0225000000000001" calcext:value-type="float">
            <text:p>0.023</text:p>
          </table:table-cell>
          <table:table-cell office:value-type="float" office:value="0.0156666666666667" calcext:value-type="float">
            <text:p>0.016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121666666666668" calcext:value-type="float">
            <text:p>0.012</text:p>
          </table:table-cell>
          <table:table-cell office:value-type="float" office:value="0.0150000000000001" calcext:value-type="float">
            <text:p>0.015</text:p>
          </table:table-cell>
          <table:table-cell office:value-type="float" office:value="0.0125000000000001" calcext:value-type="float">
            <text:p>0.013</text:p>
          </table:table-cell>
          <table:table-cell office:value-type="float" office:value="-0.00349999999999995" calcext:value-type="float">
            <text:p>-0.003</text:p>
          </table:table-cell>
          <table:table-cell office:value-type="float" office:value="0.0101666666666667" calcext:value-type="float">
            <text:p>0.010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131666666666668" calcext:value-type="float">
            <text:p>0.013</text:p>
          </table:table-cell>
          <table:table-cell office:value-type="float" office:value="-0.0105" calcext:value-type="float">
            <text:p>-0.011</text:p>
          </table:table-cell>
          <table:table-cell office:value-type="float" office:value="0.0121666666666668" calcext:value-type="float">
            <text:p>0.012</text:p>
          </table:table-cell>
          <table:table-cell office:value-type="float" office:value="0.00983333333333336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0.0293" calcext:value-type="float">
            <text:p>0.029</text:p>
          </table:table-cell>
          <table:table-cell office:value-type="float" office:value="-0.0436000000000001" calcext:value-type="float">
            <text:p>-0.044</text:p>
          </table:table-cell>
          <table:table-cell office:value-type="float" office:value="0.0193333333333333" calcext:value-type="float">
            <text:p>0.019</text:p>
          </table:table-cell>
          <table:table-cell office:value-type="float" office:value="0.0213333333333334" calcext:value-type="float">
            <text:p>0.021</text:p>
          </table:table-cell>
          <table:table-cell office:value-type="float" office:value="0.0157333333333333" calcext:value-type="float">
            <text:p>0.016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149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7" calcext:value-type="float">
            <text:p>0.012</text:p>
          </table:table-cell>
          <table:table-cell office:value-type="float" office:value="-0.00319999999999998" calcext:value-type="float">
            <text:p>-0.003</text:p>
          </table:table-cell>
          <table:table-cell office:value-type="float" office:value="0.0117666666666667" calcext:value-type="float">
            <text:p>0.012</text:p>
          </table:table-cell>
          <table:table-cell office:value-type="float" office:value="0.00806666666666667" calcext:value-type="float">
            <text:p>0.008</text:p>
          </table:table-cell>
          <table:table-cell office:value-type="float" office:value="0.0147666666666667" calcext:value-type="float">
            <text:p>0.015</text:p>
          </table:table-cell>
          <table:table-cell office:value-type="float" office:value="-0.00896666666666668" calcext:value-type="float">
            <text:p>-0.009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0953333333333339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-0.0113333333333334" calcext:value-type="float">
            <text:p>-0.011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233333333333308" calcext:value-type="float">
            <text:p>0.002</text:p>
          </table:table-cell>
          <table:table-cell office:value-type="float" office:value="0.00166666666666648" calcext:value-type="float">
            <text:p>0.002</text:p>
          </table:table-cell>
          <table:table-cell table:number-columns-repeated="2" office:value-type="float" office:value="0.00099999999999989" calcext:value-type="float">
            <text:p>0.001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233333333333308" calcext:value-type="float">
            <text:p>0.002</text:p>
          </table:table-cell>
          <table:table-cell office:value-type="float" office:value="0.0013333333333333" calcext:value-type="float">
            <text:p>0.001</text:p>
          </table:table-cell>
          <table:table-cell table:number-columns-repeated="2" office:value-type="float" office:value="0.000666666666666593" calcext:value-type="float">
            <text:p>0.001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166666666666648" calcext:value-type="float">
            <text:p>0.002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-0.00766666666666671" calcext:value-type="float">
            <text:p>-0.008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233333333333341" calcext:value-type="float">
            <text:p>0.002</text:p>
          </table:table-cell>
          <table:table-cell table:number-columns-repeated="2" office:value-type="float" office:value="0.00166666666666659" calcext:value-type="float">
            <text:p>0.002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1333333333333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-0.00099999999999989" calcext:value-type="float">
            <text:p>-0.001</text:p>
          </table:table-cell>
          <table:table-cell office:value-type="float" office:value="-0.0089999999999999" calcext:value-type="float">
            <text:p>-0.009</text:p>
          </table:table-cell>
          <table:table-cell table:number-columns-repeated="2" office:value-type="float" office:value="0.00166666666666659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-0.00099999999999989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-0.00399999999999989" calcext:value-type="float">
            <text:p>-0.004</text:p>
          </table:table-cell>
          <table:table-cell office:value-type="float" office:value="-0.0096666666666666" calcext:value-type="float">
            <text:p>-0.010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33333333333333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0.000133333333333319" calcext:value-type="float">
            <text:p>0.000</text:p>
          </table:table-cell>
          <table:table-cell office:value-type="float" office:value="-0.00933333333333342" calcext:value-type="float">
            <text:p>-0.009</text:p>
          </table:table-cell>
          <table:table-cell office:value-type="float" office:value="0.00113333333333332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19999999999998" calcext:value-type="float">
            <text:p>0.002</text:p>
          </table:table-cell>
          <table:table-cell office:value-type="float" office:value="0.00186666666666657" calcext:value-type="float">
            <text:p>0.002</text:p>
          </table:table-cell>
          <table:table-cell office:value-type="float" office:value="0.000133333333333319" calcext:value-type="float">
            <text:p>0.000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419999999999998" calcext:value-type="float">
            <text:p>0.004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193333333333323" calcext:value-type="float">
            <text:p>0.002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0369999999999999" calcext:value-type="float">
            <text:p>0.03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9999999999999" calcext:value-type="float">
            <text:p>0.023</text:p>
          </table:table-cell>
          <table:table-cell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office:value-type="float" office:value="0.0209999999999999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79999999999999" calcext:value-type="float">
            <text:p>0.02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79999999999999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339999999999999" calcext:value-type="float">
            <text:p>0.034</text:p>
          </table:table-cell>
          <table:table-cell office:value-type="float" office:value="0.0229999999999999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00000000000001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0459999999999999" calcext:value-type="float">
            <text:p>0.04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8999999999999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9999999999999" calcext:value-type="float">
            <text:p>0.016</text:p>
          </table:table-cell>
          <table:table-cell office:value-type="float" office:value="0.0209999999999999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9999999999999" calcext:value-type="float">
            <text:p>0.036</text:p>
          </table:table-cell>
          <table:table-cell office:value-type="float" office:value="0.02" calcext:value-type="float">
            <text:p>0.02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200000000000011" calcext:value-type="float">
            <text:p>-0.0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0419999999999999" calcext:value-type="float">
            <text:p>0.042</text:p>
          </table:table-cell>
          <table:table-cell office:value-type="float" office:value="-0.04" calcext:value-type="float">
            <text:p>-0.04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9999999999999" calcext:value-type="float">
            <text:p>0.03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69999999999999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2" office:value-type="float" office:value="0.00900000000000001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0.0404" calcext:value-type="float">
            <text:p>0.040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259999999999999" calcext:value-type="float">
            <text:p>0.026</text:p>
          </table:table-cell>
          <table:table-cell office:value-type="float" office:value="0.0277999999999999" calcext:value-type="float">
            <text:p>0.028</text:p>
          </table:table-cell>
          <table:table-cell office:value-type="float" office:value="0.0182" calcext:value-type="float">
            <text:p>0.018</text:p>
          </table:table-cell>
          <table:table-cell office:value-type="float" office:value="0.0115999999999999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4" calcext:value-type="float">
            <text:p>0.016</text:p>
          </table:table-cell>
          <table:table-cell office:value-type="float" office:value="0.0191999999999999" calcext:value-type="float">
            <text:p>0.019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192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55999999999999" calcext:value-type="float">
            <text:p>0.016</text:p>
          </table:table-cell>
          <table:table-cell office:value-type="float" office:value="0.00739999999999996" calcext:value-type="float">
            <text:p>0.007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860000000000005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666666666666649" calcext:value-type="float">
            <text:p>0.007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53333333333334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-0.0099999999999999" calcext:value-type="float">
            <text:p>-0.010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-0.000666666666666482" calcext:value-type="float">
            <text:p>-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-0.000666666666666482" calcext:value-type="float">
            <text:p>-0.001</text:p>
          </table:table-cell>
          <table:table-cell table:number-columns-repeated="2" office:value-type="float" office:value="0.00133333333333352" calcext:value-type="float">
            <text:p>0.00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-0.00066666666666648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2" office:value-type="float" office:value="0.00133333333333341" calcext:value-type="float">
            <text:p>0.001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-0.0113333333333332" calcext:value-type="float">
            <text:p>-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26666666666664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-0.0113333333333334" calcext:value-type="float">
            <text:p>-0.011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0666666666666482" calcext:value-type="float">
            <text:p>0.001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0.000666666666666482" calcext:value-type="float">
            <text:p>0.001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0666666666666482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199999999999967" calcext:value-type="float">
            <text:p>0.002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482" calcext:value-type="float">
            <text:p>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066666666666648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-0.00893333333333324" calcext:value-type="float">
            <text:p>-0.009</text:p>
          </table:table-cell>
          <table:table-cell office:value-type="float" office:value="0" calcext:value-type="float">
            <text:p>0.000</text:p>
          </table:table-cell>
          <table:table-cell office:value-type="float" office:value="0.00226666666666664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2" office:value-type="float" office:value="0.00173333333333336" calcext:value-type="float">
            <text:p>0.002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6666666666664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33333333333453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999999999999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01" calcext:value-type="float">
            <text:p>0.010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433333333333352" calcext:value-type="float">
            <text:p>0.00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-0.0176666666666667" calcext:value-type="float">
            <text:p>-0.018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-0.0166666666666666" calcext:value-type="float">
            <text:p>-0.017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000333333333333297" calcext:value-type="float">
            <text:p>0.000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-0.0129999999999999" calcext:value-type="float">
            <text:p>-0.013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-0.0120000000000001" calcext:value-type="float">
            <text:p>-0.012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466666666666649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0.00673333333333337" calcext:value-type="float">
            <text:p>0.007</text:p>
          </table:table-cell>
          <table:table-cell office:value-type="float" office:value="-0.0152666666666667" calcext:value-type="float">
            <text:p>-0.015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680000000000003" calcext:value-type="float">
            <text:p>0.007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193333333333345" calcext:value-type="float">
            <text:p>0.002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0799999999999912" calcext:value-type="float">
            <text:p>0.001</text:p>
          </table:table-cell>
          <table:table-cell office:value-type="float" office:value="0.00386666666666657" calcext:value-type="float">
            <text:p>0.004</text:p>
          </table:table-cell>
          <table:table-cell office:value-type="float" office:value="0.00246666666666673" calcext:value-type="float">
            <text:p>0.002</text:p>
          </table:table-cell>
          <table:table-cell office:value-type="float" office:value="0.00273333333333337" calcext:value-type="float">
            <text:p>0.003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459999999999994" calcext:value-type="float">
            <text:p>0.005</text:p>
          </table:table-cell>
          <table:table-cell office:value-type="float" office:value="0.0029333333333333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73333333333333" calcext:value-type="float">
            <text:p>-0.007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333333333333363" calcext:value-type="float">
            <text:p>0.003</text:p>
          </table:table-cell>
          <table:table-cell office:value-type="float" office:value="0.00666666666666682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113333333333332" calcext:value-type="float">
            <text:p>-0.011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466666666666682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-0.00666666666666682" calcext:value-type="float">
            <text:p>-0.007</text:p>
          </table:table-cell>
          <table:table-cell office:value-type="float" office:value="-0.00733333333333341" calcext:value-type="float">
            <text:p>-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866666666666638" calcext:value-type="float">
            <text:p>0.009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666666666666638" calcext:value-type="float">
            <text:p>0.007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666666666666638" calcext:value-type="float">
            <text:p>0.007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-0.00733333333333319" calcext:value-type="float">
            <text:p>-0.007</text:p>
          </table:table-cell>
          <table:table-cell table:number-columns-repeated="2" office:value-type="float" office:value="0.00733333333333364" calcext:value-type="float">
            <text:p>0.007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2" office:value-type="float" office:value="0.00266666666666682" calcext:value-type="float">
            <text:p>0.003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2" office:value-type="float" office:value="0.0033333333333334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746666666666651" calcext:value-type="float">
            <text:p>-0.007</text:p>
          </table:table-cell>
          <table:table-cell office:value-type="float" office:value="0.0085333333333335" calcext:value-type="float">
            <text:p>0.009</text:p>
          </table:table-cell>
          <table:table-cell office:value-type="float" office:value="0.00946666666666673" calcext:value-type="float">
            <text:p>0.009</text:p>
          </table:table-cell>
          <table:table-cell office:value-type="float" office:value="0.0072000000000001" calcext:value-type="float">
            <text:p>0.007</text:p>
          </table:table-cell>
          <table:table-cell office:value-type="float" office:value="0.00520000000000009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85333333333335" calcext:value-type="float">
            <text:p>0.009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560000000000005" calcext:value-type="float">
            <text:p>0.006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293333333333334" calcext:value-type="float">
            <text:p>0.003</text:p>
          </table:table-cell>
          <table:table-cell office:value-type="float" office:value="0.0048000000000000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2" office:value-type="float" office:value="-0.00233333333333319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0.0016666666666668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0333333333333186" calcext:value-type="float">
            <text:p>0.000</text:p>
          </table:table-cell>
          <table:table-cell table:number-columns-repeated="2" office:value-type="float" office:value="-0.00133333333333319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-0.00599999999999989" calcext:value-type="float">
            <text:p>-0.006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4.44089209850063E-016" calcext:value-type="float">
            <text:p>0.000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0.0023333333333336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233333333333363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033333333333363" calcext:value-type="float">
            <text:p>0.000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-0.00733333333333319" calcext:value-type="float">
            <text:p>-0.007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-0.00933333333333342" calcext:value-type="float">
            <text:p>-0.009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-0.0066666666666666" calcext:value-type="float">
            <text:p>-0.007</text:p>
          </table:table-cell>
          <table:table-cell table:number-columns-repeated="2" office:value-type="float" office:value="-0.00159999999999982" calcext:value-type="float">
            <text:p>-0.002</text:p>
          </table:table-cell>
          <table:table-cell office:value-type="float" office:value="-0.0027999999999998" calcext:value-type="float">
            <text:p>-0.003</text:p>
          </table:table-cell>
          <table:table-cell office:value-type="float" office:value="0.0015333333333335" calcext:value-type="float">
            <text:p>0.002</text:p>
          </table:table-cell>
          <table:table-cell office:value-type="float" office:value="-0.000733333333333253" calcext:value-type="float">
            <text:p>-0.001</text:p>
          </table:table-cell>
          <table:table-cell office:value-type="float" office:value="0.000600000000000267" calcext:value-type="float">
            <text:p>0.001</text:p>
          </table:table-cell>
          <table:table-cell office:value-type="float" office:value="0.000266666666666859" calcext:value-type="float">
            <text:p>0.000</text:p>
          </table:table-cell>
          <table:table-cell office:value-type="float" office:value="0.000933333333333453" calcext:value-type="float">
            <text:p>0.001</text:p>
          </table:table-cell>
          <table:table-cell office:value-type="float" office:value="2.22044604925031E-016" calcext:value-type="float">
            <text:p>0.000</text:p>
          </table:table-cell>
          <table:table-cell office:value-type="float" office:value="0.00146666666666695" calcext:value-type="float">
            <text:p>0.001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100000000000022" calcext:value-type="float">
            <text:p>0.001</text:p>
          </table:table-cell>
          <table:table-cell office:value-type="float" office:value="-0.0000666666666665483" calcext:value-type="float">
            <text:p>0.000</text:p>
          </table:table-cell>
          <table:table-cell office:value-type="float" office:value="0.0015333333333335" calcext:value-type="float">
            <text:p>0.002</text:p>
          </table:table-cell>
          <table:table-cell office:value-type="float" office:value="0.0019333333333335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-0.0092000000000001" calcext:value-type="float">
            <text:p>-0.009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280000000000002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23999999999999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-0.0104000000000001" calcext:value-type="float">
            <text:p>-0.010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-0.000800000000000023" calcext:value-type="float">
            <text:p>-0.001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55999999999999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-0.0135999999999999" calcext:value-type="float">
            <text:p>-0.014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7999999999999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00360000000000005" calcext:value-type="float">
            <text:p>0.004</text:p>
          </table:table-cell>
          <table:table-cell office:value-type="float" office:value="-0.0135999999999998" calcext:value-type="float">
            <text:p>-0.014</text:p>
          </table:table-cell>
          <table:table-cell table:number-columns-repeated="2" office:value-type="float" office:value="0.00640000000000007" calcext:value-type="float">
            <text:p>0.006</text:p>
          </table:table-cell>
          <table:table-cell office:value-type="float" office:value="0.00560000000000005" calcext:value-type="float">
            <text:p>0.006</text:p>
          </table:table-cell>
          <table:table-cell office:value-type="float" office:value="0.00360000000000005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480000000000003" calcext:value-type="float">
            <text:p>0.005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office:value-type="float" office:value="-0.000799999999999912" calcext:value-type="float">
            <text:p>-0.001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-0.0127999999999999" calcext:value-type="float">
            <text:p>-0.013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79999999999999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0.00423999999999991" calcext:value-type="float">
            <text:p>0.004</text:p>
          </table:table-cell>
          <table:table-cell office:value-type="float" office:value="-0.0119200000000002" calcext:value-type="float">
            <text:p>-0.012</text:p>
          </table:table-cell>
          <table:table-cell table:number-columns-repeated="2" office:value-type="float" office:value="0.00607999999999986" calcext:value-type="float">
            <text:p>0.006</text:p>
          </table:table-cell>
          <table:table-cell office:value-type="float" office:value="0.00567999999999991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23999999999991" calcext:value-type="float">
            <text:p>0.004</text:p>
          </table:table-cell>
          <table:table-cell office:value-type="float" office:value="0.00648000000000004" calcext:value-type="float">
            <text:p>0.006</text:p>
          </table:table-cell>
          <table:table-cell office:value-type="float" office:value="0.00463999999999987" calcext:value-type="float">
            <text:p>0.005</text:p>
          </table:table-cell>
          <table:table-cell office:value-type="float" office:value="0.0025599999999999" calcext:value-type="float">
            <text:p>0.003</text:p>
          </table:table-cell>
          <table:table-cell office:value-type="float" office:value="0.00471999999999984" calcext:value-type="float">
            <text:p>0.005</text:p>
          </table:table-cell>
          <table:table-cell office:value-type="float" office:value="0.00503999999999993" calcext:value-type="float">
            <text:p>0.005</text:p>
          </table:table-cell>
          <table:table-cell office:value-type="float" office:value="0.00463999999999998" calcext:value-type="float">
            <text:p>0.005</text:p>
          </table:table-cell>
          <table:table-cell office:value-type="float" office:value="0.00103999999999993" calcext:value-type="float">
            <text:p>0.001</text:p>
          </table:table-cell>
          <table:table-cell table:number-columns-repeated="2" office:value-type="float" office:value="0.0053599999999999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-0.00549999999999995" calcext:value-type="float">
            <text:p>-0.005</text:p>
          </table:table-cell>
          <table:table-cell office:value-type="float" office:value="-0.0120000000000001" calcext:value-type="float">
            <text:p>-0.012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749999999999995" calcext:value-type="float">
            <text:p>-0.00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5000000000000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-0.00550000000000006" calcext:value-type="float">
            <text:p>-0.006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249999999999995" calcext:value-type="float">
            <text:p>-0.002</text:p>
          </table:table-cell>
          <table:table-cell office:value-type="float" office:value="0.00249999999999995" calcext:value-type="float">
            <text:p>0.002</text:p>
          </table:table-cell>
          <table:table-cell office:value-type="float" office:value="0.000499999999999945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200000000000011" calcext:value-type="float">
            <text:p>-0.00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0200000000000011" calcext:value-type="float">
            <text:p>-0.002</text:p>
          </table:table-cell>
          <table:table-cell office:value-type="float" office:value="-0.00349999999999995" calcext:value-type="float">
            <text:p>-0.003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0.000500000000000167" calcext:value-type="float">
            <text:p>0.001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0.000500000000000167" calcext:value-type="float">
            <text:p>0.001</text:p>
          </table:table-cell>
          <table:table-cell office:value-type="float" office:value="0.00100000000000022" calcext:value-type="float">
            <text:p>0.001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650000000000017" calcext:value-type="float">
            <text:p>0.007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0500000000000167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549999999999995" calcext:value-type="float">
            <text:p>-0.005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-0.00149999999999983" calcext:value-type="float">
            <text:p>-0.001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50000000000006" calcext:value-type="float">
            <text:p>-0.003</text:p>
          </table:table-cell>
          <table:table-cell office:value-type="float" office:value="-0.000499999999999834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-0.00549999999999995" calcext:value-type="float">
            <text:p>-0.005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0499999999999945" calcext:value-type="float">
            <text:p>0.000</text:p>
          </table:table-cell>
          <table:table-cell table:number-columns-repeated="2" office:value-type="float" office:value="0.00250000000000006" calcext:value-type="float">
            <text:p>0.003</text:p>
          </table:table-cell>
          <table:table-cell office:value-type="float" office:value="0.00250000000000017" calcext:value-type="float">
            <text:p>0.003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-0.000999999999999779" calcext:value-type="float">
            <text:p>-0.001</text:p>
          </table:table-cell>
          <table:table-cell office:value-type="float" office:value="-0.00149999999999983" calcext:value-type="float">
            <text:p>-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0000000000001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-0.00630000000000008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219999999999987" calcext:value-type="float">
            <text:p>-0.002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139999999999996" calcext:value-type="float">
            <text:p>0.001</text:p>
          </table:table-cell>
          <table:table-cell office:value-type="float" office:value="0.00220000000000009" calcext:value-type="float">
            <text:p>0.002</text:p>
          </table:table-cell>
          <table:table-cell office:value-type="float" office:value="0.00290000000000001" calcext:value-type="float">
            <text:p>0.003</text:p>
          </table:table-cell>
          <table:table-cell office:value-type="float" office:value="0.000800000000000134" calcext:value-type="float">
            <text:p>0.001</text:p>
          </table:table-cell>
          <table:table-cell office:value-type="float" office:value="0.00109999999999999" calcext:value-type="float">
            <text:p>0.001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229999999999997" calcext:value-type="float">
            <text:p>0.002</text:p>
          </table:table-cell>
          <table:table-cell office:value-type="float" office:value="-0.00139999999999996" calcext:value-type="float">
            <text:p>-0.001</text:p>
          </table:table-cell>
          <table:table-cell office:value-type="float" office:value="-0.00129999999999997" calcext:value-type="float">
            <text:p>-0.001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260000000000005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244444444444446" calcext:value-type="float">
            <text:p>-0.024</text:p>
          </table:table-cell>
          <table:table-cell office:value-type="float" office:value="-0.0155311355311357" calcext:value-type="float">
            <text:p>-0.016</text:p>
          </table:table-cell>
          <table:table-cell office:value-type="float" office:value="0.00664224664224655" calcext:value-type="float">
            <text:p>0.007</text:p>
          </table:table-cell>
          <table:table-cell office:value-type="float" office:value="-0.0177777777777779" calcext:value-type="float">
            <text:p>-0.018</text:p>
          </table:table-cell>
          <table:table-cell office:value-type="float" office:value="0.0088156288156287" calcext:value-type="float">
            <text:p>0.009</text:p>
          </table:table-cell>
          <table:table-cell office:value-type="float" office:value="0.00224664224664206" calcext:value-type="float">
            <text:p>0.002</text:p>
          </table:table-cell>
          <table:table-cell office:value-type="float" office:value="0.00659340659340657" calcext:value-type="float">
            <text:p>0.007</text:p>
          </table:table-cell>
          <table:table-cell office:value-type="float" office:value="-0.0199023199023201" calcext:value-type="float">
            <text:p>-0.020</text:p>
          </table:table-cell>
          <table:table-cell office:value-type="float" office:value="0.00669108669108665" calcext:value-type="float">
            <text:p>0.007</text:p>
          </table:table-cell>
          <table:table-cell office:value-type="float" office:value="0.0132844932844932" calcext:value-type="float">
            <text:p>0.013</text:p>
          </table:table-cell>
          <table:table-cell office:value-type="float" office:value="-0.00222222222222224" calcext:value-type="float">
            <text:p>-0.002</text:p>
          </table:table-cell>
          <table:table-cell office:value-type="float" office:value="-0.00444444444444447" calcext:value-type="float">
            <text:p>-0.004</text:p>
          </table:table-cell>
          <table:table-cell office:value-type="float" office:value="0.00212454212454205" calcext:value-type="float">
            <text:p>0.002</text:p>
          </table:table-cell>
          <table:table-cell office:value-type="float" office:value="-0.0043956043956046" calcext:value-type="float">
            <text:p>-0.004</text:p>
          </table:table-cell>
          <table:table-cell table:number-columns-repeated="2" office:value-type="float" office:value="0.00664224664224655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465689865689866" calcext:value-type="float">
            <text:p>-0.047</text:p>
          </table:table-cell>
          <table:table-cell office:value-type="float" office:value="-0.0133577533577532" calcext:value-type="float">
            <text:p>-0.013</text:p>
          </table:table-cell>
          <table:table-cell office:value-type="float" office:value="-0.0154822954822954" calcext:value-type="float">
            <text:p>-0.015</text:p>
          </table:table-cell>
          <table:table-cell office:value-type="float" office:value="-0.0265445665445666" calcext:value-type="float">
            <text:p>-0.027</text:p>
          </table:table-cell>
          <table:table-cell office:value-type="float" office:value="-0.00664224664224655" calcext:value-type="float">
            <text:p>-0.007</text:p>
          </table:table-cell>
          <table:table-cell office:value-type="float" office:value="-0.0332356532356532" calcext:value-type="float">
            <text:p>-0.033</text:p>
          </table:table-cell>
          <table:table-cell office:value-type="float" office:value="-0.00884004884004874" calcext:value-type="float">
            <text:p>-0.009</text:p>
          </table:table-cell>
          <table:table-cell office:value-type="float" office:value="-0.0331623931623932" calcext:value-type="float">
            <text:p>-0.033</text:p>
          </table:table-cell>
          <table:table-cell office:value-type="float" office:value="-0.00664224664224655" calcext:value-type="float">
            <text:p>-0.007</text:p>
          </table:table-cell>
          <table:table-cell office:value-type="float" office:value="-0.011086691086691" calcext:value-type="float">
            <text:p>-0.011</text:p>
          </table:table-cell>
          <table:table-cell office:value-type="float" office:value="-0.0132600732600732" calcext:value-type="float">
            <text:p>-0.013</text:p>
          </table:table-cell>
          <table:table-cell office:value-type="float" office:value="-0.0132112332112331" calcext:value-type="float">
            <text:p>-0.013</text:p>
          </table:table-cell>
          <table:table-cell office:value-type="float" office:value="-0.011086691086691" calcext:value-type="float">
            <text:p>-0.011</text:p>
          </table:table-cell>
          <table:table-cell office:value-type="float" office:value="-0.00886446886446879" calcext:value-type="float">
            <text:p>-0.009</text:p>
          </table:table-cell>
          <table:table-cell office:value-type="float" office:value="-0.0088156288156287" calcext:value-type="float">
            <text:p>-0.009</text:p>
          </table:table-cell>
          <table:table-cell office:value-type="float" office:value="-0.00437118437118433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531379731379731" calcext:value-type="float">
            <text:p>-0.053</text:p>
          </table:table-cell>
          <table:table-cell office:value-type="float" office:value="-0.0265689865689864" calcext:value-type="float">
            <text:p>-0.027</text:p>
          </table:table-cell>
          <table:table-cell office:value-type="float" office:value="-0.0331379731379732" calcext:value-type="float">
            <text:p>-0.033</text:p>
          </table:table-cell>
          <table:table-cell office:value-type="float" office:value="-0.0353357753357754" calcext:value-type="float">
            <text:p>-0.035</text:p>
          </table:table-cell>
          <table:table-cell office:value-type="float" office:value="-0.0242735042735042" calcext:value-type="float">
            <text:p>-0.024</text:p>
          </table:table-cell>
          <table:table-cell office:value-type="float" office:value="-0.0287912087912089" calcext:value-type="float">
            <text:p>-0.029</text:p>
          </table:table-cell>
          <table:table-cell office:value-type="float" office:value="-0.0287423687423686" calcext:value-type="float">
            <text:p>-0.029</text:p>
          </table:table-cell>
          <table:table-cell office:value-type="float" office:value="-0.0286691086691085" calcext:value-type="float">
            <text:p>-0.029</text:p>
          </table:table-cell>
          <table:table-cell office:value-type="float" office:value="-0.010989010989011" calcext:value-type="float">
            <text:p>-0.011</text:p>
          </table:table-cell>
          <table:table-cell office:value-type="float" office:value="-0.0154822954822954" calcext:value-type="float">
            <text:p>-0.015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131868131868131" calcext:value-type="float">
            <text:p>-0.013</text:p>
          </table:table-cell>
          <table:table-cell office:value-type="float" office:value="-0.0154334554334553" calcext:value-type="float">
            <text:p>-0.015</text:p>
          </table:table-cell>
          <table:table-cell office:value-type="float" office:value="-0.0199023199023198" calcext:value-type="float">
            <text:p>-0.020</text:p>
          </table:table-cell>
          <table:table-cell office:value-type="float" office:value="-0.0198778998778998" calcext:value-type="float">
            <text:p>-0.020</text:p>
          </table:table-cell>
          <table:table-cell office:value-type="float" office:value="-0.0154334554334553" calcext:value-type="float">
            <text:p>-0.01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619780219780219" calcext:value-type="float">
            <text:p>-0.062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375335775335773" calcext:value-type="float">
            <text:p>-0.038</text:p>
          </table:table-cell>
          <table:table-cell office:value-type="float" office:value="-0.042002442002442" calcext:value-type="float">
            <text:p>-0.042</text:p>
          </table:table-cell>
          <table:table-cell office:value-type="float" office:value="-0.0264957264957264" calcext:value-type="float">
            <text:p>-0.026</text:p>
          </table:table-cell>
          <table:table-cell office:value-type="float" office:value="-0.0353846153846155" calcext:value-type="float">
            <text:p>-0.035</text:p>
          </table:table-cell>
          <table:table-cell office:value-type="float" office:value="-0.033137973137973" calcext:value-type="float">
            <text:p>-0.033</text:p>
          </table:table-cell>
          <table:table-cell office:value-type="float" office:value="-0.0308913308913308" calcext:value-type="float">
            <text:p>-0.031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154090354090354" calcext:value-type="float">
            <text:p>-0.015</text:p>
          </table:table-cell>
          <table:table-cell office:value-type="float" office:value="-0.022100122100122" calcext:value-type="float">
            <text:p>-0.022</text:p>
          </table:table-cell>
          <table:table-cell office:value-type="float" office:value="-0.0220512820512819" calcext:value-type="float">
            <text:p>-0.022</text:p>
          </table:table-cell>
          <table:table-cell office:value-type="float" office:value="-0.022075702075702" calcext:value-type="float">
            <text:p>-0.022</text:p>
          </table:table-cell>
          <table:table-cell office:value-type="float" office:value="-0.0199023199023198" calcext:value-type="float">
            <text:p>-0.020</text:p>
          </table:table-cell>
          <table:table-cell office:value-type="float" office:value="-0.0154578754578754" calcext:value-type="float">
            <text:p>-0.015</text:p>
          </table:table-cell>
          <table:table-cell office:value-type="float" office:value="-0.0132112332112332" calcext:value-type="float">
            <text:p>-0.01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508913308913309" calcext:value-type="float">
            <text:p>-0.051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264713064713064" calcext:value-type="float">
            <text:p>-0.026</text:p>
          </table:table-cell>
          <table:table-cell office:value-type="float" office:value="-0.0353357753357754" calcext:value-type="float">
            <text:p>-0.035</text:p>
          </table:table-cell>
          <table:table-cell office:value-type="float" office:value="-0.0264468864468864" calcext:value-type="float">
            <text:p>-0.026</text:p>
          </table:table-cell>
          <table:table-cell office:value-type="float" office:value="-0.022051282051282" calcext:value-type="float">
            <text:p>-0.022</text:p>
          </table:table-cell>
          <table:table-cell office:value-type="float" office:value="-0.0176068376068376" calcext:value-type="float">
            <text:p>-0.018</text:p>
          </table:table-cell>
          <table:table-cell office:value-type="float" office:value="-0.0286691086691085" calcext:value-type="float">
            <text:p>-0.029</text:p>
          </table:table-cell>
          <table:table-cell office:value-type="float" office:value="-0.0242735042735042" calcext:value-type="float">
            <text:p>-0.024</text:p>
          </table:table-cell>
          <table:table-cell office:value-type="float" office:value="-0.0154090354090354" calcext:value-type="float">
            <text:p>-0.015</text:p>
          </table:table-cell>
          <table:table-cell office:value-type="float" office:value="-0.0198534798534799" calcext:value-type="float">
            <text:p>-0.020</text:p>
          </table:table-cell>
          <table:table-cell office:value-type="float" office:value="-0.022051282051282" calcext:value-type="float">
            <text:p>-0.022</text:p>
          </table:table-cell>
          <table:table-cell office:value-type="float" office:value="-0.0198534798534799" calcext:value-type="float">
            <text:p>-0.020</text:p>
          </table:table-cell>
          <table:table-cell office:value-type="float" office:value="-0.0132112332112332" calcext:value-type="float">
            <text:p>-0.013</text:p>
          </table:table-cell>
          <table:table-cell office:value-type="float" office:value="-0.0154578754578755" calcext:value-type="float">
            <text:p>-0.015</text:p>
          </table:table-cell>
          <table:table-cell office:value-type="float" office:value="-0.00879120879120876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office:value-type="float" office:value="-0.0474041514041513" calcext:value-type="float">
            <text:p>-0.047</text:p>
          </table:table-cell>
          <table:table-cell office:value-type="float" office:value="-0.0216996336996337" calcext:value-type="float">
            <text:p>-0.022</text:p>
          </table:table-cell>
          <table:table-cell office:value-type="float" office:value="-0.0211965811965812" calcext:value-type="float">
            <text:p>-0.021</text:p>
          </table:table-cell>
          <table:table-cell office:value-type="float" office:value="-0.0313992673992675" calcext:value-type="float">
            <text:p>-0.031</text:p>
          </table:table-cell>
          <table:table-cell office:value-type="float" office:value="-0.015008547008547" calcext:value-type="float">
            <text:p>-0.015</text:p>
          </table:table-cell>
          <table:table-cell office:value-type="float" office:value="-0.0234432234432236" calcext:value-type="float">
            <text:p>-0.023</text:p>
          </table:table-cell>
          <table:table-cell office:value-type="float" office:value="-0.0163467643467643" calcext:value-type="float">
            <text:p>-0.016</text:p>
          </table:table-cell>
          <table:table-cell office:value-type="float" office:value="-0.0282588522588523" calcext:value-type="float">
            <text:p>-0.028</text:p>
          </table:table-cell>
          <table:table-cell office:value-type="float" office:value="-0.0123467643467642" calcext:value-type="float">
            <text:p>-0.012</text:p>
          </table:table-cell>
          <table:table-cell office:value-type="float" office:value="-0.00882051282051277" calcext:value-type="float">
            <text:p>-0.009</text:p>
          </table:table-cell>
          <table:table-cell office:value-type="float" office:value="-0.0167912087912088" calcext:value-type="float">
            <text:p>-0.017</text:p>
          </table:table-cell>
          <table:table-cell office:value-type="float" office:value="-0.014989010989011" calcext:value-type="float">
            <text:p>-0.015</text:p>
          </table:table-cell>
          <table:table-cell office:value-type="float" office:value="-0.0132649572649571" calcext:value-type="float">
            <text:p>-0.013</text:p>
          </table:table-cell>
          <table:table-cell office:value-type="float" office:value="-0.0132551892551892" calcext:value-type="float">
            <text:p>-0.013</text:p>
          </table:table-cell>
          <table:table-cell office:value-type="float" office:value="-0.0105934065934066" calcext:value-type="float">
            <text:p>-0.011</text:p>
          </table:table-cell>
          <table:table-cell office:value-type="float" office:value="-0.00703296703296707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584737889847409" calcext:value-type="float">
            <text:p>-0.006</text:p>
          </table:table-cell>
          <table:table-cell office:value-type="float" office:value="-0.00291174518911763" calcext:value-type="float">
            <text:p>-0.003</text:p>
          </table:table-cell>
          <table:table-cell office:value-type="float" office:value="-0.001470471134705" calcext:value-type="float">
            <text:p>-0.001</text:p>
          </table:table-cell>
          <table:table-cell office:value-type="float" office:value="-0.000732581287326006" calcext:value-type="float">
            <text:p>-0.001</text:p>
          </table:table-cell>
          <table:table-cell office:value-type="float" office:value="-0.00292236230922405" calcext:value-type="float">
            <text:p>-0.003</text:p>
          </table:table-cell>
          <table:table-cell office:value-type="float" office:value="0.00363901791638999" calcext:value-type="float">
            <text:p>0.004</text:p>
          </table:table-cell>
          <table:table-cell office:value-type="float" office:value="0.00144658261446551" calcext:value-type="float">
            <text:p>0.001</text:p>
          </table:table-cell>
          <table:table-cell office:value-type="float" office:value="0.00436363636363613" calcext:value-type="float">
            <text:p>0.004</text:p>
          </table:table-cell>
          <table:table-cell office:value-type="float" office:value="0.00144658261446551" calcext:value-type="float">
            <text:p>0.001</text:p>
          </table:table-cell>
          <table:table-cell office:value-type="float" office:value="0.00290378234903754" calcext:value-type="float">
            <text:p>0.003</text:p>
          </table:table-cell>
          <table:table-cell office:value-type="float" office:value="0.00071930988719271" calcext:value-type="float">
            <text:p>0.001</text:p>
          </table:table-cell>
          <table:table-cell office:value-type="float" office:value="0.00509356337093558" calcext:value-type="float">
            <text:p>0.005</text:p>
          </table:table-cell>
          <table:table-cell office:value-type="float" office:value="0.000716655607166383" calcext:value-type="float">
            <text:p>0.001</text:p>
          </table:table-cell>
          <table:table-cell office:value-type="float" office:value="0.00508825481088238" calcext:value-type="float">
            <text:p>0.005</text:p>
          </table:table-cell>
          <table:table-cell office:value-type="float" office:value="0.000727272727272355" calcext:value-type="float">
            <text:p>0.001</text:p>
          </table:table-cell>
          <table:table-cell office:value-type="float" office:value="0.0029037823490375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802654280026527" calcext:value-type="float">
            <text:p>-0.008</text:p>
          </table:table-cell>
          <table:table-cell office:value-type="float" office:value="-0.00145189117451883" calcext:value-type="float">
            <text:p>-0.001</text:p>
          </table:table-cell>
          <table:table-cell office:value-type="float" office:value="0.00217916390179151" calcext:value-type="float">
            <text:p>0.002</text:p>
          </table:table-cell>
          <table:table-cell office:value-type="float" office:value="0.00436894492368956" calcext:value-type="float">
            <text:p>0.004</text:p>
          </table:table-cell>
          <table:table-cell office:value-type="float" office:value="0.00145189117451894" calcext:value-type="float">
            <text:p>0.001</text:p>
          </table:table-cell>
          <table:table-cell office:value-type="float" office:value="0.00509887193098879" calcext:value-type="float">
            <text:p>0.005</text:p>
          </table:table-cell>
          <table:table-cell office:value-type="float" office:value="0.00291174518911752" calcext:value-type="float">
            <text:p>0.003</text:p>
          </table:table-cell>
          <table:table-cell office:value-type="float" office:value="0.00582614465826159" calcext:value-type="float">
            <text:p>0.006</text:p>
          </table:table-cell>
          <table:table-cell office:value-type="float" office:value="0.00290643662906431" calcext:value-type="float">
            <text:p>0.003</text:p>
          </table:table-cell>
          <table:table-cell office:value-type="float" office:value="0.00655341738553394" calcext:value-type="float">
            <text:p>0.007</text:p>
          </table:table-cell>
          <table:table-cell office:value-type="float" office:value="0.00509090909090915" calcext:value-type="float">
            <text:p>0.005</text:p>
          </table:table-cell>
          <table:table-cell office:value-type="float" office:value="0.00436894492368956" calcext:value-type="float">
            <text:p>0.004</text:p>
          </table:table-cell>
          <table:table-cell office:value-type="float" office:value="0.00217916390179151" calcext:value-type="float">
            <text:p>0.002</text:p>
          </table:table-cell>
          <table:table-cell office:value-type="float" office:value="0.00655076310550773" calcext:value-type="float">
            <text:p>0.007</text:p>
          </table:table-cell>
          <table:table-cell office:value-type="float" office:value="0.00290909090909075" calcext:value-type="float">
            <text:p>0.003</text:p>
          </table:table-cell>
          <table:table-cell office:value-type="float" office:value="0.00509356337093558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21101526211" calcext:value-type="float">
            <text:p>-0.010</text:p>
          </table:table-cell>
          <table:table-cell office:value-type="float" office:value="-0.00363901791638999" calcext:value-type="float">
            <text:p>-0.004</text:p>
          </table:table-cell>
          <table:table-cell office:value-type="float" office:value="0.000719309887193154" calcext:value-type="float">
            <text:p>0.001</text:p>
          </table:table-cell>
          <table:table-cell office:value-type="float" office:value="0.0021818181818184" calcext:value-type="float">
            <text:p>0.002</text:p>
          </table:table-cell>
          <table:table-cell office:value-type="float" office:value="-0.000735235567352222" calcext:value-type="float">
            <text:p>-0.001</text:p>
          </table:table-cell>
          <table:table-cell office:value-type="float" office:value="0.00363901791639043" calcext:value-type="float">
            <text:p>0.004</text:p>
          </table:table-cell>
          <table:table-cell office:value-type="float" office:value="0.00145189117451883" calcext:value-type="float">
            <text:p>0.001</text:p>
          </table:table-cell>
          <table:table-cell office:value-type="float" office:value="0.00290909090909097" calcext:value-type="float">
            <text:p>0.003</text:p>
          </table:table-cell>
          <table:table-cell office:value-type="float" office:value="0.00144658261446584" calcext:value-type="float">
            <text:p>0.001</text:p>
          </table:table-cell>
          <table:table-cell office:value-type="float" office:value="0.00290909090909097" calcext:value-type="float">
            <text:p>0.003</text:p>
          </table:table-cell>
          <table:table-cell office:value-type="float" office:value="0.00217650962176519" calcext:value-type="float">
            <text:p>0.002</text:p>
          </table:table-cell>
          <table:table-cell office:value-type="float" office:value="0.0021818181818184" calcext:value-type="float">
            <text:p>0.002</text:p>
          </table:table-cell>
          <table:table-cell office:value-type="float" office:value="0.00144923689449239" calcext:value-type="float">
            <text:p>0.001</text:p>
          </table:table-cell>
          <table:table-cell office:value-type="float" office:value="0.00290643662906442" calcext:value-type="float">
            <text:p>0.003</text:p>
          </table:table-cell>
          <table:table-cell office:value-type="float" office:value="0.000721964167219591" calcext:value-type="float">
            <text:p>0.001</text:p>
          </table:table-cell>
          <table:table-cell office:value-type="float" office:value="0.00436629064366278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875381552753796" calcext:value-type="float">
            <text:p>-0.009</text:p>
          </table:table-cell>
          <table:table-cell office:value-type="float" office:value="-0.00218181818181817" calcext:value-type="float">
            <text:p>-0.002</text:p>
          </table:table-cell>
          <table:table-cell office:value-type="float" office:value="0.00145189117451883" calcext:value-type="float">
            <text:p>0.001</text:p>
          </table:table-cell>
          <table:table-cell office:value-type="float" office:value="0.00218447246184483" calcext:value-type="float">
            <text:p>0.002</text:p>
          </table:table-cell>
          <table:table-cell office:value-type="float" office:value="-0.00000530856005298563" calcext:value-type="float">
            <text:p>0.000</text:p>
          </table:table-cell>
          <table:table-cell office:value-type="float" office:value="0.00290909090909086" calcext:value-type="float">
            <text:p>0.003</text:p>
          </table:table-cell>
          <table:table-cell office:value-type="float" office:value="0.00217916390179163" calcext:value-type="float">
            <text:p>0.002</text:p>
          </table:table-cell>
          <table:table-cell office:value-type="float" office:value="0.00364167219641687" calcext:value-type="float">
            <text:p>0.004</text:p>
          </table:table-cell>
          <table:table-cell office:value-type="float" office:value="0.00290643662906442" calcext:value-type="float">
            <text:p>0.003</text:p>
          </table:table-cell>
          <table:table-cell office:value-type="float" office:value="0.00363901791639021" calcext:value-type="float">
            <text:p>0.004</text:p>
          </table:table-cell>
          <table:table-cell office:value-type="float" office:value="0.00290643662906442" calcext:value-type="float">
            <text:p>0.003</text:p>
          </table:table-cell>
          <table:table-cell office:value-type="float" office:value="0.00436629064366301" calcext:value-type="float">
            <text:p>0.004</text:p>
          </table:table-cell>
          <table:table-cell office:value-type="float" office:value="0.000721964167219591" calcext:value-type="float">
            <text:p>0.001</text:p>
          </table:table-cell>
          <table:table-cell office:value-type="float" office:value="0.00290909090909086" calcext:value-type="float">
            <text:p>0.003</text:p>
          </table:table-cell>
          <table:table-cell office:value-type="float" office:value="0.00217916390179163" calcext:value-type="float">
            <text:p>0.002</text:p>
          </table:table-cell>
          <table:table-cell office:value-type="float" office:value="0.0050962176509620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802388852023883" calcext:value-type="float">
            <text:p>-0.008</text:p>
          </table:table-cell>
          <table:table-cell office:value-type="float" office:value="0.00000265428002654833" calcext:value-type="float">
            <text:p>0.000</text:p>
          </table:table-cell>
          <table:table-cell office:value-type="float" office:value="0.00363901791638999" calcext:value-type="float">
            <text:p>0.004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0724618447246139" calcext:value-type="float">
            <text:p>0.001</text:p>
          </table:table-cell>
          <table:table-cell office:value-type="float" office:value="0.00509621765096213" calcext:value-type="float">
            <text:p>0.005</text:p>
          </table:table-cell>
          <table:table-cell office:value-type="float" office:value="0.00363636363636355" calcext:value-type="float">
            <text:p>0.004</text:p>
          </table:table-cell>
          <table:table-cell office:value-type="float" office:value="0.00436894492368956" calcext:value-type="float">
            <text:p>0.004</text:p>
          </table:table-cell>
          <table:table-cell office:value-type="float" office:value="0.00290909090909097" calcext:value-type="float">
            <text:p>0.003</text:p>
          </table:table-cell>
          <table:table-cell office:value-type="float" office:value="0.00582349037823493" calcext:value-type="float">
            <text:p>0.006</text:p>
          </table:table-cell>
          <table:table-cell office:value-type="float" office:value="0.00509090909090915" calcext:value-type="float">
            <text:p>0.005</text:p>
          </table:table-cell>
          <table:table-cell office:value-type="float" office:value="0.00582349037823493" calcext:value-type="float">
            <text:p>0.006</text:p>
          </table:table-cell>
          <table:table-cell office:value-type="float" office:value="0.00290909090909075" calcext:value-type="float">
            <text:p>0.003</text:p>
          </table:table-cell>
          <table:table-cell office:value-type="float" office:value="0.00436629064366278" calcext:value-type="float">
            <text:p>0.004</text:p>
          </table:table-cell>
          <table:table-cell office:value-type="float" office:value="0.00363636363636355" calcext:value-type="float">
            <text:p>0.004</text:p>
          </table:table-cell>
          <table:table-cell office:value-type="float" office:value="0.00509356337093558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817252820172532" calcext:value-type="float">
            <text:p>-0.008</text:p>
          </table:table-cell>
          <table:table-cell office:value-type="float" office:value="-0.00203636363636372" calcext:value-type="float">
            <text:p>-0.002</text:p>
          </table:table-cell>
          <table:table-cell office:value-type="float" office:value="0.00130378234903761" calcext:value-type="float">
            <text:p>0.001</text:p>
          </table:table-cell>
          <table:table-cell office:value-type="float" office:value="0.00232886529528864" calcext:value-type="float">
            <text:p>0.002</text:p>
          </table:table-cell>
          <table:table-cell office:value-type="float" office:value="-0.000297279362972969" calcext:value-type="float">
            <text:p>0.000</text:p>
          </table:table-cell>
          <table:table-cell office:value-type="float" office:value="0.00407644326476431" calcext:value-type="float">
            <text:p>0.004</text:p>
          </table:table-cell>
          <table:table-cell office:value-type="float" office:value="0.00232514930325145" calcext:value-type="float">
            <text:p>0.002</text:p>
          </table:table-cell>
          <table:table-cell office:value-type="float" office:value="0.00422189781021887" calcext:value-type="float">
            <text:p>0.004</text:p>
          </table:table-cell>
          <table:table-cell office:value-type="float" office:value="0.00232302587923006" calcext:value-type="float">
            <text:p>0.002</text:p>
          </table:table-cell>
          <table:table-cell office:value-type="float" office:value="0.00436575978765741" calcext:value-type="float">
            <text:p>0.004</text:p>
          </table:table-cell>
          <table:table-cell office:value-type="float" office:value="0.00319681486396806" calcext:value-type="float">
            <text:p>0.003</text:p>
          </table:table-cell>
          <table:table-cell office:value-type="float" office:value="0.00436682149966816" calcext:value-type="float">
            <text:p>0.004</text:p>
          </table:table-cell>
          <table:table-cell office:value-type="float" office:value="0.0015952222959521" calcext:value-type="float">
            <text:p>0.002</text:p>
          </table:table-cell>
          <table:table-cell office:value-type="float" office:value="0.0043641672196415" calcext:value-type="float">
            <text:p>0.004</text:p>
          </table:table-cell>
          <table:table-cell office:value-type="float" office:value="0.00203477106834748" calcext:value-type="float">
            <text:p>0.002</text:p>
          </table:table-cell>
          <table:table-cell office:value-type="float" office:value="0.0045106834771067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713257965056524" calcext:value-type="float">
            <text:p>-0.007</text:p>
          </table:table-cell>
          <table:table-cell office:value-type="float" office:value="-0.00711202466598138" calcext:value-type="float">
            <text:p>-0.007</text:p>
          </table:table-cell>
          <table:table-cell office:value-type="float" office:value="-0.00571428571428578" calcext:value-type="float">
            <text:p>-0.006</text:p>
          </table:table-cell>
          <table:table-cell office:value-type="float" office:value="0.00147995889003083" calcext:value-type="float">
            <text:p>0.001</text:p>
          </table:table-cell>
          <table:table-cell office:value-type="float" office:value="0.0000102774922917659" calcext:value-type="float">
            <text:p>0.000</text:p>
          </table:table-cell>
          <table:table-cell office:value-type="float" office:value="-0.00427543679342224" calcext:value-type="float">
            <text:p>-0.004</text:p>
          </table:table-cell>
          <table:table-cell office:value-type="float" office:value="0.00287769784172653" calcext:value-type="float">
            <text:p>0.003</text:p>
          </table:table-cell>
          <table:table-cell office:value-type="float" office:value="0.0000102774922917659" calcext:value-type="float">
            <text:p>0.000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-0.00139773895169582" calcext:value-type="float">
            <text:p>-0.001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0.00286742034943477" calcext:value-type="float">
            <text:p>0.003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-0.00283658787255903" calcext:value-type="float">
            <text:p>-0.003</text:p>
          </table:table-cell>
          <table:table-cell office:value-type="float" office:value="-0.00427543679342224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-0.00569373072970192" calcext:value-type="float">
            <text:p>-0.006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0.00288797533401841" calcext:value-type="float">
            <text:p>0.003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-0.00140801644398758" calcext:value-type="float">
            <text:p>-0.001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0.00287769784172665" calcext:value-type="float">
            <text:p>0.003</text:p>
          </table:table-cell>
          <table:table-cell office:value-type="float" office:value="-0.00283658787255914" calcext:value-type="float">
            <text:p>-0.003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-0.00571428571428556" calcext:value-type="float">
            <text:p>-0.006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0.0028571428571427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713257965056513" calcext:value-type="float">
            <text:p>-0.007</text:p>
          </table:table-cell>
          <table:table-cell office:value-type="float" office:value="-0.00712230215827314" calcext:value-type="float">
            <text:p>-0.007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0.00146968139773884" calcext:value-type="float">
            <text:p>0.001</text:p>
          </table:table-cell>
          <table:table-cell table:number-columns-repeated="2" office:value-type="float" office:value="-0.00427543679342235" calcext:value-type="float">
            <text:p>-0.004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43884892086321" calcext:value-type="float">
            <text:p>0.001</text:p>
          </table:table-cell>
          <table:table-cell table:number-columns-repeated="2" office:value-type="float" office:value="-0.00284686536485079" calcext:value-type="float">
            <text:p>-0.003</text:p>
          </table:table-cell>
          <table:table-cell office:value-type="float" office:value="0.00142857142857145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-0.00712230215827314" calcext:value-type="float">
            <text:p>-0.007</text:p>
          </table:table-cell>
          <table:table-cell office:value-type="float" office:value="-0.00426515930113036" calcext:value-type="float">
            <text:p>-0.004</text:p>
          </table:table-cell>
          <table:table-cell office:value-type="float" office:value="0.0000308324768756307" calcext:value-type="float">
            <text:p>0.000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-0.00714285714285701" calcext:value-type="float">
            <text:p>-0.007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0.0028571428571427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427543679342246" calcext:value-type="float">
            <text:p>-0.004</text:p>
          </table:table-cell>
          <table:table-cell office:value-type="float" office:value="-0.00426515930113058" calcext:value-type="float">
            <text:p>-0.004</text:p>
          </table:table-cell>
          <table:table-cell office:value-type="float" office:value="-0.00283658787255903" calcext:value-type="float">
            <text:p>-0.003</text:p>
          </table:table-cell>
          <table:table-cell office:value-type="float" office:value="0.0000308324768757417" calcext:value-type="float">
            <text:p>0.000</text:p>
          </table:table-cell>
          <table:table-cell table:number-columns-repeated="2" office:value-type="float" office:value="-0.00284686536485101" calcext:value-type="float">
            <text:p>-0.003</text:p>
          </table:table-cell>
          <table:table-cell office:value-type="float" office:value="0.0000102774922917659" calcext:value-type="float">
            <text:p>0.000</text:p>
          </table:table-cell>
          <table:table-cell office:value-type="float" office:value="0.00286742034943455" calcext:value-type="float">
            <text:p>0.003</text:p>
          </table:table-cell>
          <table:table-cell office:value-type="float" office:value="-0.00284686536485101" calcext:value-type="float">
            <text:p>-0.003</text:p>
          </table:table-cell>
          <table:table-cell office:value-type="float" office:value="0.00573484069886931" calcext:value-type="float">
            <text:p>0.006</text:p>
          </table:table-cell>
          <table:table-cell office:value-type="float" office:value="-0.00141829393627946" calcext:value-type="float">
            <text:p>-0.001</text:p>
          </table:table-cell>
          <table:table-cell office:value-type="float" office:value="0.00285714285714278" calcext:value-type="float">
            <text:p>0.003</text:p>
          </table:table-cell>
          <table:table-cell table:number-columns-repeated="2" office:value-type="float" office:value="0.0000102774922917659" calcext:value-type="float">
            <text:p>0.000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.00286742034943455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office:value-type="float" office:value="-0.0059876670092498" calcext:value-type="float">
            <text:p>-0.006</text:p>
          </table:table-cell>
          <table:table-cell office:value-type="float" office:value="-0.00626310380267214" calcext:value-type="float">
            <text:p>-0.006</text:p>
          </table:table-cell>
          <table:table-cell office:value-type="float" office:value="-0.00427338129496402" calcext:value-type="float">
            <text:p>-0.004</text:p>
          </table:table-cell>
          <table:table-cell office:value-type="float" office:value="0.00117985611510774" calcext:value-type="float">
            <text:p>0.001</text:p>
          </table:table-cell>
          <table:table-cell office:value-type="float" office:value="-0.00256115107913679" calcext:value-type="float">
            <text:p>-0.003</text:p>
          </table:table-cell>
          <table:table-cell office:value-type="float" office:value="-0.00341623843782113" calcext:value-type="float">
            <text:p>-0.003</text:p>
          </table:table-cell>
          <table:table-cell office:value-type="float" office:value="-0.00113463514902379" calcext:value-type="float">
            <text:p>-0.001</text:p>
          </table:table-cell>
          <table:table-cell office:value-type="float" office:value="0.00144090441932143" calcext:value-type="float">
            <text:p>0.001</text:p>
          </table:table-cell>
          <table:table-cell office:value-type="float" office:value="-0.00427338129496402" calcext:value-type="float">
            <text:p>-0.004</text:p>
          </table:table-cell>
          <table:table-cell office:value-type="float" office:value="0.00230215827338132" calcext:value-type="float">
            <text:p>0.002</text:p>
          </table:table-cell>
          <table:table-cell office:value-type="float" office:value="-0.00227543679342246" calcext:value-type="float">
            <text:p>-0.002</text:p>
          </table:table-cell>
          <table:table-cell office:value-type="float" office:value="0.00171634121274389" calcext:value-type="float">
            <text:p>0.002</text:p>
          </table:table-cell>
          <table:table-cell office:value-type="float" office:value="-0.0017040082219939" calcext:value-type="float">
            <text:p>-0.002</text:p>
          </table:table-cell>
          <table:table-cell office:value-type="float" office:value="-0.00285303186022612" calcext:value-type="float">
            <text:p>-0.003</text:p>
          </table:table-cell>
          <table:table-cell office:value-type="float" office:value="-0.0022774922918809" calcext:value-type="float">
            <text:p>-0.002</text:p>
          </table:table-cell>
          <table:table-cell office:value-type="float" office:value="0.0011469681397737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013496307613956" calcext:value-type="float">
            <text:p>-0.001</text:p>
          </table:table-cell>
          <table:table-cell office:value-type="float" office:value="-0.00403191579662165" calcext:value-type="float">
            <text:p>-0.004</text:p>
          </table:table-cell>
          <table:table-cell office:value-type="float" office:value="0.0142857142857142" calcext:value-type="float">
            <text:p>0.014</text:p>
          </table:table-cell>
          <table:table-cell office:value-type="float" office:value="0.0116373822256175" calcext:value-type="float">
            <text:p>0.012</text:p>
          </table:table-cell>
          <table:table-cell office:value-type="float" office:value="0.0181818181818182" calcext:value-type="float">
            <text:p>0.018</text:p>
          </table:table-cell>
          <table:table-cell office:value-type="float" office:value="0.0155759273406332" calcext:value-type="float">
            <text:p>0.016</text:p>
          </table:table-cell>
          <table:table-cell office:value-type="float" office:value="-0.0000679059502589618" calcext:value-type="float">
            <text:p>0.000</text:p>
          </table:table-cell>
          <table:table-cell office:value-type="float" office:value="0.0260249554367201" calcext:value-type="float">
            <text:p>0.026</text:p>
          </table:table-cell>
          <table:table-cell office:value-type="float" office:value="0.00128172481113653" calcext:value-type="float">
            <text:p>0.001</text:p>
          </table:table-cell>
          <table:table-cell office:value-type="float" office:value="0.0181987946693828" calcext:value-type="float">
            <text:p>0.018</text:p>
          </table:table-cell>
          <table:table-cell office:value-type="float" office:value="0.01944656650539" calcext:value-type="float">
            <text:p>0.019</text:p>
          </table:table-cell>
          <table:table-cell office:value-type="float" office:value="0.00652745946863587" calcext:value-type="float">
            <text:p>0.007</text:p>
          </table:table-cell>
          <table:table-cell office:value-type="float" office:value="0.0129615482556659" calcext:value-type="float">
            <text:p>0.013</text:p>
          </table:table-cell>
          <table:table-cell office:value-type="float" office:value="0.0142772260419318" calcext:value-type="float">
            <text:p>0.014</text:p>
          </table:table-cell>
          <table:table-cell office:value-type="float" office:value="0.0155419743655038" calcext:value-type="float">
            <text:p>0.016</text:p>
          </table:table-cell>
          <table:table-cell office:value-type="float" office:value="0.0025634496222731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00654443595620058" calcext:value-type="float">
            <text:p>0.007</text:p>
          </table:table-cell>
          <table:table-cell office:value-type="float" office:value="0.00774976657329596" calcext:value-type="float">
            <text:p>0.008</text:p>
          </table:table-cell>
          <table:table-cell office:value-type="float" office:value="0.0156608097784567" calcext:value-type="float">
            <text:p>0.016</text:p>
          </table:table-cell>
          <table:table-cell office:value-type="float" office:value="0.0117307529072235" calcext:value-type="float">
            <text:p>0.012</text:p>
          </table:table-cell>
          <table:table-cell office:value-type="float" office:value="0.0078006960359901" calcext:value-type="float">
            <text:p>0.008</text:p>
          </table:table-cell>
          <table:table-cell office:value-type="float" office:value="0.0234105763517527" calcext:value-type="float">
            <text:p>0.023</text:p>
          </table:table-cell>
          <table:table-cell office:value-type="float" office:value="0.0129955012307953" calcext:value-type="float">
            <text:p>0.013</text:p>
          </table:table-cell>
          <table:table-cell office:value-type="float" office:value="0.00394703335879798" calcext:value-type="float">
            <text:p>0.004</text:p>
          </table:table-cell>
          <table:table-cell office:value-type="float" office:value="0.00264833206009663" calcext:value-type="float">
            <text:p>0.003</text:p>
          </table:table-cell>
          <table:table-cell office:value-type="float" office:value="0.0143621084797555" calcext:value-type="float">
            <text:p>0.014</text:p>
          </table:table-cell>
          <table:table-cell office:value-type="float" office:value="0.00650199473728874" calcext:value-type="float">
            <text:p>0.007</text:p>
          </table:table-cell>
          <table:table-cell office:value-type="float" office:value="0.00521178168236991" calcext:value-type="float">
            <text:p>0.005</text:p>
          </table:table-cell>
          <table:table-cell office:value-type="float" office:value="0.00651048298107115" calcext:value-type="float">
            <text:p>0.007</text:p>
          </table:table-cell>
          <table:table-cell office:value-type="float" office:value="0.0078006960359901" calcext:value-type="float">
            <text:p>0.008</text:p>
          </table:table-cell>
          <table:table-cell office:value-type="float" office:value="0.0155929038281979" calcext:value-type="float">
            <text:p>0.016</text:p>
          </table:table-cell>
          <table:table-cell office:value-type="float" office:value="0.0143621084797555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-0.00258042610983777" calcext:value-type="float">
            <text:p>-0.003</text:p>
          </table:table-cell>
          <table:table-cell office:value-type="float" office:value="-0.00912486206603846" calcext:value-type="float">
            <text:p>-0.009</text:p>
          </table:table-cell>
          <table:table-cell office:value-type="float" office:value="0.00785162549868446" calcext:value-type="float">
            <text:p>0.008</text:p>
          </table:table-cell>
          <table:table-cell office:value-type="float" office:value="-0.00387912740853913" calcext:value-type="float">
            <text:p>-0.004</text:p>
          </table:table-cell>
          <table:table-cell office:value-type="float" office:value="0.00129870129870135" calcext:value-type="float">
            <text:p>0.001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-0.0117307529072235" calcext:value-type="float">
            <text:p>-0.012</text:p>
          </table:table-cell>
          <table:table-cell office:value-type="float" office:value="-0.00387912740853913" calcext:value-type="float">
            <text:p>-0.004</text:p>
          </table:table-cell>
          <table:table-cell office:value-type="float" office:value="-0.00907393260334433" calcext:value-type="float">
            <text:p>-0.009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0.00131567778626618" calcext:value-type="float">
            <text:p>0.001</text:p>
          </table:table-cell>
          <table:table-cell office:value-type="float" office:value="-0.0026058908411849" calcext:value-type="float">
            <text:p>-0.003</text:p>
          </table:table-cell>
          <table:table-cell office:value-type="float" office:value="-0.00389610389610384" calcext:value-type="float">
            <text:p>-0.004</text:p>
          </table:table-cell>
          <table:table-cell office:value-type="float" office:value="-0.0025974025974026" calcext:value-type="float">
            <text:p>-0.003</text:p>
          </table:table-cell>
          <table:table-cell office:value-type="float" office:value="-0.00780918427977251" calcext:value-type="float">
            <text:p>-0.008</text:p>
          </table:table-cell>
          <table:table-cell office:value-type="float" office:value="0.0013071895424836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00132416603004848" calcext:value-type="float">
            <text:p>0.001</text:p>
          </table:table-cell>
          <table:table-cell office:value-type="float" office:value="-0.00389610389610384" calcext:value-type="float">
            <text:p>-0.004</text:p>
          </table:table-cell>
          <table:table-cell office:value-type="float" office:value="0.00654443595620069" calcext:value-type="float">
            <text:p>0.007</text:p>
          </table:table-cell>
          <table:table-cell office:value-type="float" office:value="0.00132416603004848" calcext:value-type="float">
            <text:p>0.001</text:p>
          </table:table-cell>
          <table:table-cell office:value-type="float" office:value="0.00262286732874972" calcext:value-type="float">
            <text:p>0.003</text:p>
          </table:table-cell>
          <table:table-cell office:value-type="float" office:value="0.0013156777862660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62286732874972" calcext:value-type="float">
            <text:p>0.003</text:p>
          </table:table-cell>
          <table:table-cell office:value-type="float" office:value="0.0000254647313471246" calcext:value-type="float">
            <text:p>0.000</text:p>
          </table:table-cell>
          <table:table-cell office:value-type="float" office:value="0.00780918427977262" calcext:value-type="float">
            <text:p>0.008</text:p>
          </table:table-cell>
          <table:table-cell office:value-type="float" office:value="0.0000169764875648237" calcext:value-type="float">
            <text:p>0.000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-0.00129021305491883" calcext:value-type="float">
            <text:p>-0.001</text:p>
          </table:table-cell>
          <table:table-cell office:value-type="float" office:value="0.0051863169510229" calcext:value-type="float">
            <text:p>0.005</text:p>
          </table:table-cell>
          <table:table-cell office:value-type="float" office:value="0.00262286732874972" calcext:value-type="float">
            <text:p>0.003</text:p>
          </table:table-cell>
          <table:table-cell office:value-type="float" office:value="0.0026058908411850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0000169764875647127" calcext:value-type="float">
            <text:p>0.000</text:p>
          </table:table-cell>
          <table:table-cell office:value-type="float" office:value="-0.00522026992615232" calcext:value-type="float">
            <text:p>-0.005</text:p>
          </table:table-cell>
          <table:table-cell office:value-type="float" office:value="0.00130718954248377" calcext:value-type="float">
            <text:p>0.001</text:p>
          </table:table-cell>
          <table:table-cell office:value-type="float" office:value="-0.00517782870724048" calcext:value-type="float">
            <text:p>-0.005</text:p>
          </table:table-cell>
          <table:table-cell office:value-type="float" office:value="-0.00388761565232154" calcext:value-type="float">
            <text:p>-0.004</text:p>
          </table:table-cell>
          <table:table-cell office:value-type="float" office:value="-0.00390459213988625" calcext:value-type="float">
            <text:p>-0.004</text:p>
          </table:table-cell>
          <table:table-cell office:value-type="float" office:value="-0.0104235633647398" calcext:value-type="float">
            <text:p>-0.010</text:p>
          </table:table-cell>
          <table:table-cell office:value-type="float" office:value="-0.00906544435956202" calcext:value-type="float">
            <text:p>-0.009</text:p>
          </table:table-cell>
          <table:table-cell office:value-type="float" office:value="-0.00388761565232154" calcext:value-type="float">
            <text:p>-0.004</text:p>
          </table:table-cell>
          <table:table-cell office:value-type="float" office:value="0.00649350649350655" calcext:value-type="float">
            <text:p>0.006</text:p>
          </table:table-cell>
          <table:table-cell office:value-type="float" office:value="-0.00391308038366855" calcext:value-type="float">
            <text:p>-0.004</text:p>
          </table:table-cell>
          <table:table-cell office:value-type="float" office:value="-0.0026058908411849" calcext:value-type="float">
            <text:p>-0.003</text:p>
          </table:table-cell>
          <table:table-cell office:value-type="float" office:value="-0.00522026992615221" calcext:value-type="float">
            <text:p>-0.005</text:p>
          </table:table-cell>
          <table:table-cell office:value-type="float" office:value="-0.00263984381631432" calcext:value-type="float">
            <text:p>-0.003</text:p>
          </table:table-cell>
          <table:table-cell office:value-type="float" office:value="-0.00910788557847375" calcext:value-type="float">
            <text:p>-0.009</text:p>
          </table:table-cell>
          <table:table-cell office:value-type="float" office:value="0.0025719378660554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0.000791104320516101" calcext:value-type="float">
            <text:p>0.001</text:p>
          </table:table-cell>
          <table:table-cell office:value-type="float" office:value="-0.00290467702232411" calcext:value-type="float">
            <text:p>-0.003</text:p>
          </table:table-cell>
          <table:table-cell office:value-type="float" office:value="0.00912995501230795" calcext:value-type="float">
            <text:p>0.009</text:p>
          </table:table-cell>
          <table:table-cell office:value-type="float" office:value="0.00312706900942195" calcext:value-type="float">
            <text:p>0.003</text:p>
          </table:table-cell>
          <table:table-cell office:value-type="float" office:value="0.0052032934385875" calcext:value-type="float">
            <text:p>0.005</text:p>
          </table:table-cell>
          <table:table-cell office:value-type="float" office:value="0.00727612257024024" calcext:value-type="float">
            <text:p>0.007</text:p>
          </table:table-cell>
          <table:table-cell office:value-type="float" office:value="-0.00184534419828541" calcext:value-type="float">
            <text:p>-0.002</text:p>
          </table:table-cell>
          <table:table-cell office:value-type="float" office:value="0.00393005687123327" calcext:value-type="float">
            <text:p>0.004</text:p>
          </table:table-cell>
          <table:table-cell office:value-type="float" office:value="-0.00180120533061712" calcext:value-type="float">
            <text:p>-0.002</text:p>
          </table:table-cell>
          <table:table-cell office:value-type="float" office:value="0.00832696715049652" calcext:value-type="float">
            <text:p>0.008</text:p>
          </table:table-cell>
          <table:table-cell office:value-type="float" office:value="0.00467362702656826" calcext:value-type="float">
            <text:p>0.005</text:p>
          </table:table-cell>
          <table:table-cell office:value-type="float" office:value="0.00208641032170442" calcext:value-type="float">
            <text:p>0.002</text:p>
          </table:table-cell>
          <table:table-cell office:value-type="float" office:value="0.00181308887191234" calcext:value-type="float">
            <text:p>0.002</text:p>
          </table:table-cell>
          <table:table-cell office:value-type="float" office:value="0.00440539852304556" calcext:value-type="float">
            <text:p>0.004</text:p>
          </table:table-cell>
          <table:table-cell office:value-type="float" office:value="0.00336813513284095" calcext:value-type="float">
            <text:p>0.003</text:p>
          </table:table-cell>
          <table:table-cell office:value-type="float" office:value="0.0046821152703505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0872576698663652" calcext:value-type="float">
            <text:p>-0.009</text:p>
          </table:table-cell>
          <table:table-cell office:value-type="float" office:value="-0.00872200263504608" calcext:value-type="float">
            <text:p>-0.009</text:p>
          </table:table-cell>
          <table:table-cell office:value-type="float" office:value="0.0130095990965556" calcext:value-type="float">
            <text:p>0.013</text:p>
          </table:table-cell>
          <table:table-cell office:value-type="float" office:value="-0.00607189911537731" calcext:value-type="float">
            <text:p>-0.006</text:p>
          </table:table-cell>
          <table:table-cell office:value-type="float" office:value="-0.00264257481648789" calcext:value-type="float">
            <text:p>-0.003</text:p>
          </table:table-cell>
          <table:table-cell office:value-type="float" office:value="-0.00348578957274615" calcext:value-type="float">
            <text:p>-0.003</text:p>
          </table:table-cell>
          <table:table-cell office:value-type="float" office:value="0.00696028609072086" calcext:value-type="float">
            <text:p>0.007</text:p>
          </table:table-cell>
          <table:table-cell office:value-type="float" office:value="0.000828157349896497" calcext:value-type="float">
            <text:p>0.001</text:p>
          </table:table-cell>
          <table:table-cell office:value-type="float" office:value="-0.0113156408808583" calcext:value-type="float">
            <text:p>-0.011</text:p>
          </table:table-cell>
          <table:table-cell office:value-type="float" office:value="-0.00871070958027476" calcext:value-type="float">
            <text:p>-0.009</text:p>
          </table:table-cell>
          <table:table-cell office:value-type="float" office:value="0.000877093920572225" calcext:value-type="float">
            <text:p>0.001</text:p>
          </table:table-cell>
          <table:table-cell office:value-type="float" office:value="0.00343685300207042" calcext:value-type="float">
            <text:p>0.003</text:p>
          </table:table-cell>
          <table:table-cell office:value-type="float" office:value="0.00170901562205916" calcext:value-type="float">
            <text:p>0.002</text:p>
          </table:table-cell>
          <table:table-cell office:value-type="float" office:value="0.0104009034443817" calcext:value-type="float">
            <text:p>0.010</text:p>
          </table:table-cell>
          <table:table-cell office:value-type="float" office:value="-0.0000489365706757283" calcext:value-type="float">
            <text:p>0.000</text:p>
          </table:table-cell>
          <table:table-cell office:value-type="float" office:value="0.00082815734989649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173875399962357" calcext:value-type="float">
            <text:p>-0.017</text:p>
          </table:table-cell>
          <table:table-cell office:value-type="float" office:value="-0.017364953886693" calcext:value-type="float">
            <text:p>-0.017</text:p>
          </table:table-cell>
          <table:table-cell office:value-type="float" office:value="0.000880858272162555" calcext:value-type="float">
            <text:p>0.001</text:p>
          </table:table-cell>
          <table:table-cell office:value-type="float" office:value="-0.00519856954639553" calcext:value-type="float">
            <text:p>-0.005</text:p>
          </table:table-cell>
          <table:table-cell office:value-type="float" office:value="-0.00694146433276865" calcext:value-type="float">
            <text:p>-0.007</text:p>
          </table:table-cell>
          <table:table-cell office:value-type="float" office:value="-0.00782232260493132" calcext:value-type="float">
            <text:p>-0.008</text:p>
          </table:table-cell>
          <table:table-cell office:value-type="float" office:value="0.00434406173536617" calcext:value-type="float">
            <text:p>0.004</text:p>
          </table:table-cell>
          <table:table-cell office:value-type="float" office:value="-0.0121739130434783" calcext:value-type="float">
            <text:p>-0.012</text:p>
          </table:table-cell>
          <table:table-cell office:value-type="float" office:value="-0.00434029738377562" calcext:value-type="float">
            <text:p>-0.004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0.00435911914172793" calcext:value-type="float">
            <text:p>0.004</text:p>
          </table:table-cell>
          <table:table-cell office:value-type="float" office:value="-0.00606437041219643" calcext:value-type="float">
            <text:p>-0.006</text:p>
          </table:table-cell>
          <table:table-cell office:value-type="float" office:value="-0.00262375305853568" calcext:value-type="float">
            <text:p>-0.003</text:p>
          </table:table-cell>
          <table:table-cell office:value-type="float" office:value="0.0112930547713156" calcext:value-type="float">
            <text:p>0.011</text:p>
          </table:table-cell>
          <table:table-cell office:value-type="float" office:value="-0.0112817617165443" calcext:value-type="float">
            <text:p>-0.011</text:p>
          </table:table-cell>
          <table:table-cell office:value-type="float" office:value="0.00691511387163568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139168078298512" calcext:value-type="float">
            <text:p>-0.014</text:p>
          </table:table-cell>
          <table:table-cell office:value-type="float" office:value="-0.0104310182571051" calcext:value-type="float">
            <text:p>-0.010</text:p>
          </table:table-cell>
          <table:table-cell office:value-type="float" office:value="0.007829851308112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-0.00347826086956515" calcext:value-type="float">
            <text:p>-0.003</text:p>
          </table:table-cell>
          <table:table-cell office:value-type="float" office:value="-0.0026162243553548" calcext:value-type="float">
            <text:p>-0.003</text:p>
          </table:table-cell>
          <table:table-cell office:value-type="float" office:value="0.000884622623753106" calcext:value-type="float">
            <text:p>0.001</text:p>
          </table:table-cell>
          <table:table-cell office:value-type="float" office:value="0.00172783738001125" calcext:value-type="float">
            <text:p>0.002</text:p>
          </table:table-cell>
          <table:table-cell office:value-type="float" office:value="0.0078298513081122" calcext:value-type="float">
            <text:p>0.008</text:p>
          </table:table-cell>
          <table:table-cell office:value-type="float" office:value="-0.00257858083945039" calcext:value-type="float">
            <text:p>-0.003</text:p>
          </table:table-cell>
          <table:table-cell office:value-type="float" office:value="-0.00172030867683037" calcext:value-type="float">
            <text:p>-0.002</text:p>
          </table:table-cell>
          <table:table-cell office:value-type="float" office:value="0.00781102955016" calcext:value-type="float">
            <text:p>0.008</text:p>
          </table:table-cell>
          <table:table-cell office:value-type="float" office:value="0.00349331827592703" calcext:value-type="float">
            <text:p>0.003</text:p>
          </table:table-cell>
          <table:table-cell office:value-type="float" office:value="0.0078298513081122" calcext:value-type="float">
            <text:p>0.008</text:p>
          </table:table-cell>
          <table:table-cell office:value-type="float" office:value="0.00172783738001137" calcext:value-type="float">
            <text:p>0.002</text:p>
          </table:table-cell>
          <table:table-cell office:value-type="float" office:value="0.00520986260116707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251948051948052" calcext:value-type="float">
            <text:p>-0.025</text:p>
          </table:table-cell>
          <table:table-cell office:value-type="float" office:value="-0.00953133822699037" calcext:value-type="float">
            <text:p>-0.010</text:p>
          </table:table-cell>
          <table:table-cell office:value-type="float" office:value="-0.00433276868059485" calcext:value-type="float">
            <text:p>-0.004</text:p>
          </table:table-cell>
          <table:table-cell office:value-type="float" office:value="-0.0164953886693018" calcext:value-type="float">
            <text:p>-0.016</text:p>
          </table:table-cell>
          <table:table-cell office:value-type="float" office:value="-0.00431771127423308" calcext:value-type="float">
            <text:p>-0.004</text:p>
          </table:table-cell>
          <table:table-cell office:value-type="float" office:value="-0.00954639563335213" calcext:value-type="float">
            <text:p>-0.010</text:p>
          </table:table-cell>
          <table:table-cell office:value-type="float" office:value="-0.00170901562205916" calcext:value-type="float">
            <text:p>-0.002</text:p>
          </table:table-cell>
          <table:table-cell office:value-type="float" office:value="-0.0052136269527574" calcext:value-type="float">
            <text:p>-0.005</text:p>
          </table:table-cell>
          <table:table-cell office:value-type="float" office:value="0.00175418784114434" calcext:value-type="float">
            <text:p>0.002</text:p>
          </table:table-cell>
          <table:table-cell office:value-type="float" office:value="-0.00779597214379824" calcext:value-type="float">
            <text:p>-0.008</text:p>
          </table:table-cell>
          <table:table-cell office:value-type="float" office:value="-0.00172030867683048" calcext:value-type="float">
            <text:p>-0.002</text:p>
          </table:table-cell>
          <table:table-cell office:value-type="float" office:value="-0.00346696781479394" calcext:value-type="float">
            <text:p>-0.003</text:p>
          </table:table-cell>
          <table:table-cell office:value-type="float" office:value="-0.00520609824957652" calcext:value-type="float">
            <text:p>-0.005</text:p>
          </table:table-cell>
          <table:table-cell office:value-type="float" office:value="0.00349708262751736" calcext:value-type="float">
            <text:p>0.003</text:p>
          </table:table-cell>
          <table:table-cell office:value-type="float" office:value="-0.00518351214003387" calcext:value-type="float">
            <text:p>-0.005</text:p>
          </table:table-cell>
          <table:table-cell office:value-type="float" office:value="0.00087332956898178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251910408432148" calcext:value-type="float">
            <text:p>-0.025</text:p>
          </table:table-cell>
          <table:table-cell office:value-type="float" office:value="-0.00345191040843229" calcext:value-type="float">
            <text:p>-0.003</text:p>
          </table:table-cell>
          <table:table-cell office:value-type="float" office:value="-0.0112855260681348" calcext:value-type="float">
            <text:p>-0.011</text:p>
          </table:table-cell>
          <table:table-cell office:value-type="float" office:value="-0.0165029173724827" calcext:value-type="float">
            <text:p>-0.017</text:p>
          </table:table-cell>
          <table:table-cell office:value-type="float" office:value="0.00262375305853557" calcext:value-type="float">
            <text:p>0.003</text:p>
          </table:table-cell>
          <table:table-cell office:value-type="float" office:value="-0.00259363824581227" calcext:value-type="float">
            <text:p>-0.003</text:p>
          </table:table-cell>
          <table:table-cell office:value-type="float" office:value="-0.00605684170901566" calcext:value-type="float">
            <text:p>-0.006</text:p>
          </table:table-cell>
          <table:table-cell office:value-type="float" office:value="-0.0104234895539244" calcext:value-type="float">
            <text:p>-0.010</text:p>
          </table:table-cell>
          <table:table-cell office:value-type="float" office:value="0.00522868435911905" calcext:value-type="float">
            <text:p>0.005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0858272162620022" calcext:value-type="float">
            <text:p>-0.001</text:p>
          </table:table-cell>
          <table:table-cell office:value-type="float" office:value="-0.00694146433276877" calcext:value-type="float">
            <text:p>-0.007</text:p>
          </table:table-cell>
          <table:table-cell office:value-type="float" office:value="-0.00868435911914178" calcext:value-type="float">
            <text:p>-0.009</text:p>
          </table:table-cell>
          <table:table-cell office:value-type="float" office:value="0.00348202522115559" calcext:value-type="float">
            <text:p>0.003</text:p>
          </table:table-cell>
          <table:table-cell office:value-type="float" office:value="0.0026162243553548" calcext:value-type="float">
            <text:p>0.003</text:p>
          </table:table-cell>
          <table:table-cell office:value-type="float" office:value="0.0087144739318652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office:value-type="float" office:value="-0.0180831921701486" calcext:value-type="float">
            <text:p>-0.018</text:p>
          </table:table-cell>
          <table:table-cell office:value-type="float" office:value="-0.00990024468285344" calcext:value-type="float">
            <text:p>-0.010</text:p>
          </table:table-cell>
          <table:table-cell office:value-type="float" office:value="0.00122040278562008" calcext:value-type="float">
            <text:p>0.001</text:p>
          </table:table-cell>
          <table:table-cell office:value-type="float" office:value="-0.0088537549407115" calcext:value-type="float">
            <text:p>-0.009</text:p>
          </table:table-cell>
          <table:table-cell office:value-type="float" office:value="-0.00295125164690391" calcext:value-type="float">
            <text:p>-0.003</text:p>
          </table:table-cell>
          <table:table-cell office:value-type="float" office:value="-0.00521287408243942" calcext:value-type="float">
            <text:p>-0.005</text:p>
          </table:table-cell>
          <table:table-cell office:value-type="float" office:value="0.000884622623752995" calcext:value-type="float">
            <text:p>0.001</text:p>
          </table:table-cell>
          <table:table-cell office:value-type="float" office:value="-0.00505100696405048" calcext:value-type="float">
            <text:p>-0.005</text:p>
          </table:table-cell>
          <table:table-cell office:value-type="float" office:value="-0.000168642951251741" calcext:value-type="float">
            <text:p>0.000</text:p>
          </table:table-cell>
          <table:table-cell office:value-type="float" office:value="-0.00572181441746666" calcext:value-type="float">
            <text:p>-0.006</text:p>
          </table:table-cell>
          <table:table-cell office:value-type="float" office:value="0.000187464709203833" calcext:value-type="float">
            <text:p>0.000</text:p>
          </table:table-cell>
          <table:table-cell office:value-type="float" office:value="-0.00104498400150588" calcext:value-type="float">
            <text:p>-0.001</text:p>
          </table:table-cell>
          <table:table-cell office:value-type="float" office:value="-0.0022623753058536" calcext:value-type="float">
            <text:p>-0.002</text:p>
          </table:table-cell>
          <table:table-cell office:value-type="float" office:value="0.00730058347449647" calcext:value-type="float">
            <text:p>0.007</text:p>
          </table:table-cell>
          <table:table-cell office:value-type="float" office:value="-0.00243402973837759" calcext:value-type="float">
            <text:p>-0.002</text:p>
          </table:table-cell>
          <table:table-cell office:value-type="float" office:value="0.0045081874647091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379610194902548" calcext:value-type="float">
            <text:p>0.038</text:p>
          </table:table-cell>
          <table:table-cell office:value-type="float" office:value="-0.00512743628185908" calcext:value-type="float">
            <text:p>-0.005</text:p>
          </table:table-cell>
          <table:table-cell office:value-type="float" office:value="0.037976011994003" calcext:value-type="float">
            <text:p>0.038</text:p>
          </table:table-cell>
          <table:table-cell office:value-type="float" office:value="0.0363118440779611" calcext:value-type="float">
            <text:p>0.036</text:p>
          </table:table-cell>
          <table:table-cell office:value-type="float" office:value="0.0259370314842579" calcext:value-type="float">
            <text:p>0.026</text:p>
          </table:table-cell>
          <table:table-cell office:value-type="float" office:value="0.0415142428785607" calcext:value-type="float">
            <text:p>0.042</text:p>
          </table:table-cell>
          <table:table-cell office:value-type="float" office:value="0.0362518740629685" calcext:value-type="float">
            <text:p>0.036</text:p>
          </table:table-cell>
          <table:table-cell office:value-type="float" office:value="0.036311844077961" calcext:value-type="float">
            <text:p>0.036</text:p>
          </table:table-cell>
          <table:table-cell office:value-type="float" office:value="0.0224587706146927" calcext:value-type="float">
            <text:p>0.022</text:p>
          </table:table-cell>
          <table:table-cell office:value-type="float" office:value="0.0293553223388305" calcext:value-type="float">
            <text:p>0.029</text:p>
          </table:table-cell>
          <table:table-cell office:value-type="float" office:value="0.0310794602698651" calcext:value-type="float">
            <text:p>0.031</text:p>
          </table:table-cell>
          <table:table-cell office:value-type="float" office:value="0.0432383808095952" calcext:value-type="float">
            <text:p>0.043</text:p>
          </table:table-cell>
          <table:table-cell office:value-type="float" office:value="0.0103898050974512" calcext:value-type="float">
            <text:p>0.010</text:p>
          </table:table-cell>
          <table:table-cell office:value-type="float" office:value="0.0484257871064467" calcext:value-type="float">
            <text:p>0.048</text:p>
          </table:table-cell>
          <table:table-cell office:value-type="float" office:value="0.00866566716641681" calcext:value-type="float">
            <text:p>0.009</text:p>
          </table:table-cell>
          <table:table-cell office:value-type="float" office:value="0.0259370314842579" calcext:value-type="float">
            <text:p>0.02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241529235382308" calcext:value-type="float">
            <text:p>0.024</text:p>
          </table:table-cell>
          <table:table-cell office:value-type="float" office:value="-0.00863568215892063" calcext:value-type="float">
            <text:p>-0.009</text:p>
          </table:table-cell>
          <table:table-cell office:value-type="float" office:value="0.0207346326836582" calcext:value-type="float">
            <text:p>0.021</text:p>
          </table:table-cell>
          <table:table-cell office:value-type="float" office:value="0.0207946026986506" calcext:value-type="float">
            <text:p>0.021</text:p>
          </table:table-cell>
          <table:table-cell office:value-type="float" office:value="0.02071964017991" calcext:value-type="float">
            <text:p>0.021</text:p>
          </table:table-cell>
          <table:table-cell office:value-type="float" office:value="0.0293853073463268" calcext:value-type="float">
            <text:p>0.029</text:p>
          </table:table-cell>
          <table:table-cell office:value-type="float" office:value="0.031079460269865" calcext:value-type="float">
            <text:p>0.031</text:p>
          </table:table-cell>
          <table:table-cell office:value-type="float" office:value="0.0173163418290854" calcext:value-type="float">
            <text:p>0.017</text:p>
          </table:table-cell>
          <table:table-cell office:value-type="float" office:value="0.0120689655172412" calcext:value-type="float">
            <text:p>0.012</text:p>
          </table:table-cell>
          <table:table-cell office:value-type="float" office:value="-1.11022302462516E-016" calcext:value-type="float">
            <text:p>0.000</text:p>
          </table:table-cell>
          <table:table-cell office:value-type="float" office:value="0.0225037481259369" calcext:value-type="float">
            <text:p>0.023</text:p>
          </table:table-cell>
          <table:table-cell office:value-type="float" office:value="0.0294452773613193" calcext:value-type="float">
            <text:p>0.029</text:p>
          </table:table-cell>
          <table:table-cell office:value-type="float" office:value="0.00691154422788598" calcext:value-type="float">
            <text:p>0.007</text:p>
          </table:table-cell>
          <table:table-cell office:value-type="float" office:value="0.0207796101949025" calcext:value-type="float">
            <text:p>0.021</text:p>
          </table:table-cell>
          <table:table-cell office:value-type="float" office:value="0.0293553223388305" calcext:value-type="float">
            <text:p>0.029</text:p>
          </table:table-cell>
          <table:table-cell office:value-type="float" office:value="0.0172863568215892" calcext:value-type="float">
            <text:p>0.01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120689655172413" calcext:value-type="float">
            <text:p>0.012</text:p>
          </table:table-cell>
          <table:table-cell office:value-type="float" office:value="-0.0258770614692654" calcext:value-type="float">
            <text:p>-0.026</text:p>
          </table:table-cell>
          <table:table-cell office:value-type="float" office:value="0.00520239880059969" calcext:value-type="float">
            <text:p>0.005</text:p>
          </table:table-cell>
          <table:table-cell office:value-type="float" office:value="0.00871064467766125" calcext:value-type="float">
            <text:p>0.009</text:p>
          </table:table-cell>
          <table:table-cell office:value-type="float" office:value="0.0017091454272864" calcext:value-type="float">
            <text:p>0.002</text:p>
          </table:table-cell>
          <table:table-cell office:value-type="float" office:value="0.00865067466266867" calcext:value-type="float">
            <text:p>0.009</text:p>
          </table:table-cell>
          <table:table-cell office:value-type="float" office:value="0.00518740629685166" calcext:value-type="float">
            <text:p>0.005</text:p>
          </table:table-cell>
          <table:table-cell office:value-type="float" office:value="0.00173913043478269" calcext:value-type="float">
            <text:p>0.002</text:p>
          </table:table-cell>
          <table:table-cell office:value-type="float" office:value="0.0103298350824589" calcext:value-type="float">
            <text:p>0.010</text:p>
          </table:table-cell>
          <table:table-cell office:value-type="float" office:value="-0.0155922038980509" calcext:value-type="float">
            <text:p>-0.016</text:p>
          </table:table-cell>
          <table:table-cell office:value-type="float" office:value="0.00692653673163424" calcext:value-type="float">
            <text:p>0.007</text:p>
          </table:table-cell>
          <table:table-cell office:value-type="float" office:value="-0.00166416791604196" calcext:value-type="float">
            <text:p>-0.002</text:p>
          </table:table-cell>
          <table:table-cell office:value-type="float" office:value="-0.00172413793103443" calcext:value-type="float">
            <text:p>-0.002</text:p>
          </table:table-cell>
          <table:table-cell office:value-type="float" office:value="0.00694152923538227" calcext:value-type="float">
            <text:p>0.007</text:p>
          </table:table-cell>
          <table:table-cell office:value-type="float" office:value="-0.00169415292353814" calcext:value-type="float">
            <text:p>-0.002</text:p>
          </table:table-cell>
          <table:table-cell office:value-type="float" office:value="-0.0103898050974512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259370314842579" calcext:value-type="float">
            <text:p>0.026</text:p>
          </table:table-cell>
          <table:table-cell office:value-type="float" office:value="-0.0241979010494752" calcext:value-type="float">
            <text:p>-0.024</text:p>
          </table:table-cell>
          <table:table-cell office:value-type="float" office:value="0.0103748125937031" calcext:value-type="float">
            <text:p>0.010</text:p>
          </table:table-cell>
          <table:table-cell office:value-type="float" office:value="0.0104197901049475" calcext:value-type="float">
            <text:p>0.010</text:p>
          </table:table-cell>
          <table:table-cell office:value-type="float" office:value="0.00689655172413795" calcext:value-type="float">
            <text:p>0.007</text:p>
          </table:table-cell>
          <table:table-cell office:value-type="float" office:value="0.0207196401799101" calcext:value-type="float">
            <text:p>0.021</text:p>
          </table:table-cell>
          <table:table-cell office:value-type="float" office:value="0.00689655172413795" calcext:value-type="float">
            <text:p>0.007</text:p>
          </table:table-cell>
          <table:table-cell office:value-type="float" office:value="0.00350824587706144" calcext:value-type="float">
            <text:p>0.004</text:p>
          </table:table-cell>
          <table:table-cell office:value-type="float" office:value="0.00691154422788609" calcext:value-type="float">
            <text:p>0.007</text:p>
          </table:table-cell>
          <table:table-cell office:value-type="float" office:value="-0.0155772113943028" calcext:value-type="float">
            <text:p>-0.016</text:p>
          </table:table-cell>
          <table:table-cell office:value-type="float" office:value="0.00862068965517249" calcext:value-type="float">
            <text:p>0.009</text:p>
          </table:table-cell>
          <table:table-cell office:value-type="float" office:value="0.00175412293853072" calcext:value-type="float">
            <text:p>0.002</text:p>
          </table:table-cell>
          <table:table-cell office:value-type="float" office:value="0.00691154422788609" calcext:value-type="float">
            <text:p>0.007</text:p>
          </table:table-cell>
          <table:table-cell office:value-type="float" office:value="-0.0051724137931034" calcext:value-type="float">
            <text:p>-0.005</text:p>
          </table:table-cell>
          <table:table-cell office:value-type="float" office:value="0.00175412293853083" calcext:value-type="float">
            <text:p>0.002</text:p>
          </table:table-cell>
          <table:table-cell office:value-type="float" office:value="0.0103748125937031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121289355322338" calcext:value-type="float">
            <text:p>0.012</text:p>
          </table:table-cell>
          <table:table-cell office:value-type="float" office:value="-0.027616191904048" calcext:value-type="float">
            <text:p>-0.028</text:p>
          </table:table-cell>
          <table:table-cell office:value-type="float" office:value="0.00176911544227887" calcext:value-type="float">
            <text:p>0.002</text:p>
          </table:table-cell>
          <table:table-cell office:value-type="float" office:value="-0.00511244377811093" calcext:value-type="float">
            <text:p>-0.005</text:p>
          </table:table-cell>
          <table:table-cell office:value-type="float" office:value="0.0051724137931034" calcext:value-type="float">
            <text:p>0.005</text:p>
          </table:table-cell>
          <table:table-cell office:value-type="float" office:value="0.00868065967016496" calcext:value-type="float">
            <text:p>0.009</text:p>
          </table:table-cell>
          <table:table-cell office:value-type="float" office:value="-0.00689655172413795" calcext:value-type="float">
            <text:p>-0.007</text:p>
          </table:table-cell>
          <table:table-cell office:value-type="float" office:value="0.0034932533733133" calcext:value-type="float">
            <text:p>0.003</text:p>
          </table:table-cell>
          <table:table-cell office:value-type="float" office:value="0.00172413793103454" calcext:value-type="float">
            <text:p>0.002</text:p>
          </table:table-cell>
          <table:table-cell office:value-type="float" office:value="-0.0190254872563718" calcext:value-type="float">
            <text:p>-0.019</text:p>
          </table:table-cell>
          <table:table-cell office:value-type="float" office:value="-0.00692653673163413" calcext:value-type="float">
            <text:p>-0.007</text:p>
          </table:table-cell>
          <table:table-cell office:value-type="float" office:value="-0.0137631184407796" calcext:value-type="float">
            <text:p>-0.014</text:p>
          </table:table-cell>
          <table:table-cell office:value-type="float" office:value="-0.0120689655172413" calcext:value-type="float">
            <text:p>-0.012</text:p>
          </table:table-cell>
          <table:table-cell office:value-type="float" office:value="-0.0154872563718141" calcext:value-type="float">
            <text:p>-0.015</text:p>
          </table:table-cell>
          <table:table-cell office:value-type="float" office:value="-0.0120689655172413" calcext:value-type="float">
            <text:p>-0.012</text:p>
          </table:table-cell>
          <table:table-cell office:value-type="float" office:value="-0.00515742128935537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0.0224497751124438" calcext:value-type="float">
            <text:p>0.022</text:p>
          </table:table-cell>
          <table:table-cell office:value-type="float" office:value="-0.0182908545727135" calcext:value-type="float">
            <text:p>-0.018</text:p>
          </table:table-cell>
          <table:table-cell office:value-type="float" office:value="0.0152113943028487" calcext:value-type="float">
            <text:p>0.015</text:p>
          </table:table-cell>
          <table:table-cell office:value-type="float" office:value="0.014224887556222" calcext:value-type="float">
            <text:p>0.014</text:p>
          </table:table-cell>
          <table:table-cell office:value-type="float" office:value="0.0120869565217392" calcext:value-type="float">
            <text:p>0.012</text:p>
          </table:table-cell>
          <table:table-cell office:value-type="float" office:value="0.0217901049475263" calcext:value-type="float">
            <text:p>0.022</text:p>
          </table:table-cell>
          <table:table-cell office:value-type="float" office:value="0.0145037481259371" calcext:value-type="float">
            <text:p>0.015</text:p>
          </table:table-cell>
          <table:table-cell office:value-type="float" office:value="0.0124737631184408" calcext:value-type="float">
            <text:p>0.012</text:p>
          </table:table-cell>
          <table:table-cell office:value-type="float" office:value="0.0106986506746628" calcext:value-type="float">
            <text:p>0.011</text:p>
          </table:table-cell>
          <table:table-cell office:value-type="float" office:value="-0.00416791604197897" calcext:value-type="float">
            <text:p>-0.004</text:p>
          </table:table-cell>
          <table:table-cell office:value-type="float" office:value="0.012440779610195" calcext:value-type="float">
            <text:p>0.012</text:p>
          </table:table-cell>
          <table:table-cell office:value-type="float" office:value="0.0118020989505249" calcext:value-type="float">
            <text:p>0.012</text:p>
          </table:table-cell>
          <table:table-cell office:value-type="float" office:value="0.0020839580209896" calcext:value-type="float">
            <text:p>0.002</text:p>
          </table:table-cell>
          <table:table-cell office:value-type="float" office:value="0.0110974512743629" calcext:value-type="float">
            <text:p>0.011</text:p>
          </table:table-cell>
          <table:table-cell office:value-type="float" office:value="0.00520239880059981" calcext:value-type="float">
            <text:p>0.005</text:p>
          </table:table-cell>
          <table:table-cell office:value-type="float" office:value="0.00761019490254877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456338028169014" calcext:value-type="float">
            <text:p>-0.046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-0.0314688128772636" calcext:value-type="float">
            <text:p>-0.031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257142857142858" calcext:value-type="float">
            <text:p>-0.026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114285714285717" calcext:value-type="float">
            <text:p>-0.011</text:p>
          </table:table-cell>
          <table:table-cell office:value-type="float" office:value="-0.0143259557344064" calcext:value-type="float">
            <text:p>-0.014</text:p>
          </table:table-cell>
          <table:table-cell office:value-type="float" office:value="-0.0171830985915492" calcext:value-type="float">
            <text:p>-0.017</text:p>
          </table:table-cell>
          <table:table-cell office:value-type="float" office:value="-0.0228571428571429" calcext:value-type="float">
            <text:p>-0.023</text:p>
          </table:table-cell>
          <table:table-cell office:value-type="float" office:value="-0.0142857142857145" calcext:value-type="float">
            <text:p>-0.014</text:p>
          </table:table-cell>
          <table:table-cell office:value-type="float" office:value="-0.0143259557344064" calcext:value-type="float">
            <text:p>-0.014</text:p>
          </table:table-cell>
          <table:table-cell office:value-type="float" office:value="-0.00857142857142845" calcext:value-type="float">
            <text:p>-0.009</text:p>
          </table:table-cell>
          <table:table-cell office:value-type="float" office:value="0.00281690140845081" calcext:value-type="float">
            <text:p>0.003</text:p>
          </table:table-cell>
          <table:table-cell office:value-type="float" office:value="-0.0171428571428572" calcext:value-type="float">
            <text:p>-0.01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399597585513078" calcext:value-type="float">
            <text:p>-0.040</text:p>
          </table:table-cell>
          <table:table-cell office:value-type="float" office:value="0.014164989939638" calcext:value-type="float">
            <text:p>0.014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0.00281690140845081" calcext:value-type="float">
            <text:p>0.003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-0.00583501006036224" calcext:value-type="float">
            <text:p>-0.006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-0.00289738430583486" calcext:value-type="float">
            <text:p>-0.003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571428571428567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456338028169014" calcext:value-type="float">
            <text:p>-0.046</text:p>
          </table:table-cell>
          <table:table-cell office:value-type="float" office:value="0.00563380281690151" calcext:value-type="float">
            <text:p>0.006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0.002816901408450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81690140845059" calcext:value-type="float">
            <text:p>0.003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575452716297809" calcext:value-type="float">
            <text:p>-0.006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-0.000040241448692302" calcext:value-type="float">
            <text:p>0.000</text:p>
          </table:table-cell>
          <table:table-cell office:value-type="float" office:value="-0.00575452716297809" calcext:value-type="float">
            <text:p>-0.006</text:p>
          </table:table-cell>
          <table:table-cell office:value-type="float" office:value="0.0028169014084505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428169014084506" calcext:value-type="float">
            <text:p>-0.043</text:p>
          </table:table-cell>
          <table:table-cell office:value-type="float" office:value="0.011307847082495" calcext:value-type="float">
            <text:p>0.011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281690140845081" calcext:value-type="float">
            <text:p>0.003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0.00567404426559359" calcext:value-type="float">
            <text:p>0.006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559356136820932" calcext:value-type="float">
            <text:p>0.006</text:p>
          </table:table-cell>
          <table:table-cell table:number-columns-repeated="2" office:value-type="float" office:value="-0.0000804828973842708" calcext:value-type="float">
            <text:p>0.000</text:p>
          </table:table-cell>
          <table:table-cell office:value-type="float" office:value="0.005633802816901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484909456740442" calcext:value-type="float">
            <text:p>-0.048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861167002012087" calcext:value-type="float">
            <text:p>-0.009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0.00567404426559359" calcext:value-type="float">
            <text:p>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575452716297786" calcext:value-type="float">
            <text:p>-0.006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028973843058350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-0.0445070422535212" calcext:value-type="float">
            <text:p>-0.045</text:p>
          </table:table-cell>
          <table:table-cell office:value-type="float" office:value="0.00560965794768609" calcext:value-type="float">
            <text:p>0.006</text:p>
          </table:table-cell>
          <table:table-cell office:value-type="float" office:value="-0.00692152917505029" calcext:value-type="float">
            <text:p>-0.007</text:p>
          </table:table-cell>
          <table:table-cell office:value-type="float" office:value="-0.0108812877263581" calcext:value-type="float">
            <text:p>-0.011</text:p>
          </table:table-cell>
          <table:table-cell office:value-type="float" office:value="0.000482897384305736" calcext:value-type="float">
            <text:p>0.000</text:p>
          </table:table-cell>
          <table:table-cell office:value-type="float" office:value="-0.00458752515090544" calcext:value-type="float">
            <text:p>-0.005</text:p>
          </table:table-cell>
          <table:table-cell office:value-type="float" office:value="-0.00237424547283704" calcext:value-type="float">
            <text:p>-0.002</text:p>
          </table:table-cell>
          <table:table-cell office:value-type="float" office:value="-0.0000321931589537527" calcext:value-type="float">
            <text:p>0.000</text:p>
          </table:table-cell>
          <table:table-cell office:value-type="float" office:value="-0.00579476861166994" calcext:value-type="float">
            <text:p>-0.006</text:p>
          </table:table-cell>
          <table:table-cell office:value-type="float" office:value="-0.00576257545271619" calcext:value-type="float">
            <text:p>-0.006</text:p>
          </table:table-cell>
          <table:table-cell office:value-type="float" office:value="-0.00461971830985919" calcext:value-type="float">
            <text:p>-0.005</text:p>
          </table:table-cell>
          <table:table-cell office:value-type="float" office:value="-0.0034849094567404" calcext:value-type="float">
            <text:p>-0.003</text:p>
          </table:table-cell>
          <table:table-cell office:value-type="float" office:value="-0.00292957746478861" calcext:value-type="float">
            <text:p>-0.003</text:p>
          </table:table-cell>
          <table:table-cell office:value-type="float" office:value="-0.0017625754527163" calcext:value-type="float">
            <text:p>-0.002</text:p>
          </table:table-cell>
          <table:table-cell office:value-type="float" office:value="-0.00121529175050306" calcext:value-type="float">
            <text:p>-0.001</text:p>
          </table:table-cell>
          <table:table-cell office:value-type="float" office:value="-0.00346076458752509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0393854511501579" calcext:value-type="float">
            <text:p>-0.004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0.00645955351837702" calcext:value-type="float">
            <text:p>0.006</text:p>
          </table:table-cell>
          <table:table-cell office:value-type="float" office:value="-0.0273236567354216" calcext:value-type="float">
            <text:p>-0.027</text:p>
          </table:table-cell>
          <table:table-cell office:value-type="float" office:value="0.00911637382225616" calcext:value-type="float">
            <text:p>0.009</text:p>
          </table:table-cell>
          <table:table-cell office:value-type="float" office:value="-0.0000339529751295364" calcext:value-type="float">
            <text:p>0.000</text:p>
          </table:table-cell>
          <table:table-cell office:value-type="float" office:value="0.0207877090230031" calcext:value-type="float">
            <text:p>0.021</text:p>
          </table:table-cell>
          <table:table-cell office:value-type="float" office:value="-0.00269077327900868" calcext:value-type="float">
            <text:p>-0.003</text:p>
          </table:table-cell>
          <table:table-cell office:value-type="float" office:value="-0.0039640098463628" calcext:value-type="float">
            <text:p>-0.004</text:p>
          </table:table-cell>
          <table:table-cell office:value-type="float" office:value="-0.0104235633647398" calcext:value-type="float">
            <text:p>-0.010</text:p>
          </table:table-cell>
          <table:table-cell office:value-type="float" office:value="0.00780918427977251" calcext:value-type="float">
            <text:p>0.008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-0.00915032679738559" calcext:value-type="float">
            <text:p>-0.009</text:p>
          </table:table-cell>
          <table:table-cell office:value-type="float" office:value="0.00264833206009674" calcext:value-type="float">
            <text:p>0.003</text:p>
          </table:table-cell>
          <table:table-cell office:value-type="float" office:value="0.00254647313470846" calcext:value-type="float">
            <text:p>0.003</text:p>
          </table:table-cell>
          <table:table-cell office:value-type="float" office:value="-0.000050929462694249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182072829131652" calcext:value-type="float">
            <text:p>-0.018</text:p>
          </table:table-cell>
          <table:table-cell office:value-type="float" office:value="0.00132416603004837" calcext:value-type="float">
            <text:p>0.001</text:p>
          </table:table-cell>
          <table:table-cell office:value-type="float" office:value="-0.00649350649350655" calcext:value-type="float">
            <text:p>-0.006</text:p>
          </table:table-cell>
          <table:table-cell office:value-type="float" office:value="-0.0169085816144641" calcext:value-type="float">
            <text:p>-0.017</text:p>
          </table:table-cell>
          <table:table-cell office:value-type="float" office:value="-0.00129021305491894" calcext:value-type="float">
            <text:p>-0.001</text:p>
          </table:table-cell>
          <table:table-cell office:value-type="float" office:value="-0.0116883116883116" calcext:value-type="float">
            <text:p>-0.012</text:p>
          </table:table-cell>
          <table:table-cell office:value-type="float" office:value="0.00780918427977251" calcext:value-type="float">
            <text:p>0.008</text:p>
          </table:table-cell>
          <table:table-cell office:value-type="float" office:value="0.00522026992615232" calcext:value-type="float">
            <text:p>0.005</text:p>
          </table:table-cell>
          <table:table-cell office:value-type="float" office:value="0.0000424412189117263" calcext:value-type="float">
            <text:p>0.000</text:p>
          </table:table-cell>
          <table:table-cell office:value-type="float" office:value="0.0065699006875477" calcext:value-type="float">
            <text:p>0.007</text:p>
          </table:table-cell>
          <table:table-cell office:value-type="float" office:value="-0.00389610389610384" calcext:value-type="float">
            <text:p>-0.004</text:p>
          </table:table-cell>
          <table:table-cell office:value-type="float" office:value="0.00263135557253202" calcext:value-type="float">
            <text:p>0.003</text:p>
          </table:table-cell>
          <table:table-cell office:value-type="float" office:value="-0.0117307529072235" calcext:value-type="float">
            <text:p>-0.012</text:p>
          </table:table-cell>
          <table:table-cell office:value-type="float" office:value="0.0130634071810543" calcext:value-type="float">
            <text:p>0.013</text:p>
          </table:table-cell>
          <table:table-cell office:value-type="float" office:value="-0.0064425770308123" calcext:value-type="float">
            <text:p>-0.006</text:p>
          </table:table-cell>
          <table:table-cell office:value-type="float" office:value="-0.0012732365673542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182667006196418" calcext:value-type="float">
            <text:p>-0.018</text:p>
          </table:table-cell>
          <table:table-cell office:value-type="float" office:value="0.0116543587131822" calcext:value-type="float">
            <text:p>0.012</text:p>
          </table:table-cell>
          <table:table-cell office:value-type="float" office:value="-0.0000424412189118373" calcext:value-type="float">
            <text:p>0.000</text:p>
          </table:table-cell>
          <table:table-cell office:value-type="float" office:value="-0.0039640098463628" calcext:value-type="float">
            <text:p>-0.004</text:p>
          </table:table-cell>
          <table:table-cell office:value-type="float" office:value="0.00257193786605547" calcext:value-type="float">
            <text:p>0.003</text:p>
          </table:table-cell>
          <table:table-cell office:value-type="float" office:value="0.00777523130464308" calcext:value-type="float">
            <text:p>0.008</text:p>
          </table:table-cell>
          <table:table-cell office:value-type="float" office:value="0.0116458704693999" calcext:value-type="float">
            <text:p>0.012</text:p>
          </table:table-cell>
          <table:table-cell office:value-type="float" office:value="0.0116713352007469" calcext:value-type="float">
            <text:p>0.012</text:p>
          </table:table-cell>
          <table:table-cell office:value-type="float" office:value="0.00255496137849087" calcext:value-type="float">
            <text:p>0.003</text:p>
          </table:table-cell>
          <table:table-cell office:value-type="float" office:value="0.0143111790170614" calcext:value-type="float">
            <text:p>0.014</text:p>
          </table:table-cell>
          <table:table-cell office:value-type="float" office:value="-0.000059417706476439" calcext:value-type="float">
            <text:p>0.000</text:p>
          </table:table-cell>
          <table:table-cell office:value-type="float" office:value="0.00518631695102279" calcext:value-type="float">
            <text:p>0.005</text:p>
          </table:table-cell>
          <table:table-cell office:value-type="float" office:value="-0.000059417706476439" calcext:value-type="float">
            <text:p>0.000</text:p>
          </table:table-cell>
          <table:table-cell office:value-type="float" office:value="0.0194974959680841" calcext:value-type="float">
            <text:p>0.019</text:p>
          </table:table-cell>
          <table:table-cell office:value-type="float" office:value="0.00648501824972414" calcext:value-type="float">
            <text:p>0.006</text:p>
          </table:table-cell>
          <table:table-cell office:value-type="float" office:value="0.0142602495543672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195484254307784" calcext:value-type="float">
            <text:p>-0.020</text:p>
          </table:table-cell>
          <table:table-cell office:value-type="float" office:value="-0.0000339529751294254" calcext:value-type="float">
            <text:p>0.000</text:p>
          </table:table-cell>
          <table:table-cell office:value-type="float" office:value="-0.00392156862745097" calcext:value-type="float">
            <text:p>-0.004</text:p>
          </table:table-cell>
          <table:table-cell office:value-type="float" office:value="-0.0169510228333758" calcext:value-type="float">
            <text:p>-0.017</text:p>
          </table:table-cell>
          <table:table-cell table:number-columns-repeated="3" office:value-type="float" office:value="0.00388761565232154" calcext:value-type="float">
            <text:p>0.004</text:p>
          </table:table-cell>
          <table:table-cell office:value-type="float" office:value="0.00257193786605547" calcext:value-type="float">
            <text:p>0.003</text:p>
          </table:table-cell>
          <table:table-cell office:value-type="float" office:value="-0.0104150751209575" calcext:value-type="float">
            <text:p>-0.010</text:p>
          </table:table-cell>
          <table:table-cell office:value-type="float" office:value="0.0130209659621424" calcext:value-type="float">
            <text:p>0.013</text:p>
          </table:table-cell>
          <table:table-cell office:value-type="float" office:value="-0.00265682030387915" calcext:value-type="float">
            <text:p>-0.003</text:p>
          </table:table-cell>
          <table:table-cell office:value-type="float" office:value="0.0104235633647398" calcext:value-type="float">
            <text:p>0.010</text:p>
          </table:table-cell>
          <table:table-cell office:value-type="float" office:value="-0.00393005687123338" calcext:value-type="float">
            <text:p>-0.004</text:p>
          </table:table-cell>
          <table:table-cell office:value-type="float" office:value="0.00910788557847386" calcext:value-type="float">
            <text:p>0.009</text:p>
          </table:table-cell>
          <table:table-cell office:value-type="float" office:value="0.00258891435362019" calcext:value-type="float">
            <text:p>0.003</text:p>
          </table:table-cell>
          <table:table-cell office:value-type="float" office:value="0.00516085221967577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299804770393006" calcext:value-type="float">
            <text:p>-0.030</text:p>
          </table:table-cell>
          <table:table-cell office:value-type="float" office:value="-0.00917579152873271" calcext:value-type="float">
            <text:p>-0.009</text:p>
          </table:table-cell>
          <table:table-cell office:value-type="float" office:value="-0.00785162549868435" calcext:value-type="float">
            <text:p>-0.008</text:p>
          </table:table-cell>
          <table:table-cell office:value-type="float" office:value="-0.0195738901621255" calcext:value-type="float">
            <text:p>-0.020</text:p>
          </table:table-cell>
          <table:table-cell office:value-type="float" office:value="-0.0104575163398692" calcext:value-type="float">
            <text:p>-0.010</text:p>
          </table:table-cell>
          <table:table-cell office:value-type="float" office:value="-0.0117477293947882" calcext:value-type="float">
            <text:p>-0.012</text:p>
          </table:table-cell>
          <table:table-cell office:value-type="float" office:value="-0.00784313725490193" calcext:value-type="float">
            <text:p>-0.008</text:p>
          </table:table-cell>
          <table:table-cell office:value-type="float" office:value="-0.0065614124437654" calcext:value-type="float">
            <text:p>-0.007</text:p>
          </table:table-cell>
          <table:table-cell office:value-type="float" office:value="-0.0104150751209574" calcext:value-type="float">
            <text:p>-0.010</text:p>
          </table:table-cell>
          <table:table-cell office:value-type="float" office:value="0.0025974025974026" calcext:value-type="float">
            <text:p>0.003</text:p>
          </table:table-cell>
          <table:table-cell office:value-type="float" office:value="-0.0130718954248366" calcext:value-type="float">
            <text:p>-0.013</text:p>
          </table:table-cell>
          <table:table-cell office:value-type="float" office:value="-0.00134114251761319" calcext:value-type="float">
            <text:p>-0.001</text:p>
          </table:table-cell>
          <table:table-cell office:value-type="float" office:value="-0.0104490280960869" calcext:value-type="float">
            <text:p>-0.010</text:p>
          </table:table-cell>
          <table:table-cell office:value-type="float" office:value="0.00651048298107126" calcext:value-type="float">
            <text:p>0.007</text:p>
          </table:table-cell>
          <table:table-cell office:value-type="float" office:value="-0.00524573465749933" calcext:value-type="float">
            <text:p>-0.005</text:p>
          </table:table-cell>
          <table:table-cell office:value-type="float" office:value="-0.00784313725490193" calcext:value-type="float">
            <text:p>-0.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-0.0179882862235803" calcext:value-type="float">
            <text:p>-0.018</text:p>
          </table:table-cell>
          <table:table-cell office:value-type="float" office:value="-0.000291995586113258" calcext:value-type="float">
            <text:p>0.000</text:p>
          </table:table-cell>
          <table:table-cell office:value-type="float" office:value="-0.00236991766403527" calcext:value-type="float">
            <text:p>-0.002</text:p>
          </table:table-cell>
          <table:table-cell office:value-type="float" office:value="-0.01694423223835" calcext:value-type="float">
            <text:p>-0.017</text:p>
          </table:table-cell>
          <table:table-cell office:value-type="float" office:value="0.000765639589168976" calcext:value-type="float">
            <text:p>0.001</text:p>
          </table:table-cell>
          <table:table-cell office:value-type="float" office:value="-0.00236142942025297" calcext:value-type="float">
            <text:p>-0.002</text:p>
          </table:table-cell>
          <table:table-cell office:value-type="float" office:value="0.00725744843391907" calcext:value-type="float">
            <text:p>0.007</text:p>
          </table:table-cell>
          <table:table-cell office:value-type="float" office:value="0.00204227145403613" calcext:value-type="float">
            <text:p>0.002</text:p>
          </table:table-cell>
          <table:table-cell office:value-type="float" office:value="-0.00443935149817498" calcext:value-type="float">
            <text:p>-0.004</text:p>
          </table:table-cell>
          <table:table-cell office:value-type="float" office:value="0.00521517697988294" calcext:value-type="float">
            <text:p>0.005</text:p>
          </table:table-cell>
          <table:table-cell office:value-type="float" office:value="-0.00237501061030465" calcext:value-type="float">
            <text:p>-0.002</text:p>
          </table:table-cell>
          <table:table-cell office:value-type="float" office:value="0.00233426704014938" calcext:value-type="float">
            <text:p>0.002</text:p>
          </table:table-cell>
          <table:table-cell office:value-type="float" office:value="-0.00706391647568105" calcext:value-type="float">
            <text:p>-0.007</text:p>
          </table:table-cell>
          <table:table-cell office:value-type="float" office:value="0.0101655207537561" calcext:value-type="float">
            <text:p>0.010</text:p>
          </table:table-cell>
          <table:table-cell office:value-type="float" office:value="-0.0000135811900516813" calcext:value-type="float">
            <text:p>0.000</text:p>
          </table:table-cell>
          <table:table-cell office:value-type="float" office:value="0.00205075969781854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6017316017316" calcext:value-type="float">
            <text:p>-0.016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476190476190486" calcext:value-type="float">
            <text:p>-0.005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216450216450204" calcext:value-type="float">
            <text:p>-0.002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0.00173160173160181" calcext:value-type="float">
            <text:p>0.002</text:p>
          </table:table-cell>
          <table:table-cell office:value-type="float" office:value="0.000865800865801014" calcext:value-type="float">
            <text:p>0.001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216450216450204" calcext:value-type="float">
            <text:p>-0.002</text:p>
          </table:table-cell>
          <table:table-cell office:value-type="float" office:value="0.0025974025974026" calcext:value-type="float">
            <text:p>0.003</text:p>
          </table:table-cell>
          <table:table-cell office:value-type="float" office:value="-0.00303030303030283" calcext:value-type="float">
            <text:p>-0.003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0.0017316017316018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34199134199133" calcext:value-type="float">
            <text:p>-0.013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.00259740259740282" calcext:value-type="float">
            <text:p>0.003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30303030303032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08225108225112" calcext:value-type="float">
            <text:p>-0.011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216450216450237" calcext:value-type="float">
            <text:p>-0.002</text:p>
          </table:table-cell>
          <table:table-cell office:value-type="float" office:value="-0.000432900432900563" calcext:value-type="float">
            <text:p>0.000</text:p>
          </table:table-cell>
          <table:table-cell office:value-type="float" office:value="-0.00173160173160203" calcext:value-type="float">
            <text:p>-0.002</text:p>
          </table:table-cell>
          <table:table-cell table:number-columns-repeated="2" office:value-type="float" office:value="0.0008658008658007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30303030303028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129870129870158" calcext:value-type="float">
            <text:p>-0.001</text:p>
          </table:table-cell>
          <table:table-cell office:value-type="float" office:value="-0.000432900432900563" calcext:value-type="float">
            <text:p>0.000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0432900432900563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0952380952380938" calcext:value-type="float">
            <text:p>-0.010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216450216450226" calcext:value-type="float">
            <text:p>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.00346320346320361" calcext:value-type="float">
            <text:p>0.003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.0012987012987014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03896103896102" calcext:value-type="float">
            <text:p>-0.01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.00346320346320361" calcext:value-type="float">
            <text:p>0.003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216450216450226" calcext:value-type="float">
            <text:p>0.002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office:value-type="float" office:value="-0.0120346320346321" calcext:value-type="float">
            <text:p>-0.012</text:p>
          </table:table-cell>
          <table:table-cell office:value-type="float" office:value="-0.00242424242424222" calcext:value-type="float">
            <text:p>-0.002</text:p>
          </table:table-cell>
          <table:table-cell office:value-type="float" office:value="-0.000952380952380816" calcext:value-type="float">
            <text:p>-0.001</text:p>
          </table:table-cell>
          <table:table-cell office:value-type="float" office:value="-0.00216450216450215" calcext:value-type="float">
            <text:p>-0.002</text:p>
          </table:table-cell>
          <table:table-cell office:value-type="float" office:value="-0.000519480519480364" calcext:value-type="float">
            <text:p>-0.001</text:p>
          </table:table-cell>
          <table:table-cell office:value-type="float" office:value="-0.000259740259740071" calcext:value-type="float">
            <text:p>0.000</text:p>
          </table:table-cell>
          <table:table-cell office:value-type="float" office:value="0.00112554112554131" calcext:value-type="float">
            <text:p>0.001</text:p>
          </table:table-cell>
          <table:table-cell office:value-type="float" office:value="0.00199134199134221" calcext:value-type="float">
            <text:p>0.002</text:p>
          </table:table-cell>
          <table:table-cell office:value-type="float" office:value="-0.00112554112554086" calcext:value-type="float">
            <text:p>-0.001</text:p>
          </table:table-cell>
          <table:table-cell office:value-type="float" office:value="0.00138528138528138" calcext:value-type="float">
            <text:p>0.001</text:p>
          </table:table-cell>
          <table:table-cell office:value-type="float" office:value="-0.000519480519480364" calcext:value-type="float">
            <text:p>-0.001</text:p>
          </table:table-cell>
          <table:table-cell office:value-type="float" office:value="0.000519480519480586" calcext:value-type="float">
            <text:p>0.001</text:p>
          </table:table-cell>
          <table:table-cell office:value-type="float" office:value="-0.0017316017316017" calcext:value-type="float">
            <text:p>-0.002</text:p>
          </table:table-cell>
          <table:table-cell office:value-type="float" office:value="0.0000865800865802457" calcext:value-type="float">
            <text:p>0.000</text:p>
          </table:table-cell>
          <table:table-cell office:value-type="float" office:value="0.000259740259740404" calcext:value-type="float">
            <text:p>0.000</text:p>
          </table:table-cell>
          <table:table-cell office:value-type="float" office:value="0.001125541125541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101626016260163" calcext:value-type="float">
            <text:p>-0.102</text:p>
          </table:table-cell>
          <table:table-cell office:value-type="float" office:value="0.0283391405342626" calcext:value-type="float">
            <text:p>0.028</text:p>
          </table:table-cell>
          <table:table-cell office:value-type="float" office:value="-0.0826945412311265" calcext:value-type="float">
            <text:p>-0.083</text:p>
          </table:table-cell>
          <table:table-cell office:value-type="float" office:value="-0.0581881533101044" calcext:value-type="float">
            <text:p>-0.058</text:p>
          </table:table-cell>
          <table:table-cell office:value-type="float" office:value="-0.0729384436701509" calcext:value-type="float">
            <text:p>-0.073</text:p>
          </table:table-cell>
          <table:table-cell office:value-type="float" office:value="-0.0823461091753774" calcext:value-type="float">
            <text:p>-0.082</text:p>
          </table:table-cell>
          <table:table-cell office:value-type="float" office:value="-0.0584204413472705" calcext:value-type="float">
            <text:p>-0.058</text:p>
          </table:table-cell>
          <table:table-cell office:value-type="float" office:value="-0.0728222996515678" calcext:value-type="float">
            <text:p>-0.073</text:p>
          </table:table-cell>
          <table:table-cell office:value-type="float" office:value="-0.0631823461091753" calcext:value-type="float">
            <text:p>-0.063</text:p>
          </table:table-cell>
          <table:table-cell office:value-type="float" office:value="-0.0583042973286875" calcext:value-type="float">
            <text:p>-0.058</text:p>
          </table:table-cell>
          <table:table-cell office:value-type="float" office:value="-0.048548199767712" calcext:value-type="float">
            <text:p>-0.049</text:p>
          </table:table-cell>
          <table:table-cell office:value-type="float" office:value="-0.0340301974448315" calcext:value-type="float">
            <text:p>-0.034</text:p>
          </table:table-cell>
          <table:table-cell office:value-type="float" office:value="-0.0777003484320556" calcext:value-type="float">
            <text:p>-0.078</text:p>
          </table:table-cell>
          <table:table-cell office:value-type="float" office:value="-0.0533101045296167" calcext:value-type="float">
            <text:p>-0.053</text:p>
          </table:table-cell>
          <table:table-cell office:value-type="float" office:value="-0.0529616724738675" calcext:value-type="float">
            <text:p>-0.053</text:p>
          </table:table-cell>
          <table:table-cell office:value-type="float" office:value="-0.0390243902439024" calcext:value-type="float">
            <text:p>-0.03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967479674796748" calcext:value-type="float">
            <text:p>-0.097</text:p>
          </table:table-cell>
          <table:table-cell office:value-type="float" office:value="0.0283391405342625" calcext:value-type="float">
            <text:p>0.028</text:p>
          </table:table-cell>
          <table:table-cell office:value-type="float" office:value="-0.0871080139372822" calcext:value-type="float">
            <text:p>-0.087</text:p>
          </table:table-cell>
          <table:table-cell office:value-type="float" office:value="-0.0579558652729385" calcext:value-type="float">
            <text:p>-0.058</text:p>
          </table:table-cell>
          <table:table-cell office:value-type="float" office:value="-0.0535423925667828" calcext:value-type="float">
            <text:p>-0.054</text:p>
          </table:table-cell>
          <table:table-cell office:value-type="float" office:value="-0.0435540069686412" calcext:value-type="float">
            <text:p>-0.044</text:p>
          </table:table-cell>
          <table:table-cell office:value-type="float" office:value="-0.0339140534262485" calcext:value-type="float">
            <text:p>-0.034</text:p>
          </table:table-cell>
          <table:table-cell office:value-type="float" office:value="-0.0197444831591173" calcext:value-type="float">
            <text:p>-0.020</text:p>
          </table:table-cell>
          <table:table-cell office:value-type="float" office:value="-0.0680603948896632" calcext:value-type="float">
            <text:p>-0.068</text:p>
          </table:table-cell>
          <table:table-cell office:value-type="float" office:value="-0.0193960511033682" calcext:value-type="float">
            <text:p>-0.019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391405342624855" calcext:value-type="float">
            <text:p>-0.039</text:p>
          </table:table-cell>
          <table:table-cell office:value-type="float" office:value="-0.048548199767712" calcext:value-type="float">
            <text:p>-0.049</text:p>
          </table:table-cell>
          <table:table-cell office:value-type="float" office:value="-0.048664343786295" calcext:value-type="float">
            <text:p>-0.049</text:p>
          </table:table-cell>
          <table:table-cell office:value-type="float" office:value="-0.0342624854819976" calcext:value-type="float">
            <text:p>-0.034</text:p>
          </table:table-cell>
          <table:table-cell office:value-type="float" office:value="-0.0392566782810685" calcext:value-type="float">
            <text:p>-0.03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115911730545877" calcext:value-type="float">
            <text:p>-0.116</text:p>
          </table:table-cell>
          <table:table-cell office:value-type="float" office:value="-0.0054587688734028" calcext:value-type="float">
            <text:p>-0.005</text:p>
          </table:table-cell>
          <table:table-cell office:value-type="float" office:value="-0.0919860627177699" calcext:value-type="float">
            <text:p>-0.092</text:p>
          </table:table-cell>
          <table:table-cell office:value-type="float" office:value="-0.101393728222996" calcext:value-type="float">
            <text:p>-0.101</text:p>
          </table:table-cell>
          <table:table-cell office:value-type="float" office:value="-0.0824622531939604" calcext:value-type="float">
            <text:p>-0.082</text:p>
          </table:table-cell>
          <table:table-cell office:value-type="float" office:value="-0.0675958188153309" calcext:value-type="float">
            <text:p>-0.068</text:p>
          </table:table-cell>
          <table:table-cell office:value-type="float" office:value="-0.0529616724738675" calcext:value-type="float">
            <text:p>-0.053</text:p>
          </table:table-cell>
          <table:table-cell office:value-type="float" office:value="-0.0433217189314748" calcext:value-type="float">
            <text:p>-0.043</text:p>
          </table:table-cell>
          <table:table-cell office:value-type="float" office:value="-0.0724738675958188" calcext:value-type="float">
            <text:p>-0.072</text:p>
          </table:table-cell>
          <table:table-cell office:value-type="float" office:value="-0.0629500580720092" calcext:value-type="float">
            <text:p>-0.063</text:p>
          </table:table-cell>
          <table:table-cell office:value-type="float" office:value="-0.0774680603948895" calcext:value-type="float">
            <text:p>-0.077</text:p>
          </table:table-cell>
          <table:table-cell office:value-type="float" office:value="-0.0824622531939604" calcext:value-type="float">
            <text:p>-0.082</text:p>
          </table:table-cell>
          <table:table-cell office:value-type="float" office:value="-0.0677119628339139" calcext:value-type="float">
            <text:p>-0.068</text:p>
          </table:table-cell>
          <table:table-cell office:value-type="float" office:value="-0.0773519163763064" calcext:value-type="float">
            <text:p>-0.077</text:p>
          </table:table-cell>
          <table:table-cell office:value-type="float" office:value="-0.0581881533101044" calcext:value-type="float">
            <text:p>-0.058</text:p>
          </table:table-cell>
          <table:table-cell office:value-type="float" office:value="-0.0583042973286875" calcext:value-type="float">
            <text:p>-0.05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967479674796748" calcext:value-type="float">
            <text:p>-0.097</text:p>
          </table:table-cell>
          <table:table-cell office:value-type="float" office:value="0.0185830429732868" calcext:value-type="float">
            <text:p>0.019</text:p>
          </table:table-cell>
          <table:table-cell office:value-type="float" office:value="-0.0630662020905923" calcext:value-type="float">
            <text:p>-0.063</text:p>
          </table:table-cell>
          <table:table-cell office:value-type="float" office:value="-0.0628339140534263" calcext:value-type="float">
            <text:p>-0.063</text:p>
          </table:table-cell>
          <table:table-cell office:value-type="float" office:value="-0.0536585365853659" calcext:value-type="float">
            <text:p>-0.054</text:p>
          </table:table-cell>
          <table:table-cell office:value-type="float" office:value="-0.0531939605110338" calcext:value-type="float">
            <text:p>-0.053</text:p>
          </table:table-cell>
          <table:table-cell office:value-type="float" office:value="-0.0435540069686412" calcext:value-type="float">
            <text:p>-0.044</text:p>
          </table:table-cell>
          <table:table-cell office:value-type="float" office:value="-0.0386759581881534" calcext:value-type="float">
            <text:p>-0.039</text:p>
          </table:table-cell>
          <table:table-cell office:value-type="float" office:value="-0.0534262485481999" calcext:value-type="float">
            <text:p>-0.053</text:p>
          </table:table-cell>
          <table:table-cell office:value-type="float" office:value="-0.0389082462253194" calcext:value-type="float">
            <text:p>-0.039</text:p>
          </table:table-cell>
          <table:table-cell office:value-type="float" office:value="-0.0534262485481998" calcext:value-type="float">
            <text:p>-0.053</text:p>
          </table:table-cell>
          <table:table-cell office:value-type="float" office:value="-0.0535423925667828" calcext:value-type="float">
            <text:p>-0.054</text:p>
          </table:table-cell>
          <table:table-cell office:value-type="float" office:value="-0.048548199767712" calcext:value-type="float">
            <text:p>-0.049</text:p>
          </table:table-cell>
          <table:table-cell office:value-type="float" office:value="-0.0581881533101045" calcext:value-type="float">
            <text:p>-0.058</text:p>
          </table:table-cell>
          <table:table-cell office:value-type="float" office:value="-0.0391405342624855" calcext:value-type="float">
            <text:p>-0.039</text:p>
          </table:table-cell>
          <table:table-cell office:value-type="float" office:value="-0.0293844367015099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869918699186992" calcext:value-type="float">
            <text:p>-0.087</text:p>
          </table:table-cell>
          <table:table-cell office:value-type="float" office:value="0.0428571428571428" calcext:value-type="float">
            <text:p>0.043</text:p>
          </table:table-cell>
          <table:table-cell table:number-columns-repeated="2" office:value-type="float" office:value="-0.0531939605110338" calcext:value-type="float">
            <text:p>-0.053</text:p>
          </table:table-cell>
          <table:table-cell office:value-type="float" office:value="-0.0583042973286876" calcext:value-type="float">
            <text:p>-0.058</text:p>
          </table:table-cell>
          <table:table-cell office:value-type="float" office:value="-0.0336817653890825" calcext:value-type="float">
            <text:p>-0.034</text:p>
          </table:table-cell>
          <table:table-cell office:value-type="float" office:value="-0.0387921022067365" calcext:value-type="float">
            <text:p>-0.039</text:p>
          </table:table-cell>
          <table:table-cell office:value-type="float" office:value="-0.0192799070847851" calcext:value-type="float">
            <text:p>-0.019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340301974448316" calcext:value-type="float">
            <text:p>-0.034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291521486643438" calcext:value-type="float">
            <text:p>-0.029</text:p>
          </table:table-cell>
          <table:table-cell table:number-columns-repeated="3" office:value-type="float" office:value="-0.0389082462253194" calcext:value-type="float">
            <text:p>-0.039</text:p>
          </table:table-cell>
          <table:table-cell office:value-type="float" office:value="-0.0196283391405343" calcext:value-type="float">
            <text:p>-0.0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-0.0996051103368176" calcext:value-type="float">
            <text:p>-0.100</text:p>
          </table:table-cell>
          <table:table-cell office:value-type="float" office:value="0.0225319396051104" calcext:value-type="float">
            <text:p>0.023</text:p>
          </table:table-cell>
          <table:table-cell office:value-type="float" office:value="-0.0756097560975609" calcext:value-type="float">
            <text:p>-0.076</text:p>
          </table:table-cell>
          <table:table-cell office:value-type="float" office:value="-0.0667131242740998" calcext:value-type="float">
            <text:p>-0.067</text:p>
          </table:table-cell>
          <table:table-cell office:value-type="float" office:value="-0.0641811846689895" calcext:value-type="float">
            <text:p>-0.064</text:p>
          </table:table-cell>
          <table:table-cell office:value-type="float" office:value="-0.0560743321718932" calcext:value-type="float">
            <text:p>-0.056</text:p>
          </table:table-cell>
          <table:table-cell office:value-type="float" office:value="-0.0455284552845528" calcext:value-type="float">
            <text:p>-0.046</text:p>
          </table:table-cell>
          <table:table-cell office:value-type="float" office:value="-0.0387688734030197" calcext:value-type="float">
            <text:p>-0.039</text:p>
          </table:table-cell>
          <table:table-cell office:value-type="float" office:value="-0.0572822299651569" calcext:value-type="float">
            <text:p>-0.057</text:p>
          </table:table-cell>
          <table:table-cell office:value-type="float" office:value="-0.0427177700348431" calcext:value-type="float">
            <text:p>-0.043</text:p>
          </table:table-cell>
          <table:table-cell office:value-type="float" office:value="-0.0534030197444831" calcext:value-type="float">
            <text:p>-0.053</text:p>
          </table:table-cell>
          <table:table-cell office:value-type="float" office:value="-0.0476655052264808" calcext:value-type="float">
            <text:p>-0.048</text:p>
          </table:table-cell>
          <table:table-cell office:value-type="float" office:value="-0.0562833914053426" calcext:value-type="float">
            <text:p>-0.056</text:p>
          </table:table-cell>
          <table:table-cell office:value-type="float" office:value="-0.0552845528455284" calcext:value-type="float">
            <text:p>-0.055</text:p>
          </table:table-cell>
          <table:table-cell office:value-type="float" office:value="-0.0446922183507549" calcext:value-type="float">
            <text:p>-0.045</text:p>
          </table:table-cell>
          <table:table-cell office:value-type="float" office:value="-0.0371196283391405" calcext:value-type="float">
            <text:p>-0.03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225806451612903" calcext:value-type="float">
            <text:p>0.023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0.00967741935483879" calcext:value-type="float">
            <text:p>0.010</text:p>
          </table:table-cell>
          <table:table-cell table:number-columns-repeated="2" office:value-type="float" office:value="0.0129032258064515" calcext:value-type="float">
            <text:p>0.013</text:p>
          </table:table-cell>
          <table:table-cell office:value-type="float" office:value="-0.0258064516129032" calcext:value-type="float">
            <text:p>-0.02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0322580645161274" calcext:value-type="float">
            <text:p>0.003</text:p>
          </table:table-cell>
          <table:table-cell table:number-columns-repeated="2" office:value-type="float" office:value="0.00967741935483879" calcext:value-type="float">
            <text:p>0.010</text:p>
          </table:table-cell>
          <table:table-cell office:value-type="float" office:value="0.0032258064516129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258064516129033" calcext:value-type="float">
            <text:p>-0.02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032258064516129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6" calcext:value-type="float">
            <text:p>-0.019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0322580645161297" calcext:value-type="float">
            <text:p>-0.003</text:p>
          </table:table-cell>
          <table:table-cell office:value-type="float" office:value="0.003225806451612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0" calcext:value-type="float">
            <text:p>0.000</text:p>
          </table:table-cell>
          <table:table-cell office:value-type="float" office:value="0.003225806451612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129032258064515" calcext:value-type="float">
            <text:p>0.013</text:p>
          </table:table-cell>
          <table:table-cell table:number-columns-repeated="2" office:value-type="float" office:value="-0.00967741935483879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.0225806451612903" calcext:value-type="float">
            <text:p>0.023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161290322580646" calcext:value-type="float">
            <text:p>0.016</text:p>
          </table:table-cell>
          <table:table-cell table:number-columns-repeated="2" office:value-type="float" office:value="0.00322580645161297" calcext:value-type="float">
            <text:p>0.00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645161290322571" calcext:value-type="float">
            <text:p>0.00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-0.00322580645161286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-0.0141935483870969" calcext:value-type="float">
            <text:p>-0.014</text:p>
          </table:table-cell>
          <table:table-cell office:value-type="float" office:value="0.0161290322580645" calcext:value-type="float">
            <text:p>0.01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0838709677419347" calcext:value-type="float">
            <text:p>0.008</text:p>
          </table:table-cell>
          <table:table-cell office:value-type="float" office:value="0.00709677419354826" calcext:value-type="float">
            <text:p>0.007</text:p>
          </table:table-cell>
          <table:table-cell office:value-type="float" office:value="-0.00451612903225807" calcext:value-type="float">
            <text:p>-0.005</text:p>
          </table:table-cell>
          <table:table-cell office:value-type="float" office:value="-0.0038709677419354" calcext:value-type="float">
            <text:p>-0.004</text:p>
          </table:table-cell>
          <table:table-cell office:value-type="float" office:value="0.012258064516129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-0.015483870967742" calcext:value-type="float">
            <text:p>-0.015</text:p>
          </table:table-cell>
          <table:table-cell office:value-type="float" office:value="0.00580645161290327" calcext:value-type="float">
            <text:p>0.006</text:p>
          </table:table-cell>
          <table:table-cell office:value-type="float" office:value="0.00516129032258073" calcext:value-type="float">
            <text:p>0.005</text:p>
          </table:table-cell>
          <table:table-cell office:value-type="float" office:value="0.00129032258064521" calcext:value-type="float">
            <text:p>0.001</text:p>
          </table:table-cell>
          <table:table-cell office:value-type="float" office:value="0.0135483870967741" calcext:value-type="float">
            <text:p>0.014</text:p>
          </table:table-cell>
          <table:table-cell office:value-type="float" office:value="0.00064516129032266" calcext:value-type="float">
            <text:p>0.001</text:p>
          </table:table-cell>
          <table:table-cell office:value-type="float" office:value="-0.001290322580645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92982456140354" calcext:value-type="float">
            <text:p>-0.019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0" calcext:value-type="float">
            <text:p>0.000</text:p>
          </table:table-cell>
          <table:table-cell office:value-type="float" office:value="-0.00173886042539995" calcext:value-type="float">
            <text:p>-0.002</text:p>
          </table:table-cell>
          <table:table-cell office:value-type="float" office:value="-0.00526315789473719" calcext:value-type="float">
            <text:p>-0.005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529420897376198" calcext:value-type="float">
            <text:p>-0.005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524763235522452" calcext:value-type="float">
            <text:p>-0.005</text:p>
          </table:table-cell>
          <table:table-cell office:value-type="float" office:value="-0.010588417947524" calcext:value-type="float">
            <text:p>-0.011</text:p>
          </table:table-cell>
          <table:table-cell office:value-type="float" office:value="-0.00350877192982479" calcext:value-type="float">
            <text:p>-0.004</text:p>
          </table:table-cell>
          <table:table-cell office:value-type="float" office:value="-0.00701754385964937" calcext:value-type="float">
            <text:p>-0.007</text:p>
          </table:table-cell>
          <table:table-cell office:value-type="float" office:value="-0.0105728924080112" calcext:value-type="float">
            <text:p>-0.011</text:p>
          </table:table-cell>
          <table:table-cell office:value-type="float" office:value="-0.00176991150442474" calcext:value-type="float">
            <text:p>-0.002</text:p>
          </table:table-cell>
          <table:table-cell office:value-type="float" office:value="-0.00526315789473719" calcext:value-type="float">
            <text:p>-0.005</text:p>
          </table:table-cell>
          <table:table-cell office:value-type="float" office:value="-0.0017699115044247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0877192982456121" calcext:value-type="float">
            <text:p>-0.009</text:p>
          </table:table-cell>
          <table:table-cell office:value-type="float" office:value="0.00526315789473675" calcext:value-type="float">
            <text:p>0.005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0.0070330693991616" calcext:value-type="float">
            <text:p>0.007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-0.00173886042540006" calcext:value-type="float">
            <text:p>-0.002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176991150442485" calcext:value-type="float">
            <text:p>-0.002</text:p>
          </table:table-cell>
          <table:table-cell office:value-type="float" office:value="0.00526315789473675" calcext:value-type="float">
            <text:p>0.005</text:p>
          </table:table-cell>
          <table:table-cell office:value-type="float" office:value="0.00529420897376176" calcext:value-type="float">
            <text:p>0.005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05263157894736" calcext:value-type="float">
            <text:p>-0.011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352429746933725" calcext:value-type="float">
            <text:p>-0.004</text:p>
          </table:table-cell>
          <table:table-cell table:number-columns-repeated="2" office:value-type="float" office:value="-0.00526315789473686" calcext:value-type="float">
            <text:p>-0.005</text:p>
          </table:table-cell>
          <table:table-cell office:value-type="float" office:value="-0.00350877192982446" calcext:value-type="float">
            <text:p>-0.004</text:p>
          </table:table-cell>
          <table:table-cell table:number-columns-repeated="2" office:value-type="float" office:value="-0.00352429746933725" calcext:value-type="float">
            <text:p>-0.004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00155255395124509" calcext:value-type="float">
            <text:p>0.000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70330693991616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0878745536407388" calcext:value-type="float">
            <text:p>-0.009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105263157894736" calcext:value-type="float">
            <text:p>-0.011</text:p>
          </table:table-cell>
          <table:table-cell table:number-columns-repeated="2" office:value-type="float" office:value="-0.0000155255395124509" calcext:value-type="float">
            <text:p>0.000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35242974693368" calcext:value-type="float">
            <text:p>-0.004</text:p>
          </table:table-cell>
          <table:table-cell office:value-type="float" office:value="-0.00176991150442463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-0.00176991150442463" calcext:value-type="float">
            <text:p>-0.002</text:p>
          </table:table-cell>
          <table:table-cell office:value-type="float" office:value="-0.0000155255395124509" calcext:value-type="float">
            <text:p>0.000</text:p>
          </table:table-cell>
          <table:table-cell office:value-type="float" office:value="-0.0035242974693368" calcext:value-type="float">
            <text:p>-0.004</text:p>
          </table:table-cell>
          <table:table-cell office:value-type="float" office:value="-0.00176991150442485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22962272938985" calcext:value-type="float">
            <text:p>-0.012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877192982456165" calcext:value-type="float">
            <text:p>-0.009</text:p>
          </table:table-cell>
          <table:table-cell office:value-type="float" office:value="-0.00352429746933702" calcext:value-type="float">
            <text:p>-0.004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00155255395124509" calcext:value-type="float">
            <text:p>0.000</text:p>
          </table:table-cell>
          <table:table-cell office:value-type="float" office:value="-0.00176991150442485" calcext:value-type="float">
            <text:p>-0.002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176991150442485" calcext:value-type="float">
            <text:p>-0.002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52786834342492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-0.0119360347772085" calcext:value-type="float">
            <text:p>-0.012</text:p>
          </table:table-cell>
          <table:table-cell office:value-type="float" office:value="-0.00492159602546194" calcext:value-type="float">
            <text:p>-0.005</text:p>
          </table:table-cell>
          <table:table-cell office:value-type="float" office:value="-0.00526626300263933" calcext:value-type="float">
            <text:p>-0.005</text:p>
          </table:table-cell>
          <table:table-cell office:value-type="float" office:value="-0.00525694767893192" calcext:value-type="float">
            <text:p>-0.005</text:p>
          </table:table-cell>
          <table:table-cell office:value-type="float" office:value="-0.00105573668684988" calcext:value-type="float">
            <text:p>-0.001</text:p>
          </table:table-cell>
          <table:table-cell office:value-type="float" office:value="-0.00211147337369966" calcext:value-type="float">
            <text:p>-0.002</text:p>
          </table:table-cell>
          <table:table-cell office:value-type="float" office:value="-0.004915385809657" calcext:value-type="float">
            <text:p>-0.005</text:p>
          </table:table-cell>
          <table:table-cell office:value-type="float" office:value="-0.00140040366402727" calcext:value-type="float">
            <text:p>-0.001</text:p>
          </table:table-cell>
          <table:table-cell office:value-type="float" office:value="-0.00175438596491218" calcext:value-type="float">
            <text:p>-0.002</text:p>
          </table:table-cell>
          <table:table-cell office:value-type="float" office:value="-0.00388138487812451" calcext:value-type="float">
            <text:p>-0.004</text:p>
          </table:table-cell>
          <table:table-cell office:value-type="float" office:value="-0.00175749107281487" calcext:value-type="float">
            <text:p>-0.002</text:p>
          </table:table-cell>
          <table:table-cell office:value-type="float" office:value="-0.00350877192982468" calcext:value-type="float">
            <text:p>-0.004</text:p>
          </table:table-cell>
          <table:table-cell office:value-type="float" office:value="-0.00423226207110683" calcext:value-type="float">
            <text:p>-0.004</text:p>
          </table:table-cell>
          <table:table-cell office:value-type="float" office:value="0.000338456761372563" calcext:value-type="float">
            <text:p>0.000</text:p>
          </table:table-cell>
          <table:table-cell office:value-type="float" office:value="-0.0024530352429748" calcext:value-type="float">
            <text:p>-0.002</text:p>
          </table:table-cell>
          <table:table-cell office:value-type="float" office:value="-0.00352119236143456" calcext:value-type="float">
            <text:p>-0.004</text:p>
          </table:table-cell>
          <table:table-cell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artificial (without D12)</text:p>
          </table:table-cell>
          <table:table-cell table:style-name="ce4" table:formula="of:=AVERAGE([.D7];[.D13];[.D25];[.D31];[.D37];[.D43];[.D49];[.D55];[.D61];[.D67];[.D73];[.D79])" office:value-type="float" office:value="0.00724083333333336" calcext:value-type="float">
            <text:p>0.007</text:p>
          </table:table-cell>
          <table:table-cell table:style-name="ce2" table:formula="of:=AVERAGE([.E7];[.E13];[.E25];[.E31];[.E37];[.E43];[.E49];[.E55];[.E61];[.E67];[.E73];[.E79])" office:value-type="float" office:value="-0.0140363888888889" calcext:value-type="float">
            <text:p>-0.014</text:p>
          </table:table-cell>
          <table:table-cell table:style-name="ce4" table:formula="of:=AVERAGE([.F7];[.F13];[.F25];[.F31];[.F37];[.F43];[.F49];[.F55];[.F61];[.F67];[.F73];[.F79])" office:value-type="float" office:value="0.00848444444444446" calcext:value-type="float">
            <text:p>0.008</text:p>
          </table:table-cell>
          <table:table-cell table:style-name="ce4" table:formula="of:=AVERAGE([.G7];[.G13];[.G25];[.G31];[.G37];[.G43];[.G49];[.G55];[.G61];[.G67];[.G73];[.G79])" office:value-type="float" office:value="0.00797055555555559" calcext:value-type="float">
            <text:p>0.008</text:p>
          </table:table-cell>
          <table:table-cell table:style-name="ce4" table:formula="of:=AVERAGE([.H7];[.H13];[.H25];[.H31];[.H37];[.H43];[.H49];[.H55];[.H61];[.H67];[.H73];[.H79])" office:value-type="float" office:value="0.0073191666666667" calcext:value-type="float">
            <text:p>0.007</text:p>
          </table:table-cell>
          <table:table-cell table:style-name="ce2" table:formula="of:=AVERAGE([.I7];[.I13];[.I25];[.I31];[.I37];[.I43];[.I49];[.I55];[.I61];[.I67];[.I73];[.I79])" office:value-type="float" office:value="0.0036763888888889" calcext:value-type="float">
            <text:p>0.004</text:p>
          </table:table-cell>
          <table:table-cell table:style-name="ce4" table:formula="of:=AVERAGE([.J7];[.J13];[.J25];[.J31];[.J37];[.J43];[.J49];[.J55];[.J61];[.J67];[.J73];[.J79])" office:value-type="float" office:value="0.00696027777777783" calcext:value-type="float">
            <text:p>0.007</text:p>
          </table:table-cell>
          <table:table-cell table:style-name="ce4" table:formula="of:=AVERAGE([.K7];[.K13];[.K25];[.K31];[.K37];[.K43];[.K49];[.K55];[.K61];[.K67];[.K73];[.K79])" office:value-type="float" office:value="0.00662333333333334" calcext:value-type="float">
            <text:p>0.007</text:p>
          </table:table-cell>
          <table:table-cell table:style-name="ce4" table:formula="of:=AVERAGE([.L7];[.L13];[.L25];[.L31];[.L37];[.L43];[.L49];[.L55];[.L61];[.L67];[.L73];[.L79])" office:value-type="float" office:value="0.00710055555555557" calcext:value-type="float">
            <text:p>0.007</text:p>
          </table:table-cell>
          <table:table-cell table:style-name="ce2" table:formula="of:=AVERAGE([.M7];[.M13];[.M25];[.M31];[.M37];[.M43];[.M49];[.M55];[.M61];[.M67];[.M73];[.M79])" office:value-type="float" office:value="0.00252166666666669" calcext:value-type="float">
            <text:p>0.003</text:p>
          </table:table-cell>
          <table:table-cell table:style-name="ce2" table:formula="of:=AVERAGE([.N7];[.N13];[.N25];[.N31];[.N37];[.N43];[.N49];[.N55];[.N61];[.N67];[.N73];[.N79])" office:value-type="float" office:value="0.00614888888888891" calcext:value-type="float">
            <text:p>0.006</text:p>
          </table:table-cell>
          <table:table-cell table:style-name="ce2" table:formula="of:=AVERAGE([.O7];[.O13];[.O25];[.O31];[.O37];[.O43];[.O49];[.O55];[.O61];[.O67];[.O73];[.O79])" office:value-type="float" office:value="0.00431861111111114" calcext:value-type="float">
            <text:p>0.004</text:p>
          </table:table-cell>
          <table:table-cell table:style-name="ce2" table:formula="of:=AVERAGE([.P7];[.P13];[.P25];[.P31];[.P37];[.P43];[.P49];[.P55];[.P61];[.P67];[.P73];[.P79])" office:value-type="float" office:value="0.00620750000000001" calcext:value-type="float">
            <text:p>0.006</text:p>
          </table:table-cell>
          <table:table-cell table:style-name="ce2" table:formula="of:=AVERAGE([.Q7];[.Q13];[.Q25];[.Q31];[.Q37];[.Q43];[.Q49];[.Q55];[.Q61];[.Q67];[.Q73];[.Q79])" office:value-type="float" office:value="0.00124361111111109" calcext:value-type="float">
            <text:p>0.001</text:p>
          </table:table-cell>
          <table:table-cell table:style-name="ce2" table:formula="of:=AVERAGE([.R7];[.R13];[.R25];[.R31];[.R37];[.R43];[.R49];[.R55];[.R61];[.R67];[.R73];[.R79])" office:value-type="float" office:value="0.00525638888888888" calcext:value-type="float">
            <text:p>0.005</text:p>
          </table:table-cell>
          <table:table-cell table:style-name="ce2" table:formula="of:=AVERAGE([.S7];[.S13];[.S25];[.S31];[.S37];[.S43];[.S49];[.S55];[.S61];[.S67];[.S73];[.S79])" office:value-type="float" office:value="0.00493833333333335" calcext:value-type="float">
            <text:p>0.005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real</text:p>
          </table:table-cell>
          <table:table-cell table:style-name="ce2" table:formula="of:=AVERAGE([.D85];[.D91];[.D97];[.D103];[.D109];[.D115];[.D121];[.D127];[.D133];[.D139];[.D145];[.D151])" office:value-type="float" office:value="-0.0213892761137643" calcext:value-type="float">
            <text:p>-0.021</text:p>
          </table:table-cell>
          <table:table-cell table:style-name="ce2" table:formula="of:=AVERAGE([.E85];[.E91];[.E97];[.E103];[.E109];[.E115];[.E121];[.E127];[.E133];[.E139];[.E145];[.E151])" office:value-type="float" office:value="-0.00203850680345975" calcext:value-type="float">
            <text:p>-0.002</text:p>
          </table:table-cell>
          <table:table-cell table:style-name="ce2" table:formula="of:=AVERAGE([.F85];[.F91];[.F97];[.F103];[.F109];[.F115];[.F121];[.F127];[.F133];[.F139];[.F145];[.F151])" office:value-type="float" office:value="-0.00667057129821322" calcext:value-type="float">
            <text:p>-0.007</text:p>
          </table:table-cell>
          <table:table-cell table:style-name="ce2" table:formula="of:=AVERAGE([.G85];[.G91];[.G97];[.G103];[.G109];[.G115];[.G121];[.G127];[.G133];[.G139];[.G145];[.G151])" office:value-type="float" office:value="-0.0094137784726656" calcext:value-type="float">
            <text:p>-0.009</text:p>
          </table:table-cell>
          <table:table-cell table:style-name="ce2" table:formula="of:=AVERAGE([.H85];[.H91];[.H97];[.H103];[.H109];[.H115];[.H121];[.H127];[.H133];[.H139];[.H145];[.H151])" office:value-type="float" office:value="-0.0050782558204609" calcext:value-type="float">
            <text:p>-0.005</text:p>
          </table:table-cell>
          <table:table-cell table:style-name="ce2" table:formula="of:=AVERAGE([.I85];[.I91];[.I97];[.I103];[.I109];[.I115];[.I121];[.I127];[.I133];[.I139];[.I145];[.I151])" office:value-type="float" office:value="-0.00573669121580856" calcext:value-type="float">
            <text:p>-0.006</text:p>
          </table:table-cell>
          <table:table-cell table:style-name="ce2" table:formula="of:=AVERAGE([.J85];[.J91];[.J97];[.J103];[.J109];[.J115];[.J121];[.J127];[.J133];[.J139];[.J145];[.J151])" office:value-type="float" office:value="-0.00415994069922115" calcext:value-type="float">
            <text:p>-0.004</text:p>
          </table:table-cell>
          <table:table-cell table:style-name="ce2" table:formula="of:=AVERAGE([.K85];[.K91];[.K97];[.K103];[.K109];[.K115];[.K121];[.K127];[.K133];[.K139];[.K145];[.K151])" office:value-type="float" office:value="-0.00292941910568182" calcext:value-type="float">
            <text:p>-0.003</text:p>
          </table:table-cell>
          <table:table-cell table:style-name="ce2" table:formula="of:=AVERAGE([.L85];[.L91];[.L97];[.L103];[.L109];[.L115];[.L121];[.L127];[.L133];[.L139];[.L145];[.L151])" office:value-type="float" office:value="-0.00633038287792992" calcext:value-type="float">
            <text:p>-0.006</text:p>
          </table:table-cell>
          <table:table-cell table:style-name="ce2" table:formula="of:=AVERAGE([.M85];[.M91];[.M97];[.M103];[.M109];[.M115];[.M121];[.M127];[.M133];[.M139];[.M145];[.M151])" office:value-type="float" office:value="-0.00541337508639039" calcext:value-type="float">
            <text:p>-0.005</text:p>
          </table:table-cell>
          <table:table-cell table:style-name="ce2" table:formula="of:=AVERAGE([.N85];[.N91];[.N97];[.N103];[.N109];[.N115];[.N121];[.N127];[.N133];[.N139];[.N145];[.N151])" office:value-type="float" office:value="-0.00461968566822792" calcext:value-type="float">
            <text:p>-0.005</text:p>
          </table:table-cell>
          <table:table-cell table:style-name="ce2" table:formula="of:=AVERAGE([.O85];[.O91];[.O97];[.O103];[.O109];[.O115];[.O121];[.O127];[.O133];[.O139];[.O145];[.O151])" office:value-type="float" office:value="-0.00355887264472589" calcext:value-type="float">
            <text:p>-0.004</text:p>
          </table:table-cell>
          <table:table-cell table:style-name="ce2" table:formula="of:=AVERAGE([.P85];[.P91];[.P97];[.P103];[.P109];[.P115];[.P121];[.P127];[.P133];[.P139];[.P145];[.P151])" office:value-type="float" office:value="-0.00689079151431884" calcext:value-type="float">
            <text:p>-0.007</text:p>
          </table:table-cell>
          <table:table-cell table:style-name="ce2" table:formula="of:=AVERAGE([.Q85];[.Q91];[.Q97];[.Q103];[.Q109];[.Q115];[.Q121];[.Q127];[.Q133];[.Q139];[.Q145];[.Q151])" office:value-type="float" office:value="-0.00182073368530255" calcext:value-type="float">
            <text:p>-0.002</text:p>
          </table:table-cell>
          <table:table-cell table:style-name="ce2" table:formula="of:=AVERAGE([.R85];[.R91];[.R97];[.R103];[.R109];[.R115];[.R121];[.R127];[.R133];[.R139];[.R145];[.R151])" office:value-type="float" office:value="-0.00434740405050819" calcext:value-type="float">
            <text:p>-0.004</text:p>
          </table:table-cell>
          <table:table-cell table:style-name="ce2" table:formula="of:=AVERAGE([.S85];[.S91];[.S97];[.S103];[.S109];[.S115];[.S121];[.S127];[.S133];[.S139];[.S145];[.S151])" office:value-type="float" office:value="-0.00223253540198864" calcext:value-type="float">
            <text:p>-0.002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combo</text:p>
          </table:table-cell>
          <table:table-cell table:style-name="ce2" office:value-type="string" calcext:value-type="string">
            <text:p>combo X</text:p>
          </table:table-cell>
          <table:table-cell table:style-name="ce2" office:value-type="string" calcext:value-type="string">
            <text:p>split2</text:p>
          </table:table-cell>
          <table:table-cell table:style-name="ce2" office:value-type="string" calcext:value-type="string">
            <text:p>split2 X</text:p>
          </table:table-cell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4</text:p>
          </table:table-cell>
          <table:table-cell table:style-name="ce2" office:value-type="string" calcext:value-type="string">
            <text:p>split4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9</text:p>
          </table:table-cell>
          <table:table-cell table:style-name="ce2" office:value-type="string" calcext:value-type="string">
            <text:p>split9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  <table:table-cell table:style-name="ce2"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" table:style-name="ta1">
        <table:table-column table:style-name="co19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2_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artificial sum</text:p>
          </table:table-cell>
          <table:table-cell table:style-name="ce7" table:formula="of:=SUM([.D2:.D6];[.D8:.D12];[.D14:.D18];[.D20:.D24];[.D26:.D30];[.D32:.D36];[.D38:.D42];[.D44:.D48];[.D50:.D54];[.D56:.D60];[.D62:.D66];[.D68:.D72];[.D74:.D78])/65" office:value-type="float" office:value="0.584615384615385" calcext:value-type="float">
            <text:p>0.585</text:p>
          </table:table-cell>
          <table:table-cell table:style-name="ce7" table:formula="of:=SUM([.E2:.E6];[.E8:.E12];[.E14:.E18];[.E20:.E24];[.E26:.E30];[.E32:.E36];[.E38:.E42];[.E44:.E48];[.E50:.E54];[.E56:.E60];[.E62:.E66];[.E68:.E72];[.E74:.E78])/65" office:value-type="float" office:value="0.0615384615384615" calcext:value-type="float">
            <text:p>0.062</text:p>
          </table:table-cell>
          <table:table-cell table:style-name="ce9" table:formula="of:=SUM([.F2:.F6];[.F8:.F12];[.F14:.F18];[.F20:.F24];[.F26:.F30];[.F32:.F36];[.F38:.F42];[.F44:.F48];[.F50:.F54];[.F56:.F60];[.F62:.F66];[.F68:.F72];[.F74:.F78])/65" office:value-type="float" office:value="0.815384615384615" calcext:value-type="float">
            <text:p>0.815</text:p>
          </table:table-cell>
          <table:table-cell table:style-name="ce9" table:formula="of:=SUM([.G2:.G6];[.G8:.G12];[.G14:.G18];[.G20:.G24];[.G26:.G30];[.G32:.G36];[.G38:.G42];[.G44:.G48];[.G50:.G54];[.G56:.G60];[.G62:.G66];[.G68:.G72];[.G74:.G78])/65" office:value-type="float" office:value="0.723076923076923" calcext:value-type="float">
            <text:p>0.723</text:p>
          </table:table-cell>
          <table:table-cell table:style-name="ce9" table:formula="of:=SUM([.H2:.H6];[.H8:.H12];[.H14:.H18];[.H20:.H24];[.H26:.H30];[.H32:.H36];[.H38:.H42];[.H44:.H48];[.H50:.H54];[.H56:.H60];[.H62:.H66];[.H68:.H72];[.H74:.H78])/65" office:value-type="float" office:value="0.892307692307692" calcext:value-type="float">
            <text:p>0.892</text:p>
          </table:table-cell>
          <table:table-cell table:style-name="ce9" table:formula="of:=SUM([.I2:.I6];[.I8:.I12];[.I14:.I18];[.I20:.I24];[.I26:.I30];[.I32:.I36];[.I38:.I42];[.I44:.I48];[.I50:.I54];[.I56:.I60];[.I62:.I66];[.I68:.I72];[.I74:.I78])/65" office:value-type="float" office:value="0.815384615384615" calcext:value-type="float">
            <text:p>0.815</text:p>
          </table:table-cell>
          <table:table-cell table:style-name="ce9" table:formula="of:=SUM([.J2:.J6];[.J8:.J12];[.J14:.J18];[.J20:.J24];[.J26:.J30];[.J32:.J36];[.J38:.J42];[.J44:.J48];[.J50:.J54];[.J56:.J60];[.J62:.J66];[.J68:.J72];[.J74:.J78])/65" office:value-type="float" office:value="0.830769230769231" calcext:value-type="float">
            <text:p>0.831</text:p>
          </table:table-cell>
          <table:table-cell table:style-name="ce9" table:formula="of:=SUM([.K2:.K6];[.K8:.K12];[.K14:.K18];[.K20:.K24];[.K26:.K30];[.K32:.K36];[.K38:.K42];[.K44:.K48];[.K50:.K54];[.K56:.K60];[.K62:.K66];[.K68:.K72];[.K74:.K78])/65" office:value-type="float" office:value="0.876923076923077" calcext:value-type="float">
            <text:p>0.877</text:p>
          </table:table-cell>
          <table:table-cell table:style-name="ce9" table:formula="of:=SUM([.L2:.L6];[.L8:.L12];[.L14:.L18];[.L20:.L24];[.L26:.L30];[.L32:.L36];[.L38:.L42];[.L44:.L48];[.L50:.L54];[.L56:.L60];[.L62:.L66];[.L68:.L72];[.L74:.L78])/65" office:value-type="float" office:value="0.876923076923077" calcext:value-type="float">
            <text:p>0.877</text:p>
          </table:table-cell>
          <table:table-cell table:style-name="ce9" table:formula="of:=SUM([.M2:.M6];[.M8:.M12];[.M14:.M18];[.M20:.M24];[.M26:.M30];[.M32:.M36];[.M38:.M42];[.M44:.M48];[.M50:.M54];[.M56:.M60];[.M62:.M66];[.M68:.M72];[.M74:.M78])/65" office:value-type="float" office:value="0.723076923076923" calcext:value-type="float">
            <text:p>0.723</text:p>
          </table:table-cell>
          <table:table-cell table:style-name="ce9" table:formula="of:=SUM([.N2:.N6];[.N8:.N12];[.N14:.N18];[.N20:.N24];[.N26:.N30];[.N32:.N36];[.N38:.N42];[.N44:.N48];[.N50:.N54];[.N56:.N60];[.N62:.N66];[.N68:.N72];[.N74:.N78])/65" office:value-type="float" office:value="0.892307692307692" calcext:value-type="float">
            <text:p>0.892</text:p>
          </table:table-cell>
          <table:table-cell table:style-name="ce9" table:formula="of:=SUM([.O2:.O6];[.O8:.O12];[.O14:.O18];[.O20:.O24];[.O26:.O30];[.O32:.O36];[.O38:.O42];[.O44:.O48];[.O50:.O54];[.O56:.O60];[.O62:.O66];[.O68:.O72];[.O74:.O78])/65" office:value-type="float" office:value="0.892307692307692" calcext:value-type="float">
            <text:p>0.892</text:p>
          </table:table-cell>
          <table:table-cell table:style-name="ce9" table:formula="of:=SUM([.P2:.P6];[.P8:.P12];[.P14:.P18];[.P20:.P24];[.P26:.P30];[.P32:.P36];[.P38:.P42];[.P44:.P48];[.P50:.P54];[.P56:.P60];[.P62:.P66];[.P68:.P72];[.P74:.P78])/65" office:value-type="float" office:value="0.846153846153846" calcext:value-type="float">
            <text:p>0.846</text:p>
          </table:table-cell>
          <table:table-cell table:style-name="ce7" table:formula="of:=SUM([.Q2:.Q6];[.Q8:.Q12];[.Q14:.Q18];[.Q20:.Q24];[.Q26:.Q30];[.Q32:.Q36];[.Q38:.Q42];[.Q44:.Q48];[.Q50:.Q54];[.Q56:.Q60];[.Q62:.Q66];[.Q68:.Q72];[.Q74:.Q78])/65" office:value-type="float" office:value="0.661538461538462" calcext:value-type="float">
            <text:p>0.662</text:p>
          </table:table-cell>
          <table:table-cell table:style-name="ce9" table:formula="of:=SUM([.R2:.R6];[.R8:.R12];[.R14:.R18];[.R20:.R24];[.R26:.R30];[.R32:.R36];[.R38:.R42];[.R44:.R48];[.R50:.R54];[.R56:.R60];[.R62:.R66];[.R68:.R72];[.R74:.R78])/65" office:value-type="float" office:value="0.907692307692308" calcext:value-type="float">
            <text:p>0.908</text:p>
          </table:table-cell>
          <table:table-cell table:style-name="ce9" table:formula="of:=SUM([.S2:.S6];[.S8:.S12];[.S14:.S18];[.S20:.S24];[.S26:.S30];[.S32:.S36];[.S38:.S42];[.S44:.S48];[.S50:.S54];[.S56:.S60];[.S62:.S66];[.S68:.S72];[.S74:.S78])/65" office:value-type="float" office:value="0.846153846153846" calcext:value-type="float">
            <text:p>0.846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artificial sum avg</text:p>
          </table:table-cell>
          <table:table-cell table:style-name="ce7" table:formula="of:=SUM([.D7];[.D13];[.D19];[.D25];[.D31];[.D37];[.D43];[.D49];[.D55];[.D61];[.D67];[.D73];[.D79])/13" office:value-type="float" office:value="0.615384615384615" calcext:value-type="float">
            <text:p>0.615</text:p>
          </table:table-cell>
          <table:table-cell table:style-name="ce7" table:formula="of:=SUM([.E7];[.E13];[.E19];[.E25];[.E31];[.E37];[.E43];[.E49];[.E55];[.E61];[.E67];[.E73];[.E79])/13" office:value-type="float" office:value="0.0769230769230769" calcext:value-type="float">
            <text:p>0.077</text:p>
          </table:table-cell>
          <table:table-cell table:style-name="ce9" table:formula="of:=SUM([.F7];[.F13];[.F19];[.F25];[.F31];[.F37];[.F43];[.F49];[.F55];[.F61];[.F67];[.F73];[.F79])/13" office:value-type="float" office:value="0.846153846153846" calcext:value-type="float">
            <text:p>0.846</text:p>
          </table:table-cell>
          <table:table-cell table:style-name="ce9" table:formula="of:=SUM([.G7];[.G13];[.G19];[.G25];[.G31];[.G37];[.G43];[.G49];[.G55];[.G61];[.G67];[.G73];[.G79])/13" office:value-type="float" office:value="0.769230769230769" calcext:value-type="float">
            <text:p>0.769</text:p>
          </table:table-cell>
          <table:table-cell table:style-name="ce9" table:formula="of:=SUM([.H7];[.H13];[.H19];[.H25];[.H31];[.H37];[.H43];[.H49];[.H55];[.H61];[.H67];[.H73];[.H79])/13" office:value-type="float" office:value="0.923076923076923" calcext:value-type="float">
            <text:p>0.923</text:p>
          </table:table-cell>
          <table:table-cell table:style-name="ce9" table:formula="of:=SUM([.I7];[.I13];[.I19];[.I25];[.I31];[.I37];[.I43];[.I49];[.I55];[.I61];[.I67];[.I73];[.I79])/13" office:value-type="float" office:value="0.846153846153846" calcext:value-type="float">
            <text:p>0.846</text:p>
          </table:table-cell>
          <table:table-cell table:style-name="ce9" table:formula="of:=SUM([.J7];[.J13];[.J19];[.J25];[.J31];[.J37];[.J43];[.J49];[.J55];[.J61];[.J67];[.J73];[.J79])/13" office:value-type="float" office:value="0.923076923076923" calcext:value-type="float">
            <text:p>0.923</text:p>
          </table:table-cell>
          <table:table-cell table:style-name="ce9" table:formula="of:=SUM([.K7];[.K13];[.K19];[.K25];[.K31];[.K37];[.K43];[.K49];[.K55];[.K61];[.K67];[.K73];[.K79])/13" office:value-type="float" office:value="0.923076923076923" calcext:value-type="float">
            <text:p>0.923</text:p>
          </table:table-cell>
          <table:table-cell table:style-name="ce9" table:formula="of:=SUM([.L7];[.L13];[.L19];[.L25];[.L31];[.L37];[.L43];[.L49];[.L55];[.L61];[.L67];[.L73];[.L79])/13" office:value-type="float" office:value="0.923076923076923" calcext:value-type="float">
            <text:p>0.923</text:p>
          </table:table-cell>
          <table:table-cell table:style-name="ce9" table:formula="of:=SUM([.M7];[.M13];[.M19];[.M25];[.M31];[.M37];[.M43];[.M49];[.M55];[.M61];[.M67];[.M73];[.M79])/13" office:value-type="float" office:value="0.846153846153846" calcext:value-type="float">
            <text:p>0.846</text:p>
          </table:table-cell>
          <table:table-cell table:style-name="ce9" table:formula="of:=SUM([.N7];[.N13];[.N19];[.N25];[.N31];[.N37];[.N43];[.N49];[.N55];[.N61];[.N67];[.N73];[.N79])/13" office:value-type="float" office:value="0.923076923076923" calcext:value-type="float">
            <text:p>0.923</text:p>
          </table:table-cell>
          <table:table-cell table:style-name="ce9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9" table:formula="of:=SUM([.P7];[.P13];[.P19];[.P25];[.P31];[.P37];[.P43];[.P49];[.P55];[.P61];[.P67];[.P73];[.P79])/13" office:value-type="float" office:value="0.846153846153846" calcext:value-type="float">
            <text:p>0.846</text:p>
          </table:table-cell>
          <table:table-cell table:style-name="ce7" table:formula="of:=SUM([.Q7];[.Q13];[.Q19];[.Q25];[.Q31];[.Q37];[.Q43];[.Q49];[.Q55];[.Q61];[.Q67];[.Q73];[.Q79])/13" office:value-type="float" office:value="0.692307692307692" calcext:value-type="float">
            <text:p>0.692</text:p>
          </table:table-cell>
          <table:table-cell table:style-name="ce9" table:formula="of:=SUM([.R7];[.R13];[.R19];[.R25];[.R31];[.R37];[.R43];[.R49];[.R55];[.R61];[.R67];[.R73];[.R79])/13" office:value-type="float" office:value="0.923076923076923" calcext:value-type="float">
            <text:p>0.923</text:p>
          </table:table-cell>
          <table:table-cell table:style-name="ce9" table:formula="of:=SUM([.S7];[.S13];[.S19];[.S25];[.S31];[.S37];[.S43];[.S49];[.S55];[.S61];[.S67];[.S73];[.S79])/13" office:value-type="float" office:value="0.846153846153846" calcext:value-type="float">
            <text:p>0.846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</text:p>
          </table:table-cell>
          <table:table-cell table:style-name="ce7" table:formula="of:=SUM([.D80:.D84];[.D86:.D90];[.D92:.D96];[.D98:.D102];[.D104:.D108];[.D110:.D114];[.D116:.D120];[.D122:.D126];[.D128:.D132];[.D134:.D138];[.D140:.D144];[.D146:.D150])/60" office:value-type="float" office:value="0.133333333333333" calcext:value-type="float">
            <text:p>0.133</text:p>
          </table:table-cell>
          <table:table-cell table:style-name="ce7" table:formula="of:=SUM([.E80:.E84];[.E86:.E90];[.E92:.E96];[.E98:.E102];[.E104:.E108];[.E110:.E114];[.E116:.E120];[.E122:.E126];[.E128:.E132];[.E134:.E138];[.E140:.E144];[.E146:.E150])/60" office:value-type="float" office:value="0.283333333333333" calcext:value-type="float">
            <text:p>0.283</text:p>
          </table:table-cell>
          <table:table-cell table:style-name="ce7" table:formula="of:=SUM([.F80:.F84];[.F86:.F90];[.F92:.F96];[.F98:.F102];[.F104:.F108];[.F110:.F114];[.F116:.F120];[.F122:.F126];[.F128:.F132];[.F134:.F138];[.F140:.F144];[.F146:.F150])/60" office:value-type="float" office:value="0.45" calcext:value-type="float">
            <text:p>0.450</text:p>
          </table:table-cell>
          <table:table-cell table:style-name="ce7" table:formula="of:=SUM([.G80:.G84];[.G86:.G90];[.G92:.G96];[.G98:.G102];[.G104:.G108];[.G110:.G114];[.G116:.G120];[.G122:.G126];[.G128:.G132];[.G134:.G138];[.G140:.G144];[.G146:.G150])/60" office:value-type="float" office:value="0.366666666666667" calcext:value-type="float">
            <text:p>0.367</text:p>
          </table:table-cell>
          <table:table-cell table:style-name="ce7" table:formula="of:=SUM([.H80:.H84];[.H86:.H90];[.H92:.H96];[.H98:.H102];[.H104:.H108];[.H110:.H114];[.H116:.H120];[.H122:.H126];[.H128:.H132];[.H134:.H138];[.H140:.H144];[.H146:.H150])/60" office:value-type="float" office:value="0.45" calcext:value-type="float">
            <text:p>0.450</text:p>
          </table:table-cell>
          <table:table-cell table:style-name="ce7" table:formula="of:=SUM([.I80:.I84];[.I86:.I90];[.I92:.I96];[.I98:.I102];[.I104:.I108];[.I110:.I114];[.I116:.I120];[.I122:.I126];[.I128:.I132];[.I134:.I138];[.I140:.I144];[.I146:.I150])/60" office:value-type="float" office:value="0.433333333333333" calcext:value-type="float">
            <text:p>0.433</text:p>
          </table:table-cell>
          <table:table-cell table:style-name="ce7" table:formula="of:=SUM([.J80:.J84];[.J86:.J90];[.J92:.J96];[.J98:.J102];[.J104:.J108];[.J110:.J114];[.J116:.J120];[.J122:.J126];[.J128:.J132];[.J134:.J138];[.J140:.J144];[.J146:.J150])/60" office:value-type="float" office:value="0.483333333333333" calcext:value-type="float">
            <text:p>0.483</text:p>
          </table:table-cell>
          <table:table-cell table:style-name="ce7" table:formula="of:=SUM([.K80:.K84];[.K86:.K90];[.K92:.K96];[.K98:.K102];[.K104:.K108];[.K110:.K114];[.K116:.K120];[.K122:.K126];[.K128:.K132];[.K134:.K138];[.K140:.K144];[.K146:.K150])/60" office:value-type="float" office:value="0.616666666666667" calcext:value-type="float">
            <text:p>0.617</text:p>
          </table:table-cell>
          <table:table-cell table:style-name="ce7" table:formula="of:=SUM([.L80:.L84];[.L86:.L90];[.L92:.L96];[.L98:.L102];[.L104:.L108];[.L110:.L114];[.L116:.L120];[.L122:.L126];[.L128:.L132];[.L134:.L138];[.L140:.L144];[.L146:.L150])/60" office:value-type="float" office:value="0.4" calcext:value-type="float">
            <text:p>0.400</text:p>
          </table:table-cell>
          <table:table-cell table:style-name="ce7" table:formula="of:=SUM([.M80:.M84];[.M86:.M90];[.M92:.M96];[.M98:.M102];[.M104:.M108];[.M110:.M114];[.M116:.M120];[.M122:.M126];[.M128:.M132];[.M134:.M138];[.M140:.M144];[.M146:.M150])/60" office:value-type="float" office:value="0.416666666666667" calcext:value-type="float">
            <text:p>0.417</text:p>
          </table:table-cell>
          <table:table-cell table:style-name="ce7" table:formula="of:=SUM([.N80:.N84];[.N86:.N90];[.N92:.N96];[.N98:.N102];[.N104:.N108];[.N110:.N114];[.N116:.N120];[.N122:.N126];[.N128:.N132];[.N134:.N138];[.N140:.N144];[.N146:.N150])/60" office:value-type="float" office:value="0.466666666666667" calcext:value-type="float">
            <text:p>0.467</text:p>
          </table:table-cell>
          <table:table-cell table:style-name="ce7" table:formula="of:=SUM([.O80:.O84];[.O86:.O90];[.O92:.O96];[.O98:.O102];[.O104:.O108];[.O110:.O114];[.O116:.O120];[.O122:.O126];[.O128:.O132];[.O134:.O138];[.O140:.O144];[.O146:.O150])/60" office:value-type="float" office:value="0.533333333333333" calcext:value-type="float">
            <text:p>0.533</text:p>
          </table:table-cell>
          <table:table-cell table:style-name="ce7" table:formula="of:=SUM([.P80:.P84];[.P86:.P90];[.P92:.P96];[.P98:.P102];[.P104:.P108];[.P110:.P114];[.P116:.P120];[.P122:.P126];[.P128:.P132];[.P134:.P138];[.P140:.P144];[.P146:.P150])/60" office:value-type="float" office:value="0.35" calcext:value-type="float">
            <text:p>0.350</text:p>
          </table:table-cell>
          <table:table-cell table:style-name="ce7" table:formula="of:=SUM([.Q80:.Q84];[.Q86:.Q90];[.Q92:.Q96];[.Q98:.Q102];[.Q104:.Q108];[.Q110:.Q114];[.Q116:.Q120];[.Q122:.Q126];[.Q128:.Q132];[.Q134:.Q138];[.Q140:.Q144];[.Q146:.Q150])/60" office:value-type="float" office:value="0.516666666666667" calcext:value-type="float">
            <text:p>0.517</text:p>
          </table:table-cell>
          <table:table-cell table:style-name="ce7" table:formula="of:=SUM([.R80:.R84];[.R86:.R90];[.R92:.R96];[.R98:.R102];[.R104:.R108];[.R110:.R114];[.R116:.R120];[.R122:.R126];[.R128:.R132];[.R134:.R138];[.R140:.R144];[.R146:.R150])/60" office:value-type="float" office:value="0.433333333333333" calcext:value-type="float">
            <text:p>0.433</text:p>
          </table:table-cell>
          <table:table-cell table:style-name="ce7" table:formula="of:=SUM([.S80:.S84];[.S86:.S90];[.S92:.S96];[.S98:.S102];[.S104:.S108];[.S110:.S114];[.S116:.S120];[.S122:.S126];[.S128:.S132];[.S134:.S138];[.S140:.S144];[.S146:.S150])/60" office:value-type="float" office:value="0.566666666666667" calcext:value-type="float">
            <text:p>0.567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 avg</text:p>
          </table:table-cell>
          <table:table-cell table:style-name="ce7" table:formula="of:=SUM([.D85];[.D91];[.D97];[.D103];[.D109];[.D115];[.D121];[.D127];[.D133];[.D139];[.D145];[.D151])/12" office:value-type="float" office:value="0.166666666666667" calcext:value-type="float">
            <text:p>0.167</text:p>
          </table:table-cell>
          <table:table-cell table:style-name="ce7" table:formula="of:=SUM([.E85];[.E91];[.E97];[.E103];[.E109];[.E115];[.E121];[.E127];[.E133];[.E139];[.E145];[.E151])/12" office:value-type="float" office:value="0.25" calcext:value-type="float">
            <text:p>0.250</text:p>
          </table:table-cell>
          <table:table-cell table:style-name="ce7" table:formula="of:=SUM([.F85];[.F91];[.F97];[.F103];[.F109];[.F115];[.F121];[.F127];[.F133];[.F139];[.F145];[.F151])/12" office:value-type="float" office:value="0.416666666666667" calcext:value-type="float">
            <text:p>0.417</text:p>
          </table:table-cell>
          <table:table-cell table:style-name="ce7" table:formula="of:=SUM([.G85];[.G91];[.G97];[.G103];[.G109];[.G115];[.G121];[.G127];[.G133];[.G139];[.G145];[.G151])/12" office:value-type="float" office:value="0.416666666666667" calcext:value-type="float">
            <text:p>0.417</text:p>
          </table:table-cell>
          <table:table-cell table:style-name="ce7" table:formula="of:=SUM([.H85];[.H91];[.H97];[.H103];[.H109];[.H115];[.H121];[.H127];[.H133];[.H139];[.H145];[.H151])/12" office:value-type="float" office:value="0.416666666666667" calcext:value-type="float">
            <text:p>0.417</text:p>
          </table:table-cell>
          <table:table-cell table:style-name="ce7" table:formula="of:=SUM([.I85];[.I91];[.I97];[.I103];[.I109];[.I115];[.I121];[.I127];[.I133];[.I139];[.I145];[.I151])/12" office:value-type="float" office:value="0.25" calcext:value-type="float">
            <text:p>0.250</text:p>
          </table:table-cell>
          <table:table-cell table:style-name="ce7" table:formula="of:=SUM([.J85];[.J91];[.J97];[.J103];[.J109];[.J115];[.J121];[.J127];[.J133];[.J139];[.J145];[.J151])/12" office:value-type="float" office:value="0.416666666666667" calcext:value-type="float">
            <text:p>0.417</text:p>
          </table:table-cell>
          <table:table-cell table:style-name="ce7" table:formula="of:=SUM([.K85];[.K91];[.K97];[.K103];[.K109];[.K115];[.K121];[.K127];[.K133];[.K139];[.K145];[.K151])/12" office:value-type="float" office:value="0.583333333333333" calcext:value-type="float">
            <text:p>0.583</text:p>
          </table:table-cell>
          <table:table-cell table:style-name="ce7" table:formula="of:=SUM([.L85];[.L91];[.L97];[.L103];[.L109];[.L115];[.L121];[.L127];[.L133];[.L139];[.L145];[.L151])/12" office:value-type="float" office:value="0.25" calcext:value-type="float">
            <text:p>0.250</text:p>
          </table:table-cell>
          <table:table-cell table:style-name="ce7" table:formula="of:=SUM([.M85];[.M91];[.M97];[.M103];[.M109];[.M115];[.M121];[.M127];[.M133];[.M139];[.M145];[.M151])/12" office:value-type="float" office:value="0.416666666666667" calcext:value-type="float">
            <text:p>0.417</text:p>
          </table:table-cell>
          <table:table-cell table:style-name="ce7" table:formula="of:=SUM([.N85];[.N91];[.N97];[.N103];[.N109];[.N115];[.N121];[.N127];[.N133];[.N139];[.N145];[.N151])/12" office:value-type="float" office:value="0.416666666666667" calcext:value-type="float">
            <text:p>0.417</text:p>
          </table:table-cell>
          <table:table-cell table:style-name="ce7" table:formula="of:=SUM([.O85];[.O91];[.O97];[.O103];[.O109];[.O115];[.O121];[.O127];[.O133];[.O139];[.O145];[.O151])/12" office:value-type="float" office:value="0.583333333333333" calcext:value-type="float">
            <text:p>0.583</text:p>
          </table:table-cell>
          <table:table-cell table:style-name="ce7" table:formula="of:=SUM([.P85];[.P91];[.P97];[.P103];[.P109];[.P115];[.P121];[.P127];[.P133];[.P139];[.P145];[.P151])/12" office:value-type="float" office:value="0.333333333333333" calcext:value-type="float">
            <text:p>0.333</text:p>
          </table:table-cell>
          <table:table-cell table:style-name="ce7" table:formula="of:=SUM([.Q85];[.Q91];[.Q97];[.Q103];[.Q109];[.Q115];[.Q121];[.Q127];[.Q133];[.Q139];[.Q145];[.Q151])/12" office:value-type="float" office:value="0.666666666666667" calcext:value-type="float">
            <text:p>0.667</text:p>
          </table:table-cell>
          <table:table-cell table:style-name="ce7" table:formula="of:=SUM([.R85];[.R91];[.R97];[.R103];[.R109];[.R115];[.R121];[.R127];[.R133];[.R139];[.R145];[.R151])/12" office:value-type="float" office:value="0.416666666666667" calcext:value-type="float">
            <text:p>0.417</text:p>
          </table:table-cell>
          <table:table-cell table:style-name="ce7" table:formula="of:=SUM([.S85];[.S91];[.S97];[.S103];[.S109];[.S115];[.S121];[.S127];[.S133];[.S139];[.S145];[.S151])/12" office:value-type="float" office:value="0.583333333333333" calcext:value-type="float">
            <text:p>0.583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3"/>
          <table:table-cell table:style-name="ce7" table:number-columns-repeated="16"/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</text:p>
          </table:table-cell>
          <table:table-cell table:style-name="ce7" table:formula="of:=SUM([.D80:.D84];[.D92:.D96];[.D98:.D102];[.D104:.D108];[.D110:.D114];[.D116:.D120];[.D122:.D126];[.D134:.D138];[.D140:.D144];[.D146:.D150])/50" office:value-type="float" office:value="0.16" calcext:value-type="float">
            <text:p>0.160</text:p>
          </table:table-cell>
          <table:table-cell table:style-name="ce7" table:formula="of:=SUM([.E80:.E84];[.E92:.E96];[.E98:.E102];[.E104:.E108];[.E110:.E114];[.E116:.E120];[.E122:.E126];[.E134:.E138];[.E140:.E144];[.E146:.E150])/50" office:value-type="float" office:value="0.32" calcext:value-type="float">
            <text:p>0.320</text:p>
          </table:table-cell>
          <table:table-cell table:style-name="ce7" table:formula="of:=SUM([.F80:.F84];[.F92:.F96];[.F98:.F102];[.F104:.F108];[.F110:.F114];[.F116:.F120];[.F122:.F126];[.F134:.F138];[.F140:.F144];[.F146:.F150])/50" office:value-type="float" office:value="0.42" calcext:value-type="float">
            <text:p>0.420</text:p>
          </table:table-cell>
          <table:table-cell table:style-name="ce7" table:formula="of:=SUM([.G80:.G84];[.G92:.G96];[.G98:.G102];[.G104:.G108];[.G110:.G114];[.G116:.G120];[.G122:.G126];[.G134:.G138];[.G140:.G144];[.G146:.G150])/50" office:value-type="float" office:value="0.36" calcext:value-type="float">
            <text:p>0.360</text:p>
          </table:table-cell>
          <table:table-cell table:style-name="ce7" table:formula="of:=SUM([.H80:.H84];[.H92:.H96];[.H98:.H102];[.H104:.H108];[.H110:.H114];[.H116:.H120];[.H122:.H126];[.H134:.H138];[.H140:.H144];[.H146:.H150])/50" office:value-type="float" office:value="0.46" calcext:value-type="float">
            <text:p>0.460</text:p>
          </table:table-cell>
          <table:table-cell table:style-name="ce7" table:formula="of:=SUM([.I80:.I84];[.I92:.I96];[.I98:.I102];[.I104:.I108];[.I110:.I114];[.I116:.I120];[.I122:.I126];[.I134:.I138];[.I140:.I144];[.I146:.I150])/50" office:value-type="float" office:value="0.36" calcext:value-type="float">
            <text:p>0.360</text:p>
          </table:table-cell>
          <table:table-cell table:style-name="ce7" table:formula="of:=SUM([.J80:.J84];[.J92:.J96];[.J98:.J102];[.J104:.J108];[.J110:.J114];[.J116:.J120];[.J122:.J126];[.J134:.J138];[.J140:.J144];[.J146:.J150])/50" office:value-type="float" office:value="0.38" calcext:value-type="float">
            <text:p>0.380</text:p>
          </table:table-cell>
          <table:table-cell table:style-name="ce9" table:formula="of:=SUM([.K80:.K84];[.K92:.K96];[.K98:.K102];[.K104:.K108];[.K110:.K114];[.K116:.K120];[.K122:.K126];[.K134:.K138];[.K140:.K144];[.K146:.K150])/50" office:value-type="float" office:value="0.54" calcext:value-type="float">
            <text:p>0.540</text:p>
          </table:table-cell>
          <table:table-cell table:style-name="ce7" table:formula="of:=SUM([.L80:.L84];[.L92:.L96];[.L98:.L102];[.L104:.L108];[.L110:.L114];[.L116:.L120];[.L122:.L126];[.L134:.L138];[.L140:.L144];[.L146:.L150])/50" office:value-type="float" office:value="0.34" calcext:value-type="float">
            <text:p>0.340</text:p>
          </table:table-cell>
          <table:table-cell table:style-name="ce7" table:formula="of:=SUM([.M80:.M84];[.M92:.M96];[.M98:.M102];[.M104:.M108];[.M110:.M114];[.M116:.M120];[.M122:.M126];[.M134:.M138];[.M140:.M144];[.M146:.M150])/50" office:value-type="float" office:value="0.32" calcext:value-type="float">
            <text:p>0.320</text:p>
          </table:table-cell>
          <table:table-cell table:style-name="ce7" table:formula="of:=SUM([.N80:.N84];[.N92:.N96];[.N98:.N102];[.N104:.N108];[.N110:.N114];[.N116:.N120];[.N122:.N126];[.N134:.N138];[.N140:.N144];[.N146:.N150])/50" office:value-type="float" office:value="0.4" calcext:value-type="float">
            <text:p>0.400</text:p>
          </table:table-cell>
          <table:table-cell table:style-name="ce7" table:formula="of:=SUM([.O80:.O84];[.O92:.O96];[.O98:.O102];[.O104:.O108];[.O110:.O114];[.O116:.O120];[.O122:.O126];[.O134:.O138];[.O140:.O144];[.O146:.O150])/50" office:value-type="float" office:value="0.48" calcext:value-type="float">
            <text:p>0.480</text:p>
          </table:table-cell>
          <table:table-cell table:style-name="ce7" table:formula="of:=SUM([.P80:.P84];[.P92:.P96];[.P98:.P102];[.P104:.P108];[.P110:.P114];[.P116:.P120];[.P122:.P126];[.P134:.P138];[.P140:.P144];[.P146:.P150])/50" office:value-type="float" office:value="0.32" calcext:value-type="float">
            <text:p>0.320</text:p>
          </table:table-cell>
          <table:table-cell table:style-name="ce7" table:formula="of:=SUM([.Q80:.Q84];[.Q92:.Q96];[.Q98:.Q102];[.Q104:.Q108];[.Q110:.Q114];[.Q116:.Q120];[.Q122:.Q126];[.Q134:.Q138];[.Q140:.Q144];[.Q146:.Q150])/50" office:value-type="float" office:value="0.48" calcext:value-type="float">
            <text:p>0.480</text:p>
          </table:table-cell>
          <table:table-cell table:style-name="ce7" table:formula="of:=SUM([.R80:.R84];[.R92:.R96];[.R98:.R102];[.R104:.R108];[.R110:.R114];[.R116:.R120];[.R122:.R126];[.R134:.R138];[.R140:.R144];[.R146:.R150])/50" office:value-type="float" office:value="0.36" calcext:value-type="float">
            <text:p>0.360</text:p>
          </table:table-cell>
          <table:table-cell table:style-name="ce7" table:formula="of:=SUM([.S80:.S84];[.S92:.S96];[.S98:.S102];[.S104:.S108];[.S110:.S114];[.S116:.S120];[.S122:.S126];[.S134:.S138];[.S140:.S144];[.S146:.S150])/50" office:value-type="float" office:value="0.5" calcext:value-type="float">
            <text:p>0.500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 avg</text:p>
          </table:table-cell>
          <table:table-cell table:style-name="ce7" table:formula="of:=SUM([.D85];[.D97];[.D103];[.D109];[.D115];[.D121];[.D127];[.D139];[.D145];[.D151])/10" office:value-type="float" office:value="0.2" calcext:value-type="float">
            <text:p>0.200</text:p>
          </table:table-cell>
          <table:table-cell table:style-name="ce7" table:formula="of:=SUM([.E85];[.E97];[.E103];[.E109];[.E115];[.E121];[.E127];[.E139];[.E145];[.E151])/10" office:value-type="float" office:value="0.3" calcext:value-type="float">
            <text:p>0.300</text:p>
          </table:table-cell>
          <table:table-cell table:style-name="ce7" table:formula="of:=SUM([.F85];[.F97];[.F103];[.F109];[.F115];[.F121];[.F127];[.F139];[.F145];[.F151])/10" office:value-type="float" office:value="0.4" calcext:value-type="float">
            <text:p>0.400</text:p>
          </table:table-cell>
          <table:table-cell table:style-name="ce7" table:formula="of:=SUM([.G85];[.G97];[.G103];[.G109];[.G115];[.G121];[.G127];[.G139];[.G145];[.G151])/10" office:value-type="float" office:value="0.4" calcext:value-type="float">
            <text:p>0.400</text:p>
          </table:table-cell>
          <table:table-cell table:style-name="ce7" table:formula="of:=SUM([.H85];[.H97];[.H103];[.H109];[.H115];[.H121];[.H127];[.H139];[.H145];[.H151])/10" office:value-type="float" office:value="0.5" calcext:value-type="float">
            <text:p>0.500</text:p>
          </table:table-cell>
          <table:table-cell table:style-name="ce7" table:formula="of:=SUM([.I85];[.I97];[.I103];[.I109];[.I115];[.I121];[.I127];[.I139];[.I145];[.I151])/10" office:value-type="float" office:value="0.2" calcext:value-type="float">
            <text:p>0.200</text:p>
          </table:table-cell>
          <table:table-cell table:style-name="ce7" table:formula="of:=SUM([.J85];[.J97];[.J103];[.J109];[.J115];[.J121];[.J127];[.J139];[.J145];[.J151])/10" office:value-type="float" office:value="0.3" calcext:value-type="float">
            <text:p>0.300</text:p>
          </table:table-cell>
          <table:table-cell table:style-name="ce9" table:formula="of:=SUM([.K85];[.K97];[.K103];[.K109];[.K115];[.K121];[.K127];[.K139];[.K145];[.K151])/10" office:value-type="float" office:value="0.5" calcext:value-type="float">
            <text:p>0.500</text:p>
          </table:table-cell>
          <table:table-cell table:style-name="ce7" table:formula="of:=SUM([.L85];[.L97];[.L103];[.L109];[.L115];[.L121];[.L127];[.L139];[.L145];[.L151])/10" office:value-type="float" office:value="0.2" calcext:value-type="float">
            <text:p>0.200</text:p>
          </table:table-cell>
          <table:table-cell table:style-name="ce7" table:formula="of:=SUM([.M85];[.M97];[.M103];[.M109];[.M115];[.M121];[.M127];[.M139];[.M145];[.M151])/10" office:value-type="float" office:value="0.3" calcext:value-type="float">
            <text:p>0.300</text:p>
          </table:table-cell>
          <table:table-cell table:style-name="ce7" table:formula="of:=SUM([.N85];[.N97];[.N103];[.N109];[.N115];[.N121];[.N127];[.N139];[.N145];[.N151])/10" office:value-type="float" office:value="0.4" calcext:value-type="float">
            <text:p>0.400</text:p>
          </table:table-cell>
          <table:table-cell table:style-name="ce7" table:formula="of:=SUM([.O85];[.O97];[.O103];[.O109];[.O115];[.O121];[.O127];[.O139];[.O145];[.O151])/10" office:value-type="float" office:value="0.5" calcext:value-type="float">
            <text:p>0.500</text:p>
          </table:table-cell>
          <table:table-cell table:style-name="ce7" table:formula="of:=SUM([.P85];[.P97];[.P103];[.P109];[.P115];[.P121];[.P127];[.P139];[.P145];[.P151])/10" office:value-type="float" office:value="0.3" calcext:value-type="float">
            <text:p>0.300</text:p>
          </table:table-cell>
          <table:table-cell table:style-name="ce7" table:formula="of:=SUM([.Q85];[.Q97];[.Q103];[.Q109];[.Q115];[.Q121];[.Q127];[.Q139];[.Q145];[.Q151])/10" office:value-type="float" office:value="0.6" calcext:value-type="float">
            <text:p>0.600</text:p>
          </table:table-cell>
          <table:table-cell table:style-name="ce7" table:formula="of:=SUM([.R85];[.R97];[.R103];[.R109];[.R115];[.R121];[.R127];[.R139];[.R145];[.R151])/10" office:value-type="float" office:value="0.3" calcext:value-type="float">
            <text:p>0.300</text:p>
          </table:table-cell>
          <table:table-cell table:style-name="ce7" table:formula="of:=SUM([.S85];[.S97];[.S103];[.S109];[.S115];[.S121];[.S127];[.S139];[.S145];[.S151])/10" office:value-type="float" office:value="0.5" calcext:value-type="float">
            <text:p>0.500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(no segment, no banknote)</text:p>
          </table:table-cell>
          <table:table-cell table:style-name="ce7" table:number-columns-repeated="16"/>
          <table:table-cell table:style-name="ce5" table:number-columns-repeated="1005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3"/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combo</text:p>
          </table:table-cell>
          <table:table-cell table:style-name="ce8" office:value-type="string" calcext:value-type="string">
            <text:p>combo X</text:p>
          </table:table-cell>
          <table:table-cell table:style-name="ce8" office:value-type="string" calcext:value-type="string">
            <text:p>split2</text:p>
          </table:table-cell>
          <table:table-cell table:style-name="ce8" office:value-type="string" calcext:value-type="string">
            <text:p>split2 X</text:p>
          </table:table-cell>
          <table:table-cell table:style-name="ce8" office:value-type="string" calcext:value-type="string">
            <text:p>split1 classic</text:p>
          </table:table-cell>
          <table:table-cell table:style-name="ce8" office:value-type="string" calcext:value-type="string">
            <text:p>split1 classic X</text:p>
          </table:table-cell>
          <table:table-cell table:style-name="ce8" office:value-type="string" calcext:value-type="string">
            <text:p>split4</text:p>
          </table:table-cell>
          <table:table-cell table:style-name="ce8" office:value-type="string" calcext:value-type="string">
            <text:p>split4 X</text:p>
          </table:table-cell>
          <table:table-cell table:style-name="ce8" office:value-type="string" calcext:value-type="string">
            <text:p>split2 classic</text:p>
          </table:table-cell>
          <table:table-cell table:style-name="ce8" office:value-type="string" calcext:value-type="string">
            <text:p>split2 classic X</text:p>
          </table:table-cell>
          <table:table-cell table:style-name="ce8" office:value-type="string" calcext:value-type="string">
            <text:p>split9</text:p>
          </table:table-cell>
          <table:table-cell table:style-name="ce8" office:value-type="string" calcext:value-type="string">
            <text:p>split9 X</text:p>
          </table:table-cell>
          <table:table-cell table:style-name="ce8" office:value-type="string" calcext:value-type="string">
            <text:p>split4 classic</text:p>
          </table:table-cell>
          <table:table-cell table:style-name="ce8" office:value-type="string" calcext:value-type="string">
            <text:p>split4 classic X</text:p>
          </table:table-cell>
          <table:table-cell table:style-name="ce5" table:number-columns-repeated="1005"/>
        </table:table-row>
        <table:table-row table:style-name="ro1">
          <table:table-cell table:style-name="ce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49:46.159679361</dc:date>
    <meta:editing-duration>PT8M55S</meta:editing-duration>
    <meta:editing-cycles>3</meta:editing-cycles>
    <meta:document-statistic meta:table-count="3" meta:cell-count="16742" meta:object-count="0"/>
  </office:meta>
</office:document-meta>
</file>